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9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5.715cm"/>
    </style:style>
    <style:style style:name="co4" style:family="table-column">
      <style:table-column-properties fo:break-before="auto" style:column-width="1.667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0.185cm"/>
    </style:style>
    <style:style style:name="co8" style:family="table-column">
      <style:table-column-properties fo:break-before="auto" style:column-width="6.165cm"/>
    </style:style>
    <style:style style:name="co9" style:family="table-column">
      <style:table-column-properties fo:break-before="auto" style:column-width="0.926cm"/>
    </style:style>
    <style:style style:name="co10" style:family="table-column">
      <style:table-column-properties fo:break-before="auto" style:column-width="1.984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page" style:column-width="1.799cm"/>
    </style:style>
    <style:style style:name="co13" style:family="table-column">
      <style:table-column-properties fo:break-before="auto" style:column-width="5.383cm"/>
    </style:style>
    <style:style style:name="co14" style:family="table-column">
      <style:table-column-properties fo:break-before="auto" style:column-width="2.17cm"/>
    </style:style>
    <style:style style:name="co15" style:family="table-column">
      <style:table-column-properties fo:break-before="auto" style:column-width="4.634cm"/>
    </style:style>
    <style:style style:name="co16" style:family="table-column">
      <style:table-column-properties fo:break-before="auto" style:column-width="4.411cm"/>
    </style:style>
    <style:style style:name="co17" style:family="table-column">
      <style:table-column-properties fo:break-before="auto" style:column-width="2.143cm"/>
    </style:style>
    <style:style style:name="co18" style:family="table-column">
      <style:table-column-properties fo:break-before="auto" style:column-width="2.552cm"/>
    </style:style>
    <style:style style:name="co19" style:family="table-column">
      <style:table-column-properties fo:break-before="auto" style:column-width="4.948cm"/>
    </style:style>
    <style:style style:name="co20" style:family="table-column">
      <style:table-column-properties fo:break-before="auto" style:column-width="4.392cm"/>
    </style:style>
    <style:style style:name="co21" style:family="table-column">
      <style:table-column-properties fo:break-before="auto" style:column-width="4.842cm"/>
    </style:style>
    <style:style style:name="co22" style:family="table-column">
      <style:table-column-properties fo:break-before="auto" style:column-width="1.508cm"/>
    </style:style>
    <style:style style:name="co23" style:family="table-column">
      <style:table-column-properties fo:break-before="auto" style:column-width="2.275cm"/>
    </style:style>
    <style:style style:name="co24" style:family="table-column">
      <style:table-column-properties fo:break-before="auto" style:column-width="1.455cm"/>
    </style:style>
    <style:style style:name="co25" style:family="table-column">
      <style:table-column-properties fo:break-before="auto" style:column-width="2.249cm"/>
    </style:style>
    <style:style style:name="co26" style:family="table-column">
      <style:table-column-properties fo:break-before="auto" style:column-width="2.408cm"/>
    </style:style>
    <style:style style:name="co27" style:family="table-column">
      <style:table-column-properties fo:break-before="auto" style:column-width="2.514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4.471cm"/>
    </style:style>
    <style:style style:name="co30" style:family="table-column">
      <style:table-column-properties fo:break-before="auto" style:column-width="2.775cm"/>
    </style:style>
    <style:style style:name="co31" style:family="table-column">
      <style:table-column-properties fo:break-before="auto" style:column-width="2.746cm"/>
    </style:style>
    <style:style style:name="co32" style:family="table-column">
      <style:table-column-properties fo:break-before="auto" style:column-width="2.064cm"/>
    </style:style>
    <style:style style:name="co33" style:family="table-column">
      <style:table-column-properties fo:break-before="auto" style:column-width="2.164cm"/>
    </style:style>
    <style:style style:name="co34" style:family="table-column">
      <style:table-column-properties fo:break-before="auto" style:column-width="0.503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0.079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1.027cm"/>
    </style:style>
    <style:style style:name="co40" style:family="table-column">
      <style:table-column-properties fo:break-before="auto" style:column-width="0.831cm"/>
    </style:style>
    <style:style style:name="co41" style:family="table-column">
      <style:table-column-properties fo:break-before="auto" style:column-width="0.397cm"/>
    </style:style>
    <style:style style:name="co42" style:family="table-column">
      <style:table-column-properties fo:break-before="auto" style:column-width="0.609cm"/>
    </style:style>
    <style:style style:name="co43" style:family="table-column">
      <style:table-column-properties fo:break-before="auto" style:column-width="0.318cm"/>
    </style:style>
    <style:style style:name="co44" style:family="table-column">
      <style:table-column-properties fo:break-before="auto" style:column-width="6.826cm"/>
    </style:style>
    <style:style style:name="co45" style:family="table-column">
      <style:table-column-properties fo:break-before="auto" style:column-width="0.265cm"/>
    </style:style>
    <style:style style:name="co46" style:family="table-column">
      <style:table-column-properties fo:break-before="auto" style:column-width="1.429cm"/>
    </style:style>
    <style:style style:name="co47" style:family="table-column">
      <style:table-column-properties fo:break-before="auto" style:column-width="1.482cm"/>
    </style:style>
    <style:style style:name="co48" style:family="table-column">
      <style:table-column-properties fo:break-before="auto" style:column-width="3.163cm"/>
    </style:style>
    <style:style style:name="co49" style:family="table-column">
      <style:table-column-properties fo:break-before="auto" style:column-width="0.291cm"/>
    </style:style>
    <style:style style:name="co50" style:family="table-column">
      <style:table-column-properties fo:break-before="auto" style:column-width="0.45cm"/>
    </style:style>
    <style:style style:name="co51" style:family="table-column">
      <style:table-column-properties fo:break-before="auto" style:column-width="2.912cm"/>
    </style:style>
    <style:style style:name="co52" style:family="table-column">
      <style:table-column-properties fo:break-before="auto" style:column-width="3.134cm"/>
    </style:style>
    <style:style style:name="co53" style:family="table-column">
      <style:table-column-properties fo:break-before="auto" style:column-width="0.873cm"/>
    </style:style>
    <style:style style:name="co54" style:family="table-column">
      <style:table-column-properties fo:break-before="auto" style:column-width="1.164cm"/>
    </style:style>
    <style:style style:name="co55" style:family="table-column">
      <style:table-column-properties fo:break-before="auto" style:column-width="1.323cm"/>
    </style:style>
    <style:style style:name="co56" style:family="table-column">
      <style:table-column-properties fo:break-before="auto" style:column-width="3.496cm"/>
    </style:style>
    <style:style style:name="co57" style:family="table-column">
      <style:table-column-properties fo:break-before="auto" style:column-width="2.692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78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212cm" fo:break-before="page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411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12" style:family="table-row">
      <style:table-row-properties style:row-height="0.185cm" fo:break-before="auto" style:use-optimal-row-height="false"/>
    </style:style>
    <style:style style:name="ro13" style:family="table-row">
      <style:table-row-properties style:row-height="0.37cm" fo:break-before="auto" style:use-optimal-row-height="false"/>
    </style:style>
    <style:style style:name="ro14" style:family="table-row">
      <style:table-row-properties style:row-height="0.265cm" fo:break-before="auto" style:use-optimal-row-height="fals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0.661cm" fo:break-before="auto" style:use-optimal-row-height="false"/>
    </style:style>
    <style:style style:name="ro17" style:family="table-row">
      <style:table-row-properties style:row-height="0.792cm" fo:break-before="auto" style:use-optimal-row-height="true"/>
    </style:style>
    <style:style style:name="ro18" style:family="table-row">
      <style:table-row-properties style:row-height="0.707cm" fo:break-before="auto" style:use-optimal-row-height="true"/>
    </style:style>
    <style:style style:name="ro19" style:family="table-row">
      <style:table-row-properties style:row-height="0.473cm" fo:break-before="auto" style:use-optimal-row-height="true"/>
    </style:style>
    <style:style style:name="ro20" style:family="table-row">
      <style:table-row-properties style:row-height="0.453cm" fo:break-before="page" style:use-optimal-row-height="true"/>
    </style:style>
    <style:style style:name="ro21" style:family="table-row">
      <style:table-row-properties style:row-height="0.496cm" fo:break-before="auto" style:use-optimal-row-height="true"/>
    </style:style>
    <style:style style:name="ro22" style:family="table-row">
      <style:table-row-properties style:row-height="0.538cm" fo:break-before="auto" style:use-optimal-row-height="true"/>
    </style:style>
    <style:style style:name="ro23" style:family="table-row">
      <style:table-row-properties style:row-height="0.894cm" fo:break-before="auto" style:use-optimal-row-height="true"/>
    </style:style>
    <style:style style:name="ro24" style:family="table-row">
      <style:table-row-properties style:row-height="0.847cm" fo:break-before="auto" style:use-optimal-row-height="false"/>
    </style:style>
    <style:style style:name="ro25" style:family="table-row">
      <style:table-row-properties style:row-height="0.529cm" fo:break-before="auto" style:use-optimal-row-height="false"/>
    </style:style>
    <style:style style:name="ro26" style:family="table-row">
      <style:table-row-properties style:row-height="0.45cm" fo:break-before="auto" style:use-optimal-row-height="false"/>
    </style:style>
    <style:style style:name="ro27" style:family="table-row">
      <style:table-row-properties style:row-height="0.45cm" fo:break-before="page" style:use-optimal-row-height="false"/>
    </style:style>
    <style:style style:name="ro28" style:family="table-row">
      <style:table-row-properties style:row-height="0.794cm" fo:break-before="auto" style:use-optimal-row-height="false"/>
    </style:style>
    <style:style style:name="ro29" style:family="table-row">
      <style:table-row-properties style:row-height="0.635cm" fo:break-before="auto" style:use-optimal-row-height="false"/>
    </style:style>
    <style:style style:name="ro30" style:family="table-row">
      <style:table-row-properties style:row-height="0.582cm" fo:break-before="auto" style:use-optimal-row-height="false"/>
    </style:style>
    <style:style style:name="ro31" style:family="table-row">
      <style:table-row-properties style:row-height="0.286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318cm" fo:break-before="auto" style:use-optimal-row-height="false"/>
    </style:style>
    <style:style style:name="ro34" style:family="table-row">
      <style:table-row-properties style:row-height="0.139cm" fo:break-before="auto" style:use-optimal-row-height="false"/>
    </style:style>
    <style:style style:name="ro35" style:family="table-row">
      <style:table-row-properties style:row-height="0.404cm" fo:break-before="auto" style:use-optimal-row-height="false"/>
    </style:style>
    <style:style style:name="ro36" style:family="table-row">
      <style:table-row-properties style:row-height="0.074cm" fo:break-before="auto" style:use-optimal-row-height="false"/>
    </style:style>
    <style:style style:name="ro37" style:family="table-row">
      <style:table-row-properties style:row-height="0.106cm" fo:break-before="auto" style:use-optimal-row-height="false"/>
    </style:style>
    <style:style style:name="ro38" style:family="table-row">
      <style:table-row-properties style:row-height="0.392cm" fo:break-before="auto" style:use-optimal-row-height="false"/>
    </style:style>
    <style:style style:name="ro39" style:family="table-row">
      <style:table-row-properties style:row-height="0.351cm" fo:break-before="auto" style:use-optimal-row-height="false"/>
    </style:style>
    <style:style style:name="ro40" style:family="table-row">
      <style:table-row-properties style:row-height="0.026cm" fo:break-before="auto" style:use-optimal-row-height="false"/>
    </style:style>
    <style:style style:name="ro41" style:family="table-row">
      <style:table-row-properties style:row-height="0.563cm" fo:break-before="auto" style:use-optimal-row-height="false"/>
    </style:style>
    <style:style style:name="ro42" style:family="table-row">
      <style:table-row-properties style:row-height="0.709cm" fo:break-before="auto" style:use-optimal-row-height="false"/>
    </style:style>
    <style:style style:name="ro43" style:family="table-row">
      <style:table-row-properties style:row-height="0.18cm" fo:break-before="auto" style:use-optimal-row-height="false"/>
    </style:style>
    <style:style style:name="ro44" style:family="table-row">
      <style:table-row-properties style:row-height="0.529cm" fo:break-before="page" style:use-optimal-row-height="false"/>
    </style:style>
    <style:style style:name="ro45" style:family="table-row">
      <style:table-row-properties style:row-height="1.632cm" fo:break-before="auto" style:use-optimal-row-height="true"/>
    </style:style>
    <style:style style:name="ro46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name="ta11" style:family="table" style:master-page-name="mp11">
      <style:table-properties table:display="true" style:writing-mode="lr-tb"/>
    </style:style>
    <style:style style:name="ta12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"/>
    <style:style style:name="ce2" style:family="table-cell" style:parent-style-name="Default" style:data-style-name="N4"/>
    <style:style style:name="ce3" style:family="table-cell" style:parent-style-name="Default" style:data-style-name="N10"/>
    <style:style style:name="ce4" style:family="table-cell" style:parent-style-name="Default" style:data-style-name="N109"/>
    <style:style style:name="ce5" style:family="table-cell" style:parent-style-name="Default" style:data-style-name="N109">
      <style:table-cell-properties fo:background-color="#ffffcc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7" style:family="table-cell" style:parent-style-name="Default" style:data-style-name="N109">
      <style:text-properties fo:font-size="8pt" style:font-size-asian="8pt" style:font-size-complex="8pt"/>
    </style:style>
    <style:style style:name="ce8" style:family="table-cell" style:parent-style-name="Default" style:data-style-name="N109">
      <style:table-cell-properties fo:background-color="#ffffcc" fo:border="0.002cm solid #000000"/>
      <style:text-properties fo:font-size="8pt" style:font-size-asian="8pt" style:font-size-complex="8pt"/>
    </style:style>
    <style:style style:name="ce9" style:family="table-cell" style:parent-style-name="Default" style:data-style-name="N109">
      <style:table-cell-properties fo:background-color="#ccffcc"/>
      <style:text-properties fo:font-size="8pt" style:font-size-asian="8pt" style:font-size-complex="8pt"/>
    </style:style>
    <style:style style:name="ce10" style:family="table-cell" style:parent-style-name="Default" style:data-style-name="N109">
      <style:table-cell-properties fo:background-color="#ffffcc" style:text-align-source="fix" style:repeat-content="false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9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3" style:family="table-cell" style:parent-style-name="Default" style:data-style-name="N109">
      <style:table-cell-properties fo:background-color="#ffffcc" style:text-align-source="fix" style:repeat-content="false" fo:wrap-option="wrap" fo:border="0.071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1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19" style:family="table-cell" style:parent-style-name="Default" style:data-style-name="N109">
      <style:table-cell-properties fo:wrap-option="wrap" fo:border="0.002cm solid #000000" style:vertical-align="automatic"/>
      <style:text-properties fo:font-size="8pt" style:font-size-asian="8pt" style:font-size-complex="8pt"/>
    </style:style>
    <style:style style:name="ce20" style:family="table-cell" style:parent-style-name="Default" style:data-style-name="N1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1" style:family="table-cell" style:parent-style-name="Default" style:data-style-name="N109">
      <style:table-cell-properties fo:background-color="transparent" fo:wrap-option="wrap" fo:border="0.002cm solid #000000" style:vertical-align="automatic"/>
      <style:text-properties fo:font-size="8pt" style:font-size-asian="8pt" style:font-size-complex="8pt"/>
    </style:style>
    <style:style style:name="ce22" style:family="table-cell" style:parent-style-name="Default" style:data-style-name="N109">
      <style:table-cell-properties fo:border="0.002cm solid #000000"/>
      <style:text-properties fo:font-size="8pt" style:font-size-asian="8pt" style:font-size-complex="8pt"/>
    </style:style>
    <style:style style:name="ce23" style:family="table-cell" style:parent-style-name="Default" style:data-style-name="N109">
      <style:table-cell-properties fo:background-color="transparent" fo:border="0.002cm solid #000000"/>
      <style:text-properties fo:font-size="8pt" style:font-size-asian="8pt" style:font-size-complex="8pt"/>
    </style:style>
    <style:style style:name="ce24" style:family="table-cell" style:parent-style-name="Default" style:data-style-name="N109">
      <style:table-cell-properties fo:background-color="#ffffcc" fo:wrap-option="wrap" style:vertical-align="automatic"/>
    </style:style>
    <style:style style:name="ce25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109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27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</style:style>
    <style:style style:name="ce28" style:family="table-cell" style:parent-style-name="Default" style:data-style-name="N109">
      <style:table-cell-properties fo:background-color="transparent"/>
      <style:text-properties fo:font-size="8pt" style:font-size-asian="8pt" style:font-size-complex="8pt"/>
    </style:style>
    <style:style style:name="ce29" style:family="table-cell" style:parent-style-name="Default" style:data-style-name="N109">
      <style:table-cell-properties fo:border="0.002cm solid #000000" style:vertical-align="automatic"/>
      <style:text-properties fo:font-size="8pt" style:font-size-asian="8pt" style:font-size-complex="8pt"/>
    </style:style>
    <style:style style:name="ce30" style:family="table-cell" style:parent-style-name="Default" style:data-style-name="N109">
      <style:table-cell-properties fo:background-color="#ffffcc" style:vertical-align="automatic"/>
      <style:text-properties fo:font-size="8pt" style:font-size-asian="8pt" style:font-size-complex="8pt"/>
    </style:style>
    <style:style style:name="ce31" style:family="table-cell" style:parent-style-name="Default" style:data-style-name="N109">
      <style:table-cell-properties fo:border-bottom="none" fo:background-color="#ffffcc" fo:border-left="none" fo:border-right="0.002cm solid #000000" fo:border-top="none" style:vertical-align="automatic"/>
      <style:text-properties fo:font-size="8pt" style:font-size-asian="8pt" style:font-size-complex="8pt"/>
    </style:style>
    <style:style style:name="ce32" style:family="table-cell" style:parent-style-name="Default" style:data-style-name="N109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33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109">
      <style:table-cell-properties style:text-align-source="fix" style:repeat-content="false" fo:wrap-option="wrap" fo:border="0.002cm solid #000000" style:vertical-align="automatic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109">
      <style:table-cell-properties fo:background-color="#ffffff" style:text-align-source="fix" style:repeat-content="false" fo:border="0.002cm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36" style:family="table-cell" style:parent-style-name="Default" style:data-style-name="N1">
      <style:table-cell-properties fo:background-color="#ffffff" style:text-align-source="fix" style:repeat-content="false" fo:border="0.002cm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38" style:family="table-cell" style:parent-style-name="Default" style:data-style-name="N109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39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09">
      <style:table-cell-properties fo:wrap-option="wrap" style:vertical-align="automatic"/>
      <style:text-properties fo:font-size="8pt" style:font-size-asian="8pt" style:font-size-complex="8pt"/>
    </style:style>
    <style:style style:name="ce41" style:family="table-cell" style:parent-style-name="Default" style:data-style-name="N5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510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46" style:family="table-cell" style:parent-style-name="Hyperlink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47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50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51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55" style:family="table-cell" style:parent-style-name="Default" style:data-style-name="N0">
      <style:table-cell-properties fo:border-bottom="none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6" style:family="table-cell" style:parent-style-name="Default" style:data-style-name="N0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style:font-size-asian="9pt" style:font-size-complex="9pt"/>
    </style:style>
    <style:style style:name="ce58" style:family="table-cell" style:parent-style-name="Default" style:data-style-name="N5106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59" style:family="table-cell" style:parent-style-name="Default" style:data-style-name="N109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109">
      <style:text-properties style:font-name="Times New Roman1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109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62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66" style:family="table-cell" style:parent-style-name="Default" style:data-style-name="N5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5106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9" style:family="table-cell" style:parent-style-name="Default" style:data-style-name="N3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0" style:family="table-cell" style:parent-style-name="Default" style:data-style-name="N3">
      <style:text-properties style:font-name="Times New Roman1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0">
      <style:table-cell-properties fo:border-bottom="none" fo:background-color="#ffffcc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5" style:family="table-cell" style:parent-style-name="Default" style:data-style-name="N3">
      <style:table-cell-properties fo:border-bottom="none" fo:background-color="#ffffcc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fo:font-size="9pt" style:font-name-asian="Times New Roman" style:font-size-asian="9pt" style:font-name-complex="Times New Roman" style:font-size-complex="9pt"/>
    </style:style>
    <style:style style:name="ce76" style:family="table-cell" style:parent-style-name="Default" style:data-style-name="N3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7" style:family="table-cell" style:parent-style-name="Default" style:data-style-name="N0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78" style:family="table-cell" style:parent-style-name="Default" style:data-style-name="N106">
      <style:table-cell-properties fo:border-bottom="0.002cm solid #000000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9" style:family="table-cell" style:parent-style-name="Default" style:data-style-name="N3">
      <style:table-cell-properties fo:border-bottom="0.002cm solid #000000" fo:background-color="#ffffcc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111">
      <style:table-cell-properties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11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none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11">
      <style:table-cell-properties fo:border-bottom="0.002cm solid #000000" fo:border-left="none" fo:border-right="0.002cm solid #000000" fo:border-top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11">
      <style:table-cell-properties fo:border-bottom="0.002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11">
      <style:table-cell-properties fo:background-color="#ffffc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9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3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5" style:family="table-cell" style:parent-style-name="Default" style:data-style-name="N111">
      <style:text-properties fo:font-size="9pt" style:font-size-asian="9pt" style:font-size-complex="9pt"/>
    </style:style>
    <style:style style:name="ce96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7" style:family="table-cell" style:parent-style-name="Default" style:data-style-name="N111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111">
      <style:table-cell-properties style:vertical-align="automatic"/>
      <style:text-properties fo:font-size="9pt" style:font-size-asian="9pt" style:font-size-complex="9pt"/>
    </style:style>
    <style:style style:name="ce99" style:family="table-cell" style:parent-style-name="Default" style:data-style-name="N111">
      <style:text-properties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 style:data-style-name="N111">
      <style:text-properties fo:color="#ff0000" fo:font-size="9pt" style:font-size-asian="9pt" style:font-size-complex="9pt"/>
    </style:style>
    <style:style style:name="ce102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3" style:family="table-cell" style:parent-style-name="Default" style:data-style-name="N111">
      <style:table-cell-properties fo:border-bottom="0.071cm solid #000000" fo:border-left="none" fo:border-right="none" fo:border-top="none" style:vertical-align="automatic"/>
      <style:text-properties fo:font-size="9pt" style:font-size-asian="9pt" style:font-size-complex="9pt"/>
    </style:style>
    <style:style style:name="ce104" style:family="table-cell" style:parent-style-name="Default" style:data-style-name="N111">
      <style:table-cell-properties fo:border="0.071cm solid #000000"/>
      <style:text-properties fo:font-size="9pt" fo:font-weight="bold" style:font-size-asian="9pt" style:font-weight-asian="bold" style:font-size-complex="9pt" style:font-weight-complex="bold"/>
    </style:style>
    <style:style style:name="ce105" style:family="table-cell" style:parent-style-name="Default" style:data-style-name="N111">
      <style:table-cell-properties fo:border-bottom="0.071cm solid #000000" fo:border-left="none" fo:border-right="none" fo:border-top="none"/>
      <style:text-properties fo:font-size="9pt" style:font-size-asian="9pt" style:font-size-complex="9pt"/>
    </style:style>
    <style:style style:name="ce10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07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8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9" style:family="table-cell" style:parent-style-name="Default" style:data-style-name="N1">
      <style:text-properties fo:font-size="9pt" fo:font-weight="bold" style:font-size-asian="9pt" style:font-weight-asian="bold" style:font-size-complex="9pt" style:font-weight-complex="bold"/>
    </style:style>
    <style:style style:name="ce11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1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1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16" style:family="table-cell" style:parent-style-name="Default" style:data-style-name="N3">
      <style:text-properties fo:font-size="9pt" style:font-size-asian="9pt" style:font-size-complex="9pt"/>
    </style:style>
    <style:style style:name="ce117" style:family="table-cell" style:parent-style-name="Default" style:data-style-name="N0">
      <style:text-properties fo:font-size="9pt" style:font-size-asian="9pt" style:font-size-complex="9pt"/>
    </style:style>
    <style:style style:name="ce11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9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21" style:family="table-cell" style:parent-style-name="Default" style:data-style-name="N111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2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3" style:family="table-cell" style:parent-style-name="Default" style:data-style-name="N111">
      <style:table-cell-properties fo:border-bottom="0.071cm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24" style:family="table-cell" style:parent-style-name="Default" style:data-style-name="N111">
      <style:table-cell-properties style:text-align-source="fix" style:repeat-content="false" fo:border="0.071cm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5" style:family="table-cell" style:parent-style-name="Default" style:data-style-name="N111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26" style:family="table-cell" style:parent-style-name="Default" style:data-style-name="N111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2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31" style:family="table-cell" style:parent-style-name="Default" style:data-style-name="N111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32" style:family="table-cell" style:parent-style-name="Default" style:data-style-name="N111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3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6" style:family="table-cell" style:parent-style-name="Default" style:data-style-name="N5106">
      <style:table-cell-properties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4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1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2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44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4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46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3">
      <style:table-cell-properties fo:border-bottom="0.039cm double #000000" style:border-line-width-bottom="0.002cm 0.035cm 0.002cm" style:text-align-source="fix" style:repeat-content="false" fo:border-left="none" fo:padding-bottom="0.035cm" fo:padding-left="0.035cm" fo:padding-right="0.353cm" fo:padding-top="0.035cm" fo:border-right="none" fo:border-top="0.002cm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8" style:family="table-cell" style:parent-style-name="Default" style:data-style-name="N10">
      <style:text-properties fo:font-size="9pt" style:font-size-asian="9pt" style:font-size-complex="9pt"/>
    </style:style>
    <style:style style:name="ce149" style:family="table-cell" style:parent-style-name="Default" style:data-style-name="N5106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50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51" style:family="table-cell" style:parent-style-name="Default" style:data-style-name="N0"/>
    <style:style style:name="ce15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5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5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56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59" style:family="table-cell" style:parent-style-name="Default" style:data-style-name="N0">
      <style:text-properties style:font-name="Verdana" style:font-name-asian="Verdana" style:font-name-complex="Verdana"/>
    </style:style>
    <style:style style:name="ce16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1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6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6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66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7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6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69" style:family="table-cell" style:parent-style-name="Default" style:data-style-name="N0"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71" style:family="table-cell" style:parent-style-name="Default" style:data-style-name="N5106">
      <style:table-cell-properties style:text-align-source="fix" style:repeat-content="false" style:vertical-align="middle"/>
      <style:paragraph-properties fo:text-align="start" fo:margin-left="0.353cm"/>
    </style:style>
    <style:style style:name="ce172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3" style:family="table-cell" style:parent-style-name="Default" style:data-style-name="N114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76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77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</style:style>
    <style:style style:name="ce178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79" style:family="table-cell" style:parent-style-name="Default" style:data-style-name="N3">
      <style:text-properties style:font-name="Verdana" style:font-name-asian="Verdana" style:font-name-complex="Verdana"/>
    </style:style>
    <style:style style:name="ce180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1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183" style:family="table-cell" style:parent-style-name="Default" style:data-style-name="N113">
      <style:table-cell-properties fo:background-color="#ffffcc"/>
      <style:text-properties fo:font-size="9pt" style:font-size-asian="9pt" style:font-size-complex="9pt"/>
    </style:style>
    <style:style style:name="ce18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 style:data-style-name="N11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0">
      <style:table-cell-properties fo:background-color="transparent" style:vertical-align="automatic"/>
    </style:style>
    <style:style style:name="ce188" style:family="table-cell" style:parent-style-name="Default" style:data-style-name="N113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89" style:family="table-cell" style:parent-style-name="Default" style:data-style-name="N106">
      <style:table-cell-properties fo:background-color="transparent"/>
      <style:text-properties fo:font-size="9pt" style:font-size-asian="9pt" style:font-size-complex="9pt"/>
    </style:style>
    <style:style style:name="ce190" style:family="table-cell" style:parent-style-name="Default" style:data-style-name="N106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4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5" style:family="table-cell" style:parent-style-name="Default" style:data-style-name="N0">
      <style:table-cell-properties fo:background-color="#ffffcc" style:vertical-align="automatic"/>
    </style:style>
    <style:style style:name="ce196" style:family="table-cell" style:parent-style-name="Default" style:data-style-name="N113">
      <style:text-properties fo:font-size="9pt" style:font-size-asian="9pt" style:font-size-complex="9pt"/>
    </style:style>
    <style:style style:name="ce197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19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0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0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02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0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4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0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06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0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9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0">
      <style:table-cell-properties fo:background-color="#ffffcc" style:text-align-source="fix" style:repeat-content="false" fo:border="0.071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1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16" style:family="table-cell" style:parent-style-name="Default" style:data-style-name="N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17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18" style:family="table-cell" style:parent-style-name="Default" style:data-style-name="N106">
      <style:table-cell-properties fo:background-color="#ffffcc"/>
      <style:text-properties fo:font-size="9pt" style:font-size-asian="9pt" style:font-size-complex="9pt"/>
    </style:style>
    <style:style style:name="ce219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20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4" style:family="table-cell" style:parent-style-name="Default" style:data-style-name="N106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25" style:family="table-cell" style:parent-style-name="Default" style:data-style-name="N5106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2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29" style:family="table-cell" style:parent-style-name="Default" style:data-style-name="N0">
      <style:table-cell-properties fo:border-bottom="none" fo:border-left="none" fo:border-right="0.002cm solid #000000" fo:border-top="none" style:vertical-align="automatic"/>
      <style:text-properties fo:font-size="9pt" style:font-size-asian="9pt" style:font-size-complex="9pt"/>
    </style:style>
    <style:style style:name="ce230" style:family="table-cell" style:parent-style-name="Default" style:data-style-name="N106">
      <style:table-cell-properties fo:border-bottom="none" fo:background-color="#ffffcc" style:text-align-source="fix" style:repeat-content="false" fo:border-left="none" fo:border-right="0.002cm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1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33" style:family="table-cell" style:parent-style-name="Default" style:data-style-name="N113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34" style:family="table-cell" style:parent-style-name="Default" style:data-style-name="N3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23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8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0" style:family="table-cell" style:parent-style-name="Default" style:data-style-name="N3">
      <style:table-cell-properties fo:border="0.002cm solid #000000"/>
      <style:text-properties fo:font-size="9pt" style:font-size-asian="9pt" style:font-size-complex="9pt"/>
    </style:style>
    <style:style style:name="ce241" style:family="table-cell" style:parent-style-name="Default" style:data-style-name="N3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4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4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47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02cm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48" style:family="table-cell" style:parent-style-name="Default" style:data-style-name="N3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49" style:family="table-cell" style:parent-style-name="Default" style:data-style-name="N111">
      <style:table-cell-properties fo:background-color="#ffffff" fo:border="0.002cm solid #000000" style:vertical-align="automatic"/>
      <style:text-properties fo:font-size="9pt" style:font-size-asian="9pt" style:font-size-complex="9pt"/>
    </style:style>
    <style:style style:name="ce250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5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56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111">
      <style:table-cell-properties fo:border="0.002cm solid #000000"/>
      <style:text-properties fo:font-size="9pt" style:font-size-asian="9pt" style:font-size-complex="9pt"/>
    </style:style>
    <style:style style:name="ce258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5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60" style:family="table-cell" style:parent-style-name="Default" style:data-style-name="N111">
      <style:table-cell-properties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111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2" style:family="table-cell" style:parent-style-name="Default" style:data-style-name="N4">
      <style:table-cell-properties fo:border="0.071cm solid #000000" style:vertical-align="automatic"/>
      <style:text-properties fo:font-weight="bold" style:font-weight-asian="bold" style:font-weight-complex="bold"/>
    </style:style>
    <style:style style:name="ce263" style:family="table-cell" style:parent-style-name="Default" style:data-style-name="N4">
      <style:table-cell-properties fo:background-color="#ffffff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09">
      <style:table-cell-properties fo:background-color="#ffffff" fo:border="0.071cm solid #000000"/>
      <style:text-properties fo:font-weight="bold" style:font-weight-asian="bold" style:font-weight-complex="bold"/>
    </style:style>
    <style:style style:name="ce265" style:family="table-cell" style:parent-style-name="Default" style:data-style-name="N3">
      <style:table-cell-properties fo:background-color="transparent" fo:border="0.002cm solid #000000"/>
      <style:text-properties fo:font-size="9pt" style:font-size-asian="9pt" style:font-size-complex="9pt"/>
    </style:style>
    <style:style style:name="ce266" style:family="table-cell" style:parent-style-name="Default" style:data-style-name="N3">
      <style:table-cell-properties fo:background-color="transparent" fo:border="0.071cm solid #000000" style:vertical-align="middle"/>
      <style:text-properties fo:font-weight="bold" style:font-weight-asian="bold" style:font-weight-complex="bold"/>
    </style:style>
    <style:style style:name="ce267" style:family="table-cell" style:parent-style-name="Default" style:data-style-name="N0">
      <style:table-cell-properties style:vertical-align="automatic"/>
    </style:style>
    <style:style style:name="ce26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7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0">
      <style:table-cell-properties fo:background-color="#ccffff"/>
    </style:style>
    <style:style style:name="ce273" style:family="table-cell" style:parent-style-name="Default" style:data-style-name="N0">
      <style:table-cell-properties fo:background-color="#ffffff" style:vertical-align="automatic"/>
    </style:style>
    <style:style style:name="ce27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7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7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7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7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28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28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28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28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8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28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8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28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28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29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29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292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3" style:family="table-cell" style:parent-style-name="Default" style:data-style-name="N1">
      <style:table-cell-properties style:text-align-source="fix" style:repeat-content="false" fo:background-color="transparent" fo:border="0.002cm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294" style:family="table-cell" style:parent-style-name="Default" style:data-style-name="N0">
      <style:table-cell-properties fo:border-bottom="none" style:text-align-source="fix" style:repeat-content="false" fo:background-color="transparent" fo:border-left="0.002cm solid #008080" fo:border-right="0.002cm solid #008080" fo:border-top="0.002cm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296" style:family="table-cell" style:parent-style-name="Default" style:data-style-name="N115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29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29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02" style:family="table-cell" style:parent-style-name="Default" style:data-style-name="N0">
      <style:table-cell-properties fo:background-color="#ccffff" style:text-align-source="fix" style:repeat-content="false" fo:border="0.002cm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03" style:family="table-cell" style:parent-style-name="Default" style:data-style-name="N0">
      <style:table-cell-properties fo:background-color="#666699" style:text-align-source="fix" style:repeat-content="false" fo:border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order-bottom="none" fo:background-color="#666699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order-bottom="none" fo:background-color="transparent" fo:border-left="0.002cm solid #008080" fo:border-right="0.002cm solid #008080" fo:border-top="none" style:vertical-align="automatic"/>
      <style:text-properties fo:font-size="9pt" style:font-size-asian="9pt" style:font-size-complex="9pt"/>
    </style:style>
    <style:style style:name="ce306" style:family="table-cell" style:parent-style-name="Default" style:data-style-name="N0">
      <style:table-cell-properties fo:border-bottom="0.002cm solid #008080" fo:background-color="transparent" fo:border-left="0.002cm solid #008080" fo:border-right="none" fo:border-top="none" style:vertical-align="automatic"/>
      <style:text-properties fo:font-size="9pt" style:font-size-asian="9pt" style:font-size-complex="9pt"/>
    </style:style>
    <style:style style:name="ce307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0.002cm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08" style:family="table-cell" style:parent-style-name="Default" style:data-style-name="N0">
      <style:table-cell-properties fo:background-color="#ffffff" fo:border="0.002cm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9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1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1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14" style:family="table-cell" style:parent-style-name="Default" style:data-style-name="N1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1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18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19" style:family="table-cell" style:parent-style-name="Default" style:data-style-name="N0">
      <style:table-cell-properties fo:background-color="#ffffff" fo:border="0.002cm solid #008080" style:vertical-align="automatic"/>
      <style:text-properties fo:font-size="9pt" style:font-size-asian="9pt" style:font-size-complex="9pt"/>
    </style:style>
    <style:style style:name="ce320" style:family="table-cell" style:parent-style-name="Default" style:data-style-name="N0">
      <style:table-cell-properties fo:border-bottom="none" fo:background-color="transparent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21" style:family="table-cell" style:parent-style-name="Default" style:data-style-name="N0">
      <style:table-cell-properties fo:border-bottom="none" fo:background-color="transparent" fo:border-left="0.002cm solid #008080" fo:border-right="0.002cm solid #008080" fo:border-top="0.002cm solid #008080" style:vertical-align="automatic"/>
      <style:text-properties fo:font-size="9pt" style:font-size-asian="9pt" style:font-size-complex="9pt"/>
    </style:style>
    <style:style style:name="ce322" style:family="table-cell" style:parent-style-name="Default" style:data-style-name="N0">
      <style:table-cell-properties fo:background-color="#ffffff" fo:border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2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24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25" style:family="table-cell" style:parent-style-name="Default" style:data-style-name="N0">
      <style:table-cell-properties fo:background-color="#ffffff" fo:border="0.002cm solid #008080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style:text-align-source="fix" style:repeat-content="false" fo:background-color="transparent" fo:border="0.071cm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27" style:family="table-cell" style:parent-style-name="Default" style:data-style-name="N0">
      <style:table-cell-properties fo:border-bottom="none" fo:border-left="none" fo:border-right="none" fo:border-top="0.071cm solid #0000ff" style:vertical-align="automatic"/>
    </style:style>
    <style:style style:name="ce328" style:family="table-cell" style:parent-style-name="Default" style:data-style-name="N0">
      <style:table-cell-properties fo:border="0.002cm solid #008080" style:vertical-align="automatic"/>
      <style:text-properties fo:font-size="9pt" style:font-size-asian="9pt" style:font-size-complex="9pt"/>
    </style:style>
    <style:style style:name="ce329" style:family="table-cell" style:parent-style-name="Default" style:data-style-name="N0">
      <style:table-cell-properties fo:background-color="#ccffff" style:vertical-align="automatic"/>
    </style:style>
    <style:style style:name="ce330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3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3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33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34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35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37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38" style:family="table-cell" style:parent-style-name="Default" style:data-style-name="N3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39" style:family="table-cell" style:parent-style-name="Default" style:data-style-name="N0">
      <style:table-cell-properties fo:background-color="#ffffff" style:text-align-source="fix" style:repeat-content="false" fo:border="0.002cm solid #008080" style:vertical-align="middle"/>
      <style:paragraph-properties fo:text-align="center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41" style:family="table-cell" style:parent-style-name="Default" style:data-style-name="N0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font-size="9pt" style:font-size-asian="9pt" style:font-size-complex="9pt"/>
    </style:style>
    <style:style style:name="ce343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0">
      <style:table-cell-properties fo:background-color="transparent" fo:border="0.002cm solid #008080"/>
      <style:text-properties fo:font-size="9pt" style:font-size-asian="9pt" style:font-size-complex="9pt"/>
    </style:style>
    <style:style style:name="ce345" style:family="table-cell" style:parent-style-name="Default" style:data-style-name="N0">
      <style:table-cell-properties fo:border-bottom="0.002cm solid #008080" style:text-align-source="fix" style:repeat-content="false" fo:background-color="transparent" fo:border-left="0.002cm solid #008080" fo:border-right="none" fo:border-top="0.002cm solid #008080" style:vertical-align="automatic"/>
      <style:paragraph-properties fo:text-align="center"/>
      <style:text-properties fo:font-size="9pt" style:font-size-asian="9pt" style:font-size-complex="9pt"/>
    </style:style>
    <style:style style:name="ce346" style:family="table-cell" style:parent-style-name="Default" style:data-style-name="N2">
      <style:table-cell-properties fo:border-bottom="0.002cm solid #008080" fo:background-color="#ffffff" style:text-align-source="fix" style:repeat-content="false" fo:border-left="0.002cm solid #008080" fo:border-right="none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48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4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50" style:family="table-cell" style:parent-style-name="Default" style:data-style-name="N0">
      <style:table-cell-properties fo:background-color="#00ffff" style:text-align-source="fix" style:repeat-content="false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 style:data-style-name="N0">
      <style:table-cell-properties fo:border-bottom="0.002cm solid #008080" fo:background-color="#ffffff" fo:border-left="none" fo:border-right="none" fo:border-top="0.002cm solid #008080"/>
      <style:text-properties fo:font-size="9pt" style:font-size-asian="9pt" style:font-size-complex="9pt"/>
    </style:style>
    <style:style style:name="ce352" style:family="table-cell" style:parent-style-name="Default" style:data-style-name="N0">
      <style:table-cell-properties fo:background-color="transparent" fo:border="0.002cm solid #008080" style:vertical-align="automatic"/>
      <style:text-properties fo:font-size="9pt" style:font-size-asian="9pt" style:font-size-complex="9pt"/>
    </style:style>
    <style:style style:name="ce353" style:family="table-cell" style:parent-style-name="Default" style:data-style-name="N0">
      <style:table-cell-properties fo:border-bottom="0.002cm solid #008080" fo:background-color="transparent" fo:border-left="none" fo:border-right="0.002cm solid #008080" fo:border-top="none" style:vertical-align="automatic"/>
      <style:text-properties fo:font-size="9pt" style:font-size-asian="9pt" style:font-size-complex="9pt"/>
    </style:style>
    <style:style style:name="ce354" style:family="table-cell" style:parent-style-name="Default" style:data-style-name="N0">
      <style:table-cell-properties style:text-align-source="fix" style:repeat-content="false" fo:background-color="transparent" fo:border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 style:data-style-name="N0">
      <style:table-cell-properties fo:border-bottom="0.002cm solid #008080" fo:background-color="#ffffff" fo:border-left="none" fo:border-right="none" fo:border-top="0.002cm solid #008080" style:vertical-align="automatic"/>
      <style:text-properties fo:font-size="9pt" style:font-size-asian="9pt" style:font-size-complex="9pt"/>
    </style:style>
    <style:style style:name="ce356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0.002cm solid #008080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57" style:family="table-cell" style:parent-style-name="Default" style:data-style-name="N1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58" style:family="table-cell" style:parent-style-name="Default" style:data-style-name="N0">
      <style:table-cell-properties fo:border-bottom="0.002cm solid #008080" fo:background-color="#ffffff" style:text-align-source="fix" style:repeat-content="false" fo:border-left="none" fo:border-right="0.002cm solid #008080" fo:border-top="0.002cm solid #008080" style:vertical-align="middle"/>
      <style:paragraph-properties fo:text-align="center"/>
      <style:text-properties fo:font-size="9pt" style:font-size-asian="9pt" style:font-size-complex="9pt"/>
    </style:style>
    <style:style style:name="ce359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0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62" style:family="table-cell" style:parent-style-name="Default" style:data-style-name="N0">
      <style:table-cell-properties fo:background-color="transparent" fo:border="0.002cm solid #008000"/>
      <style:text-properties fo:font-size="9pt" style:font-size-asian="9pt" style:font-size-complex="9pt"/>
    </style:style>
    <style:style style:name="ce363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 style:vertical-align="automatic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65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order-bottom="0.002cm solid #008000" fo:background-color="transparent" fo:border-left="none" fo:border-right="0.002cm solid #008000" fo:border-top="0.002cm solid #008000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ackground-color="#ffffff" style:text-align-source="fix" style:repeat-content="false" fo:border="0.002cm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8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69" style:family="table-cell" style:parent-style-name="Default" style:data-style-name="N0">
      <style:table-cell-properties fo:border-bottom="0.002cm solid #008000" fo:background-color="transparent" fo:border-left="0.002cm solid #008000" fo:border-right="0.088cm solid #33cccc" fo:border-top="0.002cm solid #008000"/>
      <style:text-properties fo:font-size="9pt" style:font-size-asian="9pt" style:font-size-complex="9pt"/>
    </style:style>
    <style:style style:name="ce370" style:family="table-cell" style:parent-style-name="Default" style:data-style-name="N4">
      <style:table-cell-properties fo:border-bottom="0.002cm solid #008080" fo:background-color="#ffffff" fo:border-left="none" fo:border-right="none" fo:border-top="0.002cm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71" style:family="table-cell" style:parent-style-name="Default" style:data-style-name="N0">
      <style:table-cell-properties fo:border-bottom="0.002cm solid #008080" style:text-align-source="fix" style:repeat-content="false" fo:background-color="transparent" fo:border-left="none" fo:border-right="0.002cm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 style:data-style-name="N3">
      <style:table-cell-properties fo:border-bottom="0.002cm solid #008080" fo:background-color="#ffffff" style:text-align-source="fix" style:repeat-content="false" fo:border-left="none" fo:padding-bottom="0.035cm" fo:padding-left="0.035cm" fo:padding-right="0.353cm" fo:padding-top="0.035cm" fo:border-right="none" fo:border-top="0.002cm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 style:vertical-align="automatic"/>
      <style:text-properties fo:color="#ff0000" fo:font-size="11pt" style:font-size-asian="11pt" style:font-size-complex="11pt"/>
    </style:style>
    <style:style style:name="ce374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75" style:family="table-cell" style:parent-style-name="Default" style:data-style-name="N0">
      <style:table-cell-properties fo:border-bottom="0.002cm solid #008080" fo:background-color="#ffffff" fo:border-left="0.002cm solid #008080" fo:border-right="0.088cm solid #33cccc" fo:border-top="0.002cm solid #008080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fo:border-bottom="0.002cm solid #008080" fo:background-color="#ffffff" fo:border-left="none" fo:border-right="0.002cm solid #008080" fo:border-top="0.002cm solid #008080"/>
      <style:text-properties fo:font-size="9pt" style:font-size-asian="9pt" style:font-size-complex="9pt"/>
    </style:style>
    <style:style style:name="ce377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378" style:family="table-cell" style:parent-style-name="Default" style:data-style-name="N0">
      <style:table-cell-properties style:text-align-source="fix" style:repeat-content="false" fo:background-color="transparent" fo:border="0.002cm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0">
      <style:table-cell-properties fo:border-bottom="none" fo:background-color="#ccffff" fo:border-left="0.002cm solid #008080" fo:border-right="none" fo:border-top="none" style:vertical-align="automatic"/>
    </style:style>
    <style:style style:name="ce380" style:family="table-cell" style:parent-style-name="Default" style:data-style-name="N0">
      <style:table-cell-properties fo:background-color="transparent"/>
    </style:style>
    <style:style style:name="ce381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382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383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86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387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38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89" style:family="table-cell" style:parent-style-name="Default" style:data-style-name="N0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2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3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4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02cm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5" style:family="table-cell" style:parent-style-name="Default" style:data-style-name="N107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397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8" style:family="table-cell" style:parent-style-name="Default" style:data-style-name="N109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399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0" style:family="table-cell" style:parent-style-name="Default" style:data-style-name="N109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1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3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4" style:family="table-cell" style:parent-style-name="Default" style:data-style-name="N0">
      <style:table-cell-properties fo:border-bottom="none" fo:background-color="#ffffcc" fo:wrap-option="wrap" fo:border-left="none" fo:border-right="0.071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5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6" style:family="table-cell" style:parent-style-name="Default" style:data-style-name="N106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07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8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09" style:family="table-cell" style:parent-style-name="Default" style:data-style-name="N106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0" style:family="table-cell" style:parent-style-name="Default" style:data-style-name="N10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106">
      <style:table-cell-properties fo:background-color="#ffffcc" style:text-align-source="fix" style:repeat-content="false" fo:border="0.002cm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106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106">
      <style:table-cell-properties fo:border-bottom="0.071cm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10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10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7" style:family="table-cell" style:parent-style-name="Default" style:data-style-name="N111">
      <style:table-cell-properties fo:border-bottom="none" fo:background-color="#ffffcc" fo:border-left="none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11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9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111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1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10">
      <style:table-cell-properties style:text-align-source="fix" style:repeat-content="false" fo:background-color="transparent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10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0">
      <style:table-cell-properties fo:border-bottom="0.071cm solid #000000" fo:background-color="#ffffcc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order-bottom="none" fo:background-color="#ffffcc" fo:wrap-option="wrap" fo:border-left="none" fo:border-right="0.002cm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order-bottom="none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order-bottom="0.071cm solid #000000" fo:background-color="#ffffcc" fo:border-left="none" fo:border-right="0.002cm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order-bottom="none" fo:border-left="none" fo:border-right="0.002cm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02cm solid #000000" fo:border-right="0.071cm solid #000000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able-cell-properties fo:border-bottom="0.002cm solid #000000" fo:background-color="#ffffcc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order-bottom="none" fo:background-color="#ffffcc" fo:border-left="0.071cm solid #000000" fo:border-right="none" fo:border-top="0.071cm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1">
      <style:table-cell-properties fo:border-bottom="none" fo:background-color="#ffffcc" fo:wrap-option="wrap" fo:border-left="0.071cm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1">
      <style:table-cell-properties fo:border-bottom="none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1">
      <style:table-cell-properties fo:border-bottom="0.071cm solid #000000" fo:background-color="#ffffcc" fo:border-left="0.071cm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1">
      <style:table-cell-properties fo:background-color="#ffffcc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50" style:family="table-cell" style:parent-style-name="Default" style:data-style-name="N0">
      <style:table-cell-properties fo:border-bottom="0.002cm solid #000000" fo:background-color="#ffffcc" style:text-align-source="fix" style:repeat-content="false" fo:wrap-option="wrap" fo:border-left="0.071cm solid #000000" fo:border-right="0.002cm solid #000000" fo:border-top="0.002cm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start" fo:margin-left="0.353cm"/>
      <style:text-properties fo:color="#003366"/>
    </style:style>
    <style:style style:name="ce453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57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0">
      <style:table-cell-properties fo:background-color="#ffffcc" style:cell-protect="protected" style:print-content="true"/>
      <style:text-properties fo:font-size="9pt" style:font-size-asian="9pt" style:font-size-complex="9pt"/>
    </style:style>
    <style:style style:name="ce461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ce462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3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  <style:text-properties fo:font-size="8pt" style:font-size-asian="8pt" style:font-size-complex="8pt"/>
    </style:style>
    <style:style style:name="ce464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5" style:family="table-cell" style:parent-style-name="Default" style:data-style-name="N106">
      <style:table-cell-properties fo:border-bottom="none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66" style:family="table-cell" style:parent-style-name="Default" style:data-style-name="N106">
      <style:table-cell-properties fo:border-bottom="0.071cm solid #000000" style:cell-protect="protected" style:print-content="tru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67" style:family="table-cell" style:parent-style-name="Default" style:data-style-name="N106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68" style:family="table-cell" style:parent-style-name="Default" style:data-style-name="N0">
      <style:table-cell-properties fo:background-color="#ffffcc" style:cell-protect="protected" style:print-content="true" style:vertical-align="automatic"/>
      <style:text-properties fo:font-size="9pt" style:font-size-asian="9pt" style:font-size-complex="9pt"/>
    </style:style>
    <style:style style:name="ce46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0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71" style:family="table-cell" style:parent-style-name="Default" style:data-style-name="N109">
      <style:table-cell-properties fo:background-color="#ffffcc" style:cell-protect="protected" style:print-content="true"/>
      <style:text-properties fo:font-size="8pt" fo:font-weight="bold" style:font-size-asian="8pt" style:font-weight-asian="bold" style:font-size-complex="8pt" style:font-weight-complex="bold"/>
    </style:style>
    <style:style style:name="ce472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73" style:family="table-cell" style:parent-style-name="Default" style:data-style-name="N0">
      <style:table-cell-properties style:cell-protect="protected" style:print-content="true" fo:background-color="transparent"/>
      <style:text-properties fo:font-size="9pt" style:font-size-asian="9pt" style:font-size-complex="9pt"/>
    </style:style>
    <style:style style:name="ce474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75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6" style:family="table-cell" style:parent-style-name="Default" style:data-style-name="N109">
      <style:table-cell-properties fo:background-color="#ffffcc" style:cell-protect="protected" style:print-content="true"/>
      <style:text-properties fo:font-size="8pt" style:font-size-asian="8pt" style:font-size-complex="8pt"/>
    </style:style>
    <style:style style:name="ce477" style:family="table-cell" style:parent-style-name="Default" style:data-style-name="N106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78" style:family="table-cell" style:parent-style-name="Default" style:data-style-name="N36">
      <style:table-cell-properties fo:background-color="#ffffff" style:cell-protect="protected" style:print-content="true" fo:border="0.002cm solid #00000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79" style:family="table-cell" style:parent-style-name="Default" style:data-style-name="N36">
      <style:table-cell-properties style:cell-protect="protected" style:print-content="true" fo:background-color="transparent" style:vertical-align="automatic"/>
      <style:text-properties fo:font-size="9pt" style:font-size-asian="9pt" style:font-size-complex="9pt"/>
    </style:style>
    <style:style style:name="ce480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1" style:family="table-cell" style:parent-style-name="Default" style:data-style-name="N106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2" style:family="table-cell" style:parent-style-name="Default" style:data-style-name="N1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3" style:family="table-cell" style:parent-style-name="Default" style:data-style-name="N10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84" style:family="table-cell" style:parent-style-name="Default" style:data-style-name="N2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48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86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8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8" style:family="table-cell" style:parent-style-name="Default" style:data-style-name="N0">
      <style:table-cell-properties style:cell-protect="protected" style:print-content="true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89" style:family="table-cell" style:parent-style-name="Default" style:data-style-name="N0">
      <style:table-cell-properties fo:background-color="#ffffcc" style:cell-protect="protected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5106">
      <style:table-cell-properties fo:background-color="#ffffcc" style:cell-protect="protected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2" style:family="table-cell" style:parent-style-name="Default" style:data-style-name="N10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3" style:family="table-cell" style:parent-style-name="Default" style:data-style-name="N112">
      <style:table-cell-properties style:cell-protect="protected" style:print-content="true" style:text-align-source="fix" style:repeat-content="false" fo:background-color="transparent" fo:border="0.002cm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4" style:family="table-cell" style:parent-style-name="Default" style:data-style-name="N5106">
      <style:table-cell-properties fo:border-bottom="none" fo:background-color="#ffffcc" style:cell-protect="protected" style:print-content="true" style:text-align-source="fix" style:repeat-content="false" fo:border-left="none" fo:border-right="0.002cm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49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496" style:family="table-cell" style:parent-style-name="Default" style:data-style-name="N1">
      <style:table-cell-properties fo:background-color="#ffffcc" style:cell-protect="protected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497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498" style:family="table-cell" style:parent-style-name="Default" style:data-style-name="N2">
      <style:table-cell-properties style:cell-protect="protected" style:print-content="true" style:text-align-source="fix" style:repeat-content="false" fo:border="0.002cm solid #000000" style:vertical-align="automatic"/>
      <style:paragraph-properties fo:text-align="center"/>
      <style:text-properties fo:font-size="9pt" style:font-size-asian="9pt" style:font-size-complex="9pt"/>
    </style:style>
    <style:style style:name="ce499" style:family="table-cell" style:parent-style-name="Default" style:data-style-name="N106">
      <style:table-cell-properties fo:background-color="#ffffcc" style:cell-protect="protected" style:print-content="true" style:vertical-align="automatic"/>
      <style:text-properties fo:font-size="8pt" style:font-size-asian="8pt" style:font-size-complex="8pt"/>
    </style:style>
    <style:style style:name="ce500" style:family="table-cell" style:parent-style-name="Default" style:data-style-name="N0">
      <style:table-cell-properties fo:background-color="#ffffcc" style:cell-protect="protected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4" table:default-cell-style-name="ce7"/>
        <table:table-column table:style-name="co1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1" table:default-cell-style-name="ce7"/>
        <table:table-column table:style-name="co4" table:number-columns-repeated="5" table:default-cell-style-name="ce7"/>
        <table:table-column table:style-name="co1" table:default-cell-style-name="ce7"/>
        <table:table-column table:style-name="co6" table:number-columns-repeated="1006" table:default-cell-style-name="ce7"/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Name (including Limited)</text:p>
          </table:table-cell>
          <table:table-cell table:style-name="ce5"/>
          <table:table-cell table:style-name="ce19" table:number-columns-spanned="4" table:number-rows-spanned="1"/>
          <table:covered-table-cell table:number-columns-repeated="3"/>
          <table:table-cell table:style-name="ce5"/>
          <table:table-cell table:style-name="ce5" office:value-type="string">
            <text:p>Registered Office Address</text:p>
          </table:table-cell>
          <table:table-cell table:style-name="ce5" table:number-columns-repeated="4"/>
          <table:table-cell table:style-name="ce35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mpany registration number</text:p>
          </table:table-cell>
          <table:table-cell table:style-name="ce5"/>
          <table:table-cell table:style-name="ce20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number-columns-repeated="3" table:style-name="ce36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elephone number (including STD Code)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First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19" table:number-columns-spanned="5" table:number-rows-spanned="1"/>
          <table:covered-table-cell table:number-columns-repeated="4"/>
          <table:table-cell table:style-name="ce37" office:value-type="string" table:number-columns-spanned="2" table:number-rows-spanned="1">
            <text:p>Loss brought forward</text:p>
          </table:table-cell>
          <table:covered-table-cell/>
          <table:table-cell table:style-name="ce23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econd Director's Name</text:p>
          </table:table-cell>
          <table:table-cell table:style-name="ce5"/>
          <table:table-cell table:style-name="ce21" table:number-columns-spanned="4" table:number-rows-spanned="1"/>
          <table:covered-table-cell table:number-columns-repeated="3"/>
          <table:table-cell table:style-name="ce5"/>
          <table:table-cell table:style-name="ce29" table:number-columns-spanned="2" table:number-rows-spanned="1"/>
          <table:covered-table-cell/>
          <table:table-cell table:style-name="ce33" office:value-type="string" table:number-columns-spanned="2" table:number-rows-spanned="1">
            <text:p>Postcode</text:p>
          </table:table-cell>
          <table:covered-table-cell/>
          <table:table-cell table:style-name="ce34"/>
          <table:table-cell table:style-name="ce38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he principal activity of the company is</text:p>
          </table:table-cell>
          <table:table-cell table:style-name="ce5"/>
          <table:table-cell table:style-name="ce21" table:number-columns-spanned="5" table:number-rows-spanned="1"/>
          <table:covered-table-cell table:number-columns-repeated="4"/>
          <table:table-cell table:style-name="ce30"/>
          <table:table-cell table:style-name="ce31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39" table:content-validation-name="val1"/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5" table:number-columns-repeated="4"/>
          <table:table-cell table:style-name="ce6" table:number-columns-repeated="4"/>
          <table:table-cell table:style-name="ce5"/>
          <table:table-cell table:style-name="ce6" table:number-columns-repeated="5"/>
          <table:table-cell table:style-name="ce5" table:number-columns-repeated="4"/>
          <table:table-cell table:number-columns-repeated="1006"/>
        </table:table-row>
        <table:table-row table:style-name="ro2">
          <table:table-cell table:style-name="ce5" table:number-columns-repeated="2"/>
          <table:table-cell table:style-name="ce10" office:value-type="string">
            <text:p>PREVIOUS YEAR BALANCE SHEET</text:p>
          </table:table-cell>
          <table:table-cell table:style-name="ce5"/>
          <table:table-cell table:style-name="ce6" office:value-type="string" table:number-columns-spanned="1" table:number-rows-spanned="2">
            <text:p>OPENING BALANCE SHEET</text:p>
          </table:table-cell>
          <table:table-cell table:style-name="ce6"/>
          <table:table-cell table:style-name="ce2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25"/>
          <table:table-cell table:style-name="ce2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5"/>
          <table:table-cell table:number-columns-repeated="1006"/>
        </table:table-row>
        <table:table-row table:style-name="ro3">
          <table:table-cell table:style-name="ce6"/>
          <table:table-cell table:style-name="ce6" office:value-type="string">
            <text:p>AUDIT CHECK</text:p>
          </table:table-cell>
          <table:table-cell table:style-name="ce6" table:number-columns-repeated="2"/>
          <table:covered-table-cell/>
          <table:table-cell table:style-name="ce24"/>
          <table:table-cell table:style-name="ce2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6" office:value-type="string">
            <text:p>Land &amp; Buildings</text:p>
          </table:table-cell>
          <table:table-cell table:style-name="ce6" office:value-type="string">
            <text:p>Plant &amp; Machinery</text:p>
          </table:table-cell>
          <table:table-cell table:style-name="ce6" office:value-type="string">
            <text:p>Fixtures &amp; Fittings</text:p>
          </table:table-cell>
          <table:table-cell table:style-name="ce6" office:value-type="string">
            <text:p>Computer Technology</text:p>
          </table:table-cell>
          <table:table-cell table:style-name="ce6" office:value-type="string">
            <text:p>Motor Vehicles</text:p>
          </table:table-cell>
          <table:table-cell table:style-name="ce6"/>
          <table:table-cell table:style-name="ce40" table:number-columns-repeated="1006"/>
        </table:table-row>
        <table:table-row table:style-name="ro4">
          <table:table-cell table:style-name="ce5" table:number-columns-repeated="2"/>
          <table:table-cell table:style-name="ce11" office:value-type="string">
            <text:p>Fixed Assets</text:p>
          </table:table-cell>
          <table:table-cell table:style-name="ce11"/>
          <table:table-cell table:style-name="ce5" table:number-columns-repeated="2"/>
          <table:table-cell table:style-name="ce27"/>
          <table:table-cell table:style-name="ce5" table:number-columns-repeated="11"/>
          <table:table-cell table:number-columns-repeated="1006"/>
        </table:table-row>
        <table:table-row table:style-name="ro1">
          <table:table-cell table:style-name="ce5"/>
          <table:table-cell table:style-name="ce8" table:formula="of:=[.E13]-[.G13]-[.H13]-[.I13]-[.J13]-[.K13]+[.M13]+[.N13]+[.O13]+[.P13]+[.Q13]" office:value-type="float" office:value="0">
            <text:p>0.00 </text:p>
          </table:table-cell>
          <table:table-cell table:style-name="ce5" office:value-type="string">
            <text:p>Tangible assets (note 1)</text:p>
          </table:table-cell>
          <table:table-cell table:style-name="ce5"/>
          <table:table-cell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5" table:style-name="ce22"/>
          <table:table-cell table:style-name="ce5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Asset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Stock at cos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5">
          <table:table-cell table:style-name="ce5" table:number-columns-repeated="2"/>
          <table:table-cell table:style-name="ce5" office:value-type="string">
            <text:p>Trade Debtors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4"/>
          <table:table-cell table:style-name="ce5" table:number-columns-repeated="8"/>
          <table:table-cell table:number-columns-repeated="1006"/>
        </table:table-row>
        <table:table-row table:style-name="ro3">
          <table:table-cell table:style-name="ce5" table:number-columns-repeated="6"/>
          <table:table-cell table:style-name="ce25" office:value-type="string">
            <text:p>Current Account</text:p>
          </table:table-cell>
          <table:table-cell table:style-name="ce25" office:value-type="string">
            <text:p>Savings Account</text:p>
          </table:table-cell>
          <table:table-cell table:style-name="ce25" office:value-type="string">
            <text:p>Credit Card Account</text:p>
          </table:table-cell>
          <table:table-cell table:style-name="ce25" office:value-type="string">
            <text:p>Cash Account</text:p>
          </table:table-cell>
          <table:table-cell table:style-name="ce5" table:number-columns-repeated="8"/>
          <table:table-cell table:number-columns-repeated="1006"/>
        </table:table-row>
        <table:table-row table:style-name="ro1">
          <table:table-cell table:style-name="ce5"/>
          <table:table-cell table:style-name="ce8" table:formula="of:=[.E18]-[.G18]-[.H18]-[.I18]-[.J18]" office:value-type="float" office:value="0">
            <text:p>0.00 </text:p>
          </table:table-cell>
          <table:table-cell table:style-name="ce5" office:value-type="string">
            <text:p>Cash and Bank Balances</text:p>
          </table:table-cell>
          <table:table-cell table:style-name="ce5"/>
          <table:table-cell table:style-name="ce22"/>
          <table:table-cell table:style-name="ce5"/>
          <table:table-cell table:number-columns-repeated="4" table:style-name="ce22"/>
          <table:table-cell table:style-name="ce32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urrent Liabilities</text:p>
          </table:table-cell>
          <table:table-cell table:style-name="ce11"/>
          <table:table-cell table:style-name="ce5" table:number-columns-repeated="6"/>
          <table:covered-table-cell table:number-columns-repeated="5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Trade Creditor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Net wage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Wage deduction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vidends due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orporation Tax</text:p>
          </table:table-cell>
          <table:table-cell table:style-name="ce5"/>
          <table:table-cell table:style-name="ce22"/>
          <table:table-cell table:style-name="ce5"/>
          <table:table-cell table:style-name="ce25" table:number-columns-repeated="3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6"/>
          <table:table-cell table:style-name="ce5" office:value-type="string">
            <text:p>HMRC Paye</text:p>
          </table:table-cell>
          <table:table-cell table:style-name="ce5" office:value-type="string">
            <text:p>HMRC Vat</text:p>
          </table:table-cell>
          <table:table-cell table:style-name="ce5" office:value-type="string">
            <text:p>HMRC CIS</text:p>
          </table:table-cell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/>
          <table:table-cell table:style-name="ce8" table:formula="of:=[.E26]-[.G26]-[.H26]-[.I26]" office:value-type="float" office:value="0">
            <text:p>0.00 </text:p>
          </table:table-cell>
          <table:table-cell table:style-name="ce5" office:value-type="string">
            <text:p>Taxation and Social Security</text:p>
          </table:table-cell>
          <table:table-cell table:style-name="ce5"/>
          <table:table-cell table:style-name="ce22"/>
          <table:table-cell table:style-name="ce5"/>
          <table:table-cell table:number-columns-repeated="3" table:style-name="ce22"/>
          <table:table-cell table:style-name="ce5" table:number-columns-repeated="9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Debtors (3-5 years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Other Creditor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Directors Loan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Long Term Creditors (over 1 year)</text:p>
          </table:table-cell>
          <table:table-cell table:style-name="ce11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1" office:value-type="string">
            <text:p>Capital and Reserves</text:p>
          </table:table-cell>
          <table:table-cell table:style-name="ce11"/>
          <table:table-cell table:style-name="ce5" table:number-columns-repeated="14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lled up share capital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Retained Profit and Loss account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5" office:value-type="string">
            <text:p>Capital Reserves</text:p>
          </table:table-cell>
          <table:table-cell table:style-name="ce5"/>
          <table:table-cell table:style-name="ce2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1">
          <table:table-cell table:style-name="ce5" table:number-columns-repeated="2"/>
          <table:table-cell table:style-name="ce12" office:value-type="string">
            <text:p>ACCURACY CHECK</text:p>
          </table:table-cell>
          <table:table-cell table:style-name="ce12"/>
          <table:table-cell table:style-name="ce8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5" table:number-columns-repeated="18"/>
          <table:table-cell table:number-columns-repeated="1006"/>
        </table:table-row>
        <table:table-row table:style-name="ro6">
          <table:table-cell/>
          <table:table-cell table:style-name="ce9" table:number-columns-repeated="17"/>
          <table:table-cell table:number-columns-repeated="1006"/>
        </table:table-row>
        <table:table-row table:style-name="ro7">
          <table:table-cell table:style-name="ce5" table:number-columns-repeated="8"/>
          <table:table-cell table:style-name="ce28" table:number-columns-repeated="1016"/>
        </table:table-row>
        <table:table-row table:style-name="ro2">
          <table:table-cell table:style-name="ce5" table:number-columns-repeated="2"/>
          <table:table-cell table:style-name="ce1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5" table:number-columns-repeated="3"/>
          <table:table-cell table:number-columns-repeated="1016"/>
        </table:table-row>
        <table:table-row table:style-name="ro6">
          <table:table-cell table:style-name="ce5" table:number-columns-repeated="2"/>
          <table:table-cell table:style-name="ce14" table:number-columns-repeated="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ales Turnover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Investment Grants receive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Sales Turnover</text:p>
          </table:table-cell>
          <table:table-cell table:style-name="ce5" table:number-columns-repeated="3"/>
          <table:table-cell table:style-name="ce8" table:formula="of:=SUM([.E43:.E44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Opening Stock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Purcha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ess Closing Stock</text:p>
          </table:table-cell>
          <table:table-cell table:style-name="ce5"/>
          <table:table-cell table:style-name="ce23" table:formula="of:=[.E15]" office:value-type="float" office:value="0">
            <text:p>0.00 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Sub contractor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Cost of Sales</text:p>
          </table:table-cell>
          <table:table-cell table:style-name="ce5" table:number-columns-repeated="3"/>
          <table:table-cell table:style-name="ce8" table:formula="of:=[.E46]+[.E47]-[.E48]+[.E49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Gross Profit</text:p>
          </table:table-cell>
          <table:table-cell table:style-name="ce5" table:number-columns-repeated="3"/>
          <table:table-cell table:style-name="ce8" table:formula="of:=[.G45]-[.G5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7" office:value-type="string">
            <text:p>Administrative Expenses</text:p>
          </table:table-cell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Wages and Salari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irectors Wa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National Insur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Rent &amp; Rat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Premises Light &amp; Heating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Distribution Transport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Equipment Tools &amp; Plant Hir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Repairs &amp; Maintenanc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onsumable Material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Advertising &amp; Promo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elephone Postage &amp; Stationery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Travel &amp; Hotel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Motor Vehicle Expens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Insurance Cos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asing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Legal &amp; Professional Fe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d Debts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Interest Paid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Bank Charge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Charitable Donation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8" office:value-type="string">
            <text:p>Goodwill written off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Loss on disposal of asset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5" office:value-type="string">
            <text:p>Depreciation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 office:value-type="string">
            <text:p>Administrative Expenses</text:p>
          </table:table-cell>
          <table:table-cell table:style-name="ce5" table:number-columns-repeated="3"/>
          <table:table-cell table:style-name="ce8" table:formula="of:=SUM([.E54:.E76])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6"/>
          <table:table-cell table:style-name="ce5" table:number-columns-repeated="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6" office:value-type="string">
            <text:p>Operating Profit</text:p>
          </table:table-cell>
          <table:table-cell table:style-name="ce5" table:number-columns-repeated="3"/>
          <table:table-cell table:style-name="ce8" table:formula="of:=[.G52]-[.G77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Other Income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before Tax</text:p>
          </table:table-cell>
          <table:table-cell table:style-name="ce5" table:number-columns-repeated="3"/>
          <table:table-cell table:style-name="ce8" table:formula="of:=[.G79]+[.E80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Corporation tax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Profit (Loss) after Tax</text:p>
          </table:table-cell>
          <table:table-cell table:style-name="ce5" table:number-columns-repeated="3"/>
          <table:table-cell table:style-name="ce8" table:formula="of:=[.G81]-[.E82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/>
          <table:table-cell table:style-name="ce15" office:value-type="string">
            <text:p>Dividends</text:p>
          </table:table-cell>
          <table:table-cell table:style-name="ce5"/>
          <table:table-cell table:style-name="ce23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17" office:value-type="string">
            <text:p>Retained Profit (Loss) for the year</text:p>
          </table:table-cell>
          <table:table-cell table:style-name="ce5" table:number-columns-repeated="3"/>
          <table:table-cell table:style-name="ce8" table:formula="of:=[.G83]-[.E84]" office:value-type="float" office:value="0">
            <text:p>0.00 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table:number-columns-repeated="7"/>
          <table:table-cell table:number-columns-repeated="1016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ialBalance" table:style-name="ta2" table:protected="true">
        <table:table-column table:style-name="co7" table:default-cell-style-name="ce45"/>
        <table:table-column table:style-name="co8" table:default-cell-style-name="ce45"/>
        <table:table-column table:style-name="co9" table:default-cell-style-name="ce53"/>
        <table:table-column table:style-name="co10" table:default-cell-style-name="ce45"/>
        <table:table-column table:style-name="co1" table:default-cell-style-name="ce45"/>
        <table:table-column table:style-name="co11" table:number-columns-repeated="7" table:default-cell-style-name="ce45"/>
        <table:table-column table:style-name="co11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2" table:default-cell-style-name="ce45"/>
        <table:table-column table:style-name="co11" table:number-columns-repeated="7" table:default-cell-style-name="ce45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10" table:default-cell-style-name="ce60"/>
        <table:table-column table:style-name="co1" table:default-cell-style-name="ce45"/>
        <table:table-column table:style-name="co10" table:default-cell-style-name="ce45"/>
        <table:table-column table:style-name="co1" table:default-cell-style-name="ce45"/>
        <table:table-column table:style-name="co6" table:number-columns-repeated="883" table:default-cell-style-name="ce45"/>
        <table:table-row table:style-name="ro8">
          <table:table-cell table:style-name="ce41"/>
          <table:table-cell table:style-name="ce46" office:value-type="string">
            <text:p><text:a xlink:href="http://www.diyaccounting.co.uk/">www.DIYaccounting.co.uk</text:a></text:p>
          </table:table-cell>
          <table:table-cell table:style-name="ce52" office:value-type="string" table:number-columns-spanned="1" table:number-rows-spanned="2">
            <text:p>Acct Code Letter</text:p>
          </table:table-cell>
          <table:table-cell table:style-name="ce57" table:formula="of:=[Admin.B5]" office:value-type="date" office:date-value="2013-02-01">
            <text:p>01-Feb-13</text:p>
          </table:table-cell>
          <table:table-cell table:style-name="ce52" table:number-columns-spanned="1" table:number-rows-spanned="2"/>
          <table:table-cell table:style-name="ce62" table:formula="of:=[Admin.B6]" office:value-type="date" office:date-value="2013-02-28" table:number-columns-spanned="8" table:number-rows-spanned="1">
            <text:p>Thursday, February 28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F1]" office:value-type="date" office:date-value="2013-02-28">
            <text:p>28-Feb-13</text:p>
          </table:table-cell>
          <table:table-cell table:style-name="ce52" table:number-columns-spanned="1" table:number-rows-spanned="2"/>
          <table:table-cell table:style-name="ce52" table:formula="of:=[Admin.B8]" office:value-type="date" office:date-value="2013-03-31" table:number-columns-spanned="8" table:number-rows-spanned="1">
            <text:p>Sunday, March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Q1]" office:value-type="date" office:date-value="2013-03-31">
            <text:p>31-Mar-13</text:p>
          </table:table-cell>
          <table:table-cell table:style-name="ce52" table:number-columns-spanned="1" table:number-rows-spanned="2"/>
          <table:table-cell table:style-name="ce52" table:formula="of:=[Admin.B10]" office:value-type="date" office:date-value="2013-04-30" table:number-columns-spanned="8" table:number-rows-spanned="1">
            <text:p>Tuesday, April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B1]" office:value-type="date" office:date-value="2013-04-30">
            <text:p>30-Apr-13</text:p>
          </table:table-cell>
          <table:table-cell table:style-name="ce52" table:number-columns-spanned="1" table:number-rows-spanned="2"/>
          <table:table-cell table:style-name="ce52" table:formula="of:=[Admin.B12]" office:value-type="date" office:date-value="2013-05-31" table:number-columns-spanned="8" table:number-rows-spanned="1">
            <text:p>Friday, Ma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M1]" office:value-type="date" office:date-value="2013-05-31">
            <text:p>31-May-13</text:p>
          </table:table-cell>
          <table:table-cell table:style-name="ce52" table:number-columns-spanned="1" table:number-rows-spanned="2"/>
          <table:table-cell table:style-name="ce52" table:formula="of:=[Admin.B14]" office:value-type="date" office:date-value="2013-06-30" table:number-columns-spanned="8" table:number-rows-spanned="1">
            <text:p>Sunday, June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AX1]" office:value-type="date" office:date-value="2013-06-30">
            <text:p>30-Jun-13</text:p>
          </table:table-cell>
          <table:table-cell table:style-name="ce52" table:number-columns-spanned="1" table:number-rows-spanned="2"/>
          <table:table-cell table:style-name="ce52" table:formula="of:=[Admin.B16]" office:value-type="date" office:date-value="2013-07-31" table:number-columns-spanned="8" table:number-rows-spanned="1">
            <text:p>Wednesday, July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I1]" office:value-type="date" office:date-value="2013-07-31">
            <text:p>31-Jul-13</text:p>
          </table:table-cell>
          <table:table-cell table:style-name="ce52" table:number-columns-spanned="1" table:number-rows-spanned="2"/>
          <table:table-cell table:style-name="ce52" table:formula="of:=[Admin.B18]" office:value-type="date" office:date-value="2013-08-31" table:number-columns-spanned="8" table:number-rows-spanned="1">
            <text:p>Saturday, August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BT1]" office:value-type="date" office:date-value="2013-08-31">
            <text:p>31-Aug-13</text:p>
          </table:table-cell>
          <table:table-cell table:style-name="ce52" table:number-columns-spanned="1" table:number-rows-spanned="2"/>
          <table:table-cell table:style-name="ce52" table:formula="of:=[Admin.B20]" office:value-type="date" office:date-value="2013-09-30" table:number-columns-spanned="8" table:number-rows-spanned="1">
            <text:p>Monday, Sept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E1]" office:value-type="date" office:date-value="2013-09-30">
            <text:p>30-Sep-13</text:p>
          </table:table-cell>
          <table:table-cell table:style-name="ce52" table:number-columns-spanned="1" table:number-rows-spanned="2"/>
          <table:table-cell table:style-name="ce52" table:formula="of:=[Admin.B22]" office:value-type="date" office:date-value="2013-10-31" table:number-columns-spanned="8" table:number-rows-spanned="1">
            <text:p>Thursday, Octo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CP1]" office:value-type="date" office:date-value="2013-10-31">
            <text:p>31-Oct-13</text:p>
          </table:table-cell>
          <table:table-cell table:style-name="ce52" table:number-columns-spanned="1" table:number-rows-spanned="2"/>
          <table:table-cell table:style-name="ce52" table:formula="of:=[Admin.B24]" office:value-type="date" office:date-value="2013-11-30" table:number-columns-spanned="8" table:number-rows-spanned="1">
            <text:p>Saturday, November 30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A1]" office:value-type="date" office:date-value="2013-11-30">
            <text:p>30-Nov-13</text:p>
          </table:table-cell>
          <table:table-cell table:style-name="ce52" table:number-columns-spanned="1" table:number-rows-spanned="2"/>
          <table:table-cell table:style-name="ce52" table:formula="of:=[Admin.B26]" office:value-type="date" office:date-value="2013-12-31" table:number-columns-spanned="8" table:number-rows-spanned="1">
            <text:p>Tuesday, December 31, 2013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L1]" office:value-type="date" office:date-value="2013-12-31">
            <text:p>31-Dec-13</text:p>
          </table:table-cell>
          <table:table-cell table:style-name="ce52" table:number-columns-spanned="1" table:number-rows-spanned="2"/>
          <table:table-cell table:style-name="ce52" table:formula="of:=[Admin.B28]" office:value-type="date" office:date-value="2014-01-31" table:number-columns-spanned="8" table:number-rows-spanned="1">
            <text:p>Friday, January 31, 2014</text:p>
          </table:table-cell>
          <table:covered-table-cell table:number-columns-repeated="7"/>
          <table:table-cell table:style-name="ce52" table:number-columns-spanned="1" table:number-rows-spanned="2"/>
          <table:table-cell table:style-name="ce57" table:formula="of:=[.DW1]" office:value-type="date" office:date-value="2014-01-31">
            <text:p>31-Jan-14</text:p>
          </table:table-cell>
          <table:table-cell table:style-name="ce52" table:number-columns-spanned="1" table:number-rows-spanned="2"/>
          <table:table-cell table:style-name="ce52" office:value-type="string" table:number-columns-spanned="1" table:number-rows-spanned="2">
            <text:p>Year End Accounting</text:p>
          </table:table-cell>
          <table:table-cell table:style-name="ce52" table:number-columns-spanned="1" table:number-rows-spanned="2"/>
          <table:table-cell table:style-name="ce57" table:formula="of:=[.EF1]" office:value-type="date" office:date-value="2014-01-31">
            <text:p>31-Jan-14</text:p>
          </table:table-cell>
          <table:table-cell table:style-name="ce52" table:number-columns-spanned="1" table:number-rows-spanned="2"/>
          <table:table-cell table:style-name="ce66" table:number-columns-repeated="883"/>
        </table:table-row>
        <table:table-row table:style-name="ro9">
          <table:table-cell table:style-name="ce42"/>
          <table:table-cell table:style-name="ce47" office:value-type="string">
            <text:p>AUTOMATED TRIAL BALANCE</text:p>
          </table:table-cell>
          <table:covered-table-cell/>
          <table:table-cell table:style-name="ce58" office:value-type="string">
            <text:p>Open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/>
          <table:table-cell table:style-name="ce52" office:value-type="string">
            <text:p>Sales</text:p>
          </table:table-cell>
          <table:table-cell table:style-name="ce52" office:value-type="string">
            <text:p>Purchases</text:p>
          </table:table-cell>
          <table:table-cell table:style-name="ce52" office:value-type="string">
            <text:p>Bank Current</text:p>
          </table:table-cell>
          <table:table-cell table:style-name="ce52" office:value-type="string">
            <text:p>Bank Savings</text:p>
          </table:table-cell>
          <table:table-cell table:style-name="ce52" office:value-type="string">
            <text:p>Credit Card</text:p>
          </table:table-cell>
          <table:table-cell table:style-name="ce52" office:value-type="string">
            <text:p>Cash Account</text:p>
          </table:table-cell>
          <table:table-cell table:style-name="ce52" office:value-type="string">
            <text:p>Wages</text:p>
          </table:table-cell>
          <table:table-cell table:style-name="ce52" office:value-type="string">
            <text:p>Monthly Accrual</text:p>
          </table:table-cell>
          <table:covered-table-cell/>
          <table:table-cell table:style-name="ce58" office:value-type="string">
            <text:p>Closing Balances</text:p>
          </table:table-cell>
          <table:covered-table-cell table:number-columns-repeated="3"/>
          <table:table-cell table:style-name="ce58" office:value-type="string">
            <text:p>FINAL Balances</text:p>
          </table:table-cell>
          <table:covered-table-cell/>
          <table:table-cell table:style-name="ce67" table:number-columns-repeated="883"/>
        </table:table-row>
        <table:table-row table:style-name="ro10">
          <table:table-cell table:style-name="ce43"/>
          <table:table-cell table:style-name="ce48"/>
          <table:table-cell table:style-name="ce54"/>
          <table:table-cell table:style-name="ce48" table:number-columns-repeated="2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/>
          <table:table-cell table:style-name="ce63"/>
          <table:table-cell table:style-name="ce48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3" table:number-columns-repeated="7"/>
          <table:table-cell table:style-name="ce64"/>
          <table:table-cell table:style-name="ce48" table:number-columns-repeated="3"/>
          <table:table-cell table:style-name="ce65"/>
          <table:table-cell table:style-name="ce48" table:number-columns-repeated="3"/>
          <table:table-cell table:style-name="ce68" table:number-columns-repeated="883"/>
        </table:table-row>
        <table:table-row table:style-name="ro10">
          <table:table-cell table:style-name="ce44"/>
          <table:table-cell table:style-name="ce49" office:value-type="string">
            <text:p>BALANCE SHEET ITEM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FIXED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Land &amp; Property</text:p>
          </table:table-cell>
          <table:table-cell table:style-name="ce55" office:value-type="string">
            <text:p>FL</text:p>
          </table:table-cell>
          <table:table-cell table:style-name="ce60" table:formula="of:=[OpenAccounts.G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6:.N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6:.Y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6:.AJ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6:.AU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6:.BF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6:.BQ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6:.CB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6:.CM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6:.CX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6:.DI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6:.DT6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6:.EE6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E$64]-(['file:///C:/Users/antony/diy/GB%20Accounts/GB%20Accounts%202012-13/GB%20Accounts%20Company%202014-01-31%20(Jan14)%20OpenOffice/Fixedassets.ods'#$Schedule.$W$11]+['file:///C:/Users/antony/diy/GB%20Accounts/GB%20Accounts%202012-13/GB%20Accounts%20Company%202014-01-31%20(Jan14)%20OpenOffice/Fixedassets.ods'#$Schedule.$W$64])" office:value-type="float" office:value="0">
            <text:p>0.00 </text:p>
          </table:table-cell>
          <table:table-cell table:style-name="ce44"/>
          <table:table-cell table:style-name="ce60" table:formula="of:=SUM([.EF6:.EH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Plant &amp; Machinery</text:p>
          </table:table-cell>
          <table:table-cell table:style-name="ce55" office:value-type="string">
            <text:p>FP</text:p>
          </table:table-cell>
          <table:table-cell table:style-name="ce60" table:formula="of:=[OpenAccounts.H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7:.N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7:.Y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7:.AJ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7:.AU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7:.BF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7:.BQ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7:.CB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7:.CM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7:.CX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7:.DI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7:.DT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7:.EE7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E$75]-(['file:///C:/Users/antony/diy/GB%20Accounts/GB%20Accounts%202012-13/GB%20Accounts%20Company%202014-01-31%20(Jan14)%20OpenOffice/Fixedassets.ods'#$Schedule.$W$22]+['file:///C:/Users/antony/diy/GB%20Accounts/GB%20Accounts%202012-13/GB%20Accounts%20Company%202014-01-31%20(Jan14)%20OpenOffice/Fixedassets.ods'#$Schedule.$W$75])" office:value-type="float" office:value="0">
            <text:p>0.00 </text:p>
          </table:table-cell>
          <table:table-cell table:style-name="ce44"/>
          <table:table-cell table:style-name="ce60" table:formula="of:=SUM([.EF7:.EH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Fixtures &amp; Fittings</text:p>
          </table:table-cell>
          <table:table-cell table:style-name="ce55" office:value-type="string">
            <text:p>FF</text:p>
          </table:table-cell>
          <table:table-cell table:style-name="ce60" table:formula="of:=[OpenAccounts.I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8:.N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8:.Y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8:.AJ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8:.AU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8:.BF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8:.BQ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8:.CB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8:.CM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8:.CX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8:.DI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8:.DT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8:.EE8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E$83]-(['file:///C:/Users/antony/diy/GB%20Accounts/GB%20Accounts%202012-13/GB%20Accounts%20Company%202014-01-31%20(Jan14)%20OpenOffice/Fixedassets.ods'#$Schedule.$W$30]+['file:///C:/Users/antony/diy/GB%20Accounts/GB%20Accounts%202012-13/GB%20Accounts%20Company%202014-01-31%20(Jan14)%20OpenOffice/Fixedassets.ods'#$Schedule.$W$83])" office:value-type="float" office:value="0">
            <text:p>0.00 </text:p>
          </table:table-cell>
          <table:table-cell table:style-name="ce44"/>
          <table:table-cell table:style-name="ce60" table:formula="of:=SUM([.EF8:.EH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Computers</text:p>
          </table:table-cell>
          <table:table-cell table:style-name="ce55" office:value-type="string">
            <text:p>FC</text:p>
          </table:table-cell>
          <table:table-cell table:style-name="ce60" table:formula="of:=[OpenAccounts.J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9:.N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9:.Y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9:.AJ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9:.AU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9:.BF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9:.BQ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9:.CB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9:.CM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9:.CX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9:.DI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9:.DT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9:.EE9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E$94]-(['file:///C:/Users/antony/diy/GB%20Accounts/GB%20Accounts%202012-13/GB%20Accounts%20Company%202014-01-31%20(Jan14)%20OpenOffice/Fixedassets.ods'#$Schedule.$W$41]+['file:///C:/Users/antony/diy/GB%20Accounts/GB%20Accounts%202012-13/GB%20Accounts%20Company%202014-01-31%20(Jan14)%20OpenOffice/Fixedassets.ods'#$Schedule.$W$94])" office:value-type="float" office:value="0">
            <text:p>0.00 </text:p>
          </table:table-cell>
          <table:table-cell table:style-name="ce44"/>
          <table:table-cell table:style-name="ce60" table:formula="of:=SUM([.EF9:.EH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Motor Vehicles</text:p>
          </table:table-cell>
          <table:table-cell table:style-name="ce55" office:value-type="string">
            <text:p>FM</text:p>
          </table:table-cell>
          <table:table-cell table:style-name="ce60" table:formula="of:=[OpenAccounts.K13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/>
          <table:table-cell table:style-name="ce59"/>
          <table:table-cell table:style-name="ce60" table:formula="of:=SUM([.D10:.N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O10:.Y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Z10:.AJ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K10:.AU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AV10:.BF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G10:.BQ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BR10:.CB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C10:.CM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N10:.CX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CY10:.DI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J10:.DT1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/>
          <table:table-cell table:style-name="ce44"/>
          <table:table-cell table:style-name="ce60" table:formula="of:=SUM([.DU10:.EE10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E$108]-(['file:///C:/Users/antony/diy/GB%20Accounts/GB%20Accounts%202012-13/GB%20Accounts%20Company%202014-01-31%20(Jan14)%20OpenOffice/Fixedassets.ods'#$Schedule.$W$55]+['file:///C:/Users/antony/diy/GB%20Accounts/GB%20Accounts%202012-13/GB%20Accounts%20Company%202014-01-31%20(Jan14)%20OpenOffice/Fixedassets.ods'#$Schedule.$W$108])" office:value-type="float" office:value="0">
            <text:p>0.00 </text:p>
          </table:table-cell>
          <table:table-cell table:style-name="ce44"/>
          <table:table-cell table:style-name="ce60" table:formula="of:=SUM([.EF10:.EH1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Land &amp; Property</text:p>
          </table:table-cell>
          <table:table-cell table:style-name="ce55"/>
          <table:table-cell table:style-name="ce60" table:formula="of:=-[OpenAccounts.M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59"/>
          <table:table-cell table:style-name="ce60" table:formula="of:=SUM([.D11:.N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O11:.Y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Z11:.AJ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K11:.AU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AV11:.BF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G11:.BQ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BR11:.CB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C11:.CM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N11:.CX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CY11:.DI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J11:.DT1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/12" office:value-type="float" office:value="-0">
            <text:p>0.00 </text:p>
          </table:table-cell>
          <table:table-cell table:style-name="ce44"/>
          <table:table-cell table:style-name="ce60" table:formula="of:=SUM([.DU11:.EE11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X$11]+['file:///C:/Users/antony/diy/GB%20Accounts/GB%20Accounts%202012-13/GB%20Accounts%20Company%202014-01-31%20(Jan14)%20OpenOffice/Fixedassets.ods'#$Schedule.$X$64]" office:value-type="float" office:value="0">
            <text:p>0.00 </text:p>
          </table:table-cell>
          <table:table-cell table:style-name="ce44"/>
          <table:table-cell table:style-name="ce60" table:formula="of:=SUM([.EF11:.EH1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Plant &amp; Machinery</text:p>
          </table:table-cell>
          <table:table-cell table:style-name="ce55"/>
          <table:table-cell table:style-name="ce60" table:formula="of:=-[OpenAccounts.N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59"/>
          <table:table-cell table:style-name="ce60" table:formula="of:=SUM([.D12:.N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O12:.Y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Z12:.AJ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K12:.AU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AV12:.BF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G12:.BQ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BR12:.CB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C12:.CM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N12:.CX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CY12:.DI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J12:.DT1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/12" office:value-type="float" office:value="-0">
            <text:p>0.00 </text:p>
          </table:table-cell>
          <table:table-cell table:style-name="ce44"/>
          <table:table-cell table:style-name="ce60" table:formula="of:=SUM([.DU12:.EE12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X$22]+['file:///C:/Users/antony/diy/GB%20Accounts/GB%20Accounts%202012-13/GB%20Accounts%20Company%202014-01-31%20(Jan14)%20OpenOffice/Fixedassets.ods'#$Schedule.$X$75]" office:value-type="float" office:value="0">
            <text:p>0.00 </text:p>
          </table:table-cell>
          <table:table-cell table:style-name="ce44"/>
          <table:table-cell table:style-name="ce60" table:formula="of:=SUM([.EF12:.EH1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Fixtures &amp; Fittings</text:p>
          </table:table-cell>
          <table:table-cell table:style-name="ce55"/>
          <table:table-cell table:style-name="ce60" table:formula="of:=-[OpenAccounts.O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59"/>
          <table:table-cell table:style-name="ce60" table:formula="of:=SUM([.D13:.N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O13:.Y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Z13:.AJ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K13:.AU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AV13:.BF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G13:.BQ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BR13:.CB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C13:.CM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N13:.CX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CY13:.DI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J13:.DT1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/12" office:value-type="float" office:value="-0">
            <text:p>0.00 </text:p>
          </table:table-cell>
          <table:table-cell table:style-name="ce44"/>
          <table:table-cell table:style-name="ce60" table:formula="of:=SUM([.DU13:.EE13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X$30]+['file:///C:/Users/antony/diy/GB%20Accounts/GB%20Accounts%202012-13/GB%20Accounts%20Company%202014-01-31%20(Jan14)%20OpenOffice/Fixedassets.ods'#$Schedule.$X$83]" office:value-type="float" office:value="0">
            <text:p>0.00 </text:p>
          </table:table-cell>
          <table:table-cell table:style-name="ce44"/>
          <table:table-cell table:style-name="ce60" table:formula="of:=SUM([.EF13:.EH1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Computers</text:p>
          </table:table-cell>
          <table:table-cell table:style-name="ce55"/>
          <table:table-cell table:style-name="ce60" table:formula="of:=-[OpenAccounts.P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59"/>
          <table:table-cell table:style-name="ce60" table:formula="of:=SUM([.D14:.N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O14:.Y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Z14:.AJ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K14:.AU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AV14:.BF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G14:.BQ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BR14:.CB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C14:.CM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N14:.CX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CY14:.DI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J14:.DT1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/12" office:value-type="float" office:value="-0">
            <text:p>0.00 </text:p>
          </table:table-cell>
          <table:table-cell table:style-name="ce44"/>
          <table:table-cell table:style-name="ce60" table:formula="of:=SUM([.DU14:.EE14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X$41]+['file:///C:/Users/antony/diy/GB%20Accounts/GB%20Accounts%202012-13/GB%20Accounts%20Company%202014-01-31%20(Jan14)%20OpenOffice/Fixedassets.ods'#$Schedule.$X$94]" office:value-type="float" office:value="0">
            <text:p>0.00 </text:p>
          </table:table-cell>
          <table:table-cell table:style-name="ce44"/>
          <table:table-cell table:style-name="ce60" table:formula="of:=SUM([.EF14:.EH1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ccumulated Depreciation Motor Vehicles</text:p>
          </table:table-cell>
          <table:table-cell table:style-name="ce55"/>
          <table:table-cell table:style-name="ce60" table:formula="of:=-[OpenAccounts.Q1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59"/>
          <table:table-cell table:style-name="ce60" table:formula="of:=SUM([.D15:.N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O15:.Y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Z15:.AJ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K15:.AU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AV15:.BF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G15:.BQ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BR15:.CB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C15:.CM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N15:.CX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CY15:.DI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J15:.DT1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1" table:number-columns-repeated="5"/>
          <table:table-cell table:style-name="ce60" table:formula="of:=-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/12" office:value-type="float" office:value="-0">
            <text:p>0.00 </text:p>
          </table:table-cell>
          <table:table-cell table:style-name="ce44"/>
          <table:table-cell table:style-name="ce60" table:formula="of:=SUM([.DU15:.EE15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X$55]+['file:///C:/Users/antony/diy/GB%20Accounts/GB%20Accounts%202012-13/GB%20Accounts%20Company%202014-01-31%20(Jan14)%20OpenOffice/Fixedassets.ods'#$Schedule.$X$108]" office:value-type="float" office:value="0">
            <text:p>0.00 </text:p>
          </table:table-cell>
          <table:table-cell table:style-name="ce44"/>
          <table:table-cell table:style-name="ce60" table:formula="of:=SUM([.EF15:.EH1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Additions accrued</text:p>
          </table:table-cell>
          <table:table-cell table:style-name="ce55"/>
          <table:table-cell table:style-name="ce60"/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I$1]" office:value-type="float" office:value="0">
            <text:p>0.00 </text:p>
          </table:table-cell>
          <table:table-cell table:style-name="ce61" table:number-columns-repeated="5"/>
          <table:table-cell/>
          <table:table-cell table:style-name="ce59"/>
          <table:table-cell table:style-name="ce60" table:formula="of:=SUM([.D16:.N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O16:.Y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Z16:.AJ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K16:.AU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AV16:.BF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G16:.BQ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BR16:.CB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C16:.CM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N16:.CX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CY16:.DI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J16:.DT1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I$1]" office:value-type="float" office:value="0">
            <text:p>0.00 </text:p>
          </table:table-cell>
          <table:table-cell table:style-name="ce61" table:number-columns-repeated="5"/>
          <table:table-cell table:style-name="ce60"/>
          <table:table-cell table:style-name="ce44"/>
          <table:table-cell table:style-name="ce60" table:formula="of:=SUM([.DU16:.EE16])" office:value-type="float" office:value="0">
            <text:p>0.00 </text:p>
          </table:table-cell>
          <table:table-cell table:style-name="ce44"/>
          <table:table-cell table:formula="of:=-['file:///C:/Users/antony/diy/GB%20Accounts/GB%20Accounts%202012-13/GB%20Accounts%20Company%202014-01-31%20(Jan14)%20OpenOffice/Fixedassets.ods'#$Schedule.$E$110]" office:value-type="float" office:value="-0">
            <text:p>0.00 </text:p>
          </table:table-cell>
          <table:table-cell table:style-name="ce44"/>
          <table:table-cell table:style-name="ce60" table:formula="of:=SUM([.EF16:.EH1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Fixed Asset Disposal Value accrued</text:p>
          </table:table-cell>
          <table:table-cell table:style-name="ce55" office:value-type="string">
            <text:p>FS</text:p>
          </table:table-cell>
          <table:table-cell table:style-name="ce60"/>
          <table:table-cell table:style-name="ce59"/>
          <table:table-cell table:style-name="ce60" table:formula="of:=-['file:///C:/Users/antony/diy/GB%20Accounts/GB%20Accounts%202012-13/GB%20Accounts%20Company%202014-01-31%20(Jan14)%20OpenOffice/Sales.ods'#$Feb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59"/>
          <table:table-cell table:style-name="ce60" table:formula="of:=SUM([.D17:.N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O17:.Y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Z17:.AJ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K17:.AU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AV17:.BF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G17:.BQ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BR17:.CB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C17:.CM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N17:.CX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CY17:.DI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J17:.DT1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U$1]" office:value-type="float" office:value="-0">
            <text:p>0.00 </text:p>
          </table:table-cell>
          <table:table-cell table:style-name="ce60"/>
          <table:table-cell table:style-name="ce61" table:number-columns-repeated="5"/>
          <table:table-cell table:style-name="ce60" table:formula="of:=-(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)" office:value-type="float" office:value="-0">
            <text:p>0.00 </text:p>
          </table:table-cell>
          <table:table-cell table:style-name="ce44"/>
          <table:table-cell table:style-name="ce60" table:formula="of:=SUM([.DU17:.EE17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" office:value-type="float" office:value="0">
            <text:p>0.00 </text:p>
          </table:table-cell>
          <table:table-cell table:style-name="ce44"/>
          <table:table-cell table:style-name="ce60" table:formula="of:=SUM([.EF17:.EH1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tock</text:p>
          </table:table-cell>
          <table:table-cell table:style-name="ce55"/>
          <table:table-cell table:style-name="ce60" table:formula="of:=[OpenAccounts.E15]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formula="of:=[Stock.$F$8]-[Stock.$L$8]-[Stock.$R$8]-[Stock.$X$8]+[Stock.$Z$8]" office:value-type="float" office:value="0">
            <text:p>0.00 </text:p>
          </table:table-cell>
          <table:table-cell table:style-name="ce59"/>
          <table:table-cell table:style-name="ce60" table:formula="of:=SUM([.D19:.N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0]-[Stock.$L$10]-[Stock.$R$10]-[Stock.$X$10]+[Stock.$Z$10]" office:value-type="float" office:value="0">
            <text:p>0.00 </text:p>
          </table:table-cell>
          <table:table-cell table:style-name="ce44"/>
          <table:table-cell table:style-name="ce60" table:formula="of:=SUM([.O19:.Y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2]-[Stock.$L$12]-[Stock.$R$12]-[Stock.$X$12]+[Stock.$Z$12]" office:value-type="float" office:value="0">
            <text:p>0.00 </text:p>
          </table:table-cell>
          <table:table-cell table:style-name="ce44"/>
          <table:table-cell table:style-name="ce60" table:formula="of:=SUM([.Z19:.AJ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4]-[Stock.$L$14]-[Stock.$R$14]-[Stock.$X$14]+[Stock.$Z$14]" office:value-type="float" office:value="0">
            <text:p>0.00 </text:p>
          </table:table-cell>
          <table:table-cell table:style-name="ce44"/>
          <table:table-cell table:style-name="ce60" table:formula="of:=SUM([.AK19:.AU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6]-[Stock.$L$16]-[Stock.$R$16]-[Stock.$X$16]+[Stock.$Z$16]" office:value-type="float" office:value="0">
            <text:p>0.00 </text:p>
          </table:table-cell>
          <table:table-cell table:style-name="ce44"/>
          <table:table-cell table:style-name="ce60" table:formula="of:=SUM([.AV19:.BF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18]-[Stock.$L$18]-[Stock.$R$18]-[Stock.$X$18]+[Stock.$Z$18]" office:value-type="float" office:value="0">
            <text:p>0.00 </text:p>
          </table:table-cell>
          <table:table-cell table:style-name="ce44"/>
          <table:table-cell table:style-name="ce60" table:formula="of:=SUM([.BG19:.BQ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0]-[Stock.$L$20]-[Stock.$R$20]-[Stock.$X$20]+[Stock.$Z$20]" office:value-type="float" office:value="0">
            <text:p>0.00 </text:p>
          </table:table-cell>
          <table:table-cell table:style-name="ce44"/>
          <table:table-cell table:style-name="ce60" table:formula="of:=SUM([.BR19:.CB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2]-[Stock.$L$22]-[Stock.$R$22]-[Stock.$X$22]+[Stock.$Z$22]" office:value-type="float" office:value="0">
            <text:p>0.00 </text:p>
          </table:table-cell>
          <table:table-cell table:style-name="ce44"/>
          <table:table-cell table:style-name="ce60" table:formula="of:=SUM([.CC19:.CM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4]-[Stock.$L$24]-[Stock.$R$24]-[Stock.$X$24]+[Stock.$Z$24]" office:value-type="float" office:value="0">
            <text:p>0.00 </text:p>
          </table:table-cell>
          <table:table-cell table:style-name="ce44"/>
          <table:table-cell table:style-name="ce60" table:formula="of:=SUM([.CN19:.CX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6]-[Stock.$L$26]-[Stock.$R$26]-[Stock.$X$26]+[Stock.$Z$26]" office:value-type="float" office:value="0">
            <text:p>0.00 </text:p>
          </table:table-cell>
          <table:table-cell table:style-name="ce44"/>
          <table:table-cell table:style-name="ce60" table:formula="of:=SUM([.CY19:.DI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28]-[Stock.$L$28]-[Stock.$R$28]-[Stock.$X$28]+[Stock.$Z$28]" office:value-type="float" office:value="0">
            <text:p>0.00 </text:p>
          </table:table-cell>
          <table:table-cell table:style-name="ce44"/>
          <table:table-cell table:style-name="ce60" table:formula="of:=SUM([.DJ19:.DT19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Stock.$F$30]-[Stock.$L$30]-[Stock.$R$30]-[Stock.$X$30]+[Stock.$Z$30]" office:value-type="float" office:value="0">
            <text:p>0.00 </text:p>
          </table:table-cell>
          <table:table-cell table:style-name="ce44"/>
          <table:table-cell table:style-name="ce60" table:formula="of:=SUM([.DU19:.EE1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19:.EH1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Debtors</text:p>
          </table:table-cell>
          <table:table-cell table:style-name="ce55" office:value-type="string">
            <text:p>DR</text:p>
          </table:table-cell>
          <table:table-cell table:style-name="ce60" table:formula="of:=[OpenAccounts.E16]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Feb13.$F$1]-['file:///C:/Users/antony/diy/GB%20Accounts/GB%20Accounts%202012-13/GB%20Accounts%20Company%202014-01-31%20(Jan14)%20OpenOffice/Sales.ods'#$Feb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Feb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Feb13.$J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0:.N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Mar13.$F$1]-['file:///C:/Users/antony/diy/GB%20Accounts/GB%20Accounts%202012-13/GB%20Accounts%20Company%202014-01-31%20(Jan14)%20OpenOffice/Sales.ods'#$Mar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Ma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r13.$J$1]" office:value-type="float" office:value="-0">
            <text:p>0.00 </text:p>
          </table:table-cell>
          <table:table-cell table:style-name="ce60"/>
          <table:table-cell table:style-name="ce60" office:value-type="string">
            <text:p><text:s/></text:p>
          </table:table-cell>
          <table:table-cell table:style-name="ce44"/>
          <table:table-cell table:style-name="ce60" table:formula="of:=SUM([.O20:.Y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Apr13.$F$1]-['file:///C:/Users/antony/diy/GB%20Accounts/GB%20Accounts%202012-13/GB%20Accounts%20Company%202014-01-31%20(Jan14)%20OpenOffice/Sales.ods'#$Apr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Ap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pr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0:.AJ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May13.$F$1]-['file:///C:/Users/antony/diy/GB%20Accounts/GB%20Accounts%202012-13/GB%20Accounts%20Company%202014-01-31%20(Jan14)%20OpenOffice/Sales.ods'#$May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May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y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0:.AU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un13.$F$1]-['file:///C:/Users/antony/diy/GB%20Accounts/GB%20Accounts%202012-13/GB%20Accounts%20Company%202014-01-31%20(Jan14)%20OpenOffice/Sales.ods'#$Jun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Jun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n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0:.BF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ul13.$F$1]-['file:///C:/Users/antony/diy/GB%20Accounts/GB%20Accounts%202012-13/GB%20Accounts%20Company%202014-01-31%20(Jan14)%20OpenOffice/Sales.ods'#$Jul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Jul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l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0:.BQ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Aug13.$F$1]-['file:///C:/Users/antony/diy/GB%20Accounts/GB%20Accounts%202012-13/GB%20Accounts%20Company%202014-01-31%20(Jan14)%20OpenOffice/Sales.ods'#$Aug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Aug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ug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0:.CB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Sep13.$F$1]-['file:///C:/Users/antony/diy/GB%20Accounts/GB%20Accounts%202012-13/GB%20Accounts%20Company%202014-01-31%20(Jan14)%20OpenOffice/Sales.ods'#$Sep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Sep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Sep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0:.CM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Oct13.$F$1]-['file:///C:/Users/antony/diy/GB%20Accounts/GB%20Accounts%202012-13/GB%20Accounts%20Company%202014-01-31%20(Jan14)%20OpenOffice/Sales.ods'#$Oct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Oct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Oct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0:.CX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Nov13.$F$1]-['file:///C:/Users/antony/diy/GB%20Accounts/GB%20Accounts%202012-13/GB%20Accounts%20Company%202014-01-31%20(Jan14)%20OpenOffice/Sales.ods'#$Nov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Nov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Nov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0:.DI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Dec13.$F$1]-['file:///C:/Users/antony/diy/GB%20Accounts/GB%20Accounts%202012-13/GB%20Accounts%20Company%202014-01-31%20(Jan14)%20OpenOffice/Sales.ods'#$Dec13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Dec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Dec13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0:.DT20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an14.$F$1]-['file:///C:/Users/antony/diy/GB%20Accounts/GB%20Accounts%202012-13/GB%20Accounts%20Company%202014-01-31%20(Jan14)%20OpenOffice/Sales.ods'#$Jan14.$V$1]" office:value-type="float" office:value="0">
            <text:p>0.00 </text:p>
          </table:table-cell>
          <table:table-cell table:style-name="ce60"/>
          <table:table-cell table:style-name="ce60" table:formula="of:=-['file:///C:/Users/antony/diy/GB%20Accounts/GB%20Accounts%202012-13/GB%20Accounts%20Company%202014-01-31%20(Jan14)%20OpenOffice/Currentaccount.ods'#$Jan14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J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an14.$J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0:.EE2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0:.EH2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0" office:value-type="string">
            <text:p>Cash &amp; Bank Receip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urrent Account</text:p>
          </table:table-cell>
          <table:table-cell table:style-name="ce55" office:value-type="string">
            <text:p>BB</text:p>
          </table:table-cell>
          <table:table-cell table:style-name="ce60" table:formula="of:=[OpenAccounts.G18]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Feb13.$F$1]-['file:///C:/Users/antony/diy/GB%20Accounts/GB%20Accounts%202012-13/GB%20Accounts%20Company%202014-01-31%20(Jan14)%20OpenOffice/Currentaccount.ods'#$Feb13.$X$1]" office:value-type="float" office:value="0">
            <text:p>0.00 </text:p>
          </table:table-cell>
          <table:table-cell table:style-name="ce61" table:number-columns-repeated="4"/>
          <table:table-cell/>
          <table:table-cell table:style-name="ce59"/>
          <table:table-cell table:style-name="ce60" table:formula="of:=SUM([.D22:.N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Mar13.$F$1]-['file:///C:/Users/antony/diy/GB%20Accounts/GB%20Accounts%202012-13/GB%20Accounts%20Company%202014-01-31%20(Jan14)%20OpenOffice/Currentaccount.ods'#$Mar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O22:.Y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Apr13.$F$1]-['file:///C:/Users/antony/diy/GB%20Accounts/GB%20Accounts%202012-13/GB%20Accounts%20Company%202014-01-31%20(Jan14)%20OpenOffice/Currentaccount.ods'#$Apr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Z22:.AJ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May13.$F$1]-['file:///C:/Users/antony/diy/GB%20Accounts/GB%20Accounts%202012-13/GB%20Accounts%20Company%202014-01-31%20(Jan14)%20OpenOffice/Currentaccount.ods'#$May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K22:.AU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Jun13.$F$1]-['file:///C:/Users/antony/diy/GB%20Accounts/GB%20Accounts%202012-13/GB%20Accounts%20Company%202014-01-31%20(Jan14)%20OpenOffice/Currentaccount.ods'#$Jun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AV22:.BF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Jul13.$F$1]-['file:///C:/Users/antony/diy/GB%20Accounts/GB%20Accounts%202012-13/GB%20Accounts%20Company%202014-01-31%20(Jan14)%20OpenOffice/Currentaccount.ods'#$Jul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G22:.BQ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Aug13.$F$1]-['file:///C:/Users/antony/diy/GB%20Accounts/GB%20Accounts%202012-13/GB%20Accounts%20Company%202014-01-31%20(Jan14)%20OpenOffice/Currentaccount.ods'#$Aug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BR22:.CB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Sep13.$F$1]-['file:///C:/Users/antony/diy/GB%20Accounts/GB%20Accounts%202012-13/GB%20Accounts%20Company%202014-01-31%20(Jan14)%20OpenOffice/Currentaccount.ods'#$Sep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C22:.CM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Oct13.$F$1]-['file:///C:/Users/antony/diy/GB%20Accounts/GB%20Accounts%202012-13/GB%20Accounts%20Company%202014-01-31%20(Jan14)%20OpenOffice/Currentaccount.ods'#$Oct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N22:.CX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Nov13.$F$1]-['file:///C:/Users/antony/diy/GB%20Accounts/GB%20Accounts%202012-13/GB%20Accounts%20Company%202014-01-31%20(Jan14)%20OpenOffice/Currentaccount.ods'#$Nov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CY22:.DI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Dec13.$F$1]-['file:///C:/Users/antony/diy/GB%20Accounts/GB%20Accounts%202012-13/GB%20Accounts%20Company%202014-01-31%20(Jan14)%20OpenOffice/Currentaccount.ods'#$Dec13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J22:.DT22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['file:///C:/Users/antony/diy/GB%20Accounts/GB%20Accounts%202012-13/GB%20Accounts%20Company%202014-01-31%20(Jan14)%20OpenOffice/Currentaccount.ods'#$Jan14.$F$1]-['file:///C:/Users/antony/diy/GB%20Accounts/GB%20Accounts%202012-13/GB%20Accounts%20Company%202014-01-31%20(Jan14)%20OpenOffice/Currentaccount.ods'#$Jan14.$X$1]" office:value-type="float" office:value="0">
            <text:p>0.00 </text:p>
          </table:table-cell>
          <table:table-cell table:style-name="ce61" table:number-columns-repeated="4"/>
          <table:table-cell table:style-name="ce60"/>
          <table:table-cell table:style-name="ce44"/>
          <table:table-cell table:style-name="ce60" table:formula="of:=SUM([.DU22:.EE2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2:.EH2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Savings Account</text:p>
          </table:table-cell>
          <table:table-cell table:style-name="ce55" office:value-type="string">
            <text:p>BS</text:p>
          </table:table-cell>
          <table:table-cell table:style-name="ce60" table:formula="of:=[OpenAccounts.H18]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Feb13.$F$1]-['file:///C:/Users/antony/diy/GB%20Accounts/GB%20Accounts%202012-13/GB%20Accounts%20Company%202014-01-31%20(Jan14)%20OpenOffice/Savingaccount.ods'#$Feb13.$X$1]" office:value-type="float" office:value="0">
            <text:p>0.00 </text:p>
          </table:table-cell>
          <table:table-cell table:style-name="ce61" table:number-columns-repeated="3"/>
          <table:table-cell/>
          <table:table-cell table:style-name="ce59"/>
          <table:table-cell table:style-name="ce60" table:formula="of:=SUM([.D23:.N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Mar13.$F$1]-['file:///C:/Users/antony/diy/GB%20Accounts/GB%20Accounts%202012-13/GB%20Accounts%20Company%202014-01-31%20(Jan14)%20OpenOffice/Savingaccount.ods'#$Mar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O23:.Y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Apr13.$F$1]-['file:///C:/Users/antony/diy/GB%20Accounts/GB%20Accounts%202012-13/GB%20Accounts%20Company%202014-01-31%20(Jan14)%20OpenOffice/Savingaccount.ods'#$Apr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Z23:.AJ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May13.$F$1]-['file:///C:/Users/antony/diy/GB%20Accounts/GB%20Accounts%202012-13/GB%20Accounts%20Company%202014-01-31%20(Jan14)%20OpenOffice/Savingaccount.ods'#$May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K23:.AU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Jun13.$F$1]-['file:///C:/Users/antony/diy/GB%20Accounts/GB%20Accounts%202012-13/GB%20Accounts%20Company%202014-01-31%20(Jan14)%20OpenOffice/Savingaccount.ods'#$Jun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AV23:.BF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Jul13.$F$1]-['file:///C:/Users/antony/diy/GB%20Accounts/GB%20Accounts%202012-13/GB%20Accounts%20Company%202014-01-31%20(Jan14)%20OpenOffice/Savingaccount.ods'#$Jul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G23:.BQ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Aug13.$F$1]-['file:///C:/Users/antony/diy/GB%20Accounts/GB%20Accounts%202012-13/GB%20Accounts%20Company%202014-01-31%20(Jan14)%20OpenOffice/Savingaccount.ods'#$Aug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BR23:.CB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Sep13.$F$1]-['file:///C:/Users/antony/diy/GB%20Accounts/GB%20Accounts%202012-13/GB%20Accounts%20Company%202014-01-31%20(Jan14)%20OpenOffice/Savingaccount.ods'#$Sep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C23:.CM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Oct13.$F$1]-['file:///C:/Users/antony/diy/GB%20Accounts/GB%20Accounts%202012-13/GB%20Accounts%20Company%202014-01-31%20(Jan14)%20OpenOffice/Savingaccount.ods'#$Oct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N23:.CX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Nov13.$F$1]-['file:///C:/Users/antony/diy/GB%20Accounts/GB%20Accounts%202012-13/GB%20Accounts%20Company%202014-01-31%20(Jan14)%20OpenOffice/Savingaccount.ods'#$Nov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CY23:.DI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Dec13.$F$1]-['file:///C:/Users/antony/diy/GB%20Accounts/GB%20Accounts%202012-13/GB%20Accounts%20Company%202014-01-31%20(Jan14)%20OpenOffice/Savingaccount.ods'#$Dec13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J23:.DT23])" office:value-type="float" office:value="0">
            <text:p>0.00 </text:p>
          </table:table-cell>
          <table:table-cell table:style-name="ce59"/>
          <table:table-cell table:style-name="ce61" table:number-columns-repeated="3"/>
          <table:table-cell table:style-name="ce61" table:formula="of:=['file:///C:/Users/antony/diy/GB%20Accounts/GB%20Accounts%202012-13/GB%20Accounts%20Company%202014-01-31%20(Jan14)%20OpenOffice/Savingaccount.ods'#$Jan14.$F$1]-['file:///C:/Users/antony/diy/GB%20Accounts/GB%20Accounts%202012-13/GB%20Accounts%20Company%202014-01-31%20(Jan14)%20OpenOffice/Savingaccount.ods'#$Jan14.$X$1]" office:value-type="float" office:value="0">
            <text:p>0.00 </text:p>
          </table:table-cell>
          <table:table-cell table:style-name="ce61" table:number-columns-repeated="3"/>
          <table:table-cell table:style-name="ce60"/>
          <table:table-cell table:style-name="ce44"/>
          <table:table-cell table:style-name="ce60" table:formula="of:=SUM([.DU23:.EE2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3:.EH2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 Card Account</text:p>
          </table:table-cell>
          <table:table-cell table:style-name="ce55" office:value-type="string">
            <text:p>BD</text:p>
          </table:table-cell>
          <table:table-cell table:style-name="ce60" table:formula="of:=[OpenAccounts.I18]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Feb13.$F$1]-['file:///C:/Users/antony/diy/GB%20Accounts/GB%20Accounts%202012-13/GB%20Accounts%20Company%202014-01-31%20(Jan14)%20OpenOffice/Creditcardaccount.ods'#$Feb13.$X$1]" office:value-type="float" office:value="0">
            <text:p>0.00 </text:p>
          </table:table-cell>
          <table:table-cell table:style-name="ce61" table:number-columns-repeated="2"/>
          <table:table-cell/>
          <table:table-cell table:style-name="ce59"/>
          <table:table-cell table:style-name="ce60" table:formula="of:=SUM([.D24:.N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Mar13.$F$1]-['file:///C:/Users/antony/diy/GB%20Accounts/GB%20Accounts%202012-13/GB%20Accounts%20Company%202014-01-31%20(Jan14)%20OpenOffice/Creditcardaccount.ods'#$Mar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O24:.Y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Apr13.$F$1]-['file:///C:/Users/antony/diy/GB%20Accounts/GB%20Accounts%202012-13/GB%20Accounts%20Company%202014-01-31%20(Jan14)%20OpenOffice/Creditcardaccount.ods'#$Apr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Z24:.AJ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May13.$F$1]-['file:///C:/Users/antony/diy/GB%20Accounts/GB%20Accounts%202012-13/GB%20Accounts%20Company%202014-01-31%20(Jan14)%20OpenOffice/Creditcardaccount.ods'#$May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K24:.AU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Jun13.$F$1]-['file:///C:/Users/antony/diy/GB%20Accounts/GB%20Accounts%202012-13/GB%20Accounts%20Company%202014-01-31%20(Jan14)%20OpenOffice/Creditcardaccount.ods'#$Jun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AV24:.BF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Jul13.$F$1]-['file:///C:/Users/antony/diy/GB%20Accounts/GB%20Accounts%202012-13/GB%20Accounts%20Company%202014-01-31%20(Jan14)%20OpenOffice/Creditcardaccount.ods'#$Jul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G24:.BQ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Aug13.$F$1]-['file:///C:/Users/antony/diy/GB%20Accounts/GB%20Accounts%202012-13/GB%20Accounts%20Company%202014-01-31%20(Jan14)%20OpenOffice/Creditcardaccount.ods'#$Aug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BR24:.CB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Sep13.$F$1]-['file:///C:/Users/antony/diy/GB%20Accounts/GB%20Accounts%202012-13/GB%20Accounts%20Company%202014-01-31%20(Jan14)%20OpenOffice/Creditcardaccount.ods'#$Sep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C24:.CM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Oct13.$F$1]-['file:///C:/Users/antony/diy/GB%20Accounts/GB%20Accounts%202012-13/GB%20Accounts%20Company%202014-01-31%20(Jan14)%20OpenOffice/Creditcardaccount.ods'#$Oct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N24:.CX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Nov13.$F$1]-['file:///C:/Users/antony/diy/GB%20Accounts/GB%20Accounts%202012-13/GB%20Accounts%20Company%202014-01-31%20(Jan14)%20OpenOffice/Creditcardaccount.ods'#$Nov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CY24:.DI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Dec13.$F$1]-['file:///C:/Users/antony/diy/GB%20Accounts/GB%20Accounts%202012-13/GB%20Accounts%20Company%202014-01-31%20(Jan14)%20OpenOffice/Creditcardaccount.ods'#$Dec13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J24:.DT24])" office:value-type="float" office:value="0">
            <text:p>0.00 </text:p>
          </table:table-cell>
          <table:table-cell table:style-name="ce59"/>
          <table:table-cell table:style-name="ce61" table:number-columns-repeated="4"/>
          <table:table-cell table:style-name="ce61" table:formula="of:=['file:///C:/Users/antony/diy/GB%20Accounts/GB%20Accounts%202012-13/GB%20Accounts%20Company%202014-01-31%20(Jan14)%20OpenOffice/Creditcardaccount.ods'#$Jan14.$F$1]-['file:///C:/Users/antony/diy/GB%20Accounts/GB%20Accounts%202012-13/GB%20Accounts%20Company%202014-01-31%20(Jan14)%20OpenOffice/Creditcardaccount.ods'#$Jan14.$X$1]" office:value-type="float" office:value="0">
            <text:p>0.00 </text:p>
          </table:table-cell>
          <table:table-cell table:style-name="ce61" table:number-columns-repeated="2"/>
          <table:table-cell table:style-name="ce60"/>
          <table:table-cell table:style-name="ce44"/>
          <table:table-cell table:style-name="ce60" table:formula="of:=SUM([.DU24:.EE2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4:.EH2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sh Account</text:p>
          </table:table-cell>
          <table:table-cell table:style-name="ce55" office:value-type="string">
            <text:p>BC</text:p>
          </table:table-cell>
          <table:table-cell table:style-name="ce60" table:formula="of:=[OpenAccounts.J18]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Feb13.$F$1]-['file:///C:/Users/antony/diy/GB%20Accounts/GB%20Accounts%202012-13/GB%20Accounts%20Company%202014-01-31%20(Jan14)%20OpenOffice/Cashaccount.ods'#$Feb13.$U$1]" office:value-type="float" office:value="0">
            <text:p>0.00 </text:p>
          </table:table-cell>
          <table:table-cell table:style-name="ce61"/>
          <table:table-cell/>
          <table:table-cell table:style-name="ce59"/>
          <table:table-cell table:style-name="ce60" table:formula="of:=SUM([.D25:.N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Mar13.$F$1]-['file:///C:/Users/antony/diy/GB%20Accounts/GB%20Accounts%202012-13/GB%20Accounts%20Company%202014-01-31%20(Jan14)%20OpenOffice/Cashaccount.ods'#$Mar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O25:.Y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Apr13.$F$1]-['file:///C:/Users/antony/diy/GB%20Accounts/GB%20Accounts%202012-13/GB%20Accounts%20Company%202014-01-31%20(Jan14)%20OpenOffice/Cashaccount.ods'#$Apr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Z25:.AJ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May13.$F$1]-['file:///C:/Users/antony/diy/GB%20Accounts/GB%20Accounts%202012-13/GB%20Accounts%20Company%202014-01-31%20(Jan14)%20OpenOffice/Cashaccount.ods'#$May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K25:.AU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Jun13.$F$1]-['file:///C:/Users/antony/diy/GB%20Accounts/GB%20Accounts%202012-13/GB%20Accounts%20Company%202014-01-31%20(Jan14)%20OpenOffice/Cashaccount.ods'#$Jun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AV25:.BF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Jul13.$F$1]-['file:///C:/Users/antony/diy/GB%20Accounts/GB%20Accounts%202012-13/GB%20Accounts%20Company%202014-01-31%20(Jan14)%20OpenOffice/Cashaccount.ods'#$Jul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G25:.BQ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Aug13.$F$1]-['file:///C:/Users/antony/diy/GB%20Accounts/GB%20Accounts%202012-13/GB%20Accounts%20Company%202014-01-31%20(Jan14)%20OpenOffice/Cashaccount.ods'#$Aug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BR25:.CB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Sep13.$F$1]-['file:///C:/Users/antony/diy/GB%20Accounts/GB%20Accounts%202012-13/GB%20Accounts%20Company%202014-01-31%20(Jan14)%20OpenOffice/Cashaccount.ods'#$Sep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C25:.CM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Oct13.$F$1]-['file:///C:/Users/antony/diy/GB%20Accounts/GB%20Accounts%202012-13/GB%20Accounts%20Company%202014-01-31%20(Jan14)%20OpenOffice/Cashaccount.ods'#$Oct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N25:.CX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Nov13.$F$1]-['file:///C:/Users/antony/diy/GB%20Accounts/GB%20Accounts%202012-13/GB%20Accounts%20Company%202014-01-31%20(Jan14)%20OpenOffice/Cashaccount.ods'#$Nov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CY25:.DI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Dec13.$F$1]-['file:///C:/Users/antony/diy/GB%20Accounts/GB%20Accounts%202012-13/GB%20Accounts%20Company%202014-01-31%20(Jan14)%20OpenOffice/Cashaccount.ods'#$Dec13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J25:.DT25])" office:value-type="float" office:value="0">
            <text:p>0.00 </text:p>
          </table:table-cell>
          <table:table-cell table:style-name="ce59"/>
          <table:table-cell table:style-name="ce61" table:number-columns-repeated="5"/>
          <table:table-cell table:style-name="ce61" table:formula="of:=['file:///C:/Users/antony/diy/GB%20Accounts/GB%20Accounts%202012-13/GB%20Accounts%20Company%202014-01-31%20(Jan14)%20OpenOffice/Cashaccount.ods'#$Jan14.$F$1]-['file:///C:/Users/antony/diy/GB%20Accounts/GB%20Accounts%202012-13/GB%20Accounts%20Company%202014-01-31%20(Jan14)%20OpenOffice/Cashaccount.ods'#$Jan14.$U$1]" office:value-type="float" office:value="0">
            <text:p>0.00 </text:p>
          </table:table-cell>
          <table:table-cell table:style-name="ce61"/>
          <table:table-cell table:style-name="ce60"/>
          <table:table-cell table:style-name="ce44"/>
          <table:table-cell table:style-name="ce60" table:formula="of:=SUM([.DU25:.EE25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Companysecretary.ods'#$Boardmeeting.$E$6]" office:value-type="float" office:value="0">
            <text:p>0.00 </text:p>
          </table:table-cell>
          <table:table-cell table:style-name="ce44"/>
          <table:table-cell table:style-name="ce60" table:formula="of:=SUM([.EF25:.EH2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ra Cash &amp; Bank Transfers</text:p>
          </table:table-cell>
          <table:table-cell table:style-name="ce55"/>
          <table:table-cell table:style-name="ce61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Feb13.$G$1]-['file:///C:/Users/antony/diy/GB%20Accounts/GB%20Accounts%202012-13/GB%20Accounts%20Company%202014-01-31%20(Jan14)%20OpenOffice/Currentaccount.ods'#$Feb13.$H$1]-['file:///C:/Users/antony/diy/GB%20Accounts/GB%20Accounts%202012-13/GB%20Accounts%20Company%202014-01-31%20(Jan14)%20OpenOffice/Currentaccount.ods'#$Feb13.$I$1]+['file:///C:/Users/antony/diy/GB%20Accounts/GB%20Accounts%202012-13/GB%20Accounts%20Company%202014-01-31%20(Jan14)%20OpenOffice/Currentaccount.ods'#$Feb13.$Y$1]+['file:///C:/Users/antony/diy/GB%20Accounts/GB%20Accounts%202012-13/GB%20Accounts%20Company%202014-01-31%20(Jan14)%20OpenOffice/Currentaccount.ods'#$Feb13.$Z$1]+['file:///C:/Users/antony/diy/GB%20Accounts/GB%20Accounts%202012-13/GB%20Accounts%20Company%202014-01-31%20(Jan14)%20OpenOffice/Currentaccount.ods'#$Feb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Feb13.$G$1]-['file:///C:/Users/antony/diy/GB%20Accounts/GB%20Accounts%202012-13/GB%20Accounts%20Company%202014-01-31%20(Jan14)%20OpenOffice/Savingaccount.ods'#$Feb13.$H$1]-['file:///C:/Users/antony/diy/GB%20Accounts/GB%20Accounts%202012-13/GB%20Accounts%20Company%202014-01-31%20(Jan14)%20OpenOffice/Savingaccount.ods'#$Feb13.$I$1]+['file:///C:/Users/antony/diy/GB%20Accounts/GB%20Accounts%202012-13/GB%20Accounts%20Company%202014-01-31%20(Jan14)%20OpenOffice/Savingaccount.ods'#$Feb13.$Y$1]+['file:///C:/Users/antony/diy/GB%20Accounts/GB%20Accounts%202012-13/GB%20Accounts%20Company%202014-01-31%20(Jan14)%20OpenOffice/Savingaccount.ods'#$Feb13.$Z$1]+['file:///C:/Users/antony/diy/GB%20Accounts/GB%20Accounts%202012-13/GB%20Accounts%20Company%202014-01-31%20(Jan14)%20OpenOffice/Savingaccount.ods'#$Feb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Feb13.$G$1]-['file:///C:/Users/antony/diy/GB%20Accounts/GB%20Accounts%202012-13/GB%20Accounts%20Company%202014-01-31%20(Jan14)%20OpenOffice/Creditcardaccount.ods'#$Feb13.$H$1]-['file:///C:/Users/antony/diy/GB%20Accounts/GB%20Accounts%202012-13/GB%20Accounts%20Company%202014-01-31%20(Jan14)%20OpenOffice/Creditcardaccount.ods'#$Feb13.$I$1]+['file:///C:/Users/antony/diy/GB%20Accounts/GB%20Accounts%202012-13/GB%20Accounts%20Company%202014-01-31%20(Jan14)%20OpenOffice/Creditcardaccount.ods'#$Feb13.$Y$1]+['file:///C:/Users/antony/diy/GB%20Accounts/GB%20Accounts%202012-13/GB%20Accounts%20Company%202014-01-31%20(Jan14)%20OpenOffice/Creditcardaccount.ods'#$Feb13.$Z$1]+['file:///C:/Users/antony/diy/GB%20Accounts/GB%20Accounts%202012-13/GB%20Accounts%20Company%202014-01-31%20(Jan14)%20OpenOffice/Creditcardaccount.ods'#$Feb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Feb13.$G$1]-['file:///C:/Users/antony/diy/GB%20Accounts/GB%20Accounts%202012-13/GB%20Accounts%20Company%202014-01-31%20(Jan14)%20OpenOffice/Cashaccount.ods'#$Feb13.$H$1]-['file:///C:/Users/antony/diy/GB%20Accounts/GB%20Accounts%202012-13/GB%20Accounts%20Company%202014-01-31%20(Jan14)%20OpenOffice/Cashaccount.ods'#$Feb13.$I$1]+['file:///C:/Users/antony/diy/GB%20Accounts/GB%20Accounts%202012-13/GB%20Accounts%20Company%202014-01-31%20(Jan14)%20OpenOffice/Cashaccount.ods'#$Feb13.$V$1]+['file:///C:/Users/antony/diy/GB%20Accounts/GB%20Accounts%202012-13/GB%20Accounts%20Company%202014-01-31%20(Jan14)%20OpenOffice/Cashaccount.ods'#$Feb13.$W$1]+['file:///C:/Users/antony/diy/GB%20Accounts/GB%20Accounts%202012-13/GB%20Accounts%20Company%202014-01-31%20(Jan14)%20OpenOffice/Cashaccount.ods'#$Feb13.$X$1]" office:value-type="float" office:value="0">
            <text:p>0.00 </text:p>
          </table:table-cell>
          <table:table-cell table:style-name="ce61" table:number-columns-repeated="2"/>
          <table:table-cell table:style-name="ce59"/>
          <table:table-cell table:style-name="ce60" table:formula="of:=SUM([.D26:.N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Mar13.$G$1]-['file:///C:/Users/antony/diy/GB%20Accounts/GB%20Accounts%202012-13/GB%20Accounts%20Company%202014-01-31%20(Jan14)%20OpenOffice/Currentaccount.ods'#$Mar13.$H$1]-['file:///C:/Users/antony/diy/GB%20Accounts/GB%20Accounts%202012-13/GB%20Accounts%20Company%202014-01-31%20(Jan14)%20OpenOffice/Currentaccount.ods'#$Mar13.$I$1]+['file:///C:/Users/antony/diy/GB%20Accounts/GB%20Accounts%202012-13/GB%20Accounts%20Company%202014-01-31%20(Jan14)%20OpenOffice/Currentaccount.ods'#$Mar13.$Y$1]+['file:///C:/Users/antony/diy/GB%20Accounts/GB%20Accounts%202012-13/GB%20Accounts%20Company%202014-01-31%20(Jan14)%20OpenOffice/Currentaccount.ods'#$Mar13.$Z$1]+['file:///C:/Users/antony/diy/GB%20Accounts/GB%20Accounts%202012-13/GB%20Accounts%20Company%202014-01-31%20(Jan14)%20OpenOffice/Currentaccount.ods'#$Ma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Mar13.$G$1]-['file:///C:/Users/antony/diy/GB%20Accounts/GB%20Accounts%202012-13/GB%20Accounts%20Company%202014-01-31%20(Jan14)%20OpenOffice/Savingaccount.ods'#$Mar13.$H$1]-['file:///C:/Users/antony/diy/GB%20Accounts/GB%20Accounts%202012-13/GB%20Accounts%20Company%202014-01-31%20(Jan14)%20OpenOffice/Savingaccount.ods'#$Mar13.$I$1]+['file:///C:/Users/antony/diy/GB%20Accounts/GB%20Accounts%202012-13/GB%20Accounts%20Company%202014-01-31%20(Jan14)%20OpenOffice/Savingaccount.ods'#$Mar13.$Y$1]+['file:///C:/Users/antony/diy/GB%20Accounts/GB%20Accounts%202012-13/GB%20Accounts%20Company%202014-01-31%20(Jan14)%20OpenOffice/Savingaccount.ods'#$Mar13.$Z$1]+['file:///C:/Users/antony/diy/GB%20Accounts/GB%20Accounts%202012-13/GB%20Accounts%20Company%202014-01-31%20(Jan14)%20OpenOffice/Savingaccount.ods'#$Ma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Mar13.$G$1]-['file:///C:/Users/antony/diy/GB%20Accounts/GB%20Accounts%202012-13/GB%20Accounts%20Company%202014-01-31%20(Jan14)%20OpenOffice/Creditcardaccount.ods'#$Mar13.$H$1]-['file:///C:/Users/antony/diy/GB%20Accounts/GB%20Accounts%202012-13/GB%20Accounts%20Company%202014-01-31%20(Jan14)%20OpenOffice/Creditcardaccount.ods'#$Mar13.$I$1]+['file:///C:/Users/antony/diy/GB%20Accounts/GB%20Accounts%202012-13/GB%20Accounts%20Company%202014-01-31%20(Jan14)%20OpenOffice/Creditcardaccount.ods'#$Mar13.$Y$1]+['file:///C:/Users/antony/diy/GB%20Accounts/GB%20Accounts%202012-13/GB%20Accounts%20Company%202014-01-31%20(Jan14)%20OpenOffice/Creditcardaccount.ods'#$Mar13.$Z$1]+['file:///C:/Users/antony/diy/GB%20Accounts/GB%20Accounts%202012-13/GB%20Accounts%20Company%202014-01-31%20(Jan14)%20OpenOffice/Creditcardaccount.ods'#$Ma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Mar13.$G$1]-['file:///C:/Users/antony/diy/GB%20Accounts/GB%20Accounts%202012-13/GB%20Accounts%20Company%202014-01-31%20(Jan14)%20OpenOffice/Cashaccount.ods'#$Mar13.$H$1]-['file:///C:/Users/antony/diy/GB%20Accounts/GB%20Accounts%202012-13/GB%20Accounts%20Company%202014-01-31%20(Jan14)%20OpenOffice/Cashaccount.ods'#$Mar13.$I$1]+['file:///C:/Users/antony/diy/GB%20Accounts/GB%20Accounts%202012-13/GB%20Accounts%20Company%202014-01-31%20(Jan14)%20OpenOffice/Cashaccount.ods'#$Mar13.$V$1]+['file:///C:/Users/antony/diy/GB%20Accounts/GB%20Accounts%202012-13/GB%20Accounts%20Company%202014-01-31%20(Jan14)%20OpenOffice/Cashaccount.ods'#$Mar13.$W$1]+['file:///C:/Users/antony/diy/GB%20Accounts/GB%20Accounts%202012-13/GB%20Accounts%20Company%202014-01-31%20(Jan14)%20OpenOffice/Cashaccount.ods'#$Mar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O26:.Y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Apr13.$G$1]-['file:///C:/Users/antony/diy/GB%20Accounts/GB%20Accounts%202012-13/GB%20Accounts%20Company%202014-01-31%20(Jan14)%20OpenOffice/Currentaccount.ods'#$Apr13.$H$1]-['file:///C:/Users/antony/diy/GB%20Accounts/GB%20Accounts%202012-13/GB%20Accounts%20Company%202014-01-31%20(Jan14)%20OpenOffice/Currentaccount.ods'#$Apr13.$I$1]+['file:///C:/Users/antony/diy/GB%20Accounts/GB%20Accounts%202012-13/GB%20Accounts%20Company%202014-01-31%20(Jan14)%20OpenOffice/Currentaccount.ods'#$Apr13.$Y$1]+['file:///C:/Users/antony/diy/GB%20Accounts/GB%20Accounts%202012-13/GB%20Accounts%20Company%202014-01-31%20(Jan14)%20OpenOffice/Currentaccount.ods'#$Apr13.$Z$1]+['file:///C:/Users/antony/diy/GB%20Accounts/GB%20Accounts%202012-13/GB%20Accounts%20Company%202014-01-31%20(Jan14)%20OpenOffice/Currentaccount.ods'#$Ap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Apr13.$G$1]-['file:///C:/Users/antony/diy/GB%20Accounts/GB%20Accounts%202012-13/GB%20Accounts%20Company%202014-01-31%20(Jan14)%20OpenOffice/Savingaccount.ods'#$Apr13.$H$1]-['file:///C:/Users/antony/diy/GB%20Accounts/GB%20Accounts%202012-13/GB%20Accounts%20Company%202014-01-31%20(Jan14)%20OpenOffice/Savingaccount.ods'#$Apr13.$I$1]+['file:///C:/Users/antony/diy/GB%20Accounts/GB%20Accounts%202012-13/GB%20Accounts%20Company%202014-01-31%20(Jan14)%20OpenOffice/Savingaccount.ods'#$Apr13.$Y$1]+['file:///C:/Users/antony/diy/GB%20Accounts/GB%20Accounts%202012-13/GB%20Accounts%20Company%202014-01-31%20(Jan14)%20OpenOffice/Savingaccount.ods'#$Apr13.$Z$1]+['file:///C:/Users/antony/diy/GB%20Accounts/GB%20Accounts%202012-13/GB%20Accounts%20Company%202014-01-31%20(Jan14)%20OpenOffice/Savingaccount.ods'#$Ap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Apr13.$G$1]-['file:///C:/Users/antony/diy/GB%20Accounts/GB%20Accounts%202012-13/GB%20Accounts%20Company%202014-01-31%20(Jan14)%20OpenOffice/Creditcardaccount.ods'#$Apr13.$H$1]-['file:///C:/Users/antony/diy/GB%20Accounts/GB%20Accounts%202012-13/GB%20Accounts%20Company%202014-01-31%20(Jan14)%20OpenOffice/Creditcardaccount.ods'#$Apr13.$I$1]+['file:///C:/Users/antony/diy/GB%20Accounts/GB%20Accounts%202012-13/GB%20Accounts%20Company%202014-01-31%20(Jan14)%20OpenOffice/Creditcardaccount.ods'#$Apr13.$Y$1]+['file:///C:/Users/antony/diy/GB%20Accounts/GB%20Accounts%202012-13/GB%20Accounts%20Company%202014-01-31%20(Jan14)%20OpenOffice/Creditcardaccount.ods'#$Apr13.$Z$1]+['file:///C:/Users/antony/diy/GB%20Accounts/GB%20Accounts%202012-13/GB%20Accounts%20Company%202014-01-31%20(Jan14)%20OpenOffice/Creditcardaccount.ods'#$Apr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Apr13.$G$1]-['file:///C:/Users/antony/diy/GB%20Accounts/GB%20Accounts%202012-13/GB%20Accounts%20Company%202014-01-31%20(Jan14)%20OpenOffice/Cashaccount.ods'#$Apr13.$H$1]-['file:///C:/Users/antony/diy/GB%20Accounts/GB%20Accounts%202012-13/GB%20Accounts%20Company%202014-01-31%20(Jan14)%20OpenOffice/Cashaccount.ods'#$Apr13.$I$1]+['file:///C:/Users/antony/diy/GB%20Accounts/GB%20Accounts%202012-13/GB%20Accounts%20Company%202014-01-31%20(Jan14)%20OpenOffice/Cashaccount.ods'#$Apr13.$V$1]+['file:///C:/Users/antony/diy/GB%20Accounts/GB%20Accounts%202012-13/GB%20Accounts%20Company%202014-01-31%20(Jan14)%20OpenOffice/Cashaccount.ods'#$Apr13.$W$1]+['file:///C:/Users/antony/diy/GB%20Accounts/GB%20Accounts%202012-13/GB%20Accounts%20Company%202014-01-31%20(Jan14)%20OpenOffice/Cashaccount.ods'#$Apr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Z26:.AJ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May13.$G$1]-['file:///C:/Users/antony/diy/GB%20Accounts/GB%20Accounts%202012-13/GB%20Accounts%20Company%202014-01-31%20(Jan14)%20OpenOffice/Currentaccount.ods'#$May13.$H$1]-['file:///C:/Users/antony/diy/GB%20Accounts/GB%20Accounts%202012-13/GB%20Accounts%20Company%202014-01-31%20(Jan14)%20OpenOffice/Currentaccount.ods'#$May13.$I$1]+['file:///C:/Users/antony/diy/GB%20Accounts/GB%20Accounts%202012-13/GB%20Accounts%20Company%202014-01-31%20(Jan14)%20OpenOffice/Currentaccount.ods'#$May13.$Y$1]+['file:///C:/Users/antony/diy/GB%20Accounts/GB%20Accounts%202012-13/GB%20Accounts%20Company%202014-01-31%20(Jan14)%20OpenOffice/Currentaccount.ods'#$May13.$Z$1]+['file:///C:/Users/antony/diy/GB%20Accounts/GB%20Accounts%202012-13/GB%20Accounts%20Company%202014-01-31%20(Jan14)%20OpenOffice/Currentaccount.ods'#$May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May13.$G$1]-['file:///C:/Users/antony/diy/GB%20Accounts/GB%20Accounts%202012-13/GB%20Accounts%20Company%202014-01-31%20(Jan14)%20OpenOffice/Savingaccount.ods'#$May13.$H$1]-['file:///C:/Users/antony/diy/GB%20Accounts/GB%20Accounts%202012-13/GB%20Accounts%20Company%202014-01-31%20(Jan14)%20OpenOffice/Savingaccount.ods'#$May13.$I$1]+['file:///C:/Users/antony/diy/GB%20Accounts/GB%20Accounts%202012-13/GB%20Accounts%20Company%202014-01-31%20(Jan14)%20OpenOffice/Savingaccount.ods'#$May13.$Y$1]+['file:///C:/Users/antony/diy/GB%20Accounts/GB%20Accounts%202012-13/GB%20Accounts%20Company%202014-01-31%20(Jan14)%20OpenOffice/Savingaccount.ods'#$May13.$Z$1]+['file:///C:/Users/antony/diy/GB%20Accounts/GB%20Accounts%202012-13/GB%20Accounts%20Company%202014-01-31%20(Jan14)%20OpenOffice/Savingaccount.ods'#$May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May13.$G$1]-['file:///C:/Users/antony/diy/GB%20Accounts/GB%20Accounts%202012-13/GB%20Accounts%20Company%202014-01-31%20(Jan14)%20OpenOffice/Creditcardaccount.ods'#$May13.$H$1]-['file:///C:/Users/antony/diy/GB%20Accounts/GB%20Accounts%202012-13/GB%20Accounts%20Company%202014-01-31%20(Jan14)%20OpenOffice/Creditcardaccount.ods'#$May13.$I$1]+['file:///C:/Users/antony/diy/GB%20Accounts/GB%20Accounts%202012-13/GB%20Accounts%20Company%202014-01-31%20(Jan14)%20OpenOffice/Creditcardaccount.ods'#$May13.$Y$1]+['file:///C:/Users/antony/diy/GB%20Accounts/GB%20Accounts%202012-13/GB%20Accounts%20Company%202014-01-31%20(Jan14)%20OpenOffice/Creditcardaccount.ods'#$May13.$Z$1]+['file:///C:/Users/antony/diy/GB%20Accounts/GB%20Accounts%202012-13/GB%20Accounts%20Company%202014-01-31%20(Jan14)%20OpenOffice/Creditcardaccount.ods'#$May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May13.$G$1]-['file:///C:/Users/antony/diy/GB%20Accounts/GB%20Accounts%202012-13/GB%20Accounts%20Company%202014-01-31%20(Jan14)%20OpenOffice/Cashaccount.ods'#$May13.$H$1]-['file:///C:/Users/antony/diy/GB%20Accounts/GB%20Accounts%202012-13/GB%20Accounts%20Company%202014-01-31%20(Jan14)%20OpenOffice/Cashaccount.ods'#$May13.$I$1]+['file:///C:/Users/antony/diy/GB%20Accounts/GB%20Accounts%202012-13/GB%20Accounts%20Company%202014-01-31%20(Jan14)%20OpenOffice/Cashaccount.ods'#$May13.$V$1]+['file:///C:/Users/antony/diy/GB%20Accounts/GB%20Accounts%202012-13/GB%20Accounts%20Company%202014-01-31%20(Jan14)%20OpenOffice/Cashaccount.ods'#$May13.$W$1]+['file:///C:/Users/antony/diy/GB%20Accounts/GB%20Accounts%202012-13/GB%20Accounts%20Company%202014-01-31%20(Jan14)%20OpenOffice/Cashaccount.ods'#$May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K26:.AU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Jun13.$G$1]-['file:///C:/Users/antony/diy/GB%20Accounts/GB%20Accounts%202012-13/GB%20Accounts%20Company%202014-01-31%20(Jan14)%20OpenOffice/Currentaccount.ods'#$Jun13.$H$1]-['file:///C:/Users/antony/diy/GB%20Accounts/GB%20Accounts%202012-13/GB%20Accounts%20Company%202014-01-31%20(Jan14)%20OpenOffice/Currentaccount.ods'#$Jun13.$I$1]+['file:///C:/Users/antony/diy/GB%20Accounts/GB%20Accounts%202012-13/GB%20Accounts%20Company%202014-01-31%20(Jan14)%20OpenOffice/Currentaccount.ods'#$Jun13.$Y$1]+['file:///C:/Users/antony/diy/GB%20Accounts/GB%20Accounts%202012-13/GB%20Accounts%20Company%202014-01-31%20(Jan14)%20OpenOffice/Currentaccount.ods'#$Jun13.$Z$1]+['file:///C:/Users/antony/diy/GB%20Accounts/GB%20Accounts%202012-13/GB%20Accounts%20Company%202014-01-31%20(Jan14)%20OpenOffice/Currentaccount.ods'#$Jun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Jun13.$G$1]-['file:///C:/Users/antony/diy/GB%20Accounts/GB%20Accounts%202012-13/GB%20Accounts%20Company%202014-01-31%20(Jan14)%20OpenOffice/Savingaccount.ods'#$Jun13.$H$1]-['file:///C:/Users/antony/diy/GB%20Accounts/GB%20Accounts%202012-13/GB%20Accounts%20Company%202014-01-31%20(Jan14)%20OpenOffice/Savingaccount.ods'#$Jun13.$I$1]+['file:///C:/Users/antony/diy/GB%20Accounts/GB%20Accounts%202012-13/GB%20Accounts%20Company%202014-01-31%20(Jan14)%20OpenOffice/Savingaccount.ods'#$Jun13.$Y$1]+['file:///C:/Users/antony/diy/GB%20Accounts/GB%20Accounts%202012-13/GB%20Accounts%20Company%202014-01-31%20(Jan14)%20OpenOffice/Savingaccount.ods'#$Jun13.$Z$1]+['file:///C:/Users/antony/diy/GB%20Accounts/GB%20Accounts%202012-13/GB%20Accounts%20Company%202014-01-31%20(Jan14)%20OpenOffice/Savingaccount.ods'#$Jun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Jun13.$G$1]-['file:///C:/Users/antony/diy/GB%20Accounts/GB%20Accounts%202012-13/GB%20Accounts%20Company%202014-01-31%20(Jan14)%20OpenOffice/Creditcardaccount.ods'#$Jun13.$H$1]-['file:///C:/Users/antony/diy/GB%20Accounts/GB%20Accounts%202012-13/GB%20Accounts%20Company%202014-01-31%20(Jan14)%20OpenOffice/Creditcardaccount.ods'#$Jun13.$I$1]+['file:///C:/Users/antony/diy/GB%20Accounts/GB%20Accounts%202012-13/GB%20Accounts%20Company%202014-01-31%20(Jan14)%20OpenOffice/Creditcardaccount.ods'#$Jun13.$Y$1]+['file:///C:/Users/antony/diy/GB%20Accounts/GB%20Accounts%202012-13/GB%20Accounts%20Company%202014-01-31%20(Jan14)%20OpenOffice/Creditcardaccount.ods'#$Jun13.$Z$1]+['file:///C:/Users/antony/diy/GB%20Accounts/GB%20Accounts%202012-13/GB%20Accounts%20Company%202014-01-31%20(Jan14)%20OpenOffice/Creditcardaccount.ods'#$Jun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Jun13.$G$1]-['file:///C:/Users/antony/diy/GB%20Accounts/GB%20Accounts%202012-13/GB%20Accounts%20Company%202014-01-31%20(Jan14)%20OpenOffice/Cashaccount.ods'#$Jun13.$H$1]-['file:///C:/Users/antony/diy/GB%20Accounts/GB%20Accounts%202012-13/GB%20Accounts%20Company%202014-01-31%20(Jan14)%20OpenOffice/Cashaccount.ods'#$Jun13.$I$1]+['file:///C:/Users/antony/diy/GB%20Accounts/GB%20Accounts%202012-13/GB%20Accounts%20Company%202014-01-31%20(Jan14)%20OpenOffice/Cashaccount.ods'#$Jun13.$V$1]+['file:///C:/Users/antony/diy/GB%20Accounts/GB%20Accounts%202012-13/GB%20Accounts%20Company%202014-01-31%20(Jan14)%20OpenOffice/Cashaccount.ods'#$Jun13.$W$1]+['file:///C:/Users/antony/diy/GB%20Accounts/GB%20Accounts%202012-13/GB%20Accounts%20Company%202014-01-31%20(Jan14)%20OpenOffice/Cashaccount.ods'#$Jun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AV26:.BF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Jul13.$G$1]-['file:///C:/Users/antony/diy/GB%20Accounts/GB%20Accounts%202012-13/GB%20Accounts%20Company%202014-01-31%20(Jan14)%20OpenOffice/Currentaccount.ods'#$Jul13.$H$1]-['file:///C:/Users/antony/diy/GB%20Accounts/GB%20Accounts%202012-13/GB%20Accounts%20Company%202014-01-31%20(Jan14)%20OpenOffice/Currentaccount.ods'#$Jul13.$I$1]+['file:///C:/Users/antony/diy/GB%20Accounts/GB%20Accounts%202012-13/GB%20Accounts%20Company%202014-01-31%20(Jan14)%20OpenOffice/Currentaccount.ods'#$Jul13.$Y$1]+['file:///C:/Users/antony/diy/GB%20Accounts/GB%20Accounts%202012-13/GB%20Accounts%20Company%202014-01-31%20(Jan14)%20OpenOffice/Currentaccount.ods'#$Jul13.$Z$1]+['file:///C:/Users/antony/diy/GB%20Accounts/GB%20Accounts%202012-13/GB%20Accounts%20Company%202014-01-31%20(Jan14)%20OpenOffice/Currentaccount.ods'#$Jul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Jul13.$G$1]-['file:///C:/Users/antony/diy/GB%20Accounts/GB%20Accounts%202012-13/GB%20Accounts%20Company%202014-01-31%20(Jan14)%20OpenOffice/Savingaccount.ods'#$Jul13.$H$1]-['file:///C:/Users/antony/diy/GB%20Accounts/GB%20Accounts%202012-13/GB%20Accounts%20Company%202014-01-31%20(Jan14)%20OpenOffice/Savingaccount.ods'#$Jul13.$I$1]+['file:///C:/Users/antony/diy/GB%20Accounts/GB%20Accounts%202012-13/GB%20Accounts%20Company%202014-01-31%20(Jan14)%20OpenOffice/Savingaccount.ods'#$Jul13.$Y$1]+['file:///C:/Users/antony/diy/GB%20Accounts/GB%20Accounts%202012-13/GB%20Accounts%20Company%202014-01-31%20(Jan14)%20OpenOffice/Savingaccount.ods'#$Jul13.$Z$1]+['file:///C:/Users/antony/diy/GB%20Accounts/GB%20Accounts%202012-13/GB%20Accounts%20Company%202014-01-31%20(Jan14)%20OpenOffice/Savingaccount.ods'#$Jul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Jul13.$G$1]-['file:///C:/Users/antony/diy/GB%20Accounts/GB%20Accounts%202012-13/GB%20Accounts%20Company%202014-01-31%20(Jan14)%20OpenOffice/Creditcardaccount.ods'#$Jul13.$H$1]-['file:///C:/Users/antony/diy/GB%20Accounts/GB%20Accounts%202012-13/GB%20Accounts%20Company%202014-01-31%20(Jan14)%20OpenOffice/Creditcardaccount.ods'#$Jul13.$I$1]+['file:///C:/Users/antony/diy/GB%20Accounts/GB%20Accounts%202012-13/GB%20Accounts%20Company%202014-01-31%20(Jan14)%20OpenOffice/Creditcardaccount.ods'#$Jul13.$Y$1]+['file:///C:/Users/antony/diy/GB%20Accounts/GB%20Accounts%202012-13/GB%20Accounts%20Company%202014-01-31%20(Jan14)%20OpenOffice/Creditcardaccount.ods'#$Jul13.$Z$1]+['file:///C:/Users/antony/diy/GB%20Accounts/GB%20Accounts%202012-13/GB%20Accounts%20Company%202014-01-31%20(Jan14)%20OpenOffice/Creditcardaccount.ods'#$Jul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Jul13.$G$1]-['file:///C:/Users/antony/diy/GB%20Accounts/GB%20Accounts%202012-13/GB%20Accounts%20Company%202014-01-31%20(Jan14)%20OpenOffice/Cashaccount.ods'#$Jul13.$H$1]-['file:///C:/Users/antony/diy/GB%20Accounts/GB%20Accounts%202012-13/GB%20Accounts%20Company%202014-01-31%20(Jan14)%20OpenOffice/Cashaccount.ods'#$Jul13.$I$1]+['file:///C:/Users/antony/diy/GB%20Accounts/GB%20Accounts%202012-13/GB%20Accounts%20Company%202014-01-31%20(Jan14)%20OpenOffice/Cashaccount.ods'#$Jul13.$V$1]+['file:///C:/Users/antony/diy/GB%20Accounts/GB%20Accounts%202012-13/GB%20Accounts%20Company%202014-01-31%20(Jan14)%20OpenOffice/Cashaccount.ods'#$Jul13.$W$1]+['file:///C:/Users/antony/diy/GB%20Accounts/GB%20Accounts%202012-13/GB%20Accounts%20Company%202014-01-31%20(Jan14)%20OpenOffice/Cashaccount.ods'#$Jul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G26:.BQ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Aug13.$G$1]-['file:///C:/Users/antony/diy/GB%20Accounts/GB%20Accounts%202012-13/GB%20Accounts%20Company%202014-01-31%20(Jan14)%20OpenOffice/Currentaccount.ods'#$Aug13.$H$1]-['file:///C:/Users/antony/diy/GB%20Accounts/GB%20Accounts%202012-13/GB%20Accounts%20Company%202014-01-31%20(Jan14)%20OpenOffice/Currentaccount.ods'#$Aug13.$I$1]+['file:///C:/Users/antony/diy/GB%20Accounts/GB%20Accounts%202012-13/GB%20Accounts%20Company%202014-01-31%20(Jan14)%20OpenOffice/Currentaccount.ods'#$Aug13.$Y$1]+['file:///C:/Users/antony/diy/GB%20Accounts/GB%20Accounts%202012-13/GB%20Accounts%20Company%202014-01-31%20(Jan14)%20OpenOffice/Currentaccount.ods'#$Aug13.$Z$1]+['file:///C:/Users/antony/diy/GB%20Accounts/GB%20Accounts%202012-13/GB%20Accounts%20Company%202014-01-31%20(Jan14)%20OpenOffice/Currentaccount.ods'#$Aug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Aug13.$G$1]-['file:///C:/Users/antony/diy/GB%20Accounts/GB%20Accounts%202012-13/GB%20Accounts%20Company%202014-01-31%20(Jan14)%20OpenOffice/Savingaccount.ods'#$Aug13.$H$1]-['file:///C:/Users/antony/diy/GB%20Accounts/GB%20Accounts%202012-13/GB%20Accounts%20Company%202014-01-31%20(Jan14)%20OpenOffice/Savingaccount.ods'#$Aug13.$I$1]+['file:///C:/Users/antony/diy/GB%20Accounts/GB%20Accounts%202012-13/GB%20Accounts%20Company%202014-01-31%20(Jan14)%20OpenOffice/Savingaccount.ods'#$Aug13.$Y$1]+['file:///C:/Users/antony/diy/GB%20Accounts/GB%20Accounts%202012-13/GB%20Accounts%20Company%202014-01-31%20(Jan14)%20OpenOffice/Savingaccount.ods'#$Aug13.$Z$1]+['file:///C:/Users/antony/diy/GB%20Accounts/GB%20Accounts%202012-13/GB%20Accounts%20Company%202014-01-31%20(Jan14)%20OpenOffice/Savingaccount.ods'#$Aug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Aug13.$G$1]-['file:///C:/Users/antony/diy/GB%20Accounts/GB%20Accounts%202012-13/GB%20Accounts%20Company%202014-01-31%20(Jan14)%20OpenOffice/Creditcardaccount.ods'#$Aug13.$H$1]-['file:///C:/Users/antony/diy/GB%20Accounts/GB%20Accounts%202012-13/GB%20Accounts%20Company%202014-01-31%20(Jan14)%20OpenOffice/Creditcardaccount.ods'#$Aug13.$I$1]+['file:///C:/Users/antony/diy/GB%20Accounts/GB%20Accounts%202012-13/GB%20Accounts%20Company%202014-01-31%20(Jan14)%20OpenOffice/Creditcardaccount.ods'#$Aug13.$Y$1]+['file:///C:/Users/antony/diy/GB%20Accounts/GB%20Accounts%202012-13/GB%20Accounts%20Company%202014-01-31%20(Jan14)%20OpenOffice/Creditcardaccount.ods'#$Aug13.$Z$1]+['file:///C:/Users/antony/diy/GB%20Accounts/GB%20Accounts%202012-13/GB%20Accounts%20Company%202014-01-31%20(Jan14)%20OpenOffice/Creditcardaccount.ods'#$Aug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Aug13.$G$1]-['file:///C:/Users/antony/diy/GB%20Accounts/GB%20Accounts%202012-13/GB%20Accounts%20Company%202014-01-31%20(Jan14)%20OpenOffice/Cashaccount.ods'#$Aug13.$H$1]-['file:///C:/Users/antony/diy/GB%20Accounts/GB%20Accounts%202012-13/GB%20Accounts%20Company%202014-01-31%20(Jan14)%20OpenOffice/Cashaccount.ods'#$Aug13.$I$1]+['file:///C:/Users/antony/diy/GB%20Accounts/GB%20Accounts%202012-13/GB%20Accounts%20Company%202014-01-31%20(Jan14)%20OpenOffice/Cashaccount.ods'#$Aug13.$V$1]+['file:///C:/Users/antony/diy/GB%20Accounts/GB%20Accounts%202012-13/GB%20Accounts%20Company%202014-01-31%20(Jan14)%20OpenOffice/Cashaccount.ods'#$Aug13.$W$1]+['file:///C:/Users/antony/diy/GB%20Accounts/GB%20Accounts%202012-13/GB%20Accounts%20Company%202014-01-31%20(Jan14)%20OpenOffice/Cashaccount.ods'#$Aug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BR26:.CB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Sep13.$G$1]-['file:///C:/Users/antony/diy/GB%20Accounts/GB%20Accounts%202012-13/GB%20Accounts%20Company%202014-01-31%20(Jan14)%20OpenOffice/Currentaccount.ods'#$Sep13.$H$1]-['file:///C:/Users/antony/diy/GB%20Accounts/GB%20Accounts%202012-13/GB%20Accounts%20Company%202014-01-31%20(Jan14)%20OpenOffice/Currentaccount.ods'#$Sep13.$I$1]+['file:///C:/Users/antony/diy/GB%20Accounts/GB%20Accounts%202012-13/GB%20Accounts%20Company%202014-01-31%20(Jan14)%20OpenOffice/Currentaccount.ods'#$Sep13.$Y$1]+['file:///C:/Users/antony/diy/GB%20Accounts/GB%20Accounts%202012-13/GB%20Accounts%20Company%202014-01-31%20(Jan14)%20OpenOffice/Currentaccount.ods'#$Sep13.$Z$1]+['file:///C:/Users/antony/diy/GB%20Accounts/GB%20Accounts%202012-13/GB%20Accounts%20Company%202014-01-31%20(Jan14)%20OpenOffice/Currentaccount.ods'#$Sep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Sep13.$G$1]-['file:///C:/Users/antony/diy/GB%20Accounts/GB%20Accounts%202012-13/GB%20Accounts%20Company%202014-01-31%20(Jan14)%20OpenOffice/Savingaccount.ods'#$Sep13.$H$1]-['file:///C:/Users/antony/diy/GB%20Accounts/GB%20Accounts%202012-13/GB%20Accounts%20Company%202014-01-31%20(Jan14)%20OpenOffice/Savingaccount.ods'#$Sep13.$I$1]+['file:///C:/Users/antony/diy/GB%20Accounts/GB%20Accounts%202012-13/GB%20Accounts%20Company%202014-01-31%20(Jan14)%20OpenOffice/Savingaccount.ods'#$Sep13.$Y$1]+['file:///C:/Users/antony/diy/GB%20Accounts/GB%20Accounts%202012-13/GB%20Accounts%20Company%202014-01-31%20(Jan14)%20OpenOffice/Savingaccount.ods'#$Sep13.$Z$1]+['file:///C:/Users/antony/diy/GB%20Accounts/GB%20Accounts%202012-13/GB%20Accounts%20Company%202014-01-31%20(Jan14)%20OpenOffice/Savingaccount.ods'#$Sep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Sep13.$G$1]-['file:///C:/Users/antony/diy/GB%20Accounts/GB%20Accounts%202012-13/GB%20Accounts%20Company%202014-01-31%20(Jan14)%20OpenOffice/Creditcardaccount.ods'#$Sep13.$H$1]-['file:///C:/Users/antony/diy/GB%20Accounts/GB%20Accounts%202012-13/GB%20Accounts%20Company%202014-01-31%20(Jan14)%20OpenOffice/Creditcardaccount.ods'#$Sep13.$I$1]+['file:///C:/Users/antony/diy/GB%20Accounts/GB%20Accounts%202012-13/GB%20Accounts%20Company%202014-01-31%20(Jan14)%20OpenOffice/Creditcardaccount.ods'#$Sep13.$Y$1]+['file:///C:/Users/antony/diy/GB%20Accounts/GB%20Accounts%202012-13/GB%20Accounts%20Company%202014-01-31%20(Jan14)%20OpenOffice/Creditcardaccount.ods'#$Sep13.$Z$1]+['file:///C:/Users/antony/diy/GB%20Accounts/GB%20Accounts%202012-13/GB%20Accounts%20Company%202014-01-31%20(Jan14)%20OpenOffice/Creditcardaccount.ods'#$Sep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Sep13.$G$1]-['file:///C:/Users/antony/diy/GB%20Accounts/GB%20Accounts%202012-13/GB%20Accounts%20Company%202014-01-31%20(Jan14)%20OpenOffice/Cashaccount.ods'#$Sep13.$H$1]-['file:///C:/Users/antony/diy/GB%20Accounts/GB%20Accounts%202012-13/GB%20Accounts%20Company%202014-01-31%20(Jan14)%20OpenOffice/Cashaccount.ods'#$Sep13.$I$1]+['file:///C:/Users/antony/diy/GB%20Accounts/GB%20Accounts%202012-13/GB%20Accounts%20Company%202014-01-31%20(Jan14)%20OpenOffice/Cashaccount.ods'#$Sep13.$V$1]+['file:///C:/Users/antony/diy/GB%20Accounts/GB%20Accounts%202012-13/GB%20Accounts%20Company%202014-01-31%20(Jan14)%20OpenOffice/Cashaccount.ods'#$Sep13.$W$1]+['file:///C:/Users/antony/diy/GB%20Accounts/GB%20Accounts%202012-13/GB%20Accounts%20Company%202014-01-31%20(Jan14)%20OpenOffice/Cashaccount.ods'#$Sep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C26:.CM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Oct13.$G$1]-['file:///C:/Users/antony/diy/GB%20Accounts/GB%20Accounts%202012-13/GB%20Accounts%20Company%202014-01-31%20(Jan14)%20OpenOffice/Currentaccount.ods'#$Oct13.$H$1]-['file:///C:/Users/antony/diy/GB%20Accounts/GB%20Accounts%202012-13/GB%20Accounts%20Company%202014-01-31%20(Jan14)%20OpenOffice/Currentaccount.ods'#$Oct13.$I$1]+['file:///C:/Users/antony/diy/GB%20Accounts/GB%20Accounts%202012-13/GB%20Accounts%20Company%202014-01-31%20(Jan14)%20OpenOffice/Currentaccount.ods'#$Oct13.$Y$1]+['file:///C:/Users/antony/diy/GB%20Accounts/GB%20Accounts%202012-13/GB%20Accounts%20Company%202014-01-31%20(Jan14)%20OpenOffice/Currentaccount.ods'#$Oct13.$Z$1]+['file:///C:/Users/antony/diy/GB%20Accounts/GB%20Accounts%202012-13/GB%20Accounts%20Company%202014-01-31%20(Jan14)%20OpenOffice/Currentaccount.ods'#$Oct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Oct13.$G$1]-['file:///C:/Users/antony/diy/GB%20Accounts/GB%20Accounts%202012-13/GB%20Accounts%20Company%202014-01-31%20(Jan14)%20OpenOffice/Savingaccount.ods'#$Oct13.$H$1]-['file:///C:/Users/antony/diy/GB%20Accounts/GB%20Accounts%202012-13/GB%20Accounts%20Company%202014-01-31%20(Jan14)%20OpenOffice/Savingaccount.ods'#$Oct13.$I$1]+['file:///C:/Users/antony/diy/GB%20Accounts/GB%20Accounts%202012-13/GB%20Accounts%20Company%202014-01-31%20(Jan14)%20OpenOffice/Savingaccount.ods'#$Oct13.$Y$1]+['file:///C:/Users/antony/diy/GB%20Accounts/GB%20Accounts%202012-13/GB%20Accounts%20Company%202014-01-31%20(Jan14)%20OpenOffice/Savingaccount.ods'#$Oct13.$Z$1]+['file:///C:/Users/antony/diy/GB%20Accounts/GB%20Accounts%202012-13/GB%20Accounts%20Company%202014-01-31%20(Jan14)%20OpenOffice/Savingaccount.ods'#$Oct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Oct13.$G$1]-['file:///C:/Users/antony/diy/GB%20Accounts/GB%20Accounts%202012-13/GB%20Accounts%20Company%202014-01-31%20(Jan14)%20OpenOffice/Creditcardaccount.ods'#$Oct13.$H$1]-['file:///C:/Users/antony/diy/GB%20Accounts/GB%20Accounts%202012-13/GB%20Accounts%20Company%202014-01-31%20(Jan14)%20OpenOffice/Creditcardaccount.ods'#$Oct13.$I$1]+['file:///C:/Users/antony/diy/GB%20Accounts/GB%20Accounts%202012-13/GB%20Accounts%20Company%202014-01-31%20(Jan14)%20OpenOffice/Creditcardaccount.ods'#$Oct13.$Y$1]+['file:///C:/Users/antony/diy/GB%20Accounts/GB%20Accounts%202012-13/GB%20Accounts%20Company%202014-01-31%20(Jan14)%20OpenOffice/Creditcardaccount.ods'#$Oct13.$Z$1]+['file:///C:/Users/antony/diy/GB%20Accounts/GB%20Accounts%202012-13/GB%20Accounts%20Company%202014-01-31%20(Jan14)%20OpenOffice/Creditcardaccount.ods'#$Oct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Oct13.$G$1]-['file:///C:/Users/antony/diy/GB%20Accounts/GB%20Accounts%202012-13/GB%20Accounts%20Company%202014-01-31%20(Jan14)%20OpenOffice/Cashaccount.ods'#$Oct13.$H$1]-['file:///C:/Users/antony/diy/GB%20Accounts/GB%20Accounts%202012-13/GB%20Accounts%20Company%202014-01-31%20(Jan14)%20OpenOffice/Cashaccount.ods'#$Oct13.$I$1]+['file:///C:/Users/antony/diy/GB%20Accounts/GB%20Accounts%202012-13/GB%20Accounts%20Company%202014-01-31%20(Jan14)%20OpenOffice/Cashaccount.ods'#$Oct13.$V$1]+['file:///C:/Users/antony/diy/GB%20Accounts/GB%20Accounts%202012-13/GB%20Accounts%20Company%202014-01-31%20(Jan14)%20OpenOffice/Cashaccount.ods'#$Oct13.$W$1]+['file:///C:/Users/antony/diy/GB%20Accounts/GB%20Accounts%202012-13/GB%20Accounts%20Company%202014-01-31%20(Jan14)%20OpenOffice/Cashaccount.ods'#$Oct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N26:.CX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Nov13.$G$1]-['file:///C:/Users/antony/diy/GB%20Accounts/GB%20Accounts%202012-13/GB%20Accounts%20Company%202014-01-31%20(Jan14)%20OpenOffice/Currentaccount.ods'#$Nov13.$H$1]-['file:///C:/Users/antony/diy/GB%20Accounts/GB%20Accounts%202012-13/GB%20Accounts%20Company%202014-01-31%20(Jan14)%20OpenOffice/Currentaccount.ods'#$Nov13.$I$1]+['file:///C:/Users/antony/diy/GB%20Accounts/GB%20Accounts%202012-13/GB%20Accounts%20Company%202014-01-31%20(Jan14)%20OpenOffice/Currentaccount.ods'#$Nov13.$Y$1]+['file:///C:/Users/antony/diy/GB%20Accounts/GB%20Accounts%202012-13/GB%20Accounts%20Company%202014-01-31%20(Jan14)%20OpenOffice/Currentaccount.ods'#$Nov13.$Z$1]+['file:///C:/Users/antony/diy/GB%20Accounts/GB%20Accounts%202012-13/GB%20Accounts%20Company%202014-01-31%20(Jan14)%20OpenOffice/Currentaccount.ods'#$Nov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Nov13.$G$1]-['file:///C:/Users/antony/diy/GB%20Accounts/GB%20Accounts%202012-13/GB%20Accounts%20Company%202014-01-31%20(Jan14)%20OpenOffice/Savingaccount.ods'#$Nov13.$H$1]-['file:///C:/Users/antony/diy/GB%20Accounts/GB%20Accounts%202012-13/GB%20Accounts%20Company%202014-01-31%20(Jan14)%20OpenOffice/Savingaccount.ods'#$Nov13.$I$1]+['file:///C:/Users/antony/diy/GB%20Accounts/GB%20Accounts%202012-13/GB%20Accounts%20Company%202014-01-31%20(Jan14)%20OpenOffice/Savingaccount.ods'#$Nov13.$Y$1]+['file:///C:/Users/antony/diy/GB%20Accounts/GB%20Accounts%202012-13/GB%20Accounts%20Company%202014-01-31%20(Jan14)%20OpenOffice/Savingaccount.ods'#$Nov13.$Z$1]+['file:///C:/Users/antony/diy/GB%20Accounts/GB%20Accounts%202012-13/GB%20Accounts%20Company%202014-01-31%20(Jan14)%20OpenOffice/Savingaccount.ods'#$Nov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Nov13.$G$1]-['file:///C:/Users/antony/diy/GB%20Accounts/GB%20Accounts%202012-13/GB%20Accounts%20Company%202014-01-31%20(Jan14)%20OpenOffice/Creditcardaccount.ods'#$Nov13.$H$1]-['file:///C:/Users/antony/diy/GB%20Accounts/GB%20Accounts%202012-13/GB%20Accounts%20Company%202014-01-31%20(Jan14)%20OpenOffice/Creditcardaccount.ods'#$Nov13.$I$1]+['file:///C:/Users/antony/diy/GB%20Accounts/GB%20Accounts%202012-13/GB%20Accounts%20Company%202014-01-31%20(Jan14)%20OpenOffice/Creditcardaccount.ods'#$Nov13.$Y$1]+['file:///C:/Users/antony/diy/GB%20Accounts/GB%20Accounts%202012-13/GB%20Accounts%20Company%202014-01-31%20(Jan14)%20OpenOffice/Creditcardaccount.ods'#$Nov13.$Z$1]+['file:///C:/Users/antony/diy/GB%20Accounts/GB%20Accounts%202012-13/GB%20Accounts%20Company%202014-01-31%20(Jan14)%20OpenOffice/Creditcardaccount.ods'#$Nov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Nov13.$G$1]-['file:///C:/Users/antony/diy/GB%20Accounts/GB%20Accounts%202012-13/GB%20Accounts%20Company%202014-01-31%20(Jan14)%20OpenOffice/Cashaccount.ods'#$Nov13.$H$1]-['file:///C:/Users/antony/diy/GB%20Accounts/GB%20Accounts%202012-13/GB%20Accounts%20Company%202014-01-31%20(Jan14)%20OpenOffice/Cashaccount.ods'#$Nov13.$I$1]+['file:///C:/Users/antony/diy/GB%20Accounts/GB%20Accounts%202012-13/GB%20Accounts%20Company%202014-01-31%20(Jan14)%20OpenOffice/Cashaccount.ods'#$Nov13.$V$1]+['file:///C:/Users/antony/diy/GB%20Accounts/GB%20Accounts%202012-13/GB%20Accounts%20Company%202014-01-31%20(Jan14)%20OpenOffice/Cashaccount.ods'#$Nov13.$W$1]+['file:///C:/Users/antony/diy/GB%20Accounts/GB%20Accounts%202012-13/GB%20Accounts%20Company%202014-01-31%20(Jan14)%20OpenOffice/Cashaccount.ods'#$Nov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CY26:.DI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Dec13.$G$1]-['file:///C:/Users/antony/diy/GB%20Accounts/GB%20Accounts%202012-13/GB%20Accounts%20Company%202014-01-31%20(Jan14)%20OpenOffice/Currentaccount.ods'#$Dec13.$H$1]-['file:///C:/Users/antony/diy/GB%20Accounts/GB%20Accounts%202012-13/GB%20Accounts%20Company%202014-01-31%20(Jan14)%20OpenOffice/Currentaccount.ods'#$Dec13.$I$1]+['file:///C:/Users/antony/diy/GB%20Accounts/GB%20Accounts%202012-13/GB%20Accounts%20Company%202014-01-31%20(Jan14)%20OpenOffice/Currentaccount.ods'#$Dec13.$Y$1]+['file:///C:/Users/antony/diy/GB%20Accounts/GB%20Accounts%202012-13/GB%20Accounts%20Company%202014-01-31%20(Jan14)%20OpenOffice/Currentaccount.ods'#$Dec13.$Z$1]+['file:///C:/Users/antony/diy/GB%20Accounts/GB%20Accounts%202012-13/GB%20Accounts%20Company%202014-01-31%20(Jan14)%20OpenOffice/Currentaccount.ods'#$Dec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Dec13.$G$1]-['file:///C:/Users/antony/diy/GB%20Accounts/GB%20Accounts%202012-13/GB%20Accounts%20Company%202014-01-31%20(Jan14)%20OpenOffice/Savingaccount.ods'#$Dec13.$H$1]-['file:///C:/Users/antony/diy/GB%20Accounts/GB%20Accounts%202012-13/GB%20Accounts%20Company%202014-01-31%20(Jan14)%20OpenOffice/Savingaccount.ods'#$Dec13.$I$1]+['file:///C:/Users/antony/diy/GB%20Accounts/GB%20Accounts%202012-13/GB%20Accounts%20Company%202014-01-31%20(Jan14)%20OpenOffice/Savingaccount.ods'#$Dec13.$Y$1]+['file:///C:/Users/antony/diy/GB%20Accounts/GB%20Accounts%202012-13/GB%20Accounts%20Company%202014-01-31%20(Jan14)%20OpenOffice/Savingaccount.ods'#$Dec13.$Z$1]+['file:///C:/Users/antony/diy/GB%20Accounts/GB%20Accounts%202012-13/GB%20Accounts%20Company%202014-01-31%20(Jan14)%20OpenOffice/Savingaccount.ods'#$Dec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Dec13.$G$1]-['file:///C:/Users/antony/diy/GB%20Accounts/GB%20Accounts%202012-13/GB%20Accounts%20Company%202014-01-31%20(Jan14)%20OpenOffice/Creditcardaccount.ods'#$Dec13.$H$1]-['file:///C:/Users/antony/diy/GB%20Accounts/GB%20Accounts%202012-13/GB%20Accounts%20Company%202014-01-31%20(Jan14)%20OpenOffice/Creditcardaccount.ods'#$Dec13.$I$1]+['file:///C:/Users/antony/diy/GB%20Accounts/GB%20Accounts%202012-13/GB%20Accounts%20Company%202014-01-31%20(Jan14)%20OpenOffice/Creditcardaccount.ods'#$Dec13.$Y$1]+['file:///C:/Users/antony/diy/GB%20Accounts/GB%20Accounts%202012-13/GB%20Accounts%20Company%202014-01-31%20(Jan14)%20OpenOffice/Creditcardaccount.ods'#$Dec13.$Z$1]+['file:///C:/Users/antony/diy/GB%20Accounts/GB%20Accounts%202012-13/GB%20Accounts%20Company%202014-01-31%20(Jan14)%20OpenOffice/Creditcardaccount.ods'#$Dec13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Dec13.$G$1]-['file:///C:/Users/antony/diy/GB%20Accounts/GB%20Accounts%202012-13/GB%20Accounts%20Company%202014-01-31%20(Jan14)%20OpenOffice/Cashaccount.ods'#$Dec13.$H$1]-['file:///C:/Users/antony/diy/GB%20Accounts/GB%20Accounts%202012-13/GB%20Accounts%20Company%202014-01-31%20(Jan14)%20OpenOffice/Cashaccount.ods'#$Dec13.$I$1]+['file:///C:/Users/antony/diy/GB%20Accounts/GB%20Accounts%202012-13/GB%20Accounts%20Company%202014-01-31%20(Jan14)%20OpenOffice/Cashaccount.ods'#$Dec13.$V$1]+['file:///C:/Users/antony/diy/GB%20Accounts/GB%20Accounts%202012-13/GB%20Accounts%20Company%202014-01-31%20(Jan14)%20OpenOffice/Cashaccount.ods'#$Dec13.$W$1]+['file:///C:/Users/antony/diy/GB%20Accounts/GB%20Accounts%202012-13/GB%20Accounts%20Company%202014-01-31%20(Jan14)%20OpenOffice/Cashaccount.ods'#$Dec13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J26:.DT26])" office:value-type="float" office:value="0">
            <text:p>0.00 </text:p>
          </table:table-cell>
          <table:table-cell table:style-name="ce59"/>
          <table:table-cell table:style-name="ce61" table:number-columns-repeated="2"/>
          <table:table-cell table:style-name="ce61" table:formula="of:=-['file:///C:/Users/antony/diy/GB%20Accounts/GB%20Accounts%202012-13/GB%20Accounts%20Company%202014-01-31%20(Jan14)%20OpenOffice/Currentaccount.ods'#$Jan14.$G$1]-['file:///C:/Users/antony/diy/GB%20Accounts/GB%20Accounts%202012-13/GB%20Accounts%20Company%202014-01-31%20(Jan14)%20OpenOffice/Currentaccount.ods'#$Jan14.$H$1]-['file:///C:/Users/antony/diy/GB%20Accounts/GB%20Accounts%202012-13/GB%20Accounts%20Company%202014-01-31%20(Jan14)%20OpenOffice/Currentaccount.ods'#$Jan14.$I$1]+['file:///C:/Users/antony/diy/GB%20Accounts/GB%20Accounts%202012-13/GB%20Accounts%20Company%202014-01-31%20(Jan14)%20OpenOffice/Currentaccount.ods'#$Jan14.$Y$1]+['file:///C:/Users/antony/diy/GB%20Accounts/GB%20Accounts%202012-13/GB%20Accounts%20Company%202014-01-31%20(Jan14)%20OpenOffice/Currentaccount.ods'#$Jan14.$Z$1]+['file:///C:/Users/antony/diy/GB%20Accounts/GB%20Accounts%202012-13/GB%20Accounts%20Company%202014-01-31%20(Jan14)%20OpenOffice/Currentaccount.ods'#$Jan14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Savingaccount.ods'#$Jan14.$G$1]-['file:///C:/Users/antony/diy/GB%20Accounts/GB%20Accounts%202012-13/GB%20Accounts%20Company%202014-01-31%20(Jan14)%20OpenOffice/Savingaccount.ods'#$Jan14.$H$1]-['file:///C:/Users/antony/diy/GB%20Accounts/GB%20Accounts%202012-13/GB%20Accounts%20Company%202014-01-31%20(Jan14)%20OpenOffice/Savingaccount.ods'#$Jan14.$I$1]+['file:///C:/Users/antony/diy/GB%20Accounts/GB%20Accounts%202012-13/GB%20Accounts%20Company%202014-01-31%20(Jan14)%20OpenOffice/Savingaccount.ods'#$Jan14.$Y$1]+['file:///C:/Users/antony/diy/GB%20Accounts/GB%20Accounts%202012-13/GB%20Accounts%20Company%202014-01-31%20(Jan14)%20OpenOffice/Savingaccount.ods'#$Jan14.$Z$1]+['file:///C:/Users/antony/diy/GB%20Accounts/GB%20Accounts%202012-13/GB%20Accounts%20Company%202014-01-31%20(Jan14)%20OpenOffice/Savingaccount.ods'#$Jan14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reditcardaccount.ods'#$Jan14.$G$1]-['file:///C:/Users/antony/diy/GB%20Accounts/GB%20Accounts%202012-13/GB%20Accounts%20Company%202014-01-31%20(Jan14)%20OpenOffice/Creditcardaccount.ods'#$Jan14.$H$1]-['file:///C:/Users/antony/diy/GB%20Accounts/GB%20Accounts%202012-13/GB%20Accounts%20Company%202014-01-31%20(Jan14)%20OpenOffice/Creditcardaccount.ods'#$Jan14.$I$1]+['file:///C:/Users/antony/diy/GB%20Accounts/GB%20Accounts%202012-13/GB%20Accounts%20Company%202014-01-31%20(Jan14)%20OpenOffice/Creditcardaccount.ods'#$Jan14.$Y$1]+['file:///C:/Users/antony/diy/GB%20Accounts/GB%20Accounts%202012-13/GB%20Accounts%20Company%202014-01-31%20(Jan14)%20OpenOffice/Creditcardaccount.ods'#$Jan14.$Z$1]+['file:///C:/Users/antony/diy/GB%20Accounts/GB%20Accounts%202012-13/GB%20Accounts%20Company%202014-01-31%20(Jan14)%20OpenOffice/Creditcardaccount.ods'#$Jan14.$AA$1]" office:value-type="float" office:value="0">
            <text:p>0.00 </text:p>
          </table:table-cell>
          <table:table-cell table:style-name="ce61" table:formula="of:=-['file:///C:/Users/antony/diy/GB%20Accounts/GB%20Accounts%202012-13/GB%20Accounts%20Company%202014-01-31%20(Jan14)%20OpenOffice/Cashaccount.ods'#$Jan14.$G$1]-['file:///C:/Users/antony/diy/GB%20Accounts/GB%20Accounts%202012-13/GB%20Accounts%20Company%202014-01-31%20(Jan14)%20OpenOffice/Cashaccount.ods'#$Jan14.$H$1]-['file:///C:/Users/antony/diy/GB%20Accounts/GB%20Accounts%202012-13/GB%20Accounts%20Company%202014-01-31%20(Jan14)%20OpenOffice/Cashaccount.ods'#$Jan14.$I$1]+['file:///C:/Users/antony/diy/GB%20Accounts/GB%20Accounts%202012-13/GB%20Accounts%20Company%202014-01-31%20(Jan14)%20OpenOffice/Cashaccount.ods'#$Jan14.$V$1]+['file:///C:/Users/antony/diy/GB%20Accounts/GB%20Accounts%202012-13/GB%20Accounts%20Company%202014-01-31%20(Jan14)%20OpenOffice/Cashaccount.ods'#$Jan14.$W$1]+['file:///C:/Users/antony/diy/GB%20Accounts/GB%20Accounts%202012-13/GB%20Accounts%20Company%202014-01-31%20(Jan14)%20OpenOffice/Cashaccount.ods'#$Jan14.$X$1]" office:value-type="float" office:value="0">
            <text:p>0.00 </text:p>
          </table:table-cell>
          <table:table-cell table:style-name="ce61" table:number-columns-repeated="2"/>
          <table:table-cell table:style-name="ce44"/>
          <table:table-cell table:style-name="ce60" table:formula="of:=SUM([.DU26:.EE26])" office:value-type="float" office:value="0">
            <text:p>0.00 </text:p>
          </table:table-cell>
          <table:table-cell table:style-name="ce44"/>
          <table:table-cell table:style-name="ce61"/>
          <table:table-cell table:style-name="ce44"/>
          <table:table-cell table:style-name="ce60" table:formula="of:=SUM([.EF26:.EH2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URRENT LIABILITI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de Creditors</text:p>
          </table:table-cell>
          <table:table-cell table:style-name="ce55" office:value-type="string">
            <text:p>CR</text:p>
          </table:table-cell>
          <table:table-cell table:style-name="ce60" table:formula="of:=-[OpenAccounts.E20]" office:value-type="float" office:value="-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Feb13.$F$1]+['file:///C:/Users/antony/diy/GB%20Accounts/GB%20Accounts%202012-13/GB%20Accounts%20Company%202014-01-31%20(Jan14)%20OpenOffice/Purchases.ods'#$Feb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Feb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Y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28:.N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Mar13.$F$1]+['file:///C:/Users/antony/diy/GB%20Accounts/GB%20Accounts%202012-13/GB%20Accounts%20Company%202014-01-31%20(Jan14)%20OpenOffice/Purchases.ods'#$Ma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Ma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28:.Y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Apr13.$F$1]+['file:///C:/Users/antony/diy/GB%20Accounts/GB%20Accounts%202012-13/GB%20Accounts%20Company%202014-01-31%20(Jan14)%20OpenOffice/Purchases.ods'#$Ap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Ap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28:.AJ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May13.$F$1]+['file:///C:/Users/antony/diy/GB%20Accounts/GB%20Accounts%202012-13/GB%20Accounts%20Company%202014-01-31%20(Jan14)%20OpenOffice/Purchases.ods'#$May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May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28:.AU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Jun13.$F$1]+['file:///C:/Users/antony/diy/GB%20Accounts/GB%20Accounts%202012-13/GB%20Accounts%20Company%202014-01-31%20(Jan14)%20OpenOffice/Purchases.ods'#$Jun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Jun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28:.BF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Jul13.$F$1]+['file:///C:/Users/antony/diy/GB%20Accounts/GB%20Accounts%202012-13/GB%20Accounts%20Company%202014-01-31%20(Jan14)%20OpenOffice/Purchases.ods'#$Jul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Jul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28:.BQ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Aug13.$F$1]+['file:///C:/Users/antony/diy/GB%20Accounts/GB%20Accounts%202012-13/GB%20Accounts%20Company%202014-01-31%20(Jan14)%20OpenOffice/Purchases.ods'#$Aug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Aug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28:.CB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Sep13.$F$1]+['file:///C:/Users/antony/diy/GB%20Accounts/GB%20Accounts%202012-13/GB%20Accounts%20Company%202014-01-31%20(Jan14)%20OpenOffice/Purchases.ods'#$Sep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Sep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28:.CM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Oct13.$F$1]+['file:///C:/Users/antony/diy/GB%20Accounts/GB%20Accounts%202012-13/GB%20Accounts%20Company%202014-01-31%20(Jan14)%20OpenOffice/Purchases.ods'#$Oct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Oct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28:.CX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Nov13.$F$1]+['file:///C:/Users/antony/diy/GB%20Accounts/GB%20Accounts%202012-13/GB%20Accounts%20Company%202014-01-31%20(Jan14)%20OpenOffice/Purchases.ods'#$Nov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Nov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28:.DI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Dec13.$F$1]+['file:///C:/Users/antony/diy/GB%20Accounts/GB%20Accounts%202012-13/GB%20Accounts%20Company%202014-01-31%20(Jan14)%20OpenOffice/Purchases.ods'#$Dec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Dec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28:.DT2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-['file:///C:/Users/antony/diy/GB%20Accounts/GB%20Accounts%202012-13/GB%20Accounts%20Company%202014-01-31%20(Jan14)%20OpenOffice/Purchases.ods'#$Jan14.$F$1]+['file:///C:/Users/antony/diy/GB%20Accounts/GB%20Accounts%202012-13/GB%20Accounts%20Company%202014-01-31%20(Jan14)%20OpenOffice/Purchases.ods'#$Jan14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urrentaccount.ods'#$Jan14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B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Y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28:.EE28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Fixedassets.ods'#$HPfinance.$E$2]" office:value-type="float" office:value="0">
            <text:p>0.00 </text:p>
          </table:table-cell>
          <table:table-cell table:style-name="ce44"/>
          <table:table-cell table:style-name="ce60" table:formula="of:=SUM([.EF28:.EH2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Net Wages Creditor</text:p>
          </table:table-cell>
          <table:table-cell table:style-name="ce55"/>
          <table:table-cell table:style-name="ce60" table:formula="of:=-[OpenAccounts.E2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Z$1]" office:value-type="float" office:value="0">
            <text:p>0.00 </text:p>
          </table:table-cell>
          <table:table-cell table:style-name="ce60" table:formula="of:=-[WagesInterface.G4]-[WagesInterface.G17]" office:value-type="float" office:value="-0">
            <text:p>0.00 </text:p>
          </table:table-cell>
          <table:table-cell/>
          <table:table-cell table:style-name="ce59"/>
          <table:table-cell table:style-name="ce60" table:formula="of:=SUM([.D29:.N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Z$1]" office:value-type="float" office:value="0">
            <text:p>0.00 </text:p>
          </table:table-cell>
          <table:table-cell table:style-name="ce60" table:formula="of:=-[WagesInterface.G5]-[WagesInterface.G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29:.Y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Z$1]" office:value-type="float" office:value="0">
            <text:p>0.00 </text:p>
          </table:table-cell>
          <table:table-cell table:style-name="ce60" table:formula="of:=-[WagesInterface.G6]-[WagesInterface.G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29:.AJ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Z$1]" office:value-type="float" office:value="0">
            <text:p>0.00 </text:p>
          </table:table-cell>
          <table:table-cell table:style-name="ce60" table:formula="of:=-[WagesInterface.G7]-[WagesInterface.G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29:.AU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Z$1]" office:value-type="float" office:value="0">
            <text:p>0.00 </text:p>
          </table:table-cell>
          <table:table-cell table:style-name="ce60" table:formula="of:=-[WagesInterface.G8]-[WagesInterface.G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29:.BF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Z$1]" office:value-type="float" office:value="0">
            <text:p>0.00 </text:p>
          </table:table-cell>
          <table:table-cell table:style-name="ce60" table:formula="of:=-[WagesInterface.G9]-[WagesInterface.G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29:.BQ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Z$1]" office:value-type="float" office:value="0">
            <text:p>0.00 </text:p>
          </table:table-cell>
          <table:table-cell table:style-name="ce60" table:formula="of:=-[WagesInterface.G10]-[WagesInterface.G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29:.CB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Z$1]" office:value-type="float" office:value="0">
            <text:p>0.00 </text:p>
          </table:table-cell>
          <table:table-cell table:style-name="ce60" table:formula="of:=-[WagesInterface.G11]-[WagesInterface.G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29:.CM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Z$1]" office:value-type="float" office:value="0">
            <text:p>0.00 </text:p>
          </table:table-cell>
          <table:table-cell table:style-name="ce60" table:formula="of:=-[WagesInterface.G12]-[WagesInterface.G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29:.CX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Z$1]" office:value-type="float" office:value="0">
            <text:p>0.00 </text:p>
          </table:table-cell>
          <table:table-cell table:style-name="ce60" table:formula="of:=-[WagesInterface.G13]-[WagesInterface.G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29:.DI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Z$1]" office:value-type="float" office:value="0">
            <text:p>0.00 </text:p>
          </table:table-cell>
          <table:table-cell table:style-name="ce60" table:formula="of:=-[WagesInterface.G14]-[WagesInterface.G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29:.DT2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C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Z$1]" office:value-type="float" office:value="0">
            <text:p>0.00 </text:p>
          </table:table-cell>
          <table:table-cell table:style-name="ce60" table:formula="of:=-[WagesInterface.G15]-[WagesInterface.G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29:.EE2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29:.EH2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Deductions from wages</text:p>
          </table:table-cell>
          <table:table-cell table:style-name="ce55"/>
          <table:table-cell table:style-name="ce60" table:formula="of:=-[OpenAccounts.E22]" office:value-type="float" office:value="-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4]-[WagesInterface.F17]" office:value-type="float" office:value="-0">
            <text:p>0.00 </text:p>
          </table:table-cell>
          <table:table-cell/>
          <table:table-cell table:style-name="ce59"/>
          <table:table-cell table:style-name="ce60" table:formula="of:=SUM([.D30:.N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5]-[WagesInterface.F1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O30:.Y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6]-[WagesInterface.F19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Z30:.AJ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7]-[WagesInterface.F20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K30:.AU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8]-[WagesInterface.F21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AV30:.BF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9]-[WagesInterface.F22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G30:.BQ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0]-[WagesInterface.F23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BR30:.CB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1]-[WagesInterface.F24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C30:.CM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2]-[WagesInterface.F25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N30:.CX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3]-[WagesInterface.F26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CY30:.DI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4]-[WagesInterface.F27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J30:.DT30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-[WagesInterface.F15]-[WagesInterface.F28]" office:value-type="float" office:value="-0">
            <text:p>0.00 </text:p>
          </table:table-cell>
          <table:table-cell table:style-name="ce60"/>
          <table:table-cell table:style-name="ce44"/>
          <table:table-cell table:style-name="ce60" table:formula="of:=SUM([.DU30:.EE3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0:.EH3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 Creditor</text:p>
          </table:table-cell>
          <table:table-cell table:style-name="ce55" office:value-type="string">
            <text:p>DV</text:p>
          </table:table-cell>
          <table:table-cell table:style-name="ce60" table:formula="of:=-[OpenAccounts.E23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I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1:.N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1:.Y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1:.AJ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1:.AU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1:.BF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1:.BQ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1:.CB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1:.CM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1:.CX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1:.DI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1:.DT31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L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I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1:.EE31])" office:value-type="float" office:value="0">
            <text:p>0.00 </text:p>
          </table:table-cell>
          <table:table-cell table:style-name="ce44"/>
          <table:table-cell table:formula="of:=-['file:///C:/Users/antony/diy/GB%20Accounts/GB%20Accounts%202012-13/GB%20Accounts%20Company%202014-01-31%20(Jan14)%20OpenOffice/Companysecretary.ods'#$Boardmeeting.$E$4]" office:value-type="float" office:value="-0">
            <text:p>0.00 </text:p>
          </table:table-cell>
          <table:table-cell table:style-name="ce44"/>
          <table:table-cell table:style-name="ce60" table:formula="of:=SUM([.EF31:.EH3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IS</text:p>
          </table:table-cell>
          <table:table-cell table:style-name="ce55" office:value-type="string">
            <text:p>RC</text:p>
          </table:table-cell>
          <table:table-cell table:style-name="ce60" table:formula="of:=-[OpenAccounts.I26]" office:value-type="float" office:value="-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Feb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Feb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Feb13.$O$1]+['file:///C:/Users/antony/diy/GB%20Accounts/GB%20Accounts%202012-13/GB%20Accounts%20Company%202014-01-31%20(Jan14)%20OpenOffice/Currentaccount.ods'#$Feb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O$1]+['file:///C:/Users/antony/diy/GB%20Accounts/GB%20Accounts%202012-13/GB%20Accounts%20Company%202014-01-31%20(Jan14)%20OpenOffice/Savingaccount.ods'#$Feb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O$1]+['file:///C:/Users/antony/diy/GB%20Accounts/GB%20Accounts%202012-13/GB%20Accounts%20Company%202014-01-31%20(Jan14)%20OpenOffice/Creditcardaccount.ods'#$Feb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G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2:.N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Mar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Mar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Mar13.$O$1]+['file:///C:/Users/antony/diy/GB%20Accounts/GB%20Accounts%202012-13/GB%20Accounts%20Company%202014-01-31%20(Jan14)%20OpenOffice/Currentaccount.ods'#$Mar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O$1]+['file:///C:/Users/antony/diy/GB%20Accounts/GB%20Accounts%202012-13/GB%20Accounts%20Company%202014-01-31%20(Jan14)%20OpenOffice/Savingaccount.ods'#$Mar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O$1]+['file:///C:/Users/antony/diy/GB%20Accounts/GB%20Accounts%202012-13/GB%20Accounts%20Company%202014-01-31%20(Jan14)%20OpenOffice/Creditcardaccount.ods'#$Mar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2:.Y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Apr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Apr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Apr13.$O$1]+['file:///C:/Users/antony/diy/GB%20Accounts/GB%20Accounts%202012-13/GB%20Accounts%20Company%202014-01-31%20(Jan14)%20OpenOffice/Currentaccount.ods'#$Apr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O$1]+['file:///C:/Users/antony/diy/GB%20Accounts/GB%20Accounts%202012-13/GB%20Accounts%20Company%202014-01-31%20(Jan14)%20OpenOffice/Savingaccount.ods'#$Apr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O$1]+['file:///C:/Users/antony/diy/GB%20Accounts/GB%20Accounts%202012-13/GB%20Accounts%20Company%202014-01-31%20(Jan14)%20OpenOffice/Creditcardaccount.ods'#$Apr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2:.AJ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May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May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May13.$O$1]+['file:///C:/Users/antony/diy/GB%20Accounts/GB%20Accounts%202012-13/GB%20Accounts%20Company%202014-01-31%20(Jan14)%20OpenOffice/Currentaccount.ods'#$May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O$1]+['file:///C:/Users/antony/diy/GB%20Accounts/GB%20Accounts%202012-13/GB%20Accounts%20Company%202014-01-31%20(Jan14)%20OpenOffice/Savingaccount.ods'#$May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O$1]+['file:///C:/Users/antony/diy/GB%20Accounts/GB%20Accounts%202012-13/GB%20Accounts%20Company%202014-01-31%20(Jan14)%20OpenOffice/Creditcardaccount.ods'#$May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2:.AU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un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Jun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un13.$O$1]+['file:///C:/Users/antony/diy/GB%20Accounts/GB%20Accounts%202012-13/GB%20Accounts%20Company%202014-01-31%20(Jan14)%20OpenOffice/Currentaccount.ods'#$Jun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O$1]+['file:///C:/Users/antony/diy/GB%20Accounts/GB%20Accounts%202012-13/GB%20Accounts%20Company%202014-01-31%20(Jan14)%20OpenOffice/Savingaccount.ods'#$Jun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O$1]+['file:///C:/Users/antony/diy/GB%20Accounts/GB%20Accounts%202012-13/GB%20Accounts%20Company%202014-01-31%20(Jan14)%20OpenOffice/Creditcardaccount.ods'#$Jun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2:.BF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ul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Jul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ul13.$O$1]+['file:///C:/Users/antony/diy/GB%20Accounts/GB%20Accounts%202012-13/GB%20Accounts%20Company%202014-01-31%20(Jan14)%20OpenOffice/Currentaccount.ods'#$Jul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O$1]+['file:///C:/Users/antony/diy/GB%20Accounts/GB%20Accounts%202012-13/GB%20Accounts%20Company%202014-01-31%20(Jan14)%20OpenOffice/Savingaccount.ods'#$Jul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O$1]+['file:///C:/Users/antony/diy/GB%20Accounts/GB%20Accounts%202012-13/GB%20Accounts%20Company%202014-01-31%20(Jan14)%20OpenOffice/Creditcardaccount.ods'#$Jul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2:.BQ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Aug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Aug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Aug13.$O$1]+['file:///C:/Users/antony/diy/GB%20Accounts/GB%20Accounts%202012-13/GB%20Accounts%20Company%202014-01-31%20(Jan14)%20OpenOffice/Currentaccount.ods'#$Aug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O$1]+['file:///C:/Users/antony/diy/GB%20Accounts/GB%20Accounts%202012-13/GB%20Accounts%20Company%202014-01-31%20(Jan14)%20OpenOffice/Savingaccount.ods'#$Aug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O$1]+['file:///C:/Users/antony/diy/GB%20Accounts/GB%20Accounts%202012-13/GB%20Accounts%20Company%202014-01-31%20(Jan14)%20OpenOffice/Creditcardaccount.ods'#$Aug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2:.CB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Sep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Sep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Sep13.$O$1]+['file:///C:/Users/antony/diy/GB%20Accounts/GB%20Accounts%202012-13/GB%20Accounts%20Company%202014-01-31%20(Jan14)%20OpenOffice/Currentaccount.ods'#$Sep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O$1]+['file:///C:/Users/antony/diy/GB%20Accounts/GB%20Accounts%202012-13/GB%20Accounts%20Company%202014-01-31%20(Jan14)%20OpenOffice/Savingaccount.ods'#$Sep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O$1]+['file:///C:/Users/antony/diy/GB%20Accounts/GB%20Accounts%202012-13/GB%20Accounts%20Company%202014-01-31%20(Jan14)%20OpenOffice/Creditcardaccount.ods'#$Sep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2:.CM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Oct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Oct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Oct13.$O$1]+['file:///C:/Users/antony/diy/GB%20Accounts/GB%20Accounts%202012-13/GB%20Accounts%20Company%202014-01-31%20(Jan14)%20OpenOffice/Currentaccount.ods'#$Oct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O$1]+['file:///C:/Users/antony/diy/GB%20Accounts/GB%20Accounts%202012-13/GB%20Accounts%20Company%202014-01-31%20(Jan14)%20OpenOffice/Savingaccount.ods'#$Oct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O$1]+['file:///C:/Users/antony/diy/GB%20Accounts/GB%20Accounts%202012-13/GB%20Accounts%20Company%202014-01-31%20(Jan14)%20OpenOffice/Creditcardaccount.ods'#$Oct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2:.CX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Nov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Nov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Nov13.$O$1]+['file:///C:/Users/antony/diy/GB%20Accounts/GB%20Accounts%202012-13/GB%20Accounts%20Company%202014-01-31%20(Jan14)%20OpenOffice/Currentaccount.ods'#$Nov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O$1]+['file:///C:/Users/antony/diy/GB%20Accounts/GB%20Accounts%202012-13/GB%20Accounts%20Company%202014-01-31%20(Jan14)%20OpenOffice/Savingaccount.ods'#$Nov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O$1]+['file:///C:/Users/antony/diy/GB%20Accounts/GB%20Accounts%202012-13/GB%20Accounts%20Company%202014-01-31%20(Jan14)%20OpenOffice/Creditcardaccount.ods'#$Nov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2:.DI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Dec13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Dec13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Dec13.$O$1]+['file:///C:/Users/antony/diy/GB%20Accounts/GB%20Accounts%202012-13/GB%20Accounts%20Company%202014-01-31%20(Jan14)%20OpenOffice/Currentaccount.ods'#$Dec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O$1]+['file:///C:/Users/antony/diy/GB%20Accounts/GB%20Accounts%202012-13/GB%20Accounts%20Company%202014-01-31%20(Jan14)%20OpenOffice/Savingaccount.ods'#$Dec13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O$1]+['file:///C:/Users/antony/diy/GB%20Accounts/GB%20Accounts%202012-13/GB%20Accounts%20Company%202014-01-31%20(Jan14)%20OpenOffice/Creditcardaccount.ods'#$Dec13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2:.DT32])" office:value-type="float" office:value="0">
            <text:p>0.00 </text:p>
          </table:table-cell>
          <table:table-cell table:style-name="ce59"/>
          <table:table-cell table:style-name="ce60" table:formula="of:=['file:///C:/Users/antony/diy/GB%20Accounts/GB%20Accounts%202012-13/GB%20Accounts%20Company%202014-01-31%20(Jan14)%20OpenOffice/Sales.ods'#$Jan14.$V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Purchases.ods'#$Jan14.$A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an14.$O$1]+['file:///C:/Users/antony/diy/GB%20Accounts/GB%20Accounts%202012-13/GB%20Accounts%20Company%202014-01-31%20(Jan14)%20OpenOffice/Currentaccount.ods'#$Jan14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O$1]+['file:///C:/Users/antony/diy/GB%20Accounts/GB%20Accounts%202012-13/GB%20Accounts%20Company%202014-01-31%20(Jan14)%20OpenOffice/Savingaccount.ods'#$Jan14.$AJ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O$1]+['file:///C:/Users/antony/diy/GB%20Accounts/GB%20Accounts%202012-13/GB%20Accounts%20Company%202014-01-31%20(Jan14)%20OpenOffice/Creditcardaccount.ods'#$Jan14.$AJ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G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2:.EE3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2:.EH3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Vat</text:p>
          </table:table-cell>
          <table:table-cell table:style-name="ce55" office:value-type="string">
            <text:p>RV</text:p>
          </table:table-cell>
          <table:table-cell table:style-name="ce60" table:formula="of:=-[OpenAccounts.H26]" office:value-type="float" office:value="-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Feb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Feb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Feb13.$N$1]+['file:///C:/Users/antony/diy/GB%20Accounts/GB%20Accounts%202012-13/GB%20Accounts%20Company%202014-01-31%20(Jan14)%20OpenOffice/Currentaccount.ods'#$Feb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N$1]+['file:///C:/Users/antony/diy/GB%20Accounts/GB%20Accounts%202012-13/GB%20Accounts%20Company%202014-01-31%20(Jan14)%20OpenOffice/Savingaccount.ods'#$Feb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N$1]+['file:///C:/Users/antony/diy/GB%20Accounts/GB%20Accounts%202012-13/GB%20Accounts%20Company%202014-01-31%20(Jan14)%20OpenOffice/Creditcardaccount.ods'#$Feb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F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3:.N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Mar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Mar13.$N$1]+['file:///C:/Users/antony/diy/GB%20Accounts/GB%20Accounts%202012-13/GB%20Accounts%20Company%202014-01-31%20(Jan14)%20OpenOffice/Currentaccount.ods'#$Mar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N$1]+['file:///C:/Users/antony/diy/GB%20Accounts/GB%20Accounts%202012-13/GB%20Accounts%20Company%202014-01-31%20(Jan14)%20OpenOffice/Savingaccount.ods'#$Mar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N$1]+['file:///C:/Users/antony/diy/GB%20Accounts/GB%20Accounts%202012-13/GB%20Accounts%20Company%202014-01-31%20(Jan14)%20OpenOffice/Creditcardaccount.ods'#$Mar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3:.Y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Apr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Apr13.$N$1]+['file:///C:/Users/antony/diy/GB%20Accounts/GB%20Accounts%202012-13/GB%20Accounts%20Company%202014-01-31%20(Jan14)%20OpenOffice/Currentaccount.ods'#$Apr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N$1]+['file:///C:/Users/antony/diy/GB%20Accounts/GB%20Accounts%202012-13/GB%20Accounts%20Company%202014-01-31%20(Jan14)%20OpenOffice/Savingaccount.ods'#$Apr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N$1]+['file:///C:/Users/antony/diy/GB%20Accounts/GB%20Accounts%202012-13/GB%20Accounts%20Company%202014-01-31%20(Jan14)%20OpenOffice/Creditcardaccount.ods'#$Apr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3:.AJ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May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May13.$N$1]+['file:///C:/Users/antony/diy/GB%20Accounts/GB%20Accounts%202012-13/GB%20Accounts%20Company%202014-01-31%20(Jan14)%20OpenOffice/Currentaccount.ods'#$May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N$1]+['file:///C:/Users/antony/diy/GB%20Accounts/GB%20Accounts%202012-13/GB%20Accounts%20Company%202014-01-31%20(Jan14)%20OpenOffice/Savingaccount.ods'#$May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N$1]+['file:///C:/Users/antony/diy/GB%20Accounts/GB%20Accounts%202012-13/GB%20Accounts%20Company%202014-01-31%20(Jan14)%20OpenOffice/Creditcardaccount.ods'#$May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3:.AU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Jun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un13.$N$1]+['file:///C:/Users/antony/diy/GB%20Accounts/GB%20Accounts%202012-13/GB%20Accounts%20Company%202014-01-31%20(Jan14)%20OpenOffice/Currentaccount.ods'#$Jun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N$1]+['file:///C:/Users/antony/diy/GB%20Accounts/GB%20Accounts%202012-13/GB%20Accounts%20Company%202014-01-31%20(Jan14)%20OpenOffice/Savingaccount.ods'#$Jun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N$1]+['file:///C:/Users/antony/diy/GB%20Accounts/GB%20Accounts%202012-13/GB%20Accounts%20Company%202014-01-31%20(Jan14)%20OpenOffice/Creditcardaccount.ods'#$Jun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3:.BF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Jul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ul13.$N$1]+['file:///C:/Users/antony/diy/GB%20Accounts/GB%20Accounts%202012-13/GB%20Accounts%20Company%202014-01-31%20(Jan14)%20OpenOffice/Currentaccount.ods'#$Jul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N$1]+['file:///C:/Users/antony/diy/GB%20Accounts/GB%20Accounts%202012-13/GB%20Accounts%20Company%202014-01-31%20(Jan14)%20OpenOffice/Savingaccount.ods'#$Jul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N$1]+['file:///C:/Users/antony/diy/GB%20Accounts/GB%20Accounts%202012-13/GB%20Accounts%20Company%202014-01-31%20(Jan14)%20OpenOffice/Creditcardaccount.ods'#$Jul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3:.BQ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Aug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Aug13.$N$1]+['file:///C:/Users/antony/diy/GB%20Accounts/GB%20Accounts%202012-13/GB%20Accounts%20Company%202014-01-31%20(Jan14)%20OpenOffice/Currentaccount.ods'#$Aug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N$1]+['file:///C:/Users/antony/diy/GB%20Accounts/GB%20Accounts%202012-13/GB%20Accounts%20Company%202014-01-31%20(Jan14)%20OpenOffice/Savingaccount.ods'#$Aug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N$1]+['file:///C:/Users/antony/diy/GB%20Accounts/GB%20Accounts%202012-13/GB%20Accounts%20Company%202014-01-31%20(Jan14)%20OpenOffice/Creditcardaccount.ods'#$Aug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3:.CB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Sep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Sep13.$N$1]+['file:///C:/Users/antony/diy/GB%20Accounts/GB%20Accounts%202012-13/GB%20Accounts%20Company%202014-01-31%20(Jan14)%20OpenOffice/Currentaccount.ods'#$Sep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N$1]+['file:///C:/Users/antony/diy/GB%20Accounts/GB%20Accounts%202012-13/GB%20Accounts%20Company%202014-01-31%20(Jan14)%20OpenOffice/Savingaccount.ods'#$Sep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N$1]+['file:///C:/Users/antony/diy/GB%20Accounts/GB%20Accounts%202012-13/GB%20Accounts%20Company%202014-01-31%20(Jan14)%20OpenOffice/Creditcardaccount.ods'#$Sep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3:.CM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Oct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Oct13.$N$1]+['file:///C:/Users/antony/diy/GB%20Accounts/GB%20Accounts%202012-13/GB%20Accounts%20Company%202014-01-31%20(Jan14)%20OpenOffice/Currentaccount.ods'#$Oct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N$1]+['file:///C:/Users/antony/diy/GB%20Accounts/GB%20Accounts%202012-13/GB%20Accounts%20Company%202014-01-31%20(Jan14)%20OpenOffice/Savingaccount.ods'#$Oct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N$1]+['file:///C:/Users/antony/diy/GB%20Accounts/GB%20Accounts%202012-13/GB%20Accounts%20Company%202014-01-31%20(Jan14)%20OpenOffice/Creditcardaccount.ods'#$Oct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3:.CX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Nov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Nov13.$N$1]+['file:///C:/Users/antony/diy/GB%20Accounts/GB%20Accounts%202012-13/GB%20Accounts%20Company%202014-01-31%20(Jan14)%20OpenOffice/Currentaccount.ods'#$Nov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N$1]+['file:///C:/Users/antony/diy/GB%20Accounts/GB%20Accounts%202012-13/GB%20Accounts%20Company%202014-01-31%20(Jan14)%20OpenOffice/Savingaccount.ods'#$Nov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N$1]+['file:///C:/Users/antony/diy/GB%20Accounts/GB%20Accounts%202012-13/GB%20Accounts%20Company%202014-01-31%20(Jan14)%20OpenOffice/Creditcardaccount.ods'#$Nov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3:.DI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Dec13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Dec13.$N$1]+['file:///C:/Users/antony/diy/GB%20Accounts/GB%20Accounts%202012-13/GB%20Accounts%20Company%202014-01-31%20(Jan14)%20OpenOffice/Currentaccount.ods'#$Dec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N$1]+['file:///C:/Users/antony/diy/GB%20Accounts/GB%20Accounts%202012-13/GB%20Accounts%20Company%202014-01-31%20(Jan14)%20OpenOffice/Savingaccount.ods'#$Dec13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N$1]+['file:///C:/Users/antony/diy/GB%20Accounts/GB%20Accounts%202012-13/GB%20Accounts%20Company%202014-01-31%20(Jan14)%20OpenOffice/Creditcardaccount.ods'#$Dec13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3:.DT3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G$1]" office:value-type="float" office:value="-0">
            <text:p>0.00 </text:p>
          </table:table-cell>
          <table:table-cell table:style-name="ce60" table:formula="of:=['file:///C:/Users/antony/diy/GB%20Accounts/GB%20Accounts%202012-13/GB%20Accounts%20Company%202014-01-31%20(Jan14)%20OpenOffice/Purchases.ods'#$Jan14.$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urrentaccount.ods'#$Jan14.$N$1]+['file:///C:/Users/antony/diy/GB%20Accounts/GB%20Accounts%202012-13/GB%20Accounts%20Company%202014-01-31%20(Jan14)%20OpenOffice/Currentaccount.ods'#$Jan14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N$1]+['file:///C:/Users/antony/diy/GB%20Accounts/GB%20Accounts%202012-13/GB%20Accounts%20Company%202014-01-31%20(Jan14)%20OpenOffice/Savingaccount.ods'#$Jan14.$AI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N$1]+['file:///C:/Users/antony/diy/GB%20Accounts/GB%20Accounts%202012-13/GB%20Accounts%20Company%202014-01-31%20(Jan14)%20OpenOffice/Creditcardaccount.ods'#$Jan14.$AI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F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3:.EE3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3:.EH3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Creditor HMRC Paye</text:p>
          </table:table-cell>
          <table:table-cell table:style-name="ce55" office:value-type="string">
            <text:p>RP</text:p>
          </table:table-cell>
          <table:table-cell table:style-name="ce60" table:formula="of:=-[OpenAccounts.G26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E$1]" office:value-type="float" office:value="0">
            <text:p>0.00 </text:p>
          </table:table-cell>
          <table:table-cell table:style-name="ce60" table:formula="of:=-([WagesInterface.D4]+[WagesInterface.E4]+[WagesInterface.H4])-([WagesInterface.D17]+[WagesInterface.E17]+[WagesInterface.H17])+([WagesInterface.I4]+[WagesInterface.I17])" office:value-type="float" office:value="0">
            <text:p>0.00 </text:p>
          </table:table-cell>
          <table:table-cell/>
          <table:table-cell table:style-name="ce59"/>
          <table:table-cell table:style-name="ce60" table:formula="of:=SUM([.D34:.N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E$1]" office:value-type="float" office:value="0">
            <text:p>0.00 </text:p>
          </table:table-cell>
          <table:table-cell table:style-name="ce60" table:formula="of:=-([WagesInterface.D5]+[WagesInterface.E5]+[WagesInterface.H5])-([WagesInterface.D18]+[WagesInterface.E18]+[WagesInterface.H18])+([WagesInterface.I5]+[WagesInterface.I1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34:.Y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E$1]" office:value-type="float" office:value="0">
            <text:p>0.00 </text:p>
          </table:table-cell>
          <table:table-cell table:style-name="ce60" table:formula="of:=-([WagesInterface.D6]+[WagesInterface.E6]+[WagesInterface.H6])-([WagesInterface.D19]+[WagesInterface.E19]+[WagesInterface.H19])+([WagesInterface.I6]+[WagesInterface.I19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34:.AJ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E$1]" office:value-type="float" office:value="0">
            <text:p>0.00 </text:p>
          </table:table-cell>
          <table:table-cell table:style-name="ce60" table:formula="of:=-([WagesInterface.D7]+[WagesInterface.E7]+[WagesInterface.H7])-([WagesInterface.D20]+[WagesInterface.E20]+[WagesInterface.H20])+([WagesInterface.I7]+[WagesInterface.I20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34:.AU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E$1]" office:value-type="float" office:value="0">
            <text:p>0.00 </text:p>
          </table:table-cell>
          <table:table-cell table:style-name="ce60" table:formula="of:=-([WagesInterface.D8]+[WagesInterface.E8]+[WagesInterface.H8])-([WagesInterface.D21]+[WagesInterface.E21]+[WagesInterface.H21])+([WagesInterface.I8]+[WagesInterface.I21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34:.BF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E$1]" office:value-type="float" office:value="0">
            <text:p>0.00 </text:p>
          </table:table-cell>
          <table:table-cell table:style-name="ce60" table:formula="of:=-([WagesInterface.D9]+[WagesInterface.E9]+[WagesInterface.H9])-([WagesInterface.D22]+[WagesInterface.E22]+[WagesInterface.H22])+([WagesInterface.I9]+[WagesInterface.I22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34:.BQ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E$1]" office:value-type="float" office:value="0">
            <text:p>0.00 </text:p>
          </table:table-cell>
          <table:table-cell table:style-name="ce60" table:formula="of:=-([WagesInterface.D10]+[WagesInterface.E10]+[WagesInterface.H10])-([WagesInterface.D23]+[WagesInterface.E23]+[WagesInterface.H23])+([WagesInterface.I10]+[WagesInterface.I23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34:.CB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E$1]" office:value-type="float" office:value="0">
            <text:p>0.00 </text:p>
          </table:table-cell>
          <table:table-cell table:style-name="ce60" table:formula="of:=-([WagesInterface.D11]+[WagesInterface.E11]+[WagesInterface.H11])-([WagesInterface.D24]+[WagesInterface.E24]+[WagesInterface.H24])+([WagesInterface.I11]+[WagesInterface.I24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34:.CM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E$1]" office:value-type="float" office:value="0">
            <text:p>0.00 </text:p>
          </table:table-cell>
          <table:table-cell table:style-name="ce60" table:formula="of:=-([WagesInterface.D12]+[WagesInterface.E12]+[WagesInterface.H12])-([WagesInterface.D25]+[WagesInterface.E25]+[WagesInterface.H25])+([WagesInterface.I12]+[WagesInterface.I25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34:.CX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E$1]" office:value-type="float" office:value="0">
            <text:p>0.00 </text:p>
          </table:table-cell>
          <table:table-cell table:style-name="ce60" table:formula="of:=-([WagesInterface.D13]+[WagesInterface.E13]+[WagesInterface.H13])-([WagesInterface.D26]+[WagesInterface.E26]+[WagesInterface.H26])+([WagesInterface.I13]+[WagesInterface.I26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34:.DI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E$1]" office:value-type="float" office:value="0">
            <text:p>0.00 </text:p>
          </table:table-cell>
          <table:table-cell table:style-name="ce60" table:formula="of:=-([WagesInterface.D14]+[WagesInterface.E14]+[WagesInterface.H14])-([WagesInterface.D27]+[WagesInterface.E27]+[WagesInterface.H27])+([WagesInterface.I14]+[WagesInterface.I27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34:.DT34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H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E$1]" office:value-type="float" office:value="0">
            <text:p>0.00 </text:p>
          </table:table-cell>
          <table:table-cell table:style-name="ce60" table:formula="of:=-([WagesInterface.D15]+[WagesInterface.E15]+[WagesInterface.H15])-([WagesInterface.D28]+[WagesInterface.E28]+[WagesInterface.H28])+([WagesInterface.I15]+[WagesInterface.I28])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34:.EE3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4:.EH3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HMRC Corporation Tax</text:p>
          </table:table-cell>
          <table:table-cell table:style-name="ce55" office:value-type="string">
            <text:p>RT</text:p>
          </table:table-cell>
          <table:table-cell table:style-name="ce60" table:formula="of:=-[OpenAccounts.E24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H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5:.N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5:.Y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5:.AJ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5:.AU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5:.BF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5:.BQ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5:.CB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5:.CM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5:.CX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5:.DI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H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5:.DT35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K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H$1]" office:value-type="float" office:value="0">
            <text:p>0.00 </text:p>
          </table:table-cell>
          <table:table-cell table:style-name="ce60"/>
          <table:table-cell table:style-name="ce60" table:formula="of:=-[CorporationTax.K35]" office:value-type="float" office:value="-0">
            <text:p>0.00 </text:p>
          </table:table-cell>
          <table:table-cell table:style-name="ce44"/>
          <table:table-cell table:style-name="ce60" table:formula="of:=SUM([.DU35:.EE35])" office:value-type="float" office:value="0">
            <text:p>0.00 </text:p>
          </table:table-cell>
          <table:table-cell table:style-name="ce44"/>
          <table:table-cell table:formula="of:=-[.EH58]" office:value-type="float" office:value="-0">
            <text:p>0.00 </text:p>
          </table:table-cell>
          <table:table-cell table:style-name="ce44"/>
          <table:table-cell table:style-name="ce60" table:formula="of:=SUM([.EF35:.EH3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ASSET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btor Long Term (repayable 3 - 5 years)</text:p>
          </table:table-cell>
          <table:table-cell table:style-name="ce55" office:value-type="string">
            <text:p>LDR</text:p>
          </table:table-cell>
          <table:table-cell table:style-name="ce60" table:formula="of:=[OpenAccounts.E28]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Feb13.$L$1]+['file:///C:/Users/antony/diy/GB%20Accounts/GB%20Accounts%202012-13/GB%20Accounts%20Company%202014-01-31%20(Jan14)%20OpenOffice/Currentaccount.ods'#$Feb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L$1]+['file:///C:/Users/antony/diy/GB%20Accounts/GB%20Accounts%202012-13/GB%20Accounts%20Company%202014-01-31%20(Jan14)%20OpenOffice/Savingaccount.ods'#$Feb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L$1]+['file:///C:/Users/antony/diy/GB%20Accounts/GB%20Accounts%202012-13/GB%20Accounts%20Company%202014-01-31%20(Jan14)%20OpenOffice/Creditcardaccount.ods'#$Feb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Feb13.$L$1]+['file:///C:/Users/antony/diy/GB%20Accounts/GB%20Accounts%202012-13/GB%20Accounts%20Company%202014-01-31%20(Jan14)%20OpenOffice/Cashaccount.ods'#$Feb13.$AC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7:.N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r13.$L$1]+['file:///C:/Users/antony/diy/GB%20Accounts/GB%20Accounts%202012-13/GB%20Accounts%20Company%202014-01-31%20(Jan14)%20OpenOffice/Currentaccount.ods'#$Ma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L$1]+['file:///C:/Users/antony/diy/GB%20Accounts/GB%20Accounts%202012-13/GB%20Accounts%20Company%202014-01-31%20(Jan14)%20OpenOffice/Savingaccount.ods'#$Ma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L$1]+['file:///C:/Users/antony/diy/GB%20Accounts/GB%20Accounts%202012-13/GB%20Accounts%20Company%202014-01-31%20(Jan14)%20OpenOffice/Creditcardaccount.ods'#$Ma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r13.$L$1]+['file:///C:/Users/antony/diy/GB%20Accounts/GB%20Accounts%202012-13/GB%20Accounts%20Company%202014-01-31%20(Jan14)%20OpenOffice/Cashaccount.ods'#$Mar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7:.Y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pr13.$L$1]+['file:///C:/Users/antony/diy/GB%20Accounts/GB%20Accounts%202012-13/GB%20Accounts%20Company%202014-01-31%20(Jan14)%20OpenOffice/Currentaccount.ods'#$Ap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L$1]+['file:///C:/Users/antony/diy/GB%20Accounts/GB%20Accounts%202012-13/GB%20Accounts%20Company%202014-01-31%20(Jan14)%20OpenOffice/Savingaccount.ods'#$Ap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L$1]+['file:///C:/Users/antony/diy/GB%20Accounts/GB%20Accounts%202012-13/GB%20Accounts%20Company%202014-01-31%20(Jan14)%20OpenOffice/Creditcardaccount.ods'#$Apr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pr13.$L$1]+['file:///C:/Users/antony/diy/GB%20Accounts/GB%20Accounts%202012-13/GB%20Accounts%20Company%202014-01-31%20(Jan14)%20OpenOffice/Cashaccount.ods'#$Apr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7:.AJ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y13.$L$1]+['file:///C:/Users/antony/diy/GB%20Accounts/GB%20Accounts%202012-13/GB%20Accounts%20Company%202014-01-31%20(Jan14)%20OpenOffice/Currentaccount.ods'#$May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L$1]+['file:///C:/Users/antony/diy/GB%20Accounts/GB%20Accounts%202012-13/GB%20Accounts%20Company%202014-01-31%20(Jan14)%20OpenOffice/Savingaccount.ods'#$May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L$1]+['file:///C:/Users/antony/diy/GB%20Accounts/GB%20Accounts%202012-13/GB%20Accounts%20Company%202014-01-31%20(Jan14)%20OpenOffice/Creditcardaccount.ods'#$May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y13.$L$1]+['file:///C:/Users/antony/diy/GB%20Accounts/GB%20Accounts%202012-13/GB%20Accounts%20Company%202014-01-31%20(Jan14)%20OpenOffice/Cashaccount.ods'#$May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7:.AU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n13.$L$1]+['file:///C:/Users/antony/diy/GB%20Accounts/GB%20Accounts%202012-13/GB%20Accounts%20Company%202014-01-31%20(Jan14)%20OpenOffice/Currentaccount.ods'#$Jun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L$1]+['file:///C:/Users/antony/diy/GB%20Accounts/GB%20Accounts%202012-13/GB%20Accounts%20Company%202014-01-31%20(Jan14)%20OpenOffice/Savingaccount.ods'#$Jun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L$1]+['file:///C:/Users/antony/diy/GB%20Accounts/GB%20Accounts%202012-13/GB%20Accounts%20Company%202014-01-31%20(Jan14)%20OpenOffice/Creditcardaccount.ods'#$Jun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n13.$L$1]+['file:///C:/Users/antony/diy/GB%20Accounts/GB%20Accounts%202012-13/GB%20Accounts%20Company%202014-01-31%20(Jan14)%20OpenOffice/Cashaccount.ods'#$Jun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7:.BF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l13.$L$1]+['file:///C:/Users/antony/diy/GB%20Accounts/GB%20Accounts%202012-13/GB%20Accounts%20Company%202014-01-31%20(Jan14)%20OpenOffice/Currentaccount.ods'#$Jul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L$1]+['file:///C:/Users/antony/diy/GB%20Accounts/GB%20Accounts%202012-13/GB%20Accounts%20Company%202014-01-31%20(Jan14)%20OpenOffice/Savingaccount.ods'#$Jul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L$1]+['file:///C:/Users/antony/diy/GB%20Accounts/GB%20Accounts%202012-13/GB%20Accounts%20Company%202014-01-31%20(Jan14)%20OpenOffice/Creditcardaccount.ods'#$Jul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l13.$L$1]+['file:///C:/Users/antony/diy/GB%20Accounts/GB%20Accounts%202012-13/GB%20Accounts%20Company%202014-01-31%20(Jan14)%20OpenOffice/Cashaccount.ods'#$Jul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7:.BQ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ug13.$L$1]+['file:///C:/Users/antony/diy/GB%20Accounts/GB%20Accounts%202012-13/GB%20Accounts%20Company%202014-01-31%20(Jan14)%20OpenOffice/Currentaccount.ods'#$Aug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L$1]+['file:///C:/Users/antony/diy/GB%20Accounts/GB%20Accounts%202012-13/GB%20Accounts%20Company%202014-01-31%20(Jan14)%20OpenOffice/Savingaccount.ods'#$Aug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L$1]+['file:///C:/Users/antony/diy/GB%20Accounts/GB%20Accounts%202012-13/GB%20Accounts%20Company%202014-01-31%20(Jan14)%20OpenOffice/Creditcardaccount.ods'#$Aug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ug13.$L$1]+['file:///C:/Users/antony/diy/GB%20Accounts/GB%20Accounts%202012-13/GB%20Accounts%20Company%202014-01-31%20(Jan14)%20OpenOffice/Cashaccount.ods'#$Aug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7:.CB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Sep13.$L$1]+['file:///C:/Users/antony/diy/GB%20Accounts/GB%20Accounts%202012-13/GB%20Accounts%20Company%202014-01-31%20(Jan14)%20OpenOffice/Currentaccount.ods'#$Sep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L$1]+['file:///C:/Users/antony/diy/GB%20Accounts/GB%20Accounts%202012-13/GB%20Accounts%20Company%202014-01-31%20(Jan14)%20OpenOffice/Savingaccount.ods'#$Sep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L$1]+['file:///C:/Users/antony/diy/GB%20Accounts/GB%20Accounts%202012-13/GB%20Accounts%20Company%202014-01-31%20(Jan14)%20OpenOffice/Creditcardaccount.ods'#$Sep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Sep13.$L$1]+['file:///C:/Users/antony/diy/GB%20Accounts/GB%20Accounts%202012-13/GB%20Accounts%20Company%202014-01-31%20(Jan14)%20OpenOffice/Cashaccount.ods'#$Sep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7:.CM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Oct13.$L$1]+['file:///C:/Users/antony/diy/GB%20Accounts/GB%20Accounts%202012-13/GB%20Accounts%20Company%202014-01-31%20(Jan14)%20OpenOffice/Currentaccount.ods'#$Oct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L$1]+['file:///C:/Users/antony/diy/GB%20Accounts/GB%20Accounts%202012-13/GB%20Accounts%20Company%202014-01-31%20(Jan14)%20OpenOffice/Savingaccount.ods'#$Oct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L$1]+['file:///C:/Users/antony/diy/GB%20Accounts/GB%20Accounts%202012-13/GB%20Accounts%20Company%202014-01-31%20(Jan14)%20OpenOffice/Creditcardaccount.ods'#$Oct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Oct13.$L$1]+['file:///C:/Users/antony/diy/GB%20Accounts/GB%20Accounts%202012-13/GB%20Accounts%20Company%202014-01-31%20(Jan14)%20OpenOffice/Cashaccount.ods'#$Oct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7:.CX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Nov13.$L$1]+['file:///C:/Users/antony/diy/GB%20Accounts/GB%20Accounts%202012-13/GB%20Accounts%20Company%202014-01-31%20(Jan14)%20OpenOffice/Currentaccount.ods'#$Nov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L$1]+['file:///C:/Users/antony/diy/GB%20Accounts/GB%20Accounts%202012-13/GB%20Accounts%20Company%202014-01-31%20(Jan14)%20OpenOffice/Savingaccount.ods'#$Nov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L$1]+['file:///C:/Users/antony/diy/GB%20Accounts/GB%20Accounts%202012-13/GB%20Accounts%20Company%202014-01-31%20(Jan14)%20OpenOffice/Creditcardaccount.ods'#$Nov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Nov13.$L$1]+['file:///C:/Users/antony/diy/GB%20Accounts/GB%20Accounts%202012-13/GB%20Accounts%20Company%202014-01-31%20(Jan14)%20OpenOffice/Cashaccount.ods'#$Nov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7:.DI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Dec13.$L$1]+['file:///C:/Users/antony/diy/GB%20Accounts/GB%20Accounts%202012-13/GB%20Accounts%20Company%202014-01-31%20(Jan14)%20OpenOffice/Currentaccount.ods'#$Dec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L$1]+['file:///C:/Users/antony/diy/GB%20Accounts/GB%20Accounts%202012-13/GB%20Accounts%20Company%202014-01-31%20(Jan14)%20OpenOffice/Savingaccount.ods'#$Dec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L$1]+['file:///C:/Users/antony/diy/GB%20Accounts/GB%20Accounts%202012-13/GB%20Accounts%20Company%202014-01-31%20(Jan14)%20OpenOffice/Creditcardaccount.ods'#$Dec13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Dec13.$L$1]+['file:///C:/Users/antony/diy/GB%20Accounts/GB%20Accounts%202012-13/GB%20Accounts%20Company%202014-01-31%20(Jan14)%20OpenOffice/Cashaccount.ods'#$Dec13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7:.DT37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an14.$L$1]+['file:///C:/Users/antony/diy/GB%20Accounts/GB%20Accounts%202012-13/GB%20Accounts%20Company%202014-01-31%20(Jan14)%20OpenOffice/Currentaccount.ods'#$Jan14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L$1]+['file:///C:/Users/antony/diy/GB%20Accounts/GB%20Accounts%202012-13/GB%20Accounts%20Company%202014-01-31%20(Jan14)%20OpenOffice/Savingaccount.ods'#$Jan14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L$1]+['file:///C:/Users/antony/diy/GB%20Accounts/GB%20Accounts%202012-13/GB%20Accounts%20Company%202014-01-31%20(Jan14)%20OpenOffice/Creditcardaccount.ods'#$Jan14.$AF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an14.$L$1]+['file:///C:/Users/antony/diy/GB%20Accounts/GB%20Accounts%202012-13/GB%20Accounts%20Company%202014-01-31%20(Jan14)%20OpenOffice/Cashaccount.ods'#$Jan14.$AC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7:.EE3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7:.EH3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OTHER CREDITOR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Loan Account</text:p>
          </table:table-cell>
          <table:table-cell table:style-name="ce55" office:value-type="string">
            <text:p>DL</text:p>
          </table:table-cell>
          <table:table-cell table:style-name="ce60" table:formula="of:=-[OpenAccounts.E30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Feb13.$P$1]+['file:///C:/Users/antony/diy/GB%20Accounts/GB%20Accounts%202012-13/GB%20Accounts%20Company%202014-01-31%20(Jan14)%20OpenOffice/Currentaccount.ods'#$Feb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P$1]+['file:///C:/Users/antony/diy/GB%20Accounts/GB%20Accounts%202012-13/GB%20Accounts%20Company%202014-01-31%20(Jan14)%20OpenOffice/Savingaccount.ods'#$Feb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P$1]+['file:///C:/Users/antony/diy/GB%20Accounts/GB%20Accounts%202012-13/GB%20Accounts%20Company%202014-01-31%20(Jan14)%20OpenOffice/Creditcardaccount.ods'#$Feb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Feb13.$N$1]+['file:///C:/Users/antony/diy/GB%20Accounts/GB%20Accounts%202012-13/GB%20Accounts%20Company%202014-01-31%20(Jan14)%20OpenOffice/Cashaccount.ods'#$Feb13.$AJ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39:.N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r13.$P$1]+['file:///C:/Users/antony/diy/GB%20Accounts/GB%20Accounts%202012-13/GB%20Accounts%20Company%202014-01-31%20(Jan14)%20OpenOffice/Currentaccount.ods'#$Ma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P$1]+['file:///C:/Users/antony/diy/GB%20Accounts/GB%20Accounts%202012-13/GB%20Accounts%20Company%202014-01-31%20(Jan14)%20OpenOffice/Savingaccount.ods'#$Ma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P$1]+['file:///C:/Users/antony/diy/GB%20Accounts/GB%20Accounts%202012-13/GB%20Accounts%20Company%202014-01-31%20(Jan14)%20OpenOffice/Creditcardaccount.ods'#$Ma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r13.$N$1]+['file:///C:/Users/antony/diy/GB%20Accounts/GB%20Accounts%202012-13/GB%20Accounts%20Company%202014-01-31%20(Jan14)%20OpenOffice/Cashaccount.ods'#$Mar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39:.Y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pr13.$P$1]+['file:///C:/Users/antony/diy/GB%20Accounts/GB%20Accounts%202012-13/GB%20Accounts%20Company%202014-01-31%20(Jan14)%20OpenOffice/Currentaccount.ods'#$Ap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P$1]+['file:///C:/Users/antony/diy/GB%20Accounts/GB%20Accounts%202012-13/GB%20Accounts%20Company%202014-01-31%20(Jan14)%20OpenOffice/Savingaccount.ods'#$Ap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P$1]+['file:///C:/Users/antony/diy/GB%20Accounts/GB%20Accounts%202012-13/GB%20Accounts%20Company%202014-01-31%20(Jan14)%20OpenOffice/Creditcardaccount.ods'#$Apr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pr13.$N$1]+['file:///C:/Users/antony/diy/GB%20Accounts/GB%20Accounts%202012-13/GB%20Accounts%20Company%202014-01-31%20(Jan14)%20OpenOffice/Cashaccount.ods'#$Apr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39:.AJ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y13.$P$1]+['file:///C:/Users/antony/diy/GB%20Accounts/GB%20Accounts%202012-13/GB%20Accounts%20Company%202014-01-31%20(Jan14)%20OpenOffice/Currentaccount.ods'#$May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P$1]+['file:///C:/Users/antony/diy/GB%20Accounts/GB%20Accounts%202012-13/GB%20Accounts%20Company%202014-01-31%20(Jan14)%20OpenOffice/Savingaccount.ods'#$May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P$1]+['file:///C:/Users/antony/diy/GB%20Accounts/GB%20Accounts%202012-13/GB%20Accounts%20Company%202014-01-31%20(Jan14)%20OpenOffice/Creditcardaccount.ods'#$May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y13.$N$1]+['file:///C:/Users/antony/diy/GB%20Accounts/GB%20Accounts%202012-13/GB%20Accounts%20Company%202014-01-31%20(Jan14)%20OpenOffice/Cashaccount.ods'#$May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39:.AU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n13.$P$1]+['file:///C:/Users/antony/diy/GB%20Accounts/GB%20Accounts%202012-13/GB%20Accounts%20Company%202014-01-31%20(Jan14)%20OpenOffice/Currentaccount.ods'#$Jun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P$1]+['file:///C:/Users/antony/diy/GB%20Accounts/GB%20Accounts%202012-13/GB%20Accounts%20Company%202014-01-31%20(Jan14)%20OpenOffice/Savingaccount.ods'#$Jun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P$1]+['file:///C:/Users/antony/diy/GB%20Accounts/GB%20Accounts%202012-13/GB%20Accounts%20Company%202014-01-31%20(Jan14)%20OpenOffice/Creditcardaccount.ods'#$Jun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n13.$N$1]+['file:///C:/Users/antony/diy/GB%20Accounts/GB%20Accounts%202012-13/GB%20Accounts%20Company%202014-01-31%20(Jan14)%20OpenOffice/Cashaccount.ods'#$Jun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39:.BF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l13.$P$1]+['file:///C:/Users/antony/diy/GB%20Accounts/GB%20Accounts%202012-13/GB%20Accounts%20Company%202014-01-31%20(Jan14)%20OpenOffice/Currentaccount.ods'#$Jul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P$1]+['file:///C:/Users/antony/diy/GB%20Accounts/GB%20Accounts%202012-13/GB%20Accounts%20Company%202014-01-31%20(Jan14)%20OpenOffice/Savingaccount.ods'#$Jul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P$1]+['file:///C:/Users/antony/diy/GB%20Accounts/GB%20Accounts%202012-13/GB%20Accounts%20Company%202014-01-31%20(Jan14)%20OpenOffice/Creditcardaccount.ods'#$Jul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l13.$N$1]+['file:///C:/Users/antony/diy/GB%20Accounts/GB%20Accounts%202012-13/GB%20Accounts%20Company%202014-01-31%20(Jan14)%20OpenOffice/Cashaccount.ods'#$Jul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39:.BQ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ug13.$P$1]+['file:///C:/Users/antony/diy/GB%20Accounts/GB%20Accounts%202012-13/GB%20Accounts%20Company%202014-01-31%20(Jan14)%20OpenOffice/Currentaccount.ods'#$Aug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P$1]+['file:///C:/Users/antony/diy/GB%20Accounts/GB%20Accounts%202012-13/GB%20Accounts%20Company%202014-01-31%20(Jan14)%20OpenOffice/Savingaccount.ods'#$Aug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P$1]+['file:///C:/Users/antony/diy/GB%20Accounts/GB%20Accounts%202012-13/GB%20Accounts%20Company%202014-01-31%20(Jan14)%20OpenOffice/Creditcardaccount.ods'#$Aug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ug13.$N$1]+['file:///C:/Users/antony/diy/GB%20Accounts/GB%20Accounts%202012-13/GB%20Accounts%20Company%202014-01-31%20(Jan14)%20OpenOffice/Cashaccount.ods'#$Aug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39:.CB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Sep13.$P$1]+['file:///C:/Users/antony/diy/GB%20Accounts/GB%20Accounts%202012-13/GB%20Accounts%20Company%202014-01-31%20(Jan14)%20OpenOffice/Currentaccount.ods'#$Sep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P$1]+['file:///C:/Users/antony/diy/GB%20Accounts/GB%20Accounts%202012-13/GB%20Accounts%20Company%202014-01-31%20(Jan14)%20OpenOffice/Savingaccount.ods'#$Sep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P$1]+['file:///C:/Users/antony/diy/GB%20Accounts/GB%20Accounts%202012-13/GB%20Accounts%20Company%202014-01-31%20(Jan14)%20OpenOffice/Creditcardaccount.ods'#$Sep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Sep13.$N$1]+['file:///C:/Users/antony/diy/GB%20Accounts/GB%20Accounts%202012-13/GB%20Accounts%20Company%202014-01-31%20(Jan14)%20OpenOffice/Cashaccount.ods'#$Sep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39:.CM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Oct13.$P$1]+['file:///C:/Users/antony/diy/GB%20Accounts/GB%20Accounts%202012-13/GB%20Accounts%20Company%202014-01-31%20(Jan14)%20OpenOffice/Currentaccount.ods'#$Oct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P$1]+['file:///C:/Users/antony/diy/GB%20Accounts/GB%20Accounts%202012-13/GB%20Accounts%20Company%202014-01-31%20(Jan14)%20OpenOffice/Savingaccount.ods'#$Oct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P$1]+['file:///C:/Users/antony/diy/GB%20Accounts/GB%20Accounts%202012-13/GB%20Accounts%20Company%202014-01-31%20(Jan14)%20OpenOffice/Creditcardaccount.ods'#$Oct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Oct13.$N$1]+['file:///C:/Users/antony/diy/GB%20Accounts/GB%20Accounts%202012-13/GB%20Accounts%20Company%202014-01-31%20(Jan14)%20OpenOffice/Cashaccount.ods'#$Oct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39:.CX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Nov13.$P$1]+['file:///C:/Users/antony/diy/GB%20Accounts/GB%20Accounts%202012-13/GB%20Accounts%20Company%202014-01-31%20(Jan14)%20OpenOffice/Currentaccount.ods'#$Nov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P$1]+['file:///C:/Users/antony/diy/GB%20Accounts/GB%20Accounts%202012-13/GB%20Accounts%20Company%202014-01-31%20(Jan14)%20OpenOffice/Savingaccount.ods'#$Nov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P$1]+['file:///C:/Users/antony/diy/GB%20Accounts/GB%20Accounts%202012-13/GB%20Accounts%20Company%202014-01-31%20(Jan14)%20OpenOffice/Creditcardaccount.ods'#$Nov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Nov13.$N$1]+['file:///C:/Users/antony/diy/GB%20Accounts/GB%20Accounts%202012-13/GB%20Accounts%20Company%202014-01-31%20(Jan14)%20OpenOffice/Cashaccount.ods'#$Nov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39:.DI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Dec13.$P$1]+['file:///C:/Users/antony/diy/GB%20Accounts/GB%20Accounts%202012-13/GB%20Accounts%20Company%202014-01-31%20(Jan14)%20OpenOffice/Currentaccount.ods'#$Dec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P$1]+['file:///C:/Users/antony/diy/GB%20Accounts/GB%20Accounts%202012-13/GB%20Accounts%20Company%202014-01-31%20(Jan14)%20OpenOffice/Savingaccount.ods'#$Dec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P$1]+['file:///C:/Users/antony/diy/GB%20Accounts/GB%20Accounts%202012-13/GB%20Accounts%20Company%202014-01-31%20(Jan14)%20OpenOffice/Creditcardaccount.ods'#$Dec13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Dec13.$N$1]+['file:///C:/Users/antony/diy/GB%20Accounts/GB%20Accounts%202012-13/GB%20Accounts%20Company%202014-01-31%20(Jan14)%20OpenOffice/Cashaccount.ods'#$Dec13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39:.DT3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an14.$P$1]+['file:///C:/Users/antony/diy/GB%20Accounts/GB%20Accounts%202012-13/GB%20Accounts%20Company%202014-01-31%20(Jan14)%20OpenOffice/Currentaccount.ods'#$Jan14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P$1]+['file:///C:/Users/antony/diy/GB%20Accounts/GB%20Accounts%202012-13/GB%20Accounts%20Company%202014-01-31%20(Jan14)%20OpenOffice/Savingaccount.ods'#$Jan14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P$1]+['file:///C:/Users/antony/diy/GB%20Accounts/GB%20Accounts%202012-13/GB%20Accounts%20Company%202014-01-31%20(Jan14)%20OpenOffice/Creditcardaccount.ods'#$Jan14.$AM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an14.$N$1]+['file:///C:/Users/antony/diy/GB%20Accounts/GB%20Accounts%202012-13/GB%20Accounts%20Company%202014-01-31%20(Jan14)%20OpenOffice/Cashaccount.ods'#$Jan14.$AJ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39:.EE3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39:.EH3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reditor Long Term (falling due after 1 year)</text:p>
          </table:table-cell>
          <table:table-cell table:style-name="ce55" office:value-type="string">
            <text:p>LCR</text:p>
          </table:table-cell>
          <table:table-cell table:style-name="ce60" table:formula="of:=-[OpenAccounts.E31]" office:value-type="float" office:value="-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Feb13.$M$1]+['file:///C:/Users/antony/diy/GB%20Accounts/GB%20Accounts%202012-13/GB%20Accounts%20Company%202014-01-31%20(Jan14)%20OpenOffice/Currentaccount.ods'#$Feb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M$1]+['file:///C:/Users/antony/diy/GB%20Accounts/GB%20Accounts%202012-13/GB%20Accounts%20Company%202014-01-31%20(Jan14)%20OpenOffice/Savingaccount.ods'#$Feb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M$1]+['file:///C:/Users/antony/diy/GB%20Accounts/GB%20Accounts%202012-13/GB%20Accounts%20Company%202014-01-31%20(Jan14)%20OpenOffice/Creditcardaccount.ods'#$Feb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Feb13.$M$1]+['file:///C:/Users/antony/diy/GB%20Accounts/GB%20Accounts%202012-13/GB%20Accounts%20Company%202014-01-31%20(Jan14)%20OpenOffice/Cashaccount.ods'#$Feb13.$AD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40:.N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r13.$M$1]+['file:///C:/Users/antony/diy/GB%20Accounts/GB%20Accounts%202012-13/GB%20Accounts%20Company%202014-01-31%20(Jan14)%20OpenOffice/Currentaccount.ods'#$Ma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M$1]+['file:///C:/Users/antony/diy/GB%20Accounts/GB%20Accounts%202012-13/GB%20Accounts%20Company%202014-01-31%20(Jan14)%20OpenOffice/Savingaccount.ods'#$Ma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M$1]+['file:///C:/Users/antony/diy/GB%20Accounts/GB%20Accounts%202012-13/GB%20Accounts%20Company%202014-01-31%20(Jan14)%20OpenOffice/Creditcardaccount.ods'#$Ma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r13.$M$1]+['file:///C:/Users/antony/diy/GB%20Accounts/GB%20Accounts%202012-13/GB%20Accounts%20Company%202014-01-31%20(Jan14)%20OpenOffice/Cashaccount.ods'#$Mar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40:.Y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pr13.$M$1]+['file:///C:/Users/antony/diy/GB%20Accounts/GB%20Accounts%202012-13/GB%20Accounts%20Company%202014-01-31%20(Jan14)%20OpenOffice/Currentaccount.ods'#$Ap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M$1]+['file:///C:/Users/antony/diy/GB%20Accounts/GB%20Accounts%202012-13/GB%20Accounts%20Company%202014-01-31%20(Jan14)%20OpenOffice/Savingaccount.ods'#$Ap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M$1]+['file:///C:/Users/antony/diy/GB%20Accounts/GB%20Accounts%202012-13/GB%20Accounts%20Company%202014-01-31%20(Jan14)%20OpenOffice/Creditcardaccount.ods'#$Apr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pr13.$M$1]+['file:///C:/Users/antony/diy/GB%20Accounts/GB%20Accounts%202012-13/GB%20Accounts%20Company%202014-01-31%20(Jan14)%20OpenOffice/Cashaccount.ods'#$Apr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40:.AJ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y13.$M$1]+['file:///C:/Users/antony/diy/GB%20Accounts/GB%20Accounts%202012-13/GB%20Accounts%20Company%202014-01-31%20(Jan14)%20OpenOffice/Currentaccount.ods'#$May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M$1]+['file:///C:/Users/antony/diy/GB%20Accounts/GB%20Accounts%202012-13/GB%20Accounts%20Company%202014-01-31%20(Jan14)%20OpenOffice/Savingaccount.ods'#$May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M$1]+['file:///C:/Users/antony/diy/GB%20Accounts/GB%20Accounts%202012-13/GB%20Accounts%20Company%202014-01-31%20(Jan14)%20OpenOffice/Creditcardaccount.ods'#$May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y13.$M$1]+['file:///C:/Users/antony/diy/GB%20Accounts/GB%20Accounts%202012-13/GB%20Accounts%20Company%202014-01-31%20(Jan14)%20OpenOffice/Cashaccount.ods'#$May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40:.AU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n13.$M$1]+['file:///C:/Users/antony/diy/GB%20Accounts/GB%20Accounts%202012-13/GB%20Accounts%20Company%202014-01-31%20(Jan14)%20OpenOffice/Currentaccount.ods'#$Jun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M$1]+['file:///C:/Users/antony/diy/GB%20Accounts/GB%20Accounts%202012-13/GB%20Accounts%20Company%202014-01-31%20(Jan14)%20OpenOffice/Savingaccount.ods'#$Jun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M$1]+['file:///C:/Users/antony/diy/GB%20Accounts/GB%20Accounts%202012-13/GB%20Accounts%20Company%202014-01-31%20(Jan14)%20OpenOffice/Creditcardaccount.ods'#$Jun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n13.$M$1]+['file:///C:/Users/antony/diy/GB%20Accounts/GB%20Accounts%202012-13/GB%20Accounts%20Company%202014-01-31%20(Jan14)%20OpenOffice/Cashaccount.ods'#$Jun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40:.BF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l13.$M$1]+['file:///C:/Users/antony/diy/GB%20Accounts/GB%20Accounts%202012-13/GB%20Accounts%20Company%202014-01-31%20(Jan14)%20OpenOffice/Currentaccount.ods'#$Jul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M$1]+['file:///C:/Users/antony/diy/GB%20Accounts/GB%20Accounts%202012-13/GB%20Accounts%20Company%202014-01-31%20(Jan14)%20OpenOffice/Savingaccount.ods'#$Jul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M$1]+['file:///C:/Users/antony/diy/GB%20Accounts/GB%20Accounts%202012-13/GB%20Accounts%20Company%202014-01-31%20(Jan14)%20OpenOffice/Creditcardaccount.ods'#$Jul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l13.$M$1]+['file:///C:/Users/antony/diy/GB%20Accounts/GB%20Accounts%202012-13/GB%20Accounts%20Company%202014-01-31%20(Jan14)%20OpenOffice/Cashaccount.ods'#$Jul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40:.BQ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ug13.$M$1]+['file:///C:/Users/antony/diy/GB%20Accounts/GB%20Accounts%202012-13/GB%20Accounts%20Company%202014-01-31%20(Jan14)%20OpenOffice/Currentaccount.ods'#$Aug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M$1]+['file:///C:/Users/antony/diy/GB%20Accounts/GB%20Accounts%202012-13/GB%20Accounts%20Company%202014-01-31%20(Jan14)%20OpenOffice/Savingaccount.ods'#$Aug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M$1]+['file:///C:/Users/antony/diy/GB%20Accounts/GB%20Accounts%202012-13/GB%20Accounts%20Company%202014-01-31%20(Jan14)%20OpenOffice/Creditcardaccount.ods'#$Aug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ug13.$M$1]+['file:///C:/Users/antony/diy/GB%20Accounts/GB%20Accounts%202012-13/GB%20Accounts%20Company%202014-01-31%20(Jan14)%20OpenOffice/Cashaccount.ods'#$Aug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40:.CB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Sep13.$M$1]+['file:///C:/Users/antony/diy/GB%20Accounts/GB%20Accounts%202012-13/GB%20Accounts%20Company%202014-01-31%20(Jan14)%20OpenOffice/Currentaccount.ods'#$Sep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M$1]+['file:///C:/Users/antony/diy/GB%20Accounts/GB%20Accounts%202012-13/GB%20Accounts%20Company%202014-01-31%20(Jan14)%20OpenOffice/Savingaccount.ods'#$Sep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M$1]+['file:///C:/Users/antony/diy/GB%20Accounts/GB%20Accounts%202012-13/GB%20Accounts%20Company%202014-01-31%20(Jan14)%20OpenOffice/Creditcardaccount.ods'#$Sep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Sep13.$M$1]+['file:///C:/Users/antony/diy/GB%20Accounts/GB%20Accounts%202012-13/GB%20Accounts%20Company%202014-01-31%20(Jan14)%20OpenOffice/Cashaccount.ods'#$Sep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40:.CM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Oct13.$M$1]+['file:///C:/Users/antony/diy/GB%20Accounts/GB%20Accounts%202012-13/GB%20Accounts%20Company%202014-01-31%20(Jan14)%20OpenOffice/Currentaccount.ods'#$Oct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M$1]+['file:///C:/Users/antony/diy/GB%20Accounts/GB%20Accounts%202012-13/GB%20Accounts%20Company%202014-01-31%20(Jan14)%20OpenOffice/Savingaccount.ods'#$Oct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M$1]+['file:///C:/Users/antony/diy/GB%20Accounts/GB%20Accounts%202012-13/GB%20Accounts%20Company%202014-01-31%20(Jan14)%20OpenOffice/Creditcardaccount.ods'#$Oct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Oct13.$M$1]+['file:///C:/Users/antony/diy/GB%20Accounts/GB%20Accounts%202012-13/GB%20Accounts%20Company%202014-01-31%20(Jan14)%20OpenOffice/Cashaccount.ods'#$Oct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40:.CX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Nov13.$M$1]+['file:///C:/Users/antony/diy/GB%20Accounts/GB%20Accounts%202012-13/GB%20Accounts%20Company%202014-01-31%20(Jan14)%20OpenOffice/Currentaccount.ods'#$Nov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M$1]+['file:///C:/Users/antony/diy/GB%20Accounts/GB%20Accounts%202012-13/GB%20Accounts%20Company%202014-01-31%20(Jan14)%20OpenOffice/Savingaccount.ods'#$Nov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M$1]+['file:///C:/Users/antony/diy/GB%20Accounts/GB%20Accounts%202012-13/GB%20Accounts%20Company%202014-01-31%20(Jan14)%20OpenOffice/Creditcardaccount.ods'#$Nov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Nov13.$M$1]+['file:///C:/Users/antony/diy/GB%20Accounts/GB%20Accounts%202012-13/GB%20Accounts%20Company%202014-01-31%20(Jan14)%20OpenOffice/Cashaccount.ods'#$Nov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40:.DI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Dec13.$M$1]+['file:///C:/Users/antony/diy/GB%20Accounts/GB%20Accounts%202012-13/GB%20Accounts%20Company%202014-01-31%20(Jan14)%20OpenOffice/Currentaccount.ods'#$Dec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M$1]+['file:///C:/Users/antony/diy/GB%20Accounts/GB%20Accounts%202012-13/GB%20Accounts%20Company%202014-01-31%20(Jan14)%20OpenOffice/Savingaccount.ods'#$Dec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M$1]+['file:///C:/Users/antony/diy/GB%20Accounts/GB%20Accounts%202012-13/GB%20Accounts%20Company%202014-01-31%20(Jan14)%20OpenOffice/Creditcardaccount.ods'#$Dec13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Dec13.$M$1]+['file:///C:/Users/antony/diy/GB%20Accounts/GB%20Accounts%202012-13/GB%20Accounts%20Company%202014-01-31%20(Jan14)%20OpenOffice/Cashaccount.ods'#$Dec13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40:.DT40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an14.$M$1]+['file:///C:/Users/antony/diy/GB%20Accounts/GB%20Accounts%202012-13/GB%20Accounts%20Company%202014-01-31%20(Jan14)%20OpenOffice/Currentaccount.ods'#$Jan14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M$1]+['file:///C:/Users/antony/diy/GB%20Accounts/GB%20Accounts%202012-13/GB%20Accounts%20Company%202014-01-31%20(Jan14)%20OpenOffice/Savingaccount.ods'#$Jan14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M$1]+['file:///C:/Users/antony/diy/GB%20Accounts/GB%20Accounts%202012-13/GB%20Accounts%20Company%202014-01-31%20(Jan14)%20OpenOffice/Creditcardaccount.ods'#$Jan14.$AG$1]" office:value-type="float" office:value="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an14.$M$1]+['file:///C:/Users/antony/diy/GB%20Accounts/GB%20Accounts%202012-13/GB%20Accounts%20Company%202014-01-31%20(Jan14)%20OpenOffice/Cashaccount.ods'#$Jan14.$AD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40:.EE40])" office:value-type="float" office:value="0">
            <text:p>0.00 </text:p>
          </table:table-cell>
          <table:table-cell table:style-name="ce44"/>
          <table:table-cell table:formula="of:=-['file:///C:/Users/antony/diy/GB%20Accounts/GB%20Accounts%202012-13/GB%20Accounts%20Company%202014-01-31%20(Jan14)%20OpenOffice/Fixedassets.ods'#$HPfinance.$E$2]" office:value-type="float" office:value="-0">
            <text:p>0.00 </text:p>
          </table:table-cell>
          <table:table-cell table:style-name="ce44"/>
          <table:table-cell table:style-name="ce60" table:formula="of:=SUM([.EF40:.EH4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APITAL &amp; RESERV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hare Capital</text:p>
          </table:table-cell>
          <table:table-cell table:style-name="ce55"/>
          <table:table-cell table:style-name="ce60" table:formula="of:=-[OpenAccounts.E33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2:.N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2:.Y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2:.AJ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2:.AU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2:.BF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2:.BQ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2:.CB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2:.CM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2:.CX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2:.DI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2:.DT42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2:.EE42])" office:value-type="float" office:value="0">
            <text:p>0.00 </text:p>
          </table:table-cell>
          <table:table-cell table:style-name="ce44"/>
          <table:table-cell table:formula="of:=-['file:///C:/Users/antony/diy/GB%20Accounts/GB%20Accounts%202012-13/GB%20Accounts%20Company%202014-01-31%20(Jan14)%20OpenOffice/Companysecretary.ods'#$Boardmeeting.$E$6]" office:value-type="float" office:value="-0">
            <text:p>0.00 </text:p>
          </table:table-cell>
          <table:table-cell table:style-name="ce44"/>
          <table:table-cell table:style-name="ce60" table:formula="of:=SUM([.EF42:.EH4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venue Reserve Profit &amp; Loss Account</text:p>
          </table:table-cell>
          <table:table-cell table:style-name="ce55"/>
          <table:table-cell table:style-name="ce60" table:formula="of:=-[OpenAccounts.E34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3:.N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3:.Y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3:.AJ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3:.AU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3:.BF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3:.BQ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3:.CB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3:.CM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3:.CX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3:.DI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3:.DT43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3:.EE43])" office:value-type="float" office:value="0">
            <text:p>0.00 </text:p>
          </table:table-cell>
          <table:table-cell table:style-name="ce44"/>
          <table:table-cell table:formula="of:=-['PubP&amp;L'.F54]" office:value-type="float" office:value="-0">
            <text:p>0.00 </text:p>
          </table:table-cell>
          <table:table-cell table:style-name="ce44"/>
          <table:table-cell table:style-name="ce60" table:formula="of:=SUM([.EF43:.EH4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apital Reserve</text:p>
          </table:table-cell>
          <table:table-cell table:style-name="ce55"/>
          <table:table-cell table:style-name="ce60" table:formula="of:=-[OpenAccounts.E35]" office:value-type="float" office:value="-0">
            <text:p>0.00 </text:p>
          </table:table-cell>
          <table:table-cell table:style-name="ce59"/>
          <table:table-cell table:style-name="ce60" table:number-columns-repeated="7"/>
          <table:table-cell/>
          <table:table-cell table:style-name="ce59"/>
          <table:table-cell table:style-name="ce60" table:formula="of:=SUM([.D44:.N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4:.Y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4:.AJ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4:.AU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4:.BF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4:.BQ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4:.CB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4:.CM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4:.CX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4:.DI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4:.DT44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4:.EE4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4:.EH4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DISTRIBUTION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rporation Tax Payable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7:.N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7:.Y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7:.AJ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7:.AU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7:.BF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7:.BQ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7:.CB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7:.CM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7:.CX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7:.DI47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7:.DT4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CorporationTax.K35]" office:value-type="float" office:value="0">
            <text:p>0.00 </text:p>
          </table:table-cell>
          <table:table-cell table:style-name="ce44"/>
          <table:table-cell table:style-name="ce60" table:formula="of:=SUM([.DU47:.EE4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47:.EH4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vidends</text:p>
          </table:table-cell>
          <table:table-cell table:style-name="ce55" office:value-type="string">
            <text:p>DV</text:p>
          </table:table-cell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8:.N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8:.Y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8:.AJ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8:.AU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8:.BF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8:.BQ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8:.CB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8:.CM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8:.CX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8:.DI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8:.DT48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8:.EE48])" office:value-type="float" office:value="0">
            <text:p>0.00 </text:p>
          </table:table-cell>
          <table:table-cell table:style-name="ce44"/>
          <table:table-cell table:formula="of:=['file:///C:/Users/antony/diy/GB%20Accounts/GB%20Accounts%202012-13/GB%20Accounts%20Company%202014-01-31%20(Jan14)%20OpenOffice/Companysecretary.ods'#$Boardmeeting.$E$4]" office:value-type="float" office:value="0">
            <text:p>0.00 </text:p>
          </table:table-cell>
          <table:table-cell table:style-name="ce44"/>
          <table:table-cell table:style-name="ce60" table:formula="of:=SUM([.EF48:.EH4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ofit &amp; Loss Retained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/>
          <table:table-cell table:style-name="ce59"/>
          <table:table-cell table:style-name="ce60" table:formula="of:=SUM([.D49:.N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O49:.Y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Z49:.AJ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K49:.AU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AV49:.BF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G49:.BQ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BR49:.CB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C49:.CM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N49:.CX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CY49:.DI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J49:.DT49])" office:value-type="float" office:value="0">
            <text:p>0.00 </text:p>
          </table:table-cell>
          <table:table-cell table:style-name="ce59"/>
          <table:table-cell table:style-name="ce60" table:number-columns-repeated="8"/>
          <table:table-cell table:style-name="ce44"/>
          <table:table-cell table:style-name="ce60" table:formula="of:=SUM([.DU49:.EE49])" office:value-type="float" office:value="0">
            <text:p>0.00 </text:p>
          </table:table-cell>
          <table:table-cell table:style-name="ce44"/>
          <table:table-cell table:formula="of:=['PubP&amp;L'.F54]" office:value-type="float" office:value="0">
            <text:p>0.00 </text:p>
          </table:table-cell>
          <table:table-cell table:style-name="ce44"/>
          <table:table-cell table:style-name="ce60" table:formula="of:=SUM([.EF49:.EH4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 table:number-columns-repeated="2"/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PROFIT &amp; LOSS ACCOUNT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INCOME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A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O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3:.N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3:.Y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3:.AJ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3:.AU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3:.BF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3:.BQ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3:.CB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3:.CM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3:.CX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3:.DI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3:.DT53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O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3:.EE5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3:.EH5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B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P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4:.N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4:.Y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4:.AJ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4:.AU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4:.BF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4:.BQ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4:.CB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4:.CM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4:.CX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4:.DI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4:.DT54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P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4:.EE5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4:.EH5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Sales Product C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Q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5:.N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5:.Y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5:.AJ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5:.AU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5:.BF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5:.BQ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5:.CB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5:.CM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5:.CX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5:.DI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5:.DT55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Q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5:.EE5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5:.EH5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Other Income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R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6:.N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6:.Y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6:.AJ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6:.AU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6:.BF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6:.BQ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6:.CB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6:.CM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6:.CX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6:.DI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6:.DT56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R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6:.EE5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6:.EH5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vestment Grants Received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S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57:.N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57:.Y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57:.AJ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57:.AU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57:.BF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57:.BQ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57:.CB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57:.CM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57:.CX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57:.DI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57:.DT57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S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57:.EE5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57:.EH5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terest Received</text:p>
          </table:table-cell>
          <table:table-cell table:style-name="ce55" office:value-type="string">
            <text:p>K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Feb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Feb13.$K$1]" office:value-type="float" office:value="-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58:.N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r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58:.Y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p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pr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58:.AJ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y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May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58:.AU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n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n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58:.BF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l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ul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58:.BQ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ug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Aug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58:.CB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Sep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Sep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58:.CM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Oct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Oct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58:.CX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Nov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Nov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58:.DI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Dec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Dec13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58:.DT5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an14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K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ashaccount.ods'#$Jan14.$K$1]" office:value-type="float" office:value="-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58:.EE58])" office:value-type="float" office:value="0">
            <text:p>0.00 </text:p>
          </table:table-cell>
          <table:table-cell table:style-name="ce44"/>
          <table:table-cell table:formula="of:=IF([OpenAccounts.P8]=&quot;X&quot;;0;[.EF58]/((100-[Admin.P7])/100)-[.EF58])" office:value-type="float" office:value="0">
            <text:p>0.00 </text:p>
          </table:table-cell>
          <table:table-cell table:style-name="ce44"/>
          <table:table-cell table:style-name="ce60" table:formula="of:=SUM([.EF58:.EH5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COST OF SAL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tock Materials</text:p>
          </table:table-cell>
          <table:table-cell table:style-name="ce55" office:value-type="string">
            <text:p>S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O$1]" office:value-type="float" office:value="0">
            <text:p>0.00 </text:p>
          </table:table-cell>
          <table:table-cell table:style-name="ce60" table:number-columns-repeated="5"/>
          <table:table-cell table:formula="of:=-([Stock.$F$8]-[Stock.$L$8]-[Stock.$R$8]-[Stock.$X$8]+[Stock.$Z$8])" office:value-type="float" office:value="-0">
            <text:p>0.00 </text:p>
          </table:table-cell>
          <table:table-cell table:style-name="ce59"/>
          <table:table-cell table:style-name="ce60" table:formula="of:=SUM([.D60:.N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0]-[Stock.$L$10]-[Stock.$R$10]-[Stock.$X$10]+[Stock.$Z$10])" office:value-type="float" office:value="-0">
            <text:p>0.00 </text:p>
          </table:table-cell>
          <table:table-cell table:style-name="ce44"/>
          <table:table-cell table:style-name="ce60" table:formula="of:=SUM([.O60:.Y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2]-[Stock.$L$12]-[Stock.$R$12]-[Stock.$X$12]+[Stock.$Z$12])" office:value-type="float" office:value="-0">
            <text:p>0.00 </text:p>
          </table:table-cell>
          <table:table-cell table:style-name="ce44"/>
          <table:table-cell table:style-name="ce60" table:formula="of:=SUM([.Z60:.AJ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4]-[Stock.$L$14]-[Stock.$R$14]-[Stock.$X$14]+[Stock.$Z$14])" office:value-type="float" office:value="-0">
            <text:p>0.00 </text:p>
          </table:table-cell>
          <table:table-cell table:style-name="ce44"/>
          <table:table-cell table:style-name="ce60" table:formula="of:=SUM([.AK60:.AU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6]-[Stock.$L$16]-[Stock.$R$16]-[Stock.$X$16]+[Stock.$Z$16])" office:value-type="float" office:value="-0">
            <text:p>0.00 </text:p>
          </table:table-cell>
          <table:table-cell table:style-name="ce44"/>
          <table:table-cell table:style-name="ce60" table:formula="of:=SUM([.AV60:.BF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18]-[Stock.$L$18]-[Stock.$R$18]-[Stock.$X$18]+[Stock.$Z$18])" office:value-type="float" office:value="-0">
            <text:p>0.00 </text:p>
          </table:table-cell>
          <table:table-cell table:style-name="ce44"/>
          <table:table-cell table:style-name="ce60" table:formula="of:=SUM([.BG60:.BQ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0]-[Stock.$L$20]-[Stock.$R$20]-[Stock.$X$20]+[Stock.$Z$20])" office:value-type="float" office:value="-0">
            <text:p>0.00 </text:p>
          </table:table-cell>
          <table:table-cell table:style-name="ce44"/>
          <table:table-cell table:style-name="ce60" table:formula="of:=SUM([.BR60:.CB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2]-[Stock.$L$22]-[Stock.$R$22]-[Stock.$X$22]+[Stock.$Z$22])" office:value-type="float" office:value="-0">
            <text:p>0.00 </text:p>
          </table:table-cell>
          <table:table-cell table:style-name="ce44"/>
          <table:table-cell table:style-name="ce60" table:formula="of:=SUM([.CC60:.CM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4]-[Stock.$L$24]-[Stock.$R$24]-[Stock.$X$24]+[Stock.$Z$24])" office:value-type="float" office:value="-0">
            <text:p>0.00 </text:p>
          </table:table-cell>
          <table:table-cell table:style-name="ce44"/>
          <table:table-cell table:style-name="ce60" table:formula="of:=SUM([.CN60:.CX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6]-[Stock.$L$26]-[Stock.$R$26]-[Stock.$X$26]+[Stock.$Z$26])" office:value-type="float" office:value="-0">
            <text:p>0.00 </text:p>
          </table:table-cell>
          <table:table-cell table:style-name="ce44"/>
          <table:table-cell table:style-name="ce60" table:formula="of:=SUM([.CY60:.DI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28]-[Stock.$L$28]-[Stock.$R$28]-[Stock.$X$28]+[Stock.$Z$28])" office:value-type="float" office:value="-0">
            <text:p>0.00 </text:p>
          </table:table-cell>
          <table:table-cell table:style-name="ce44"/>
          <table:table-cell table:style-name="ce60" table:formula="of:=SUM([.DJ60:.DT6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O$1]" office:value-type="float" office:value="0">
            <text:p>0.00 </text:p>
          </table:table-cell>
          <table:table-cell table:style-name="ce60" table:number-columns-repeated="5"/>
          <table:table-cell table:style-name="ce60" table:formula="of:=-([Stock.$F$30]-[Stock.$L$30]-[Stock.$R$30]-[Stock.$X$30]+[Stock.$Z$30])" office:value-type="float" office:value="-0">
            <text:p>0.00 </text:p>
          </table:table-cell>
          <table:table-cell table:style-name="ce44"/>
          <table:table-cell table:style-name="ce60" table:formula="of:=SUM([.DU60:.EE6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0:.EH6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Sub Contractors</text:p>
          </table:table-cell>
          <table:table-cell table:style-name="ce55" office:value-type="string">
            <text:p>C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P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1:.N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1:.Y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1:.AJ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1:.AU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1:.BF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1:.BQ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1:.CB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1:.CM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1:.CX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1:.DI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1:.DT6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P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1:.EE6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1:.EH6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urchases Other Direct Costs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Q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2:.N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2:.Y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2:.AJ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2:.AU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2:.BF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2:.BQ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2:.CB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2:.CM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2:.CX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2:.DI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2:.DT6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Q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2:.EE6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2:.EH6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9" office:value-type="string">
            <text:p>EXPENSES</text:p>
          </table:table-cell>
          <table:table-cell table:style-name="ce55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Paye Net Wages</text:p>
          </table:table-cell>
          <table:table-cell table:style-name="ce55" office:value-type="string">
            <text:p>W</text:p>
          </table:table-cell>
          <table:table-cell table:style-name="ce59" table:number-columns-repeated="2"/>
          <table:table-cell table:style-name="ce60" table:number-columns-repeated="6"/>
          <table:table-cell table:style-name="ce60" table:formula="of:=[WagesInterface.C4]-[WagesInterface.I4]" office:value-type="float" office:value="0">
            <text:p>0.00 </text:p>
          </table:table-cell>
          <table:table-cell/>
          <table:table-cell table:style-name="ce59"/>
          <table:table-cell table:style-name="ce60" table:formula="of:=SUM([.D64:.N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5]-[WagesInterface.I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4:.Y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6]-[WagesInterface.I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4:.AJ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7]-[WagesInterface.I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4:.AU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8]-[WagesInterface.I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4:.BF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9]-[WagesInterface.I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4:.BQ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0]-[WagesInterface.I1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4:.CB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1]-[WagesInterface.I1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4:.CM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2]-[WagesInterface.I1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4:.CX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3]-[WagesInterface.I1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4:.DI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4]-[WagesInterface.I1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4:.DT64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C15]-[WagesInterface.I1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4:.EE6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4:.EH6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1">
          <table:table-cell table:style-name="ce44"/>
          <table:table-cell table:style-name="ce44" office:value-type="string">
            <text:p>Non Paye Casual Employee Wages</text:p>
          </table:table-cell>
          <table:table-cell table:style-name="ce55" office:value-type="string">
            <text:p>E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S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5:.N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5:.Y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5:.AJ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5:.AU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5:.BF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5:.BQ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5:.CB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5:.CM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5:.CX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5:.DI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5:.DT6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S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5:.EE6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5:.EH6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rectors Wages</text:p>
          </table:table-cell>
          <table:table-cell table:style-name="ce55" office:value-type="string">
            <text:p>D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7]-[WagesInterface.I17]" office:value-type="float" office:value="0">
            <text:p>0.00 </text:p>
          </table:table-cell>
          <table:table-cell/>
          <table:table-cell table:style-name="ce59"/>
          <table:table-cell table:style-name="ce60" table:formula="of:=SUM([.D66:.N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8]-[WagesInterface.I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6:.Y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19]-[WagesInterface.I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6:.AJ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0]-[WagesInterface.I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6:.AU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1]-[WagesInterface.I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6:.BF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2]-[WagesInterface.I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6:.BQ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3]-[WagesInterface.I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6:.CB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4]-[WagesInterface.I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6:.CM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5]-[WagesInterface.I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6:.CX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6]-[WagesInterface.I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6:.DI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7]-[WagesInterface.I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6:.DT6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R$1]" office:value-type="float" office:value="0">
            <text:p>0.00 </text:p>
          </table:table-cell>
          <table:table-cell table:style-name="ce60" table:number-columns-repeated="4"/>
          <table:table-cell table:style-name="ce60" table:formula="of:=[WagesInterface.C28]-[WagesInterface.I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6:.EE6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6:.EH6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mployers National Insurance</text:p>
          </table:table-cell>
          <table:table-cell table:style-name="ce55"/>
          <table:table-cell table:style-name="ce59" table:number-columns-repeated="2"/>
          <table:table-cell table:style-name="ce60" table:number-columns-repeated="6"/>
          <table:table-cell table:style-name="ce60" table:formula="of:=[WagesInterface.H4]+[WagesInterface.H17]" office:value-type="float" office:value="0">
            <text:p>0.00 </text:p>
          </table:table-cell>
          <table:table-cell/>
          <table:table-cell table:style-name="ce59"/>
          <table:table-cell table:style-name="ce60" table:formula="of:=SUM([.D67:.N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5]+[WagesInterface.H1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O67:.Y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6]+[WagesInterface.H19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Z67:.AJ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7]+[WagesInterface.H20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K67:.AU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8]+[WagesInterface.H21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AV67:.BF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9]+[WagesInterface.H22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G67:.BQ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0]+[WagesInterface.H23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BR67:.CB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1]+[WagesInterface.H24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C67:.CM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2]+[WagesInterface.H25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N67:.CX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3]+[WagesInterface.H26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CY67:.DI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4]+[WagesInterface.H27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J67:.DT67])" office:value-type="float" office:value="0">
            <text:p>0.00 </text:p>
          </table:table-cell>
          <table:table-cell table:style-name="ce59"/>
          <table:table-cell table:style-name="ce60" table:number-columns-repeated="6"/>
          <table:table-cell table:style-name="ce60" table:formula="of:=[WagesInterface.H15]+[WagesInterface.H28]" office:value-type="float" office:value="0">
            <text:p>0.00 </text:p>
          </table:table-cell>
          <table:table-cell table:style-name="ce60"/>
          <table:table-cell table:style-name="ce44"/>
          <table:table-cell table:style-name="ce60" table:formula="of:=SUM([.DU67:.EE6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7:.EH6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Rent &amp; Rates</text:p>
          </table:table-cell>
          <table:table-cell table:style-name="ce55" office:value-type="string">
            <text:p>R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T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8:.N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8:.Y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8:.AJ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8:.AU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8:.BF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8:.BQ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8:.CB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8:.CM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8:.CX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8:.DI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8:.DT6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T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8:.EE6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8:.EH6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Premises Light &amp; Heating</text:p>
          </table:table-cell>
          <table:table-cell table:style-name="ce55" office:value-type="string">
            <text:p>P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U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69:.N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69:.Y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69:.AJ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69:.AU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69:.BF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69:.BQ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69:.CB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69:.CM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69:.CX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69:.DI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69:.DT6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U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69:.EE6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69:.EH6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istribution Transport Costs</text:p>
          </table:table-cell>
          <table:table-cell table:style-name="ce55" office:value-type="string">
            <text:p>T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V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0:.N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0:.Y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0:.AJ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0:.AU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0:.BF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0:.BQ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0:.CB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0:.CM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0:.CX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0:.DI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0:.DT7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V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0:.EE7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0:.EH7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Equipment Tools &amp; Plant Hire</text:p>
          </table:table-cell>
          <table:table-cell table:style-name="ce55" office:value-type="string">
            <text:p>Q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W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1:.N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1:.Y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1:.AJ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1:.AU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1:.BF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1:.BQ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1:.CB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1:.CM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1:.CX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1:.DI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1:.DT71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W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1:.EE7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1:.EH7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Repairs &amp; Maintenance</text:p>
          </table:table-cell>
          <table:table-cell table:style-name="ce55" office:value-type="string">
            <text:p>M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X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2:.N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2:.Y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2:.AJ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2:.AU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2:.BF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2:.BQ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2:.CB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2:.CM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2:.CX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2:.DI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2:.DT72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X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2:.EE7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2:.EH7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onsumable Materials</text:p>
          </table:table-cell>
          <table:table-cell table:style-name="ce55" office:value-type="string">
            <text:p>U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Y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3:.N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3:.Y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3:.AJ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3:.AU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3:.BF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3:.BQ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3:.CB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3:.CM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3:.CX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3:.DI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3:.DT73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Y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3:.EE7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3:.EH7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Advertising &amp; Promotion</text:p>
          </table:table-cell>
          <table:table-cell table:style-name="ce55" office:value-type="string">
            <text:p>A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Z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4:.N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4:.Y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4:.AJ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4:.AU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4:.BF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4:.BQ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4:.CB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4:.CM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4:.CX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4:.DI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4:.DT7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Z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4:.EE7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4:.EH7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elephone Postage &amp; Stationery</text:p>
          </table:table-cell>
          <table:table-cell table:style-name="ce55" office:value-type="string">
            <text:p>G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A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5:.N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5:.Y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5:.AJ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5:.AU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5:.BF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5:.BQ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5:.CB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5:.CM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5:.CX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5:.DI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5:.DT7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A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5:.EE7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5:.EH7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Travel &amp; Hotel Expenses</text:p>
          </table:table-cell>
          <table:table-cell table:style-name="ce55" office:value-type="string">
            <text:p>H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B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6:.N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6:.Y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6:.AJ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6:.AU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6:.BF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6:.BQ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6:.CB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6:.CM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6:.CX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6:.DI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6:.DT76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B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6:.EE7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6:.EH7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Motor Vehicle Expenses</text:p>
          </table:table-cell>
          <table:table-cell table:style-name="ce55" office:value-type="string">
            <text:p>V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C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7:.N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7:.Y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7:.AJ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7:.AU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7:.BF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7:.BQ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7:.CB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7:.CM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7:.CX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7:.DI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7:.DT77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C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7:.EE7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7:.EH7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Insurance Costs</text:p>
          </table:table-cell>
          <table:table-cell table:style-name="ce55" office:value-type="string">
            <text:p>N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D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8:.N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8:.Y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8:.AJ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8:.AU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8:.BF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8:.BQ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8:.CB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8:.CM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8:.CX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8:.DI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8:.DT78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D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8:.EE7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8:.EH7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asing Charges</text:p>
          </table:table-cell>
          <table:table-cell table:style-name="ce55" office:value-type="string">
            <text:p>F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E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79:.N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79:.Y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79:.AJ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79:.AU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79:.BF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79:.BQ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79:.CB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79:.CM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79:.CX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79:.DI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79:.DT79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E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79:.EE7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79:.EH7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egal &amp; Professional Fees</text:p>
          </table:table-cell>
          <table:table-cell table:style-name="ce55" office:value-type="string">
            <text:p>L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F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0:.N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0:.Y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0:.AJ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0:.AU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0:.BF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0:.BQ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0:.CB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0:.CM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0:.CX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0:.DI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0:.DT80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F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0:.EE80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0:.EH8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d Debts written off</text:p>
          </table:table-cell>
          <table:table-cell table:style-name="ce55" office:value-type="string">
            <text:p>O</text:p>
          </table:table-cell>
          <table:table-cell table:style-name="ce59" table:number-columns-repeated="2"/>
          <table:table-cell table:style-name="ce60" table:formula="of:=-['file:///C:/Users/antony/diy/GB%20Accounts/GB%20Accounts%202012-13/GB%20Accounts%20Company%202014-01-31%20(Jan14)%20OpenOffice/Sales.ods'#$Feb13.$T$1]" office:value-type="float" office:value="-0">
            <text:p>0.00 </text:p>
          </table:table-cell>
          <table:table-cell table:style-name="ce60" table:number-columns-repeated="6"/>
          <table:table-cell/>
          <table:table-cell table:style-name="ce59"/>
          <table:table-cell table:style-name="ce60" table:formula="of:=SUM([.D81:.N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r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O81:.Y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pr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Z81:.AJ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May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K81:.AU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n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AV81:.BF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ul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G81:.BQ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Aug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BR81:.CB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Sep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C81:.CM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Oct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N81:.CX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Nov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CY81:.DI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Dec13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J81:.DT81])" office:value-type="float" office:value="0">
            <text:p>0.00 </text:p>
          </table:table-cell>
          <table:table-cell table:style-name="ce59"/>
          <table:table-cell table:style-name="ce60" table:formula="of:=-['file:///C:/Users/antony/diy/GB%20Accounts/GB%20Accounts%202012-13/GB%20Accounts%20Company%202014-01-31%20(Jan14)%20OpenOffice/Sales.ods'#$Jan14.$T$1]" office:value-type="float" office:value="-0">
            <text:p>0.00 </text:p>
          </table:table-cell>
          <table:table-cell table:style-name="ce60" table:number-columns-repeated="7"/>
          <table:table-cell table:style-name="ce44"/>
          <table:table-cell table:style-name="ce60" table:formula="of:=SUM([.DU81:.EE81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1:.EH81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Interest Paid</text:p>
          </table:table-cell>
          <table:table-cell table:style-name="ce55" office:value-type="string">
            <text:p>J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B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2:.N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2:.Y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2:.AJ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2:.AU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2:.BF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2:.BQ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2:.CB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2:.CM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2:.CX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2:.DI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2:.DT82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E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B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2:.EE82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2:.EH82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harges</text:p>
          </table:table-cell>
          <table:table-cell table:style-name="ce55" office:value-type="string">
            <text:p>B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Feb13.$AA$1]" office:value-type="float" office:value="0">
            <text:p>0.00 </text:p>
          </table:table-cell>
          <table:table-cell table:style-name="ce60"/>
          <table:table-cell/>
          <table:table-cell table:style-name="ce59"/>
          <table:table-cell table:style-name="ce60" table:formula="of:=SUM([.D83:.N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r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O83:.Y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pr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Z83:.AJ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May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K83:.AU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n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AV83:.BF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ul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G83:.BQ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Aug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BR83:.CB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Sep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C83:.CM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Oct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N83:.CX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Nov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CY83:.DI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Dec13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J83:.DT83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D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ashaccount.ods'#$Jan14.$AA$1]" office:value-type="float" office:value="0">
            <text:p>0.00 </text:p>
          </table:table-cell>
          <table:table-cell table:style-name="ce60" table:number-columns-repeated="2"/>
          <table:table-cell table:style-name="ce44"/>
          <table:table-cell table:style-name="ce60" table:formula="of:=SUM([.DU83:.EE83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3:.EH83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Charitable Donations</text:p>
          </table:table-cell>
          <table:table-cell table:style-name="ce55" office:value-type="string">
            <text:p>Y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G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4:.N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4:.Y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4:.AJ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4:.AU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4:.BF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4:.BQ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4:.CB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4:.CM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4:.CX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4:.DI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4:.DT84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G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4:.EE84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4:.EH84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Goodwill written off</text:p>
          </table:table-cell>
          <table:table-cell table:style-name="ce55" office:value-type="string">
            <text:p>Z</text:p>
          </table:table-cell>
          <table:table-cell table:style-name="ce59" table:number-columns-repeated="2"/>
          <table:table-cell table:style-name="ce60"/>
          <table:table-cell table:style-name="ce60" table:formula="of:=['file:///C:/Users/antony/diy/GB%20Accounts/GB%20Accounts%202012-13/GB%20Accounts%20Company%202014-01-31%20(Jan14)%20OpenOffice/Purchases.ods'#$Feb13.$AH$1]" office:value-type="float" office:value="0">
            <text:p>0.00 </text:p>
          </table:table-cell>
          <table:table-cell table:style-name="ce60" table:number-columns-repeated="5"/>
          <table:table-cell/>
          <table:table-cell table:style-name="ce59"/>
          <table:table-cell table:style-name="ce60" table:formula="of:=SUM([.D85:.N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r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O85:.Y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pr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Z85:.AJ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May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K85:.AU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n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AV85:.BF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ul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G85:.BQ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Aug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BR85:.CB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Sep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C85:.CM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Oct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N85:.CX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Nov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CY85:.DI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Dec13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J85:.DT85])" office:value-type="float" office:value="0">
            <text:p>0.00 </text:p>
          </table:table-cell>
          <table:table-cell table:style-name="ce59"/>
          <table:table-cell table:style-name="ce60"/>
          <table:table-cell table:style-name="ce60" table:formula="of:=['file:///C:/Users/antony/diy/GB%20Accounts/GB%20Accounts%202012-13/GB%20Accounts%20Company%202014-01-31%20(Jan14)%20OpenOffice/Purchases.ods'#$Jan14.$AH$1]" office:value-type="float" office:value="0">
            <text:p>0.00 </text:p>
          </table:table-cell>
          <table:table-cell table:style-name="ce60" table:number-columns-repeated="6"/>
          <table:table-cell table:style-name="ce44"/>
          <table:table-cell table:style-name="ce60" table:formula="of:=SUM([.DU85:.EE85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5:.EH85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Loss on disposal of assets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59"/>
          <table:table-cell table:style-name="ce60" table:formula="of:=SUM([.D86:.N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O86:.Y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Z86:.AJ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K86:.AU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AV86:.BF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G86:.BQ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BR86:.CB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C86:.CM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N86:.CX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CY86:.DI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J86:.DT86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(['file:///C:/Users/antony/diy/GB%20Accounts/GB%20Accounts%202012-13/GB%20Accounts%20Company%202014-01-31%20(Jan14)%20OpenOffice/Fixedassets.ods'#$Schedule.$W$1]-['file:///C:/Users/antony/diy/GB%20Accounts/GB%20Accounts%202012-13/GB%20Accounts%20Company%202014-01-31%20(Jan14)%20OpenOffice/Fixedassets.ods'#$Schedule.$X$1]-['file:///C:/Users/antony/diy/GB%20Accounts/GB%20Accounts%202012-13/GB%20Accounts%20Company%202014-01-31%20(Jan14)%20OpenOffice/Fixedassets.ods'#$Schedule.$V$1])/12" office:value-type="float" office:value="0">
            <text:p>0.00 </text:p>
          </table:table-cell>
          <table:table-cell table:style-name="ce44"/>
          <table:table-cell table:style-name="ce60" table:formula="of:=SUM([.DU86:.EE86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6:.EH86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Depreciation</text:p>
          </table:table-cell>
          <table:table-cell table:style-name="ce55"/>
          <table:table-cell table:style-name="ce59" table:number-columns-repeated="2"/>
          <table:table-cell table:style-name="ce60" table:number-columns-repeated="7"/>
          <table:table-cell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59"/>
          <table:table-cell table:style-name="ce60" table:formula="of:=SUM([.D87:.N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O87:.Y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Z87:.AJ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K87:.AU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AV87:.BF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G87:.BQ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BR87:.CB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C87:.CM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N87:.CX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CY87:.DI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J87:.DT87])" office:value-type="float" office:value="0">
            <text:p>0.00 </text:p>
          </table:table-cell>
          <table:table-cell table:style-name="ce59"/>
          <table:table-cell table:style-name="ce60" table:number-columns-repeated="7"/>
          <table:table-cell table:style-name="ce60" table:formula="of:=['file:///C:/Users/antony/diy/GB%20Accounts/GB%20Accounts%202012-13/GB%20Accounts%20Company%202014-01-31%20(Jan14)%20OpenOffice/Fixedassets.ods'#$Schedule.$I$1]/12" office:value-type="float" office:value="0">
            <text:p>0.00 </text:p>
          </table:table-cell>
          <table:table-cell table:style-name="ce44"/>
          <table:table-cell table:style-name="ce60" table:formula="of:=SUM([.DU87:.EE87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7:.EH87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Receive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Feb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Feb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Feb13.$Q$1]" office:value-type="float" office:value="-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8:.N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r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r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r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8:.Y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pr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pr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pr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8:.AJ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May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May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May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8:.AU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n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n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n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8:.BF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ul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ul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ul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8:.BQ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Aug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Aug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Aug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8:.CB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Sep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Sep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Sep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8:.CM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Oct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Oct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Oct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8:.CX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Nov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Nov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Nov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8:.DI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Dec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Dec13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Dec13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8:.DT88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-['file:///C:/Users/antony/diy/GB%20Accounts/GB%20Accounts%202012-13/GB%20Accounts%20Company%202014-01-31%20(Jan14)%20OpenOffice/Currentaccount.ods'#$Jan14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Savingaccount.ods'#$Jan14.$Q$1]" office:value-type="float" office:value="-0">
            <text:p>0.00 </text:p>
          </table:table-cell>
          <table:table-cell table:style-name="ce60" table:formula="of:=-['file:///C:/Users/antony/diy/GB%20Accounts/GB%20Accounts%202012-13/GB%20Accounts%20Company%202014-01-31%20(Jan14)%20OpenOffice/Creditcardaccount.ods'#$Jan14.$Q$1]" office:value-type="float" office:value="-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8:.EE88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8:.EH88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44" office:value-type="string">
            <text:p>Bank Contra Items Paid</text:p>
          </table:table-cell>
          <table:table-cell table:style-name="ce55" office:value-type="string">
            <text:p>X</text:p>
          </table:table-cell>
          <table:table-cell table:style-name="ce59" table:number-columns-repeated="2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Feb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Feb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Feb13.$AN$1]" office:value-type="float" office:value="0">
            <text:p>0.00 </text:p>
          </table:table-cell>
          <table:table-cell table:style-name="ce60" table:number-columns-repeated="2"/>
          <table:table-cell/>
          <table:table-cell table:style-name="ce59"/>
          <table:table-cell table:style-name="ce60" table:formula="of:=SUM([.D89:.N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r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r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r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O89:.Y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pr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pr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pr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Z89:.AJ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May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May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May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K89:.AU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n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n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n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AV89:.BF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ul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ul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ul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G89:.BQ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Aug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Aug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Aug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BR89:.CB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Sep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Sep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Sep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C89:.CM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Oct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Oct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Oct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N89:.CX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Nov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Nov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Nov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CY89:.DI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Dec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Dec13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Dec13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J89:.DT89])" office:value-type="float" office:value="0">
            <text:p>0.00 </text:p>
          </table:table-cell>
          <table:table-cell table:style-name="ce59"/>
          <table:table-cell table:style-name="ce60" table:number-columns-repeated="2"/>
          <table:table-cell table:style-name="ce60" table:formula="of:=['file:///C:/Users/antony/diy/GB%20Accounts/GB%20Accounts%202012-13/GB%20Accounts%20Company%202014-01-31%20(Jan14)%20OpenOffice/Currentaccount.ods'#$Jan14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Savingaccount.ods'#$Jan14.$AN$1]" office:value-type="float" office:value="0">
            <text:p>0.00 </text:p>
          </table:table-cell>
          <table:table-cell table:style-name="ce60" table:formula="of:=['file:///C:/Users/antony/diy/GB%20Accounts/GB%20Accounts%202012-13/GB%20Accounts%20Company%202014-01-31%20(Jan14)%20OpenOffice/Creditcardaccount.ods'#$Jan14.$AN$1]" office:value-type="float" office:value="0">
            <text:p>0.00 </text:p>
          </table:table-cell>
          <table:table-cell table:style-name="ce60" table:number-columns-repeated="3"/>
          <table:table-cell table:style-name="ce44"/>
          <table:table-cell table:style-name="ce60" table:formula="of:=SUM([.DU89:.EE89])" office:value-type="float" office:value="0">
            <text:p>0.00 </text:p>
          </table:table-cell>
          <table:table-cell table:style-name="ce44"/>
          <table:table-cell/>
          <table:table-cell table:style-name="ce44"/>
          <table:table-cell table:style-name="ce60" table:formula="of:=SUM([.EF89:.EH89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12">
          <table:table-cell table:style-name="ce44" table:number-columns-repeated="2"/>
          <table:table-cell table:style-name="ce56"/>
          <table:table-cell table:style-name="ce59" table:number-columns-repeated="21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 table:number-columns-repeated="10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style-name="ce59"/>
          <table:table-cell table:style-name="ce44"/>
          <table:table-cell table:number-columns-repeated="883"/>
        </table:table-row>
        <table:table-row table:style-name="ro10">
          <table:table-cell table:style-name="ce44"/>
          <table:table-cell table:style-name="ce51" office:value-type="string">
            <text:p>AUDIT ACCURACY CHECK</text:p>
          </table:table-cell>
          <table:table-cell table:style-name="ce51"/>
          <table:table-cell table:style-name="ce60" table:content-validation-name="val2" table:formula="of:=SUM([.D4:.D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F4:.F90])" office:value-type="float" office:value="0">
            <text:p>0.00 </text:p>
          </table:table-cell>
          <table:table-cell table:style-name="ce60" table:content-validation-name="val4" table:formula="of:=SUM([.G4:.G90])" office:value-type="float" office:value="0">
            <text:p>0.00 </text:p>
          </table:table-cell>
          <table:table-cell table:style-name="ce60" table:content-validation-name="val5" table:formula="of:=SUM([.H4:.H90])" office:value-type="float" office:value="0">
            <text:p>0.00 </text:p>
          </table:table-cell>
          <table:table-cell table:style-name="ce60" table:content-validation-name="val6" table:formula="of:=SUM([.I4:.I90])" office:value-type="float" office:value="0">
            <text:p>0.00 </text:p>
          </table:table-cell>
          <table:table-cell table:style-name="ce60" table:content-validation-name="val7" table:formula="of:=SUM([.J4:.J90])" office:value-type="float" office:value="0">
            <text:p>0.00 </text:p>
          </table:table-cell>
          <table:table-cell table:style-name="ce60" table:content-validation-name="val8" table:formula="of:=SUM([.K4:.K90])" office:value-type="float" office:value="0">
            <text:p>0.00 </text:p>
          </table:table-cell>
          <table:table-cell table:style-name="ce60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O4:.O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Q4:.Q90])" office:value-type="float" office:value="0">
            <text:p>0.00 </text:p>
          </table:table-cell>
          <table:table-cell table:style-name="ce60" table:content-validation-name="val4" table:formula="of:=SUM([.R4:.R90])" office:value-type="float" office:value="0">
            <text:p>0.00 </text:p>
          </table:table-cell>
          <table:table-cell table:style-name="ce60" table:content-validation-name="val5" table:formula="of:=SUM([.S4:.S90])" office:value-type="float" office:value="0">
            <text:p>0.00 </text:p>
          </table:table-cell>
          <table:table-cell table:style-name="ce60" table:content-validation-name="val6" table:formula="of:=SUM([.T4:.T90])" office:value-type="float" office:value="0">
            <text:p>0.00 </text:p>
          </table:table-cell>
          <table:table-cell table:style-name="ce60" table:content-validation-name="val7" table:formula="of:=SUM([.U4:.U90])" office:value-type="float" office:value="0">
            <text:p>0.00 </text:p>
          </table:table-cell>
          <table:table-cell table:style-name="ce60" table:content-validation-name="val8" table:formula="of:=SUM([.V4:.V90])" office:value-type="float" office:value="0">
            <text:p>0.00 </text:p>
          </table:table-cell>
          <table:table-cell table:style-name="ce60" table:content-validation-name="val9" table:formula="of:=SUM([.W4:.W90])" office:value-type="float" office:value="0">
            <text:p>0.00 </text:p>
          </table:table-cell>
          <table:table-cell table:style-name="ce60" table:content-validation-name="val10" table:formula="of:=SUM([.X4:.X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Z4:.Z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B4:.AB90])" office:value-type="float" office:value="0">
            <text:p>0.00 </text:p>
          </table:table-cell>
          <table:table-cell table:style-name="ce60" table:content-validation-name="val4" table:formula="of:=SUM([.AC4:.AC90])" office:value-type="float" office:value="0">
            <text:p>0.00 </text:p>
          </table:table-cell>
          <table:table-cell table:style-name="ce60" table:content-validation-name="val5" table:formula="of:=SUM([.AD4:.AD90])" office:value-type="float" office:value="0">
            <text:p>0.00 </text:p>
          </table:table-cell>
          <table:table-cell table:style-name="ce60" table:content-validation-name="val6" table:formula="of:=SUM([.AE4:.AE90])" office:value-type="float" office:value="0">
            <text:p>0.00 </text:p>
          </table:table-cell>
          <table:table-cell table:style-name="ce60" table:content-validation-name="val7" table:formula="of:=SUM([.AF4:.AF90])" office:value-type="float" office:value="0">
            <text:p>0.00 </text:p>
          </table:table-cell>
          <table:table-cell table:style-name="ce60" table:content-validation-name="val8" table:formula="of:=SUM([.AG4:.AG90])" office:value-type="float" office:value="0">
            <text:p>0.00 </text:p>
          </table:table-cell>
          <table:table-cell table:style-name="ce60" table:content-validation-name="val9" table:formula="of:=SUM([.AH4:.AH90])" office:value-type="float" office:value="0">
            <text:p>0.00 </text:p>
          </table:table-cell>
          <table:table-cell table:style-name="ce60" table:content-validation-name="val10" table:formula="of:=SUM([.AI4:.AI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K4:.AK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M4:.AM90])" office:value-type="float" office:value="0">
            <text:p>0.00 </text:p>
          </table:table-cell>
          <table:table-cell table:style-name="ce60" table:content-validation-name="val4" table:formula="of:=SUM([.AN4:.AN90])" office:value-type="float" office:value="0">
            <text:p>0.00 </text:p>
          </table:table-cell>
          <table:table-cell table:style-name="ce60" table:content-validation-name="val5" table:formula="of:=SUM([.AO4:.AO90])" office:value-type="float" office:value="0">
            <text:p>0.00 </text:p>
          </table:table-cell>
          <table:table-cell table:style-name="ce60" table:content-validation-name="val6" table:formula="of:=SUM([.AP4:.AP90])" office:value-type="float" office:value="0">
            <text:p>0.00 </text:p>
          </table:table-cell>
          <table:table-cell table:style-name="ce60" table:content-validation-name="val7" table:formula="of:=SUM([.AQ4:.AQ90])" office:value-type="float" office:value="0">
            <text:p>0.00 </text:p>
          </table:table-cell>
          <table:table-cell table:style-name="ce60" table:content-validation-name="val8" table:formula="of:=SUM([.AR4:.AR90])" office:value-type="float" office:value="0">
            <text:p>0.00 </text:p>
          </table:table-cell>
          <table:table-cell table:style-name="ce60" table:content-validation-name="val9" table:formula="of:=SUM([.AS4:.AS90])" office:value-type="float" office:value="0">
            <text:p>0.00 </text:p>
          </table:table-cell>
          <table:table-cell table:style-name="ce60" table:content-validation-name="val10" table:formula="of:=SUM([.AT4:.AT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AV4:.AV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AX4:.AX90])" office:value-type="float" office:value="0">
            <text:p>0.00 </text:p>
          </table:table-cell>
          <table:table-cell table:style-name="ce60" table:content-validation-name="val4" table:formula="of:=SUM([.AY4:.AY90])" office:value-type="float" office:value="0">
            <text:p>0.00 </text:p>
          </table:table-cell>
          <table:table-cell table:style-name="ce60" table:content-validation-name="val5" table:formula="of:=SUM([.AZ4:.AZ90])" office:value-type="float" office:value="0">
            <text:p>0.00 </text:p>
          </table:table-cell>
          <table:table-cell table:style-name="ce60" table:content-validation-name="val6" table:formula="of:=SUM([.BA4:.BA90])" office:value-type="float" office:value="0">
            <text:p>0.00 </text:p>
          </table:table-cell>
          <table:table-cell table:style-name="ce60" table:content-validation-name="val7" table:formula="of:=SUM([.BB4:.BB90])" office:value-type="float" office:value="0">
            <text:p>0.00 </text:p>
          </table:table-cell>
          <table:table-cell table:style-name="ce60" table:content-validation-name="val8" table:formula="of:=SUM([.BC4:.BC90])" office:value-type="float" office:value="0">
            <text:p>0.00 </text:p>
          </table:table-cell>
          <table:table-cell table:style-name="ce60" table:content-validation-name="val9" table:formula="of:=SUM([.BD4:.BD90])" office:value-type="float" office:value="0">
            <text:p>0.00 </text:p>
          </table:table-cell>
          <table:table-cell table:style-name="ce60" table:content-validation-name="val10" table:formula="of:=SUM([.BE4:.BE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G4:.BG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I4:.BI90])" office:value-type="float" office:value="0">
            <text:p>0.00 </text:p>
          </table:table-cell>
          <table:table-cell table:style-name="ce60" table:content-validation-name="val4" table:formula="of:=SUM([.BJ4:.BJ90])" office:value-type="float" office:value="0">
            <text:p>0.00 </text:p>
          </table:table-cell>
          <table:table-cell table:style-name="ce60" table:content-validation-name="val5" table:formula="of:=SUM([.BK4:.BK90])" office:value-type="float" office:value="0">
            <text:p>0.00 </text:p>
          </table:table-cell>
          <table:table-cell table:style-name="ce60" table:content-validation-name="val6" table:formula="of:=SUM([.BL4:.BL90])" office:value-type="float" office:value="0">
            <text:p>0.00 </text:p>
          </table:table-cell>
          <table:table-cell table:style-name="ce60" table:content-validation-name="val7" table:formula="of:=SUM([.BM4:.BM90])" office:value-type="float" office:value="0">
            <text:p>0.00 </text:p>
          </table:table-cell>
          <table:table-cell table:style-name="ce60" table:content-validation-name="val8" table:formula="of:=SUM([.BN4:.BN90])" office:value-type="float" office:value="0">
            <text:p>0.00 </text:p>
          </table:table-cell>
          <table:table-cell table:style-name="ce60" table:content-validation-name="val9" table:formula="of:=SUM([.BO4:.BO90])" office:value-type="float" office:value="0">
            <text:p>0.00 </text:p>
          </table:table-cell>
          <table:table-cell table:style-name="ce60" table:content-validation-name="val10" table:formula="of:=SUM([.BP4:.BP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BR4:.BR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BT4:.BT90])" office:value-type="float" office:value="0">
            <text:p>0.00 </text:p>
          </table:table-cell>
          <table:table-cell table:style-name="ce60" table:content-validation-name="val4" table:formula="of:=SUM([.BU4:.BU90])" office:value-type="float" office:value="0">
            <text:p>0.00 </text:p>
          </table:table-cell>
          <table:table-cell table:style-name="ce60" table:content-validation-name="val5" table:formula="of:=SUM([.BV4:.BV90])" office:value-type="float" office:value="0">
            <text:p>0.00 </text:p>
          </table:table-cell>
          <table:table-cell table:style-name="ce60" table:content-validation-name="val6" table:formula="of:=SUM([.BW4:.BW90])" office:value-type="float" office:value="0">
            <text:p>0.00 </text:p>
          </table:table-cell>
          <table:table-cell table:style-name="ce60" table:content-validation-name="val7" table:formula="of:=SUM([.BX4:.BX90])" office:value-type="float" office:value="0">
            <text:p>0.00 </text:p>
          </table:table-cell>
          <table:table-cell table:style-name="ce60" table:content-validation-name="val8" table:formula="of:=SUM([.BY4:.BY90])" office:value-type="float" office:value="0">
            <text:p>0.00 </text:p>
          </table:table-cell>
          <table:table-cell table:style-name="ce60" table:content-validation-name="val9" table:formula="of:=SUM([.BZ4:.BZ90])" office:value-type="float" office:value="0">
            <text:p>0.00 </text:p>
          </table:table-cell>
          <table:table-cell table:style-name="ce60" table:content-validation-name="val10" table:formula="of:=SUM([.CA4:.CA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C4:.CC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E4:.CE90])" office:value-type="float" office:value="0">
            <text:p>0.00 </text:p>
          </table:table-cell>
          <table:table-cell table:style-name="ce60" table:content-validation-name="val4" table:formula="of:=SUM([.CF4:.CF90])" office:value-type="float" office:value="0">
            <text:p>0.00 </text:p>
          </table:table-cell>
          <table:table-cell table:style-name="ce60" table:content-validation-name="val5" table:formula="of:=SUM([.CG4:.CG90])" office:value-type="float" office:value="0">
            <text:p>0.00 </text:p>
          </table:table-cell>
          <table:table-cell table:style-name="ce60" table:content-validation-name="val6" table:formula="of:=SUM([.CH4:.CH90])" office:value-type="float" office:value="0">
            <text:p>0.00 </text:p>
          </table:table-cell>
          <table:table-cell table:style-name="ce60" table:content-validation-name="val7" table:formula="of:=SUM([.CI4:.CI90])" office:value-type="float" office:value="0">
            <text:p>0.00 </text:p>
          </table:table-cell>
          <table:table-cell table:style-name="ce60" table:content-validation-name="val8" table:formula="of:=SUM([.CJ4:.CJ90])" office:value-type="float" office:value="0">
            <text:p>0.00 </text:p>
          </table:table-cell>
          <table:table-cell table:style-name="ce60" table:content-validation-name="val9" table:formula="of:=SUM([.CK4:.CK90])" office:value-type="float" office:value="0">
            <text:p>0.00 </text:p>
          </table:table-cell>
          <table:table-cell table:style-name="ce60" table:content-validation-name="val10" table:formula="of:=SUM([.CL4:.CL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N4:.CN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CP4:.CP90])" office:value-type="float" office:value="0">
            <text:p>0.00 </text:p>
          </table:table-cell>
          <table:table-cell table:style-name="ce60" table:content-validation-name="val4" table:formula="of:=SUM([.CQ4:.CQ90])" office:value-type="float" office:value="0">
            <text:p>0.00 </text:p>
          </table:table-cell>
          <table:table-cell table:style-name="ce60" table:content-validation-name="val5" table:formula="of:=SUM([.CR4:.CR90])" office:value-type="float" office:value="0">
            <text:p>0.00 </text:p>
          </table:table-cell>
          <table:table-cell table:style-name="ce60" table:content-validation-name="val6" table:formula="of:=SUM([.CS4:.CS90])" office:value-type="float" office:value="0">
            <text:p>0.00 </text:p>
          </table:table-cell>
          <table:table-cell table:style-name="ce60" table:content-validation-name="val7" table:formula="of:=SUM([.CT4:.CT90])" office:value-type="float" office:value="0">
            <text:p>0.00 </text:p>
          </table:table-cell>
          <table:table-cell table:style-name="ce60" table:content-validation-name="val8" table:formula="of:=SUM([.CU4:.CU90])" office:value-type="float" office:value="0">
            <text:p>0.00 </text:p>
          </table:table-cell>
          <table:table-cell table:style-name="ce60" table:content-validation-name="val9" table:formula="of:=SUM([.CV4:.CV90])" office:value-type="float" office:value="0">
            <text:p>0.00 </text:p>
          </table:table-cell>
          <table:table-cell table:style-name="ce60" table:content-validation-name="val10" table:formula="of:=SUM([.CW4:.CW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CY4:.CY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A4:.DA90])" office:value-type="float" office:value="0">
            <text:p>0.00 </text:p>
          </table:table-cell>
          <table:table-cell table:style-name="ce60" table:content-validation-name="val4" table:formula="of:=SUM([.DB4:.DB90])" office:value-type="float" office:value="0">
            <text:p>0.00 </text:p>
          </table:table-cell>
          <table:table-cell table:style-name="ce60" table:content-validation-name="val5" table:formula="of:=SUM([.DC4:.DC90])" office:value-type="float" office:value="0">
            <text:p>0.00 </text:p>
          </table:table-cell>
          <table:table-cell table:style-name="ce60" table:content-validation-name="val6" table:formula="of:=SUM([.DD4:.DD90])" office:value-type="float" office:value="0">
            <text:p>0.00 </text:p>
          </table:table-cell>
          <table:table-cell table:style-name="ce60" table:content-validation-name="val7" table:formula="of:=SUM([.DE4:.DE90])" office:value-type="float" office:value="0">
            <text:p>0.00 </text:p>
          </table:table-cell>
          <table:table-cell table:style-name="ce60" table:content-validation-name="val8" table:formula="of:=SUM([.DF4:.DF90])" office:value-type="float" office:value="0">
            <text:p>0.00 </text:p>
          </table:table-cell>
          <table:table-cell table:style-name="ce60" table:content-validation-name="val9" table:formula="of:=SUM([.DG4:.DG90])" office:value-type="float" office:value="0">
            <text:p>0.00 </text:p>
          </table:table-cell>
          <table:table-cell table:style-name="ce60" table:content-validation-name="val10" table:formula="of:=SUM([.DH4:.D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J4:.DJ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L4:.DL90])" office:value-type="float" office:value="0">
            <text:p>0.00 </text:p>
          </table:table-cell>
          <table:table-cell table:style-name="ce60" table:content-validation-name="val4" table:formula="of:=SUM([.DM4:.DM90])" office:value-type="float" office:value="0">
            <text:p>0.00 </text:p>
          </table:table-cell>
          <table:table-cell table:style-name="ce60" table:content-validation-name="val5" table:formula="of:=SUM([.DN4:.DN90])" office:value-type="float" office:value="0">
            <text:p>0.00 </text:p>
          </table:table-cell>
          <table:table-cell table:style-name="ce60" table:content-validation-name="val6" table:formula="of:=SUM([.DO4:.DO90])" office:value-type="float" office:value="0">
            <text:p>0.00 </text:p>
          </table:table-cell>
          <table:table-cell table:style-name="ce60" table:content-validation-name="val7" table:formula="of:=SUM([.DP4:.DP90])" office:value-type="float" office:value="0">
            <text:p>0.00 </text:p>
          </table:table-cell>
          <table:table-cell table:style-name="ce60" table:content-validation-name="val8" table:formula="of:=SUM([.DQ4:.DQ90])" office:value-type="float" office:value="0">
            <text:p>0.00 </text:p>
          </table:table-cell>
          <table:table-cell table:style-name="ce60" table:content-validation-name="val9" table:formula="of:=SUM([.DR4:.DR90])" office:value-type="float" office:value="0">
            <text:p>0.00 </text:p>
          </table:table-cell>
          <table:table-cell table:style-name="ce60" table:content-validation-name="val10" table:formula="of:=SUM([.DS4:.DS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DU4:.DU90])" office:value-type="float" office:value="0">
            <text:p>0.00 </text:p>
          </table:table-cell>
          <table:table-cell table:style-name="ce44"/>
          <table:table-cell table:style-name="ce60" table:content-validation-name="val3" table:formula="of:=SUM([.DW4:.DW90])" office:value-type="float" office:value="0">
            <text:p>0.00 </text:p>
          </table:table-cell>
          <table:table-cell table:style-name="ce60" table:content-validation-name="val4" table:formula="of:=SUM([.DX4:.DX90])" office:value-type="float" office:value="0">
            <text:p>0.00 </text:p>
          </table:table-cell>
          <table:table-cell table:style-name="ce60" table:content-validation-name="val5" table:formula="of:=SUM([.DY4:.DY90])" office:value-type="float" office:value="0">
            <text:p>0.00 </text:p>
          </table:table-cell>
          <table:table-cell table:style-name="ce60" table:content-validation-name="val6" table:formula="of:=SUM([.DZ4:.DZ90])" office:value-type="float" office:value="0">
            <text:p>0.00 </text:p>
          </table:table-cell>
          <table:table-cell table:style-name="ce60" table:content-validation-name="val7" table:formula="of:=SUM([.EA4:.EA90])" office:value-type="float" office:value="0">
            <text:p>0.00 </text:p>
          </table:table-cell>
          <table:table-cell table:style-name="ce60" table:content-validation-name="val8" table:formula="of:=SUM([.EB4:.EB90])" office:value-type="float" office:value="0">
            <text:p>0.00 </text:p>
          </table:table-cell>
          <table:table-cell table:style-name="ce60" table:content-validation-name="val9" table:formula="of:=SUM([.EC4:.EC90])" office:value-type="float" office:value="0">
            <text:p>0.00 </text:p>
          </table:table-cell>
          <table:table-cell table:style-name="ce60" table:content-validation-name="val10" table:formula="of:=SUM([.ED4:.ED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F4:.EF90])" office:value-type="float" office:value="0">
            <text:p>0.00 </text:p>
          </table:table-cell>
          <table:table-cell table:style-name="ce44"/>
          <table:table-cell table:content-validation-name="val12" table:formula="of:=SUM([.EH4:.EH90])" office:value-type="float" office:value="0">
            <text:p>0.00 </text:p>
          </table:table-cell>
          <table:table-cell table:style-name="ce44"/>
          <table:table-cell table:style-name="ce60" table:content-validation-name="val11" table:formula="of:=SUM([.EJ4:.EJ90])" office:value-type="float" office:value="0">
            <text:p>0.00 </text:p>
          </table:table-cell>
          <table:table-cell table:style-name="ce44"/>
          <table:table-cell table:number-columns-repeated="883"/>
        </table:table-row>
        <table:table-row table:style-name="ro6">
          <table:table-cell table:style-name="ce44" table:number-columns-repeated="2"/>
          <table:table-cell table:style-name="ce51"/>
          <table:table-cell table:style-name="ce44" table:number-columns-repeated="9"/>
          <table:table-cell table:style-name="ce59"/>
          <table:table-cell table:style-name="ce44" table:number-columns-repeated="124"/>
          <table:table-cell table:style-name="ce59"/>
          <table:table-cell table:style-name="ce44" table:number-columns-repeated="3"/>
          <table:table-cell table:number-columns-repeated="883"/>
        </table:table-row>
        <table:table-row table:style-name="ro10" table:number-rows-repeated="1048483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nthP&amp;L" table:style-name="ta3">
        <table:table-column table:style-name="co13" table:default-cell-style-name="ce70"/>
        <table:table-column table:style-name="co10" table:default-cell-style-name="ce70"/>
        <table:table-column table:style-name="co5" table:number-columns-repeated="12" table:default-cell-style-name="ce45"/>
        <table:table-column table:style-name="co1" table:default-cell-style-name="ce45"/>
        <table:table-column table:style-name="co6" table:number-columns-repeated="1009" table:default-cell-style-name="ce45"/>
        <table:table-row table:style-name="ro11">
          <table:table-cell table:style-name="ce69" office:value-type="string" table:number-columns-spanned="1" table:number-rows-spanned="3">
            <text:p>Monthly Management Accounts Profit and Loss Account</text:p>
          </table:table-cell>
          <table:table-cell table:style-name="ce77" office:value-type="string">
            <text:p>Total Year to </text:p>
          </table:table-cell>
          <table:table-cell table:style-name="ce83" table:formula="of:=[Admin.B6]" office:value-type="date" office:date-value="2013-02-28" table:number-columns-spanned="1" table:number-rows-spanned="2">
            <text:p>Feb-13</text:p>
          </table:table-cell>
          <table:table-cell table:style-name="ce89" table:formula="of:=[Admin.B8]" office:value-type="date" office:date-value="2013-03-31" table:number-columns-spanned="1" table:number-rows-spanned="2">
            <text:p>Mar-13</text:p>
          </table:table-cell>
          <table:table-cell table:style-name="ce89" table:formula="of:=[Admin.B10]" office:value-type="date" office:date-value="2013-04-30" table:number-columns-spanned="1" table:number-rows-spanned="2">
            <text:p>Apr-13</text:p>
          </table:table-cell>
          <table:table-cell table:style-name="ce89" table:formula="of:=[Admin.B12]" office:value-type="date" office:date-value="2013-05-31" table:number-columns-spanned="1" table:number-rows-spanned="2">
            <text:p>May-13</text:p>
          </table:table-cell>
          <table:table-cell table:style-name="ce89" table:formula="of:=[Admin.B14]" office:value-type="date" office:date-value="2013-06-30" table:number-columns-spanned="1" table:number-rows-spanned="2">
            <text:p>Jun-13</text:p>
          </table:table-cell>
          <table:table-cell table:style-name="ce89" table:formula="of:=[Admin.B16]" office:value-type="date" office:date-value="2013-07-31" table:number-columns-spanned="1" table:number-rows-spanned="2">
            <text:p>Jul-13</text:p>
          </table:table-cell>
          <table:table-cell table:style-name="ce89" table:formula="of:=[Admin.B18]" office:value-type="date" office:date-value="2013-08-31" table:number-columns-spanned="1" table:number-rows-spanned="2">
            <text:p>Aug-13</text:p>
          </table:table-cell>
          <table:table-cell table:style-name="ce89" table:formula="of:=[Admin.B20]" office:value-type="date" office:date-value="2013-09-30" table:number-columns-spanned="1" table:number-rows-spanned="2">
            <text:p>Sep-13</text:p>
          </table:table-cell>
          <table:table-cell table:style-name="ce89" table:formula="of:=[Admin.B22]" office:value-type="date" office:date-value="2013-10-31" table:number-columns-spanned="1" table:number-rows-spanned="2">
            <text:p>Oct-13</text:p>
          </table:table-cell>
          <table:table-cell table:style-name="ce89" table:formula="of:=[Admin.B24]" office:value-type="date" office:date-value="2013-11-30" table:number-columns-spanned="1" table:number-rows-spanned="2">
            <text:p>Nov-13</text:p>
          </table:table-cell>
          <table:table-cell table:style-name="ce89" table:formula="of:=[Admin.B26]" office:value-type="date" office:date-value="2013-12-31" table:number-columns-spanned="1" table:number-rows-spanned="2">
            <text:p>Dec-13</text:p>
          </table:table-cell>
          <table:table-cell table:style-name="ce89" table:formula="of:=[Admin.B28]" office:value-type="date" office:date-value="2014-01-31" table:number-columns-spanned="1" table:number-rows-spanned="2">
            <text:p>Jan-14</text:p>
          </table:table-cell>
          <table:table-cell table:style-name="ce90"/>
          <table:table-cell table:number-columns-repeated="1009"/>
        </table:table-row>
        <table:table-row table:style-name="ro8">
          <table:covered-table-cell/>
          <table:table-cell table:style-name="ce78" table:formula="of:=[Admin.B28]" office:value-type="date" office:date-value="2014-01-31">
            <text:p>31-Jan-14</text:p>
          </table:table-cell>
          <table:covered-table-cell table:number-columns-repeated="12"/>
          <table:table-cell table:style-name="ce91"/>
          <table:table-cell table:number-columns-repeated="1009"/>
        </table:table-row>
        <table:table-row table:style-name="ro10">
          <table:covered-table-cell/>
          <table:table-cell table:style-name="ce79" office:value-type="string">
            <text:p>£</text:p>
          </table:table-cell>
          <table:table-cell table:number-columns-repeated="12" table:style-name="ce84" office:value-type="string">
            <text:p>£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Sales Product A</text:p>
          </table:table-cell>
          <table:table-cell table:style-name="ce80" table:formula="of:=SUM([.C4:.N4])" office:value-type="float" office:value="0">
            <text:p>0 </text:p>
          </table:table-cell>
          <table:table-cell table:style-name="ce85" table:formula="of:=-[TrialBalance.O53]-0" office:value-type="float" office:value="-0">
            <text:p>0 </text:p>
          </table:table-cell>
          <table:table-cell table:style-name="ce85" table:formula="of:=-[TrialBalance.Z53]-[.C4]" office:value-type="float" office:value="0">
            <text:p>0 </text:p>
          </table:table-cell>
          <table:table-cell table:style-name="ce85" table:formula="of:=-[TrialBalance.AK53]-SUM([.C4:.D4])" office:value-type="float" office:value="-0">
            <text:p>0 </text:p>
          </table:table-cell>
          <table:table-cell table:style-name="ce85" table:formula="of:=-[TrialBalance.AV53]-SUM([.C4:.E4])" office:value-type="float" office:value="-0">
            <text:p>0 </text:p>
          </table:table-cell>
          <table:table-cell table:style-name="ce85" table:formula="of:=-[TrialBalance.BG53]-SUM([.C4:.F4])" office:value-type="float" office:value="-0">
            <text:p>0 </text:p>
          </table:table-cell>
          <table:table-cell table:style-name="ce85" table:formula="of:=-[TrialBalance.BR53]-SUM([.C4:.G4])" office:value-type="float" office:value="-0">
            <text:p>0 </text:p>
          </table:table-cell>
          <table:table-cell table:style-name="ce85" table:formula="of:=-[TrialBalance.CC53]-SUM([.C4:.H4])" office:value-type="float" office:value="-0">
            <text:p>0 </text:p>
          </table:table-cell>
          <table:table-cell table:style-name="ce85" table:formula="of:=-[TrialBalance.CN53]-SUM([.C4:.I4])" office:value-type="float" office:value="-0">
            <text:p>0 </text:p>
          </table:table-cell>
          <table:table-cell table:style-name="ce85" table:formula="of:=-[TrialBalance.CY53]-SUM([.C4:.J4])" office:value-type="float" office:value="-0">
            <text:p>0 </text:p>
          </table:table-cell>
          <table:table-cell table:style-name="ce85" table:formula="of:=-[TrialBalance.DJ53]-SUM([.C4:.K4])" office:value-type="float" office:value="-0">
            <text:p>0 </text:p>
          </table:table-cell>
          <table:table-cell table:style-name="ce85" table:formula="of:=-[TrialBalance.DU53]-SUM([.C4:.L4])" office:value-type="float" office:value="-0">
            <text:p>0 </text:p>
          </table:table-cell>
          <table:table-cell table:style-name="ce85" table:formula="of:=-[TrialBalance.EF53]-SUM([.C4:.M4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Sales Product B</text:p>
          </table:table-cell>
          <table:table-cell table:style-name="ce80" table:formula="of:=SUM([.C5:.N5])" office:value-type="float" office:value="0">
            <text:p>0 </text:p>
          </table:table-cell>
          <table:table-cell table:style-name="ce85" table:formula="of:=-[TrialBalance.O54]-0" office:value-type="float" office:value="-0">
            <text:p>0 </text:p>
          </table:table-cell>
          <table:table-cell table:style-name="ce85" table:formula="of:=-[TrialBalance.Z54]-[.C5]" office:value-type="float" office:value="0">
            <text:p>0 </text:p>
          </table:table-cell>
          <table:table-cell table:style-name="ce85" table:formula="of:=-[TrialBalance.AK54]-SUM([.C5:.D5])" office:value-type="float" office:value="-0">
            <text:p>0 </text:p>
          </table:table-cell>
          <table:table-cell table:style-name="ce85" table:formula="of:=-[TrialBalance.AV54]-SUM([.C5:.E5])" office:value-type="float" office:value="-0">
            <text:p>0 </text:p>
          </table:table-cell>
          <table:table-cell table:style-name="ce85" table:formula="of:=-[TrialBalance.BG54]-SUM([.C5:.F5])" office:value-type="float" office:value="-0">
            <text:p>0 </text:p>
          </table:table-cell>
          <table:table-cell table:style-name="ce85" table:formula="of:=-[TrialBalance.BR54]-SUM([.C5:.G5])" office:value-type="float" office:value="-0">
            <text:p>0 </text:p>
          </table:table-cell>
          <table:table-cell table:style-name="ce85" table:formula="of:=-[TrialBalance.CC54]-SUM([.C5:.H5])" office:value-type="float" office:value="-0">
            <text:p>0 </text:p>
          </table:table-cell>
          <table:table-cell table:style-name="ce85" table:formula="of:=-[TrialBalance.CN54]-SUM([.C5:.I5])" office:value-type="float" office:value="-0">
            <text:p>0 </text:p>
          </table:table-cell>
          <table:table-cell table:style-name="ce85" table:formula="of:=-[TrialBalance.CY54]-SUM([.C5:.J5])" office:value-type="float" office:value="-0">
            <text:p>0 </text:p>
          </table:table-cell>
          <table:table-cell table:style-name="ce85" table:formula="of:=-[TrialBalance.DJ54]-SUM([.C5:.K5])" office:value-type="float" office:value="-0">
            <text:p>0 </text:p>
          </table:table-cell>
          <table:table-cell table:style-name="ce85" table:formula="of:=-[TrialBalance.DU54]-SUM([.C5:.L5])" office:value-type="float" office:value="-0">
            <text:p>0 </text:p>
          </table:table-cell>
          <table:table-cell table:style-name="ce85" table:formula="of:=-[TrialBalance.EF54]-SUM([.C5:.M5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Sales Product C</text:p>
          </table:table-cell>
          <table:table-cell table:style-name="ce80" table:formula="of:=SUM([.C6:.N6])" office:value-type="float" office:value="0">
            <text:p>0 </text:p>
          </table:table-cell>
          <table:table-cell table:style-name="ce85" table:formula="of:=-[TrialBalance.O55]-0" office:value-type="float" office:value="-0">
            <text:p>0 </text:p>
          </table:table-cell>
          <table:table-cell table:style-name="ce85" table:formula="of:=-[TrialBalance.Z55]-[.C6]" office:value-type="float" office:value="0">
            <text:p>0 </text:p>
          </table:table-cell>
          <table:table-cell table:style-name="ce85" table:formula="of:=-[TrialBalance.AK55]-SUM([.C6:.D6])" office:value-type="float" office:value="-0">
            <text:p>0 </text:p>
          </table:table-cell>
          <table:table-cell table:style-name="ce85" table:formula="of:=-[TrialBalance.AV55]-SUM([.C6:.E6])" office:value-type="float" office:value="-0">
            <text:p>0 </text:p>
          </table:table-cell>
          <table:table-cell table:style-name="ce85" table:formula="of:=-[TrialBalance.BG55]-SUM([.C6:.F6])" office:value-type="float" office:value="-0">
            <text:p>0 </text:p>
          </table:table-cell>
          <table:table-cell table:style-name="ce85" table:formula="of:=-[TrialBalance.BR55]-SUM([.C6:.G6])" office:value-type="float" office:value="-0">
            <text:p>0 </text:p>
          </table:table-cell>
          <table:table-cell table:style-name="ce85" table:formula="of:=-[TrialBalance.CC55]-SUM([.C6:.H6])" office:value-type="float" office:value="-0">
            <text:p>0 </text:p>
          </table:table-cell>
          <table:table-cell table:style-name="ce85" table:formula="of:=-[TrialBalance.CN55]-SUM([.C6:.I6])" office:value-type="float" office:value="-0">
            <text:p>0 </text:p>
          </table:table-cell>
          <table:table-cell table:style-name="ce85" table:formula="of:=-[TrialBalance.CY55]-SUM([.C6:.J6])" office:value-type="float" office:value="-0">
            <text:p>0 </text:p>
          </table:table-cell>
          <table:table-cell table:style-name="ce85" table:formula="of:=-[TrialBalance.DJ55]-SUM([.C6:.K6])" office:value-type="float" office:value="-0">
            <text:p>0 </text:p>
          </table:table-cell>
          <table:table-cell table:style-name="ce85" table:formula="of:=-[TrialBalance.DU55]-SUM([.C6:.L6])" office:value-type="float" office:value="-0">
            <text:p>0 </text:p>
          </table:table-cell>
          <table:table-cell table:style-name="ce85" table:formula="of:=-[TrialBalance.EF55]-SUM([.C6:.M6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Other Income</text:p>
          </table:table-cell>
          <table:table-cell table:style-name="ce80" table:formula="of:=SUM([.C7:.N7])" office:value-type="float" office:value="0">
            <text:p>0 </text:p>
          </table:table-cell>
          <table:table-cell table:style-name="ce85" table:formula="of:=-[TrialBalance.O56]" office:value-type="float" office:value="-0">
            <text:p>0 </text:p>
          </table:table-cell>
          <table:table-cell table:style-name="ce85" table:formula="of:=-[TrialBalance.Z56]-[.C7]" office:value-type="float" office:value="0">
            <text:p>0 </text:p>
          </table:table-cell>
          <table:table-cell table:style-name="ce85" table:formula="of:=-[TrialBalance.AK56]-SUM([.C7:.D7])" office:value-type="float" office:value="-0">
            <text:p>0 </text:p>
          </table:table-cell>
          <table:table-cell table:style-name="ce85" table:formula="of:=-[TrialBalance.AV56]-SUM([.C7:.E7])" office:value-type="float" office:value="-0">
            <text:p>0 </text:p>
          </table:table-cell>
          <table:table-cell table:style-name="ce85" table:formula="of:=-[TrialBalance.BG56]-SUM([.C7:.F7])" office:value-type="float" office:value="-0">
            <text:p>0 </text:p>
          </table:table-cell>
          <table:table-cell table:style-name="ce85" table:formula="of:=-[TrialBalance.BR56]-SUM([.C7:.G7])" office:value-type="float" office:value="-0">
            <text:p>0 </text:p>
          </table:table-cell>
          <table:table-cell table:style-name="ce85" table:formula="of:=-[TrialBalance.CC56]-SUM([.C7:.H7])" office:value-type="float" office:value="-0">
            <text:p>0 </text:p>
          </table:table-cell>
          <table:table-cell table:style-name="ce85" table:formula="of:=-[TrialBalance.CN56]-SUM([.C7:.I7])" office:value-type="float" office:value="-0">
            <text:p>0 </text:p>
          </table:table-cell>
          <table:table-cell table:style-name="ce85" table:formula="of:=-[TrialBalance.CY56]-SUM([.C7:.J7])" office:value-type="float" office:value="-0">
            <text:p>0 </text:p>
          </table:table-cell>
          <table:table-cell table:style-name="ce85" table:formula="of:=-[TrialBalance.DJ56]-SUM([.C7:.K7])" office:value-type="float" office:value="-0">
            <text:p>0 </text:p>
          </table:table-cell>
          <table:table-cell table:style-name="ce85" table:formula="of:=-[TrialBalance.DU56]-SUM([.C7:.L7])" office:value-type="float" office:value="-0">
            <text:p>0 </text:p>
          </table:table-cell>
          <table:table-cell table:style-name="ce85" table:formula="of:=-[TrialBalance.EF56]-SUM([.C7:.M7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Investment Grants received</text:p>
          </table:table-cell>
          <table:table-cell table:style-name="ce80" table:formula="of:=SUM([.C8:.N8])" office:value-type="float" office:value="0">
            <text:p>0 </text:p>
          </table:table-cell>
          <table:table-cell table:style-name="ce85" table:formula="of:=-[TrialBalance.O57]" office:value-type="float" office:value="-0">
            <text:p>0 </text:p>
          </table:table-cell>
          <table:table-cell table:style-name="ce85" table:formula="of:=-[TrialBalance.Z57]-[.C8]" office:value-type="float" office:value="0">
            <text:p>0 </text:p>
          </table:table-cell>
          <table:table-cell table:style-name="ce85" table:formula="of:=-[TrialBalance.AK57]-SUM([.C8:.D8])" office:value-type="float" office:value="-0">
            <text:p>0 </text:p>
          </table:table-cell>
          <table:table-cell table:style-name="ce85" table:formula="of:=-[TrialBalance.AV57]-SUM([.C8:.E8])" office:value-type="float" office:value="-0">
            <text:p>0 </text:p>
          </table:table-cell>
          <table:table-cell table:style-name="ce85" table:formula="of:=-[TrialBalance.BG57]-SUM([.C8:.F8])" office:value-type="float" office:value="-0">
            <text:p>0 </text:p>
          </table:table-cell>
          <table:table-cell table:style-name="ce85" table:formula="of:=-[TrialBalance.BR57]-SUM([.C8:.G8])" office:value-type="float" office:value="-0">
            <text:p>0 </text:p>
          </table:table-cell>
          <table:table-cell table:style-name="ce85" table:formula="of:=-[TrialBalance.CC57]-SUM([.C8:.H8])" office:value-type="float" office:value="-0">
            <text:p>0 </text:p>
          </table:table-cell>
          <table:table-cell table:style-name="ce85" table:formula="of:=-[TrialBalance.CN57]-SUM([.C8:.I8])" office:value-type="float" office:value="-0">
            <text:p>0 </text:p>
          </table:table-cell>
          <table:table-cell table:style-name="ce85" table:formula="of:=-[TrialBalance.CY57]-SUM([.C8:.J8])" office:value-type="float" office:value="-0">
            <text:p>0 </text:p>
          </table:table-cell>
          <table:table-cell table:style-name="ce85" table:formula="of:=-[TrialBalance.DJ57]-SUM([.C8:.K8])" office:value-type="float" office:value="-0">
            <text:p>0 </text:p>
          </table:table-cell>
          <table:table-cell table:style-name="ce85" table:formula="of:=-[TrialBalance.DU57]-SUM([.C8:.L8])" office:value-type="float" office:value="-0">
            <text:p>0 </text:p>
          </table:table-cell>
          <table:table-cell table:style-name="ce85" table:formula="of:=-[TrialBalance.EF57]-SUM([.C8:.M8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2" office:value-type="string">
            <text:p>Sales Turnover</text:p>
          </table:table-cell>
          <table:table-cell table:style-name="ce80" table:formula="of:=SUM([.B4:.B8])" office:value-type="float" office:value="0">
            <text:p>0 </text:p>
          </table:table-cell>
          <table:table-cell table:style-name="ce86" table:formula="of:=SUM([.C4:.C8])" office:value-type="float" office:value="0">
            <text:p>0 </text:p>
          </table:table-cell>
          <table:table-cell table:style-name="ce80" table:formula="of:=SUM([.D4:.D8])" office:value-type="float" office:value="0">
            <text:p>0 </text:p>
          </table:table-cell>
          <table:table-cell table:style-name="ce80" table:formula="of:=SUM([.E4:.E8])" office:value-type="float" office:value="0">
            <text:p>0 </text:p>
          </table:table-cell>
          <table:table-cell table:style-name="ce80" table:formula="of:=SUM([.F4:.F8])" office:value-type="float" office:value="0">
            <text:p>0 </text:p>
          </table:table-cell>
          <table:table-cell table:style-name="ce80" table:formula="of:=SUM([.G4:.G8])" office:value-type="float" office:value="0">
            <text:p>0 </text:p>
          </table:table-cell>
          <table:table-cell table:style-name="ce80" table:formula="of:=SUM([.H4:.H8])" office:value-type="float" office:value="0">
            <text:p>0 </text:p>
          </table:table-cell>
          <table:table-cell table:style-name="ce80" table:formula="of:=SUM([.I4:.I8])" office:value-type="float" office:value="0">
            <text:p>0 </text:p>
          </table:table-cell>
          <table:table-cell table:style-name="ce80" table:formula="of:=SUM([.J4:.J8])" office:value-type="float" office:value="0">
            <text:p>0 </text:p>
          </table:table-cell>
          <table:table-cell table:style-name="ce80" table:formula="of:=SUM([.K4:.K8])" office:value-type="float" office:value="0">
            <text:p>0 </text:p>
          </table:table-cell>
          <table:table-cell table:style-name="ce80" table:formula="of:=SUM([.L4:.L8])" office:value-type="float" office:value="0">
            <text:p>0 </text:p>
          </table:table-cell>
          <table:table-cell table:style-name="ce80" table:formula="of:=SUM([.M4:.M8])" office:value-type="float" office:value="0">
            <text:p>0 </text:p>
          </table:table-cell>
          <table:table-cell table:style-name="ce80" table:formula="of:=SUM([.N4:.N8])" office:value-type="float" office:value="0">
            <text:p>0 </text:p>
          </table:table-cell>
          <table:table-cell table:style-name="ce92"/>
          <table:table-cell table:style-name="ce94" table:number-columns-repeated="1009"/>
        </table:table-row>
        <table:table-row table:style-name="ro13">
          <table:table-cell table:style-name="ce73" office:value-type="string">
            <text:p>Cost of Sales</text:p>
          </table:table-cell>
          <table:table-cell table:style-name="ce81" table:number-columns-repeated="13"/>
          <table:table-cell table:style-name="ce92"/>
          <table:table-cell table:style-name="ce94" table:number-columns-repeated="1009"/>
        </table:table-row>
        <table:table-row table:style-name="ro10">
          <table:table-cell table:style-name="ce71" office:value-type="string">
            <text:p>Purchases</text:p>
          </table:table-cell>
          <table:table-cell table:style-name="ce80" table:formula="of:=SUM([.C11:.N11])" office:value-type="float" office:value="0">
            <text:p>0 </text:p>
          </table:table-cell>
          <table:table-cell table:style-name="ce85" table:formula="of:=[TrialBalance.O60]-0" office:value-type="float" office:value="0">
            <text:p>0 </text:p>
          </table:table-cell>
          <table:table-cell table:style-name="ce85" table:formula="of:=[TrialBalance.Z60]-[.C11]" office:value-type="float" office:value="0">
            <text:p>0 </text:p>
          </table:table-cell>
          <table:table-cell table:style-name="ce85" table:formula="of:=[TrialBalance.AK60]-SUM([.C11:.D11])" office:value-type="float" office:value="0">
            <text:p>0 </text:p>
          </table:table-cell>
          <table:table-cell table:style-name="ce85" table:formula="of:=[TrialBalance.AV60]-SUM([.C11:.E11])" office:value-type="float" office:value="0">
            <text:p>0 </text:p>
          </table:table-cell>
          <table:table-cell table:style-name="ce85" table:formula="of:=[TrialBalance.BG60]-SUM([.C11:.F11])" office:value-type="float" office:value="0">
            <text:p>0 </text:p>
          </table:table-cell>
          <table:table-cell table:style-name="ce85" table:formula="of:=[TrialBalance.BR60]-SUM([.C11:.G11])" office:value-type="float" office:value="0">
            <text:p>0 </text:p>
          </table:table-cell>
          <table:table-cell table:style-name="ce85" table:formula="of:=[TrialBalance.CC60]-SUM([.C11:.H11])" office:value-type="float" office:value="0">
            <text:p>0 </text:p>
          </table:table-cell>
          <table:table-cell table:style-name="ce85" table:formula="of:=[TrialBalance.CN60]-SUM([.C11:.I11])" office:value-type="float" office:value="0">
            <text:p>0 </text:p>
          </table:table-cell>
          <table:table-cell table:style-name="ce85" table:formula="of:=[TrialBalance.CY60]-SUM([.C11:.J11])" office:value-type="float" office:value="0">
            <text:p>0 </text:p>
          </table:table-cell>
          <table:table-cell table:style-name="ce85" table:formula="of:=[TrialBalance.DJ60]-SUM([.C11:.K11])" office:value-type="float" office:value="0">
            <text:p>0 </text:p>
          </table:table-cell>
          <table:table-cell table:style-name="ce85" table:formula="of:=[TrialBalance.DU60]-SUM([.C11:.L11])" office:value-type="float" office:value="0">
            <text:p>0 </text:p>
          </table:table-cell>
          <table:table-cell table:style-name="ce85" table:formula="of:=[TrialBalance.EF60]-SUM([.C11:.M11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Sub contractors</text:p>
          </table:table-cell>
          <table:table-cell table:style-name="ce80" table:formula="of:=SUM([.C12:.N12])" office:value-type="float" office:value="0">
            <text:p>0 </text:p>
          </table:table-cell>
          <table:table-cell table:style-name="ce85" table:formula="of:=[TrialBalance.O61]-0" office:value-type="float" office:value="0">
            <text:p>0 </text:p>
          </table:table-cell>
          <table:table-cell table:style-name="ce85" table:formula="of:=[TrialBalance.Z61]-[.C12]" office:value-type="float" office:value="0">
            <text:p>0 </text:p>
          </table:table-cell>
          <table:table-cell table:style-name="ce85" table:formula="of:=[TrialBalance.AK61]-SUM([.C12:.D12])" office:value-type="float" office:value="0">
            <text:p>0 </text:p>
          </table:table-cell>
          <table:table-cell table:style-name="ce85" table:formula="of:=[TrialBalance.AV61]-SUM([.C12:.E12])" office:value-type="float" office:value="0">
            <text:p>0 </text:p>
          </table:table-cell>
          <table:table-cell table:style-name="ce85" table:formula="of:=[TrialBalance.BG61]-SUM([.C12:.F12])" office:value-type="float" office:value="0">
            <text:p>0 </text:p>
          </table:table-cell>
          <table:table-cell table:style-name="ce85" table:formula="of:=[TrialBalance.BR61]-SUM([.C12:.G12])" office:value-type="float" office:value="0">
            <text:p>0 </text:p>
          </table:table-cell>
          <table:table-cell table:style-name="ce85" table:formula="of:=[TrialBalance.CC61]-SUM([.C12:.H12])" office:value-type="float" office:value="0">
            <text:p>0 </text:p>
          </table:table-cell>
          <table:table-cell table:style-name="ce85" table:formula="of:=[TrialBalance.CN61]-SUM([.C12:.I12])" office:value-type="float" office:value="0">
            <text:p>0 </text:p>
          </table:table-cell>
          <table:table-cell table:style-name="ce85" table:formula="of:=[TrialBalance.CY61]-SUM([.C12:.J12])" office:value-type="float" office:value="0">
            <text:p>0 </text:p>
          </table:table-cell>
          <table:table-cell table:style-name="ce85" table:formula="of:=[TrialBalance.DJ61]-SUM([.C12:.K12])" office:value-type="float" office:value="0">
            <text:p>0 </text:p>
          </table:table-cell>
          <table:table-cell table:style-name="ce85" table:formula="of:=[TrialBalance.DU61]-SUM([.C12:.L12])" office:value-type="float" office:value="0">
            <text:p>0 </text:p>
          </table:table-cell>
          <table:table-cell table:style-name="ce85" table:formula="of:=[TrialBalance.EF61]-SUM([.C12:.M12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Other Direct Cost of Sales</text:p>
          </table:table-cell>
          <table:table-cell table:style-name="ce80" table:formula="of:=SUM([.C13:.N13])" office:value-type="float" office:value="0">
            <text:p>0 </text:p>
          </table:table-cell>
          <table:table-cell table:style-name="ce87" table:formula="of:=[TrialBalance.O62]-0" office:value-type="float" office:value="0">
            <text:p>0 </text:p>
          </table:table-cell>
          <table:table-cell table:style-name="ce85" table:formula="of:=[TrialBalance.Z62]-[.C13]" office:value-type="float" office:value="0">
            <text:p>0 </text:p>
          </table:table-cell>
          <table:table-cell table:style-name="ce85" table:formula="of:=[TrialBalance.AK62]-SUM([.C13:.D13])" office:value-type="float" office:value="0">
            <text:p>0 </text:p>
          </table:table-cell>
          <table:table-cell table:style-name="ce87" table:formula="of:=[TrialBalance.AV62]-SUM([.C13:.E13])" office:value-type="float" office:value="0">
            <text:p>0 </text:p>
          </table:table-cell>
          <table:table-cell table:style-name="ce85" table:formula="of:=[TrialBalance.BG62]-SUM([.C13:.F13])" office:value-type="float" office:value="0">
            <text:p>0 </text:p>
          </table:table-cell>
          <table:table-cell table:style-name="ce85" table:formula="of:=[TrialBalance.BR62]-SUM([.C13:.G13])" office:value-type="float" office:value="0">
            <text:p>0 </text:p>
          </table:table-cell>
          <table:table-cell table:style-name="ce85" table:formula="of:=[TrialBalance.CC62]-SUM([.C13:.H13])" office:value-type="float" office:value="0">
            <text:p>0 </text:p>
          </table:table-cell>
          <table:table-cell table:style-name="ce85" table:formula="of:=[TrialBalance.CN62]-SUM([.C13:.I13])" office:value-type="float" office:value="0">
            <text:p>0 </text:p>
          </table:table-cell>
          <table:table-cell table:style-name="ce85" table:formula="of:=[TrialBalance.CY62]-SUM([.C13:.J13])" office:value-type="float" office:value="0">
            <text:p>0 </text:p>
          </table:table-cell>
          <table:table-cell table:style-name="ce85" table:formula="of:=[TrialBalance.DJ62]-SUM([.C13:.K13])" office:value-type="float" office:value="0">
            <text:p>0 </text:p>
          </table:table-cell>
          <table:table-cell table:style-name="ce85" table:formula="of:=[TrialBalance.DU62]-SUM([.C13:.L13])" office:value-type="float" office:value="0">
            <text:p>0 </text:p>
          </table:table-cell>
          <table:table-cell table:style-name="ce85" table:formula="of:=[TrialBalance.EF62]-SUM([.C13:.M13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2" office:value-type="string">
            <text:p>Cost of Sales</text:p>
          </table:table-cell>
          <table:table-cell table:style-name="ce80" table:formula="of:=SUM([.B11:.B13])" office:value-type="float" office:value="0">
            <text:p>0 </text:p>
          </table:table-cell>
          <table:table-cell table:style-name="ce86" table:formula="of:=SUM([.C11:.C13])" office:value-type="float" office:value="0">
            <text:p>0 </text:p>
          </table:table-cell>
          <table:table-cell table:style-name="ce80" table:formula="of:=SUM([.D11:.D13])" office:value-type="float" office:value="0">
            <text:p>0 </text:p>
          </table:table-cell>
          <table:table-cell table:style-name="ce80" table:formula="of:=SUM([.E11:.E13])" office:value-type="float" office:value="0">
            <text:p>0 </text:p>
          </table:table-cell>
          <table:table-cell table:style-name="ce80" table:formula="of:=SUM([.F11:.F13])" office:value-type="float" office:value="0">
            <text:p>0 </text:p>
          </table:table-cell>
          <table:table-cell table:style-name="ce80" table:formula="of:=SUM([.G11:.G13])" office:value-type="float" office:value="0">
            <text:p>0 </text:p>
          </table:table-cell>
          <table:table-cell table:style-name="ce80" table:formula="of:=SUM([.H11:.H13])" office:value-type="float" office:value="0">
            <text:p>0 </text:p>
          </table:table-cell>
          <table:table-cell table:style-name="ce80" table:formula="of:=SUM([.I11:.I13])" office:value-type="float" office:value="0">
            <text:p>0 </text:p>
          </table:table-cell>
          <table:table-cell table:style-name="ce80" table:formula="of:=SUM([.J11:.J13])" office:value-type="float" office:value="0">
            <text:p>0 </text:p>
          </table:table-cell>
          <table:table-cell table:style-name="ce80" table:formula="of:=SUM([.K11:.K13])" office:value-type="float" office:value="0">
            <text:p>0 </text:p>
          </table:table-cell>
          <table:table-cell table:style-name="ce80" table:formula="of:=SUM([.L11:.L13])" office:value-type="float" office:value="0">
            <text:p>0 </text:p>
          </table:table-cell>
          <table:table-cell table:style-name="ce80" table:formula="of:=SUM([.M11:.M13])" office:value-type="float" office:value="0">
            <text:p>0 </text:p>
          </table:table-cell>
          <table:table-cell table:style-name="ce80" table:formula="of:=SUM([.N11:.N13])" office:value-type="float" office:value="0">
            <text:p>0 </text:p>
          </table:table-cell>
          <table:table-cell table:style-name="ce92"/>
          <table:table-cell table:style-name="ce94" table:number-columns-repeated="1009"/>
        </table:table-row>
        <table:table-row table:style-name="ro14">
          <table:table-cell table:style-name="ce72"/>
          <table:table-cell table:style-name="ce81" table:number-columns-repeated="13"/>
          <table:table-cell table:style-name="ce92"/>
          <table:table-cell table:style-name="ce94" table:number-columns-repeated="1009"/>
        </table:table-row>
        <table:table-row table:style-name="ro10">
          <table:table-cell table:style-name="ce72" office:value-type="string">
            <text:p>Gross Profit</text:p>
          </table:table-cell>
          <table:table-cell table:style-name="ce80" table:formula="of:=[.B9]-[.B14]" office:value-type="float" office:value="0">
            <text:p>0 </text:p>
          </table:table-cell>
          <table:table-cell table:style-name="ce80" table:formula="of:=[.C9]-[.C14]" office:value-type="float" office:value="0">
            <text:p>0 </text:p>
          </table:table-cell>
          <table:table-cell table:style-name="ce80" table:formula="of:=[.D9]-[.D14]" office:value-type="float" office:value="0">
            <text:p>0 </text:p>
          </table:table-cell>
          <table:table-cell table:style-name="ce80" table:formula="of:=[.E9]-[.E14]" office:value-type="float" office:value="0">
            <text:p>0 </text:p>
          </table:table-cell>
          <table:table-cell table:style-name="ce80" table:formula="of:=[.F9]-[.F14]" office:value-type="float" office:value="0">
            <text:p>0 </text:p>
          </table:table-cell>
          <table:table-cell table:style-name="ce80" table:formula="of:=[.G9]-[.G14]" office:value-type="float" office:value="0">
            <text:p>0 </text:p>
          </table:table-cell>
          <table:table-cell table:style-name="ce80" table:formula="of:=[.H9]-[.H14]" office:value-type="float" office:value="0">
            <text:p>0 </text:p>
          </table:table-cell>
          <table:table-cell table:style-name="ce80" table:formula="of:=[.I9]-[.I14]" office:value-type="float" office:value="0">
            <text:p>0 </text:p>
          </table:table-cell>
          <table:table-cell table:style-name="ce80" table:formula="of:=[.J9]-[.J14]" office:value-type="float" office:value="0">
            <text:p>0 </text:p>
          </table:table-cell>
          <table:table-cell table:style-name="ce80" table:formula="of:=[.K9]-[.K14]" office:value-type="float" office:value="0">
            <text:p>0 </text:p>
          </table:table-cell>
          <table:table-cell table:style-name="ce80" table:formula="of:=[.L9]-[.L14]" office:value-type="float" office:value="0">
            <text:p>0 </text:p>
          </table:table-cell>
          <table:table-cell table:style-name="ce80" table:formula="of:=[.M9]-[.M14]" office:value-type="float" office:value="0">
            <text:p>0 </text:p>
          </table:table-cell>
          <table:table-cell table:style-name="ce80" table:formula="of:=[.N9]-[.N14]" office:value-type="float" office:value="0">
            <text:p>0 </text:p>
          </table:table-cell>
          <table:table-cell table:style-name="ce92"/>
          <table:table-cell table:style-name="ce94" table:number-columns-repeated="1009"/>
        </table:table-row>
        <table:table-row table:style-name="ro13">
          <table:table-cell table:style-name="ce73" office:value-type="string">
            <text:p>Administrative Expenses</text:p>
          </table:table-cell>
          <table:table-cell table:style-name="ce81"/>
          <table:table-cell table:style-name="ce88" table:number-columns-repeated="12"/>
          <table:table-cell table:style-name="ce92"/>
          <table:table-cell table:style-name="ce94" table:number-columns-repeated="1009"/>
        </table:table-row>
        <table:table-row table:style-name="ro10">
          <table:table-cell table:style-name="ce71" office:value-type="string">
            <text:p>Wages and Salaries</text:p>
          </table:table-cell>
          <table:table-cell table:style-name="ce80" table:formula="of:=SUM([.C18:.N18])" office:value-type="float" office:value="0">
            <text:p>0 </text:p>
          </table:table-cell>
          <table:table-cell table:style-name="ce85" table:formula="of:=[TrialBalance.O64]+[TrialBalance.O65]-0" office:value-type="float" office:value="0">
            <text:p>0 </text:p>
          </table:table-cell>
          <table:table-cell table:style-name="ce85" table:formula="of:=[TrialBalance.Z64]+[TrialBalance.Z65]-[.C18]" office:value-type="float" office:value="0">
            <text:p>0 </text:p>
          </table:table-cell>
          <table:table-cell table:style-name="ce85" table:formula="of:=[TrialBalance.AK64]+[TrialBalance.AK65]-SUM([.C18:.D18])" office:value-type="float" office:value="0">
            <text:p>0 </text:p>
          </table:table-cell>
          <table:table-cell table:style-name="ce85" table:formula="of:=[TrialBalance.AV64]+[TrialBalance.AV65]-SUM([.C18:.E18])" office:value-type="float" office:value="0">
            <text:p>0 </text:p>
          </table:table-cell>
          <table:table-cell table:style-name="ce85" table:formula="of:=[TrialBalance.BG64]+[TrialBalance.BG65]-SUM([.C18:.F18])" office:value-type="float" office:value="0">
            <text:p>0 </text:p>
          </table:table-cell>
          <table:table-cell table:style-name="ce85" table:formula="of:=[TrialBalance.BR64]+[TrialBalance.BR65]-SUM([.C18:.G18])" office:value-type="float" office:value="0">
            <text:p>0 </text:p>
          </table:table-cell>
          <table:table-cell table:style-name="ce85" table:formula="of:=[TrialBalance.CC64]+[TrialBalance.CC65]-SUM([.C18:.H18])" office:value-type="float" office:value="0">
            <text:p>0 </text:p>
          </table:table-cell>
          <table:table-cell table:style-name="ce85" table:formula="of:=[TrialBalance.CN64]+[TrialBalance.CN65]-SUM([.C18:.I18])" office:value-type="float" office:value="0">
            <text:p>0 </text:p>
          </table:table-cell>
          <table:table-cell table:style-name="ce85" table:formula="of:=[TrialBalance.CY64]+[TrialBalance.CY65]-SUM([.C18:.J18])" office:value-type="float" office:value="0">
            <text:p>0 </text:p>
          </table:table-cell>
          <table:table-cell table:style-name="ce85" table:formula="of:=[TrialBalance.DJ64]+[TrialBalance.DJ65]-SUM([.C18:.K18])" office:value-type="float" office:value="0">
            <text:p>0 </text:p>
          </table:table-cell>
          <table:table-cell table:style-name="ce85" table:formula="of:=[TrialBalance.DU64]+[TrialBalance.DU65]-SUM([.C18:.L18])" office:value-type="float" office:value="0">
            <text:p>0 </text:p>
          </table:table-cell>
          <table:table-cell table:style-name="ce85" table:formula="of:=[TrialBalance.EF64]+[TrialBalance.EF65]-SUM([.C18:.M18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Directors Wages</text:p>
          </table:table-cell>
          <table:table-cell table:style-name="ce80" table:formula="of:=SUM([.C19:.N19])" office:value-type="float" office:value="0">
            <text:p>0 </text:p>
          </table:table-cell>
          <table:table-cell table:style-name="ce85" table:formula="of:=[TrialBalance.O66]-0" office:value-type="float" office:value="0">
            <text:p>0 </text:p>
          </table:table-cell>
          <table:table-cell table:style-name="ce85" table:formula="of:=[TrialBalance.Z66]-[.C19]" office:value-type="float" office:value="0">
            <text:p>0 </text:p>
          </table:table-cell>
          <table:table-cell table:style-name="ce85" table:formula="of:=[TrialBalance.AK66]-SUM([.C19:.D19])" office:value-type="float" office:value="0">
            <text:p>0 </text:p>
          </table:table-cell>
          <table:table-cell table:style-name="ce85" table:formula="of:=[TrialBalance.AV66]-SUM([.C19:.E19])" office:value-type="float" office:value="0">
            <text:p>0 </text:p>
          </table:table-cell>
          <table:table-cell table:style-name="ce85" table:formula="of:=[TrialBalance.BG66]-SUM([.C19:.F19])" office:value-type="float" office:value="0">
            <text:p>0 </text:p>
          </table:table-cell>
          <table:table-cell table:style-name="ce85" table:formula="of:=[TrialBalance.BR66]-SUM([.C19:.G19])" office:value-type="float" office:value="0">
            <text:p>0 </text:p>
          </table:table-cell>
          <table:table-cell table:style-name="ce85" table:formula="of:=[TrialBalance.CC66]-SUM([.C19:.H19])" office:value-type="float" office:value="0">
            <text:p>0 </text:p>
          </table:table-cell>
          <table:table-cell table:style-name="ce85" table:formula="of:=[TrialBalance.CN66]-SUM([.C19:.I19])" office:value-type="float" office:value="0">
            <text:p>0 </text:p>
          </table:table-cell>
          <table:table-cell table:style-name="ce85" table:formula="of:=[TrialBalance.CY66]-SUM([.C19:.J19])" office:value-type="float" office:value="0">
            <text:p>0 </text:p>
          </table:table-cell>
          <table:table-cell table:style-name="ce85" table:formula="of:=[TrialBalance.DJ66]-SUM([.C19:.K19])" office:value-type="float" office:value="0">
            <text:p>0 </text:p>
          </table:table-cell>
          <table:table-cell table:style-name="ce85" table:formula="of:=[TrialBalance.DU66]-SUM([.C19:.L19])" office:value-type="float" office:value="0">
            <text:p>0 </text:p>
          </table:table-cell>
          <table:table-cell table:style-name="ce85" table:formula="of:=[TrialBalance.EF66]-SUM([.C19:.M19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Employers National Insurance</text:p>
          </table:table-cell>
          <table:table-cell table:style-name="ce80" table:formula="of:=SUM([.C20:.N20])" office:value-type="float" office:value="0">
            <text:p>0 </text:p>
          </table:table-cell>
          <table:table-cell table:style-name="ce85" table:formula="of:=[TrialBalance.O67]-0" office:value-type="float" office:value="0">
            <text:p>0 </text:p>
          </table:table-cell>
          <table:table-cell table:style-name="ce85" table:formula="of:=[TrialBalance.Z67]-[.C20]" office:value-type="float" office:value="0">
            <text:p>0 </text:p>
          </table:table-cell>
          <table:table-cell table:style-name="ce85" table:formula="of:=[TrialBalance.AK67]-SUM([.C20:.D20])" office:value-type="float" office:value="0">
            <text:p>0 </text:p>
          </table:table-cell>
          <table:table-cell table:style-name="ce85" table:formula="of:=[TrialBalance.AV67]-SUM([.C20:.E20])" office:value-type="float" office:value="0">
            <text:p>0 </text:p>
          </table:table-cell>
          <table:table-cell table:style-name="ce85" table:formula="of:=[TrialBalance.BG67]-SUM([.C20:.F20])" office:value-type="float" office:value="0">
            <text:p>0 </text:p>
          </table:table-cell>
          <table:table-cell table:style-name="ce85" table:formula="of:=[TrialBalance.BR67]-SUM([.C20:.G20])" office:value-type="float" office:value="0">
            <text:p>0 </text:p>
          </table:table-cell>
          <table:table-cell table:style-name="ce85" table:formula="of:=[TrialBalance.CC67]-SUM([.C20:.H20])" office:value-type="float" office:value="0">
            <text:p>0 </text:p>
          </table:table-cell>
          <table:table-cell table:style-name="ce85" table:formula="of:=[TrialBalance.CN67]-SUM([.C20:.I20])" office:value-type="float" office:value="0">
            <text:p>0 </text:p>
          </table:table-cell>
          <table:table-cell table:style-name="ce85" table:formula="of:=[TrialBalance.CY67]-SUM([.C20:.J20])" office:value-type="float" office:value="0">
            <text:p>0 </text:p>
          </table:table-cell>
          <table:table-cell table:style-name="ce85" table:formula="of:=[TrialBalance.DJ67]-SUM([.C20:.K20])" office:value-type="float" office:value="0">
            <text:p>0 </text:p>
          </table:table-cell>
          <table:table-cell table:style-name="ce85" table:formula="of:=[TrialBalance.DU67]-SUM([.C20:.L20])" office:value-type="float" office:value="0">
            <text:p>0 </text:p>
          </table:table-cell>
          <table:table-cell table:style-name="ce85" table:formula="of:=[TrialBalance.EF67]-SUM([.C20:.M20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Premises Rent &amp; Rates</text:p>
          </table:table-cell>
          <table:table-cell table:style-name="ce80" table:formula="of:=SUM([.C21:.N21])" office:value-type="float" office:value="0">
            <text:p>0 </text:p>
          </table:table-cell>
          <table:table-cell table:style-name="ce85" table:formula="of:=[TrialBalance.O68]-0" office:value-type="float" office:value="0">
            <text:p>0 </text:p>
          </table:table-cell>
          <table:table-cell table:style-name="ce85" table:formula="of:=[TrialBalance.Z68]-[.C21]" office:value-type="float" office:value="0">
            <text:p>0 </text:p>
          </table:table-cell>
          <table:table-cell table:style-name="ce85" table:formula="of:=[TrialBalance.AK68]-SUM([.C21:.D21])" office:value-type="float" office:value="0">
            <text:p>0 </text:p>
          </table:table-cell>
          <table:table-cell table:style-name="ce85" table:formula="of:=[TrialBalance.AV68]-SUM([.C21:.E21])" office:value-type="float" office:value="0">
            <text:p>0 </text:p>
          </table:table-cell>
          <table:table-cell table:style-name="ce85" table:formula="of:=[TrialBalance.BG68]-SUM([.C21:.F21])" office:value-type="float" office:value="0">
            <text:p>0 </text:p>
          </table:table-cell>
          <table:table-cell table:style-name="ce85" table:formula="of:=[TrialBalance.BR68]-SUM([.C21:.G21])" office:value-type="float" office:value="0">
            <text:p>0 </text:p>
          </table:table-cell>
          <table:table-cell table:style-name="ce85" table:formula="of:=[TrialBalance.CC68]-SUM([.C21:.H21])" office:value-type="float" office:value="0">
            <text:p>0 </text:p>
          </table:table-cell>
          <table:table-cell table:style-name="ce85" table:formula="of:=[TrialBalance.CN68]-SUM([.C21:.I21])" office:value-type="float" office:value="0">
            <text:p>0 </text:p>
          </table:table-cell>
          <table:table-cell table:style-name="ce85" table:formula="of:=[TrialBalance.CY68]-SUM([.C21:.J21])" office:value-type="float" office:value="0">
            <text:p>0 </text:p>
          </table:table-cell>
          <table:table-cell table:style-name="ce85" table:formula="of:=[TrialBalance.DJ68]-SUM([.C21:.K21])" office:value-type="float" office:value="0">
            <text:p>0 </text:p>
          </table:table-cell>
          <table:table-cell table:style-name="ce85" table:formula="of:=[TrialBalance.DU68]-SUM([.C21:.L21])" office:value-type="float" office:value="0">
            <text:p>0 </text:p>
          </table:table-cell>
          <table:table-cell table:style-name="ce85" table:formula="of:=[TrialBalance.EF68]-SUM([.C21:.M21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Premises Light &amp; Heating</text:p>
          </table:table-cell>
          <table:table-cell table:style-name="ce80" table:formula="of:=SUM([.C22:.N22])" office:value-type="float" office:value="0">
            <text:p>0 </text:p>
          </table:table-cell>
          <table:table-cell table:style-name="ce85" table:formula="of:=[TrialBalance.O69]-0" office:value-type="float" office:value="0">
            <text:p>0 </text:p>
          </table:table-cell>
          <table:table-cell table:style-name="ce85" table:formula="of:=[TrialBalance.Z69]-[.C22]" office:value-type="float" office:value="0">
            <text:p>0 </text:p>
          </table:table-cell>
          <table:table-cell table:style-name="ce85" table:formula="of:=[TrialBalance.AK69]-SUM([.C22:.D22])" office:value-type="float" office:value="0">
            <text:p>0 </text:p>
          </table:table-cell>
          <table:table-cell table:style-name="ce85" table:formula="of:=[TrialBalance.AV69]-SUM([.C22:.E22])" office:value-type="float" office:value="0">
            <text:p>0 </text:p>
          </table:table-cell>
          <table:table-cell table:style-name="ce85" table:formula="of:=[TrialBalance.BG69]-SUM([.C22:.F22])" office:value-type="float" office:value="0">
            <text:p>0 </text:p>
          </table:table-cell>
          <table:table-cell table:style-name="ce85" table:formula="of:=[TrialBalance.BR69]-SUM([.C22:.G22])" office:value-type="float" office:value="0">
            <text:p>0 </text:p>
          </table:table-cell>
          <table:table-cell table:style-name="ce85" table:formula="of:=[TrialBalance.CC69]-SUM([.C22:.H22])" office:value-type="float" office:value="0">
            <text:p>0 </text:p>
          </table:table-cell>
          <table:table-cell table:style-name="ce85" table:formula="of:=[TrialBalance.CN69]-SUM([.C22:.I22])" office:value-type="float" office:value="0">
            <text:p>0 </text:p>
          </table:table-cell>
          <table:table-cell table:style-name="ce85" table:formula="of:=[TrialBalance.CY69]-SUM([.C22:.J22])" office:value-type="float" office:value="0">
            <text:p>0 </text:p>
          </table:table-cell>
          <table:table-cell table:style-name="ce85" table:formula="of:=[TrialBalance.DJ69]-SUM([.C22:.K22])" office:value-type="float" office:value="0">
            <text:p>0 </text:p>
          </table:table-cell>
          <table:table-cell table:style-name="ce85" table:formula="of:=[TrialBalance.DU69]-SUM([.C22:.L22])" office:value-type="float" office:value="0">
            <text:p>0 </text:p>
          </table:table-cell>
          <table:table-cell table:style-name="ce85" table:formula="of:=[TrialBalance.EF69]-SUM([.C22:.M22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Distribution Transport Costs</text:p>
          </table:table-cell>
          <table:table-cell table:style-name="ce80" table:formula="of:=SUM([.C23:.N23])" office:value-type="float" office:value="0">
            <text:p>0 </text:p>
          </table:table-cell>
          <table:table-cell table:style-name="ce85" table:formula="of:=[TrialBalance.O70]-0" office:value-type="float" office:value="0">
            <text:p>0 </text:p>
          </table:table-cell>
          <table:table-cell table:style-name="ce85" table:formula="of:=[TrialBalance.Z70]-[.C23]" office:value-type="float" office:value="0">
            <text:p>0 </text:p>
          </table:table-cell>
          <table:table-cell table:style-name="ce85" table:formula="of:=[TrialBalance.AK70]-SUM([.C23:.D23])" office:value-type="float" office:value="0">
            <text:p>0 </text:p>
          </table:table-cell>
          <table:table-cell table:style-name="ce85" table:formula="of:=[TrialBalance.AV70]-SUM([.C23:.E23])" office:value-type="float" office:value="0">
            <text:p>0 </text:p>
          </table:table-cell>
          <table:table-cell table:style-name="ce85" table:formula="of:=[TrialBalance.BG70]-SUM([.C23:.F23])" office:value-type="float" office:value="0">
            <text:p>0 </text:p>
          </table:table-cell>
          <table:table-cell table:style-name="ce85" table:formula="of:=[TrialBalance.BR70]-SUM([.C23:.G23])" office:value-type="float" office:value="0">
            <text:p>0 </text:p>
          </table:table-cell>
          <table:table-cell table:style-name="ce85" table:formula="of:=[TrialBalance.CC70]-SUM([.C23:.H23])" office:value-type="float" office:value="0">
            <text:p>0 </text:p>
          </table:table-cell>
          <table:table-cell table:style-name="ce85" table:formula="of:=[TrialBalance.CN70]-SUM([.C23:.I23])" office:value-type="float" office:value="0">
            <text:p>0 </text:p>
          </table:table-cell>
          <table:table-cell table:style-name="ce85" table:formula="of:=[TrialBalance.CY70]-SUM([.C23:.J23])" office:value-type="float" office:value="0">
            <text:p>0 </text:p>
          </table:table-cell>
          <table:table-cell table:style-name="ce85" table:formula="of:=[TrialBalance.DJ70]-SUM([.C23:.K23])" office:value-type="float" office:value="0">
            <text:p>0 </text:p>
          </table:table-cell>
          <table:table-cell table:style-name="ce85" table:formula="of:=[TrialBalance.DU70]-SUM([.C23:.L23])" office:value-type="float" office:value="0">
            <text:p>0 </text:p>
          </table:table-cell>
          <table:table-cell table:style-name="ce85" table:formula="of:=[TrialBalance.EF70]-SUM([.C23:.M23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Equipment Tools &amp; Plant Hire</text:p>
          </table:table-cell>
          <table:table-cell table:style-name="ce80" table:formula="of:=SUM([.C24:.N24])" office:value-type="float" office:value="0">
            <text:p>0 </text:p>
          </table:table-cell>
          <table:table-cell table:style-name="ce85" table:formula="of:=[TrialBalance.O71]-0" office:value-type="float" office:value="0">
            <text:p>0 </text:p>
          </table:table-cell>
          <table:table-cell table:style-name="ce85" table:formula="of:=[TrialBalance.Z71]-[.C24]" office:value-type="float" office:value="0">
            <text:p>0 </text:p>
          </table:table-cell>
          <table:table-cell table:style-name="ce85" table:formula="of:=[TrialBalance.AK71]-SUM([.C24:.D24])" office:value-type="float" office:value="0">
            <text:p>0 </text:p>
          </table:table-cell>
          <table:table-cell table:style-name="ce85" table:formula="of:=[TrialBalance.AV71]-SUM([.C24:.E24])" office:value-type="float" office:value="0">
            <text:p>0 </text:p>
          </table:table-cell>
          <table:table-cell table:style-name="ce85" table:formula="of:=[TrialBalance.BG71]-SUM([.C24:.F24])" office:value-type="float" office:value="0">
            <text:p>0 </text:p>
          </table:table-cell>
          <table:table-cell table:style-name="ce85" table:formula="of:=[TrialBalance.BR71]-SUM([.C24:.G24])" office:value-type="float" office:value="0">
            <text:p>0 </text:p>
          </table:table-cell>
          <table:table-cell table:style-name="ce85" table:formula="of:=[TrialBalance.CC71]-SUM([.C24:.H24])" office:value-type="float" office:value="0">
            <text:p>0 </text:p>
          </table:table-cell>
          <table:table-cell table:style-name="ce85" table:formula="of:=[TrialBalance.CN71]-SUM([.C24:.I24])" office:value-type="float" office:value="0">
            <text:p>0 </text:p>
          </table:table-cell>
          <table:table-cell table:style-name="ce85" table:formula="of:=[TrialBalance.CY71]-SUM([.C24:.J24])" office:value-type="float" office:value="0">
            <text:p>0 </text:p>
          </table:table-cell>
          <table:table-cell table:style-name="ce85" table:formula="of:=[TrialBalance.DJ71]-SUM([.C24:.K24])" office:value-type="float" office:value="0">
            <text:p>0 </text:p>
          </table:table-cell>
          <table:table-cell table:style-name="ce85" table:formula="of:=[TrialBalance.DU71]-SUM([.C24:.L24])" office:value-type="float" office:value="0">
            <text:p>0 </text:p>
          </table:table-cell>
          <table:table-cell table:style-name="ce85" table:formula="of:=[TrialBalance.EF71]-SUM([.C24:.M24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Repairs &amp; Maintenance</text:p>
          </table:table-cell>
          <table:table-cell table:style-name="ce80" table:formula="of:=SUM([.C25:.N25])" office:value-type="float" office:value="0">
            <text:p>0 </text:p>
          </table:table-cell>
          <table:table-cell table:style-name="ce85" table:formula="of:=[TrialBalance.O72]-0" office:value-type="float" office:value="0">
            <text:p>0 </text:p>
          </table:table-cell>
          <table:table-cell table:style-name="ce85" table:formula="of:=[TrialBalance.Z72]-[.C25]" office:value-type="float" office:value="0">
            <text:p>0 </text:p>
          </table:table-cell>
          <table:table-cell table:style-name="ce85" table:formula="of:=[TrialBalance.AK72]-SUM([.C25:.D25])" office:value-type="float" office:value="0">
            <text:p>0 </text:p>
          </table:table-cell>
          <table:table-cell table:style-name="ce85" table:formula="of:=[TrialBalance.AV72]-SUM([.C25:.E25])" office:value-type="float" office:value="0">
            <text:p>0 </text:p>
          </table:table-cell>
          <table:table-cell table:style-name="ce85" table:formula="of:=[TrialBalance.BG72]-SUM([.C25:.F25])" office:value-type="float" office:value="0">
            <text:p>0 </text:p>
          </table:table-cell>
          <table:table-cell table:style-name="ce85" table:formula="of:=[TrialBalance.BR72]-SUM([.C25:.G25])" office:value-type="float" office:value="0">
            <text:p>0 </text:p>
          </table:table-cell>
          <table:table-cell table:style-name="ce85" table:formula="of:=[TrialBalance.CC72]-SUM([.C25:.H25])" office:value-type="float" office:value="0">
            <text:p>0 </text:p>
          </table:table-cell>
          <table:table-cell table:style-name="ce85" table:formula="of:=[TrialBalance.CN72]-SUM([.C25:.I25])" office:value-type="float" office:value="0">
            <text:p>0 </text:p>
          </table:table-cell>
          <table:table-cell table:style-name="ce85" table:formula="of:=[TrialBalance.CY72]-SUM([.C25:.J25])" office:value-type="float" office:value="0">
            <text:p>0 </text:p>
          </table:table-cell>
          <table:table-cell table:style-name="ce85" table:formula="of:=[TrialBalance.DJ72]-SUM([.C25:.K25])" office:value-type="float" office:value="0">
            <text:p>0 </text:p>
          </table:table-cell>
          <table:table-cell table:style-name="ce85" table:formula="of:=[TrialBalance.DU72]-SUM([.C25:.L25])" office:value-type="float" office:value="0">
            <text:p>0 </text:p>
          </table:table-cell>
          <table:table-cell table:style-name="ce85" table:formula="of:=[TrialBalance.EF72]-SUM([.C25:.M25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Consumable Materials</text:p>
          </table:table-cell>
          <table:table-cell table:style-name="ce80" table:formula="of:=SUM([.C26:.N26])" office:value-type="float" office:value="0">
            <text:p>0 </text:p>
          </table:table-cell>
          <table:table-cell table:style-name="ce85" table:formula="of:=[TrialBalance.O73]-0" office:value-type="float" office:value="0">
            <text:p>0 </text:p>
          </table:table-cell>
          <table:table-cell table:style-name="ce85" table:formula="of:=[TrialBalance.Z73]-[.C26]" office:value-type="float" office:value="0">
            <text:p>0 </text:p>
          </table:table-cell>
          <table:table-cell table:style-name="ce85" table:formula="of:=[TrialBalance.AK73]-SUM([.C26:.D26])" office:value-type="float" office:value="0">
            <text:p>0 </text:p>
          </table:table-cell>
          <table:table-cell table:style-name="ce85" table:formula="of:=[TrialBalance.AV73]-SUM([.C26:.E26])" office:value-type="float" office:value="0">
            <text:p>0 </text:p>
          </table:table-cell>
          <table:table-cell table:style-name="ce85" table:formula="of:=[TrialBalance.BG73]-SUM([.C26:.F26])" office:value-type="float" office:value="0">
            <text:p>0 </text:p>
          </table:table-cell>
          <table:table-cell table:style-name="ce85" table:formula="of:=[TrialBalance.BR73]-SUM([.C26:.G26])" office:value-type="float" office:value="0">
            <text:p>0 </text:p>
          </table:table-cell>
          <table:table-cell table:style-name="ce85" table:formula="of:=[TrialBalance.CC73]-SUM([.C26:.H26])" office:value-type="float" office:value="0">
            <text:p>0 </text:p>
          </table:table-cell>
          <table:table-cell table:style-name="ce85" table:formula="of:=[TrialBalance.CN73]-SUM([.C26:.I26])" office:value-type="float" office:value="0">
            <text:p>0 </text:p>
          </table:table-cell>
          <table:table-cell table:style-name="ce85" table:formula="of:=[TrialBalance.CY73]-SUM([.C26:.J26])" office:value-type="float" office:value="0">
            <text:p>0 </text:p>
          </table:table-cell>
          <table:table-cell table:style-name="ce85" table:formula="of:=[TrialBalance.DJ73]-SUM([.C26:.K26])" office:value-type="float" office:value="0">
            <text:p>0 </text:p>
          </table:table-cell>
          <table:table-cell table:style-name="ce85" table:formula="of:=[TrialBalance.DU73]-SUM([.C26:.L26])" office:value-type="float" office:value="0">
            <text:p>0 </text:p>
          </table:table-cell>
          <table:table-cell table:style-name="ce85" table:formula="of:=[TrialBalance.EF73]-SUM([.C26:.M26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Advertising &amp; Promotion</text:p>
          </table:table-cell>
          <table:table-cell table:style-name="ce80" table:formula="of:=SUM([.C27:.N27])" office:value-type="float" office:value="0">
            <text:p>0 </text:p>
          </table:table-cell>
          <table:table-cell table:style-name="ce85" table:formula="of:=[TrialBalance.O74]-0" office:value-type="float" office:value="0">
            <text:p>0 </text:p>
          </table:table-cell>
          <table:table-cell table:style-name="ce85" table:formula="of:=[TrialBalance.Z74]-[.C27]" office:value-type="float" office:value="0">
            <text:p>0 </text:p>
          </table:table-cell>
          <table:table-cell table:style-name="ce85" table:formula="of:=[TrialBalance.AK74]-SUM([.C27:.D27])" office:value-type="float" office:value="0">
            <text:p>0 </text:p>
          </table:table-cell>
          <table:table-cell table:style-name="ce85" table:formula="of:=[TrialBalance.AV74]-SUM([.C27:.E27])" office:value-type="float" office:value="0">
            <text:p>0 </text:p>
          </table:table-cell>
          <table:table-cell table:style-name="ce85" table:formula="of:=[TrialBalance.BG74]-SUM([.C27:.F27])" office:value-type="float" office:value="0">
            <text:p>0 </text:p>
          </table:table-cell>
          <table:table-cell table:style-name="ce85" table:formula="of:=[TrialBalance.BR74]-SUM([.C27:.G27])" office:value-type="float" office:value="0">
            <text:p>0 </text:p>
          </table:table-cell>
          <table:table-cell table:style-name="ce85" table:formula="of:=[TrialBalance.CC74]-SUM([.C27:.H27])" office:value-type="float" office:value="0">
            <text:p>0 </text:p>
          </table:table-cell>
          <table:table-cell table:style-name="ce85" table:formula="of:=[TrialBalance.CN74]-SUM([.C27:.I27])" office:value-type="float" office:value="0">
            <text:p>0 </text:p>
          </table:table-cell>
          <table:table-cell table:style-name="ce85" table:formula="of:=[TrialBalance.CY74]-SUM([.C27:.J27])" office:value-type="float" office:value="0">
            <text:p>0 </text:p>
          </table:table-cell>
          <table:table-cell table:style-name="ce85" table:formula="of:=[TrialBalance.DJ74]-SUM([.C27:.K27])" office:value-type="float" office:value="0">
            <text:p>0 </text:p>
          </table:table-cell>
          <table:table-cell table:style-name="ce85" table:formula="of:=[TrialBalance.DU74]-SUM([.C27:.L27])" office:value-type="float" office:value="0">
            <text:p>0 </text:p>
          </table:table-cell>
          <table:table-cell table:style-name="ce85" table:formula="of:=[TrialBalance.EF74]-SUM([.C27:.M27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Telephone Postage &amp; Stationery</text:p>
          </table:table-cell>
          <table:table-cell table:style-name="ce80" table:formula="of:=SUM([.C28:.N28])" office:value-type="float" office:value="0">
            <text:p>0 </text:p>
          </table:table-cell>
          <table:table-cell table:style-name="ce85" table:formula="of:=[TrialBalance.O75]-0" office:value-type="float" office:value="0">
            <text:p>0 </text:p>
          </table:table-cell>
          <table:table-cell table:style-name="ce85" table:formula="of:=[TrialBalance.Z75]-[.C28]" office:value-type="float" office:value="0">
            <text:p>0 </text:p>
          </table:table-cell>
          <table:table-cell table:style-name="ce85" table:formula="of:=[TrialBalance.AK75]-SUM([.C28:.D28])" office:value-type="float" office:value="0">
            <text:p>0 </text:p>
          </table:table-cell>
          <table:table-cell table:style-name="ce85" table:formula="of:=[TrialBalance.AV75]-SUM([.C28:.E28])" office:value-type="float" office:value="0">
            <text:p>0 </text:p>
          </table:table-cell>
          <table:table-cell table:style-name="ce85" table:formula="of:=[TrialBalance.BG75]-SUM([.C28:.F28])" office:value-type="float" office:value="0">
            <text:p>0 </text:p>
          </table:table-cell>
          <table:table-cell table:style-name="ce85" table:formula="of:=[TrialBalance.BR75]-SUM([.C28:.G28])" office:value-type="float" office:value="0">
            <text:p>0 </text:p>
          </table:table-cell>
          <table:table-cell table:style-name="ce85" table:formula="of:=[TrialBalance.CC75]-SUM([.C28:.H28])" office:value-type="float" office:value="0">
            <text:p>0 </text:p>
          </table:table-cell>
          <table:table-cell table:style-name="ce85" table:formula="of:=[TrialBalance.CN75]-SUM([.C28:.I28])" office:value-type="float" office:value="0">
            <text:p>0 </text:p>
          </table:table-cell>
          <table:table-cell table:style-name="ce85" table:formula="of:=[TrialBalance.CY75]-SUM([.C28:.J28])" office:value-type="float" office:value="0">
            <text:p>0 </text:p>
          </table:table-cell>
          <table:table-cell table:style-name="ce85" table:formula="of:=[TrialBalance.DJ75]-SUM([.C28:.K28])" office:value-type="float" office:value="0">
            <text:p>0 </text:p>
          </table:table-cell>
          <table:table-cell table:style-name="ce85" table:formula="of:=[TrialBalance.DU75]-SUM([.C28:.L28])" office:value-type="float" office:value="0">
            <text:p>0 </text:p>
          </table:table-cell>
          <table:table-cell table:style-name="ce85" table:formula="of:=[TrialBalance.EF75]-SUM([.C28:.M28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Travel &amp; Hotel Expenses</text:p>
          </table:table-cell>
          <table:table-cell table:style-name="ce80" table:formula="of:=SUM([.C29:.N29])" office:value-type="float" office:value="0">
            <text:p>0 </text:p>
          </table:table-cell>
          <table:table-cell table:style-name="ce85" table:formula="of:=[TrialBalance.O76]-0" office:value-type="float" office:value="0">
            <text:p>0 </text:p>
          </table:table-cell>
          <table:table-cell table:style-name="ce85" table:formula="of:=[TrialBalance.Z76]-[.C29]" office:value-type="float" office:value="0">
            <text:p>0 </text:p>
          </table:table-cell>
          <table:table-cell table:style-name="ce85" table:formula="of:=[TrialBalance.AK76]-SUM([.C29:.D29])" office:value-type="float" office:value="0">
            <text:p>0 </text:p>
          </table:table-cell>
          <table:table-cell table:style-name="ce85" table:formula="of:=[TrialBalance.AV76]-SUM([.C29:.E29])" office:value-type="float" office:value="0">
            <text:p>0 </text:p>
          </table:table-cell>
          <table:table-cell table:style-name="ce85" table:formula="of:=[TrialBalance.BG76]-SUM([.C29:.F29])" office:value-type="float" office:value="0">
            <text:p>0 </text:p>
          </table:table-cell>
          <table:table-cell table:style-name="ce85" table:formula="of:=[TrialBalance.BR76]-SUM([.C29:.G29])" office:value-type="float" office:value="0">
            <text:p>0 </text:p>
          </table:table-cell>
          <table:table-cell table:style-name="ce85" table:formula="of:=[TrialBalance.CC76]-SUM([.C29:.H29])" office:value-type="float" office:value="0">
            <text:p>0 </text:p>
          </table:table-cell>
          <table:table-cell table:style-name="ce85" table:formula="of:=[TrialBalance.CN76]-SUM([.C29:.I29])" office:value-type="float" office:value="0">
            <text:p>0 </text:p>
          </table:table-cell>
          <table:table-cell table:style-name="ce85" table:formula="of:=[TrialBalance.CY76]-SUM([.C29:.J29])" office:value-type="float" office:value="0">
            <text:p>0 </text:p>
          </table:table-cell>
          <table:table-cell table:style-name="ce85" table:formula="of:=[TrialBalance.DJ76]-SUM([.C29:.K29])" office:value-type="float" office:value="0">
            <text:p>0 </text:p>
          </table:table-cell>
          <table:table-cell table:style-name="ce85" table:formula="of:=[TrialBalance.DU76]-SUM([.C29:.L29])" office:value-type="float" office:value="0">
            <text:p>0 </text:p>
          </table:table-cell>
          <table:table-cell table:style-name="ce85" table:formula="of:=[TrialBalance.EF76]-SUM([.C29:.M29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Motor Vehicle Expenses</text:p>
          </table:table-cell>
          <table:table-cell table:style-name="ce80" table:formula="of:=SUM([.C30:.N30])" office:value-type="float" office:value="0">
            <text:p>0 </text:p>
          </table:table-cell>
          <table:table-cell table:style-name="ce85" table:formula="of:=[TrialBalance.O77]-0" office:value-type="float" office:value="0">
            <text:p>0 </text:p>
          </table:table-cell>
          <table:table-cell table:style-name="ce85" table:formula="of:=[TrialBalance.Z77]-[.C30]" office:value-type="float" office:value="0">
            <text:p>0 </text:p>
          </table:table-cell>
          <table:table-cell table:style-name="ce85" table:formula="of:=[TrialBalance.AK77]-SUM([.C30:.D30])" office:value-type="float" office:value="0">
            <text:p>0 </text:p>
          </table:table-cell>
          <table:table-cell table:style-name="ce85" table:formula="of:=[TrialBalance.AV77]-SUM([.C30:.E30])" office:value-type="float" office:value="0">
            <text:p>0 </text:p>
          </table:table-cell>
          <table:table-cell table:style-name="ce85" table:formula="of:=[TrialBalance.BG77]-SUM([.C30:.F30])" office:value-type="float" office:value="0">
            <text:p>0 </text:p>
          </table:table-cell>
          <table:table-cell table:style-name="ce85" table:formula="of:=[TrialBalance.BR77]-SUM([.C30:.G30])" office:value-type="float" office:value="0">
            <text:p>0 </text:p>
          </table:table-cell>
          <table:table-cell table:style-name="ce85" table:formula="of:=[TrialBalance.CC77]-SUM([.C30:.H30])" office:value-type="float" office:value="0">
            <text:p>0 </text:p>
          </table:table-cell>
          <table:table-cell table:style-name="ce85" table:formula="of:=[TrialBalance.CN77]-SUM([.C30:.I30])" office:value-type="float" office:value="0">
            <text:p>0 </text:p>
          </table:table-cell>
          <table:table-cell table:style-name="ce85" table:formula="of:=[TrialBalance.CY77]-SUM([.C30:.J30])" office:value-type="float" office:value="0">
            <text:p>0 </text:p>
          </table:table-cell>
          <table:table-cell table:style-name="ce85" table:formula="of:=[TrialBalance.DJ77]-SUM([.C30:.K30])" office:value-type="float" office:value="0">
            <text:p>0 </text:p>
          </table:table-cell>
          <table:table-cell table:style-name="ce85" table:formula="of:=[TrialBalance.DU77]-SUM([.C30:.L30])" office:value-type="float" office:value="0">
            <text:p>0 </text:p>
          </table:table-cell>
          <table:table-cell table:style-name="ce85" table:formula="of:=[TrialBalance.EF77]-SUM([.C30:.M30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Insurance Costs</text:p>
          </table:table-cell>
          <table:table-cell table:style-name="ce80" table:formula="of:=SUM([.C31:.N31])" office:value-type="float" office:value="0">
            <text:p>0 </text:p>
          </table:table-cell>
          <table:table-cell table:style-name="ce85" table:formula="of:=[TrialBalance.O78]-0" office:value-type="float" office:value="0">
            <text:p>0 </text:p>
          </table:table-cell>
          <table:table-cell table:style-name="ce85" table:formula="of:=[TrialBalance.Z78]-[.C31]" office:value-type="float" office:value="0">
            <text:p>0 </text:p>
          </table:table-cell>
          <table:table-cell table:style-name="ce85" table:formula="of:=[TrialBalance.AK78]-SUM([.C31:.D31])" office:value-type="float" office:value="0">
            <text:p>0 </text:p>
          </table:table-cell>
          <table:table-cell table:style-name="ce85" table:formula="of:=[TrialBalance.AV78]-SUM([.C31:.E31])" office:value-type="float" office:value="0">
            <text:p>0 </text:p>
          </table:table-cell>
          <table:table-cell table:style-name="ce85" table:formula="of:=[TrialBalance.BG78]-SUM([.C31:.F31])" office:value-type="float" office:value="0">
            <text:p>0 </text:p>
          </table:table-cell>
          <table:table-cell table:style-name="ce85" table:formula="of:=[TrialBalance.BR78]-SUM([.C31:.G31])" office:value-type="float" office:value="0">
            <text:p>0 </text:p>
          </table:table-cell>
          <table:table-cell table:style-name="ce85" table:formula="of:=[TrialBalance.CC78]-SUM([.C31:.H31])" office:value-type="float" office:value="0">
            <text:p>0 </text:p>
          </table:table-cell>
          <table:table-cell table:style-name="ce85" table:formula="of:=[TrialBalance.CN78]-SUM([.C31:.I31])" office:value-type="float" office:value="0">
            <text:p>0 </text:p>
          </table:table-cell>
          <table:table-cell table:style-name="ce85" table:formula="of:=[TrialBalance.CY78]-SUM([.C31:.J31])" office:value-type="float" office:value="0">
            <text:p>0 </text:p>
          </table:table-cell>
          <table:table-cell table:style-name="ce85" table:formula="of:=[TrialBalance.DJ78]-SUM([.C31:.K31])" office:value-type="float" office:value="0">
            <text:p>0 </text:p>
          </table:table-cell>
          <table:table-cell table:style-name="ce85" table:formula="of:=[TrialBalance.DU78]-SUM([.C31:.L31])" office:value-type="float" office:value="0">
            <text:p>0 </text:p>
          </table:table-cell>
          <table:table-cell table:style-name="ce85" table:formula="of:=[TrialBalance.EF78]-SUM([.C31:.M31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Leasing Charges</text:p>
          </table:table-cell>
          <table:table-cell table:style-name="ce80" table:formula="of:=SUM([.C32:.N32])" office:value-type="float" office:value="0">
            <text:p>0 </text:p>
          </table:table-cell>
          <table:table-cell table:style-name="ce85" table:formula="of:=[TrialBalance.O79]-0" office:value-type="float" office:value="0">
            <text:p>0 </text:p>
          </table:table-cell>
          <table:table-cell table:style-name="ce85" table:formula="of:=[TrialBalance.Z79]-[.C32]" office:value-type="float" office:value="0">
            <text:p>0 </text:p>
          </table:table-cell>
          <table:table-cell table:style-name="ce85" table:formula="of:=[TrialBalance.AK79]-SUM([.C32:.D32])" office:value-type="float" office:value="0">
            <text:p>0 </text:p>
          </table:table-cell>
          <table:table-cell table:style-name="ce85" table:formula="of:=[TrialBalance.AV79]-SUM([.C32:.E32])" office:value-type="float" office:value="0">
            <text:p>0 </text:p>
          </table:table-cell>
          <table:table-cell table:style-name="ce85" table:formula="of:=[TrialBalance.BG79]-SUM([.C32:.F32])" office:value-type="float" office:value="0">
            <text:p>0 </text:p>
          </table:table-cell>
          <table:table-cell table:style-name="ce85" table:formula="of:=[TrialBalance.BR79]-SUM([.C32:.G32])" office:value-type="float" office:value="0">
            <text:p>0 </text:p>
          </table:table-cell>
          <table:table-cell table:style-name="ce85" table:formula="of:=[TrialBalance.CC79]-SUM([.C32:.H32])" office:value-type="float" office:value="0">
            <text:p>0 </text:p>
          </table:table-cell>
          <table:table-cell table:style-name="ce85" table:formula="of:=[TrialBalance.CN79]-SUM([.C32:.I32])" office:value-type="float" office:value="0">
            <text:p>0 </text:p>
          </table:table-cell>
          <table:table-cell table:style-name="ce85" table:formula="of:=[TrialBalance.CY79]-SUM([.C32:.J32])" office:value-type="float" office:value="0">
            <text:p>0 </text:p>
          </table:table-cell>
          <table:table-cell table:style-name="ce85" table:formula="of:=[TrialBalance.DJ79]-SUM([.C32:.K32])" office:value-type="float" office:value="0">
            <text:p>0 </text:p>
          </table:table-cell>
          <table:table-cell table:style-name="ce85" table:formula="of:=[TrialBalance.DU79]-SUM([.C32:.L32])" office:value-type="float" office:value="0">
            <text:p>0 </text:p>
          </table:table-cell>
          <table:table-cell table:style-name="ce85" table:formula="of:=[TrialBalance.EF79]-SUM([.C32:.M32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Legal &amp; Professional Fees</text:p>
          </table:table-cell>
          <table:table-cell table:style-name="ce80" table:formula="of:=SUM([.C33:.N33])" office:value-type="float" office:value="0">
            <text:p>0 </text:p>
          </table:table-cell>
          <table:table-cell table:style-name="ce85" table:formula="of:=[TrialBalance.O80]-0" office:value-type="float" office:value="0">
            <text:p>0 </text:p>
          </table:table-cell>
          <table:table-cell table:style-name="ce85" table:formula="of:=[TrialBalance.Z80]-[.C33]" office:value-type="float" office:value="0">
            <text:p>0 </text:p>
          </table:table-cell>
          <table:table-cell table:style-name="ce85" table:formula="of:=[TrialBalance.AK80]-SUM([.C33:.D33])" office:value-type="float" office:value="0">
            <text:p>0 </text:p>
          </table:table-cell>
          <table:table-cell table:style-name="ce85" table:formula="of:=[TrialBalance.AV80]-SUM([.C33:.E33])" office:value-type="float" office:value="0">
            <text:p>0 </text:p>
          </table:table-cell>
          <table:table-cell table:style-name="ce85" table:formula="of:=[TrialBalance.BG80]-SUM([.C33:.F33])" office:value-type="float" office:value="0">
            <text:p>0 </text:p>
          </table:table-cell>
          <table:table-cell table:style-name="ce85" table:formula="of:=[TrialBalance.BR80]-SUM([.C33:.G33])" office:value-type="float" office:value="0">
            <text:p>0 </text:p>
          </table:table-cell>
          <table:table-cell table:style-name="ce85" table:formula="of:=[TrialBalance.CC80]-SUM([.C33:.H33])" office:value-type="float" office:value="0">
            <text:p>0 </text:p>
          </table:table-cell>
          <table:table-cell table:style-name="ce85" table:formula="of:=[TrialBalance.CN80]-SUM([.C33:.I33])" office:value-type="float" office:value="0">
            <text:p>0 </text:p>
          </table:table-cell>
          <table:table-cell table:style-name="ce85" table:formula="of:=[TrialBalance.CY80]-SUM([.C33:.J33])" office:value-type="float" office:value="0">
            <text:p>0 </text:p>
          </table:table-cell>
          <table:table-cell table:style-name="ce85" table:formula="of:=[TrialBalance.DJ80]-SUM([.C33:.K33])" office:value-type="float" office:value="0">
            <text:p>0 </text:p>
          </table:table-cell>
          <table:table-cell table:style-name="ce85" table:formula="of:=[TrialBalance.DU80]-SUM([.C33:.L33])" office:value-type="float" office:value="0">
            <text:p>0 </text:p>
          </table:table-cell>
          <table:table-cell table:style-name="ce85" table:formula="of:=[TrialBalance.EF80]-SUM([.C33:.M33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Bad Debts written off</text:p>
          </table:table-cell>
          <table:table-cell table:style-name="ce80" table:formula="of:=SUM([.C34:.N34])" office:value-type="float" office:value="0">
            <text:p>0 </text:p>
          </table:table-cell>
          <table:table-cell table:style-name="ce85" table:formula="of:=[TrialBalance.O81]-0" office:value-type="float" office:value="0">
            <text:p>0 </text:p>
          </table:table-cell>
          <table:table-cell table:style-name="ce85" table:formula="of:=[TrialBalance.Z81]-[.C34]" office:value-type="float" office:value="0">
            <text:p>0 </text:p>
          </table:table-cell>
          <table:table-cell table:style-name="ce85" table:formula="of:=[TrialBalance.AK81]-SUM([.C34:.D34])" office:value-type="float" office:value="0">
            <text:p>0 </text:p>
          </table:table-cell>
          <table:table-cell table:style-name="ce85" table:formula="of:=[TrialBalance.AV81]-SUM([.C34:.E34])" office:value-type="float" office:value="0">
            <text:p>0 </text:p>
          </table:table-cell>
          <table:table-cell table:style-name="ce85" table:formula="of:=[TrialBalance.BG81]-SUM([.C34:.F34])" office:value-type="float" office:value="0">
            <text:p>0 </text:p>
          </table:table-cell>
          <table:table-cell table:style-name="ce85" table:formula="of:=[TrialBalance.BR81]-SUM([.C34:.G34])" office:value-type="float" office:value="0">
            <text:p>0 </text:p>
          </table:table-cell>
          <table:table-cell table:style-name="ce85" table:formula="of:=[TrialBalance.CC81]-SUM([.C34:.H34])" office:value-type="float" office:value="0">
            <text:p>0 </text:p>
          </table:table-cell>
          <table:table-cell table:style-name="ce85" table:formula="of:=[TrialBalance.CN81]-SUM([.C34:.I34])" office:value-type="float" office:value="0">
            <text:p>0 </text:p>
          </table:table-cell>
          <table:table-cell table:style-name="ce85" table:formula="of:=[TrialBalance.CY81]-SUM([.C34:.J34])" office:value-type="float" office:value="0">
            <text:p>0 </text:p>
          </table:table-cell>
          <table:table-cell table:style-name="ce85" table:formula="of:=[TrialBalance.DJ81]-SUM([.C34:.K34])" office:value-type="float" office:value="0">
            <text:p>0 </text:p>
          </table:table-cell>
          <table:table-cell table:style-name="ce85" table:formula="of:=[TrialBalance.DU81]-SUM([.C34:.L34])" office:value-type="float" office:value="0">
            <text:p>0 </text:p>
          </table:table-cell>
          <table:table-cell table:style-name="ce85" table:formula="of:=[TrialBalance.EF81]-SUM([.C34:.M34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Bank Interest Paid</text:p>
          </table:table-cell>
          <table:table-cell table:style-name="ce80" table:formula="of:=SUM([.C35:.N35])" office:value-type="float" office:value="0">
            <text:p>0 </text:p>
          </table:table-cell>
          <table:table-cell table:style-name="ce85" table:formula="of:=[TrialBalance.O82]-0" office:value-type="float" office:value="0">
            <text:p>0 </text:p>
          </table:table-cell>
          <table:table-cell table:style-name="ce85" table:formula="of:=[TrialBalance.Z82]-[.C35]" office:value-type="float" office:value="0">
            <text:p>0 </text:p>
          </table:table-cell>
          <table:table-cell table:style-name="ce85" table:formula="of:=[TrialBalance.AK82]-SUM([.C35:.D35])" office:value-type="float" office:value="0">
            <text:p>0 </text:p>
          </table:table-cell>
          <table:table-cell table:style-name="ce85" table:formula="of:=[TrialBalance.AV82]-SUM([.C35:.E35])" office:value-type="float" office:value="0">
            <text:p>0 </text:p>
          </table:table-cell>
          <table:table-cell table:style-name="ce85" table:formula="of:=[TrialBalance.BG82]-SUM([.C35:.F35])" office:value-type="float" office:value="0">
            <text:p>0 </text:p>
          </table:table-cell>
          <table:table-cell table:style-name="ce85" table:formula="of:=[TrialBalance.BR82]-SUM([.C35:.G35])" office:value-type="float" office:value="0">
            <text:p>0 </text:p>
          </table:table-cell>
          <table:table-cell table:style-name="ce85" table:formula="of:=[TrialBalance.CC82]-SUM([.C35:.H35])" office:value-type="float" office:value="0">
            <text:p>0 </text:p>
          </table:table-cell>
          <table:table-cell table:style-name="ce85" table:formula="of:=[TrialBalance.CN82]-SUM([.C35:.I35])" office:value-type="float" office:value="0">
            <text:p>0 </text:p>
          </table:table-cell>
          <table:table-cell table:style-name="ce85" table:formula="of:=[TrialBalance.CY82]-SUM([.C35:.J35])" office:value-type="float" office:value="0">
            <text:p>0 </text:p>
          </table:table-cell>
          <table:table-cell table:style-name="ce85" table:formula="of:=[TrialBalance.DJ82]-SUM([.C35:.K35])" office:value-type="float" office:value="0">
            <text:p>0 </text:p>
          </table:table-cell>
          <table:table-cell table:style-name="ce85" table:formula="of:=[TrialBalance.DU82]-SUM([.C35:.L35])" office:value-type="float" office:value="0">
            <text:p>0 </text:p>
          </table:table-cell>
          <table:table-cell table:style-name="ce85" table:formula="of:=[TrialBalance.EF82]-SUM([.C35:.M35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Bank Charges</text:p>
          </table:table-cell>
          <table:table-cell table:style-name="ce80" table:formula="of:=SUM([.C36:.N36])" office:value-type="float" office:value="0">
            <text:p>0 </text:p>
          </table:table-cell>
          <table:table-cell table:style-name="ce85" table:formula="of:=[TrialBalance.O83]+[TrialBalance.O88]+[TrialBalance.O89]-0" office:value-type="float" office:value="0">
            <text:p>0 </text:p>
          </table:table-cell>
          <table:table-cell table:style-name="ce85" table:formula="of:=[TrialBalance.Z83]+[TrialBalance.Z88]+[TrialBalance.Z89]-[.C36]" office:value-type="float" office:value="0">
            <text:p>0 </text:p>
          </table:table-cell>
          <table:table-cell table:style-name="ce85" table:formula="of:=[TrialBalance.AK83]+[TrialBalance.AK88]+[TrialBalance.AK89]-SUM([.C36:.D36])" office:value-type="float" office:value="0">
            <text:p>0 </text:p>
          </table:table-cell>
          <table:table-cell table:style-name="ce85" table:formula="of:=[TrialBalance.AV83]+[TrialBalance.AV88]+[TrialBalance.AV89]-SUM([.C36:.E36])" office:value-type="float" office:value="0">
            <text:p>0 </text:p>
          </table:table-cell>
          <table:table-cell table:style-name="ce85" table:formula="of:=[TrialBalance.BG83]+[TrialBalance.BG88]+[TrialBalance.BG89]-SUM([.C36:.F36])" office:value-type="float" office:value="0">
            <text:p>0 </text:p>
          </table:table-cell>
          <table:table-cell table:style-name="ce85" table:formula="of:=[TrialBalance.BR83]+[TrialBalance.BR88]+[TrialBalance.BR89]-SUM([.C36:.G36])" office:value-type="float" office:value="0">
            <text:p>0 </text:p>
          </table:table-cell>
          <table:table-cell table:style-name="ce85" table:formula="of:=[TrialBalance.CC83]+[TrialBalance.CC88]+[TrialBalance.CC89]-SUM([.C36:.H36])" office:value-type="float" office:value="0">
            <text:p>0 </text:p>
          </table:table-cell>
          <table:table-cell table:style-name="ce85" table:formula="of:=[TrialBalance.CN83]+[TrialBalance.CN88]+[TrialBalance.CN89]-SUM([.C36:.I36])" office:value-type="float" office:value="0">
            <text:p>0 </text:p>
          </table:table-cell>
          <table:table-cell table:style-name="ce85" table:formula="of:=[TrialBalance.CY83]+[TrialBalance.CY88]+[TrialBalance.CY89]-SUM([.C36:.J36])" office:value-type="float" office:value="0">
            <text:p>0 </text:p>
          </table:table-cell>
          <table:table-cell table:style-name="ce85" table:formula="of:=[TrialBalance.DJ83]+[TrialBalance.DJ88]+[TrialBalance.DJ89]-SUM([.C36:.K36])" office:value-type="float" office:value="0">
            <text:p>0 </text:p>
          </table:table-cell>
          <table:table-cell table:style-name="ce85" table:formula="of:=[TrialBalance.DU83]+[TrialBalance.DU88]+[TrialBalance.DU89]-SUM([.C36:.L36])" office:value-type="float" office:value="0">
            <text:p>0 </text:p>
          </table:table-cell>
          <table:table-cell table:style-name="ce85" table:formula="of:=[TrialBalance.EF83]+[TrialBalance.EF88]+[TrialBalance.EF89]-SUM([.C36:.M36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Charitable Donations</text:p>
          </table:table-cell>
          <table:table-cell table:style-name="ce80" table:formula="of:=SUM([.C37:.N37])" office:value-type="float" office:value="0">
            <text:p>0 </text:p>
          </table:table-cell>
          <table:table-cell table:style-name="ce85" table:formula="of:=[TrialBalance.O84]-0" office:value-type="float" office:value="0">
            <text:p>0 </text:p>
          </table:table-cell>
          <table:table-cell table:style-name="ce85" table:formula="of:=[TrialBalance.Z84]-[.C37]" office:value-type="float" office:value="0">
            <text:p>0 </text:p>
          </table:table-cell>
          <table:table-cell table:style-name="ce85" table:formula="of:=[TrialBalance.AK84]-SUM([.C37:.D37])" office:value-type="float" office:value="0">
            <text:p>0 </text:p>
          </table:table-cell>
          <table:table-cell table:style-name="ce85" table:formula="of:=[TrialBalance.AV84]-SUM([.C37:.E37])" office:value-type="float" office:value="0">
            <text:p>0 </text:p>
          </table:table-cell>
          <table:table-cell table:style-name="ce85" table:formula="of:=[TrialBalance.BG84]-SUM([.C37:.F37])" office:value-type="float" office:value="0">
            <text:p>0 </text:p>
          </table:table-cell>
          <table:table-cell table:style-name="ce85" table:formula="of:=[TrialBalance.BR84]-SUM([.C37:.G37])" office:value-type="float" office:value="0">
            <text:p>0 </text:p>
          </table:table-cell>
          <table:table-cell table:style-name="ce85" table:formula="of:=[TrialBalance.CC84]-SUM([.C37:.H37])" office:value-type="float" office:value="0">
            <text:p>0 </text:p>
          </table:table-cell>
          <table:table-cell table:style-name="ce85" table:formula="of:=[TrialBalance.CN84]-SUM([.C37:.I37])" office:value-type="float" office:value="0">
            <text:p>0 </text:p>
          </table:table-cell>
          <table:table-cell table:style-name="ce85" table:formula="of:=[TrialBalance.CY84]-SUM([.C37:.J37])" office:value-type="float" office:value="0">
            <text:p>0 </text:p>
          </table:table-cell>
          <table:table-cell table:style-name="ce85" table:formula="of:=[TrialBalance.DJ84]-SUM([.C37:.K37])" office:value-type="float" office:value="0">
            <text:p>0 </text:p>
          </table:table-cell>
          <table:table-cell table:style-name="ce85" table:formula="of:=[TrialBalance.DU84]-SUM([.C37:.L37])" office:value-type="float" office:value="0">
            <text:p>0 </text:p>
          </table:table-cell>
          <table:table-cell table:style-name="ce85" table:formula="of:=[TrialBalance.EF84]-SUM([.C37:.M37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4" office:value-type="string">
            <text:p>Goodwill written off</text:p>
          </table:table-cell>
          <table:table-cell table:style-name="ce80" table:formula="of:=SUM([.C38:.N38])" office:value-type="float" office:value="0">
            <text:p>0 </text:p>
          </table:table-cell>
          <table:table-cell table:style-name="ce85" table:formula="of:=[TrialBalance.O85]-0" office:value-type="float" office:value="0">
            <text:p>0 </text:p>
          </table:table-cell>
          <table:table-cell table:style-name="ce85" table:formula="of:=[TrialBalance.Z85]-[.C38]" office:value-type="float" office:value="0">
            <text:p>0 </text:p>
          </table:table-cell>
          <table:table-cell table:style-name="ce85" table:formula="of:=[TrialBalance.AK85]-SUM([.C38:.D38])" office:value-type="float" office:value="0">
            <text:p>0 </text:p>
          </table:table-cell>
          <table:table-cell table:style-name="ce85" table:formula="of:=[TrialBalance.AV85]-SUM([.C38:.E38])" office:value-type="float" office:value="0">
            <text:p>0 </text:p>
          </table:table-cell>
          <table:table-cell table:style-name="ce85" table:formula="of:=[TrialBalance.BG85]-SUM([.C38:.F38])" office:value-type="float" office:value="0">
            <text:p>0 </text:p>
          </table:table-cell>
          <table:table-cell table:style-name="ce85" table:formula="of:=[TrialBalance.BR85]-SUM([.C38:.G38])" office:value-type="float" office:value="0">
            <text:p>0 </text:p>
          </table:table-cell>
          <table:table-cell table:style-name="ce85" table:formula="of:=[TrialBalance.CC85]-SUM([.C38:.H38])" office:value-type="float" office:value="0">
            <text:p>0 </text:p>
          </table:table-cell>
          <table:table-cell table:style-name="ce85" table:formula="of:=[TrialBalance.CN85]-SUM([.C38:.I38])" office:value-type="float" office:value="0">
            <text:p>0 </text:p>
          </table:table-cell>
          <table:table-cell table:style-name="ce85" table:formula="of:=[TrialBalance.CY85]-SUM([.C38:.J38])" office:value-type="float" office:value="0">
            <text:p>0 </text:p>
          </table:table-cell>
          <table:table-cell table:style-name="ce85" table:formula="of:=[TrialBalance.DJ85]-SUM([.C38:.K38])" office:value-type="float" office:value="0">
            <text:p>0 </text:p>
          </table:table-cell>
          <table:table-cell table:style-name="ce85" table:formula="of:=[TrialBalance.DU85]-SUM([.C38:.L38])" office:value-type="float" office:value="0">
            <text:p>0 </text:p>
          </table:table-cell>
          <table:table-cell table:style-name="ce85" table:formula="of:=[TrialBalance.EF85]-SUM([.C38:.M38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Loss on disposal of assets</text:p>
          </table:table-cell>
          <table:table-cell table:style-name="ce80" table:formula="of:=SUM([.C39:.N39])" office:value-type="float" office:value="0">
            <text:p>0 </text:p>
          </table:table-cell>
          <table:table-cell table:style-name="ce85" table:formula="of:=[TrialBalance.O86]-0" office:value-type="float" office:value="0">
            <text:p>0 </text:p>
          </table:table-cell>
          <table:table-cell table:style-name="ce85" table:formula="of:=[TrialBalance.Z86]-[.C39]" office:value-type="float" office:value="0">
            <text:p>0 </text:p>
          </table:table-cell>
          <table:table-cell table:style-name="ce85" table:formula="of:=[TrialBalance.AK86]-SUM([.C39:.D39])" office:value-type="float" office:value="0">
            <text:p>0 </text:p>
          </table:table-cell>
          <table:table-cell table:style-name="ce85" table:formula="of:=[TrialBalance.AV86]-SUM([.C39:.E39])" office:value-type="float" office:value="0">
            <text:p>0 </text:p>
          </table:table-cell>
          <table:table-cell table:style-name="ce85" table:formula="of:=[TrialBalance.BG86]-SUM([.C39:.F39])" office:value-type="float" office:value="0">
            <text:p>0 </text:p>
          </table:table-cell>
          <table:table-cell table:style-name="ce85" table:formula="of:=[TrialBalance.BR86]-SUM([.C39:.G39])" office:value-type="float" office:value="0">
            <text:p>0 </text:p>
          </table:table-cell>
          <table:table-cell table:style-name="ce85" table:formula="of:=[TrialBalance.CC86]-SUM([.C39:.H39])" office:value-type="float" office:value="0">
            <text:p>0 </text:p>
          </table:table-cell>
          <table:table-cell table:style-name="ce85" table:formula="of:=[TrialBalance.CN86]-SUM([.C39:.I39])" office:value-type="float" office:value="0">
            <text:p>0 </text:p>
          </table:table-cell>
          <table:table-cell table:style-name="ce85" table:formula="of:=[TrialBalance.CY86]-SUM([.C39:.J39])" office:value-type="float" office:value="0">
            <text:p>0 </text:p>
          </table:table-cell>
          <table:table-cell table:style-name="ce85" table:formula="of:=[TrialBalance.DJ86]-SUM([.C39:.K39])" office:value-type="float" office:value="0">
            <text:p>0 </text:p>
          </table:table-cell>
          <table:table-cell table:style-name="ce85" table:formula="of:=[TrialBalance.DU86]-SUM([.C39:.L39])" office:value-type="float" office:value="0">
            <text:p>0 </text:p>
          </table:table-cell>
          <table:table-cell table:style-name="ce85" table:formula="of:=[TrialBalance.EF86]-SUM([.C39:.M39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Depreciation</text:p>
          </table:table-cell>
          <table:table-cell table:style-name="ce80" table:formula="of:=SUM([.C40:.N40])" office:value-type="float" office:value="0">
            <text:p>0 </text:p>
          </table:table-cell>
          <table:table-cell table:style-name="ce87" table:formula="of:=[TrialBalance.O87]-0" office:value-type="float" office:value="0">
            <text:p>0 </text:p>
          </table:table-cell>
          <table:table-cell table:style-name="ce85" table:formula="of:=[TrialBalance.Z87]-[.C40]" office:value-type="float" office:value="0">
            <text:p>0 </text:p>
          </table:table-cell>
          <table:table-cell table:style-name="ce85" table:formula="of:=[TrialBalance.AK87]-SUM([.C40:.D40])" office:value-type="float" office:value="0">
            <text:p>0 </text:p>
          </table:table-cell>
          <table:table-cell table:style-name="ce85" table:formula="of:=[TrialBalance.AV87]-SUM([.C40:.E40])" office:value-type="float" office:value="0">
            <text:p>0 </text:p>
          </table:table-cell>
          <table:table-cell table:style-name="ce85" table:formula="of:=[TrialBalance.BG87]-SUM([.C40:.F40])" office:value-type="float" office:value="0">
            <text:p>0 </text:p>
          </table:table-cell>
          <table:table-cell table:style-name="ce85" table:formula="of:=[TrialBalance.BR87]-SUM([.C40:.G40])" office:value-type="float" office:value="0">
            <text:p>0 </text:p>
          </table:table-cell>
          <table:table-cell table:style-name="ce85" table:formula="of:=[TrialBalance.CC87]-SUM([.C40:.H40])" office:value-type="float" office:value="0">
            <text:p>0 </text:p>
          </table:table-cell>
          <table:table-cell table:style-name="ce85" table:formula="of:=[TrialBalance.CN87]-SUM([.C40:.I40])" office:value-type="float" office:value="0">
            <text:p>0 </text:p>
          </table:table-cell>
          <table:table-cell table:style-name="ce85" table:formula="of:=[TrialBalance.CY87]-SUM([.C40:.J40])" office:value-type="float" office:value="0">
            <text:p>0 </text:p>
          </table:table-cell>
          <table:table-cell table:style-name="ce85" table:formula="of:=[TrialBalance.DJ87]-SUM([.C40:.K40])" office:value-type="float" office:value="0">
            <text:p>0 </text:p>
          </table:table-cell>
          <table:table-cell table:style-name="ce85" table:formula="of:=[TrialBalance.DU87]-SUM([.C40:.L40])" office:value-type="float" office:value="0">
            <text:p>0 </text:p>
          </table:table-cell>
          <table:table-cell table:style-name="ce85" table:formula="of:=[TrialBalance.EF87]-SUM([.C40:.M40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2" office:value-type="string">
            <text:p>Administrative Expenses</text:p>
          </table:table-cell>
          <table:table-cell table:style-name="ce80" table:formula="of:=SUM([.B18:.B40])" office:value-type="float" office:value="0">
            <text:p>0 </text:p>
          </table:table-cell>
          <table:table-cell table:style-name="ce86" table:formula="of:=SUM([.C18:.C40])" office:value-type="float" office:value="0">
            <text:p>0 </text:p>
          </table:table-cell>
          <table:table-cell table:style-name="ce80" table:formula="of:=SUM([.D18:.D40])" office:value-type="float" office:value="0">
            <text:p>0 </text:p>
          </table:table-cell>
          <table:table-cell table:style-name="ce80" table:formula="of:=SUM([.E18:.E40])" office:value-type="float" office:value="0">
            <text:p>0 </text:p>
          </table:table-cell>
          <table:table-cell table:style-name="ce80" table:formula="of:=SUM([.F18:.F40])" office:value-type="float" office:value="0">
            <text:p>0 </text:p>
          </table:table-cell>
          <table:table-cell table:style-name="ce80" table:formula="of:=SUM([.G18:.G40])" office:value-type="float" office:value="0">
            <text:p>0 </text:p>
          </table:table-cell>
          <table:table-cell table:style-name="ce80" table:formula="of:=SUM([.H18:.H40])" office:value-type="float" office:value="0">
            <text:p>0 </text:p>
          </table:table-cell>
          <table:table-cell table:style-name="ce80" table:formula="of:=SUM([.I18:.I40])" office:value-type="float" office:value="0">
            <text:p>0 </text:p>
          </table:table-cell>
          <table:table-cell table:style-name="ce80" table:formula="of:=SUM([.J18:.J40])" office:value-type="float" office:value="0">
            <text:p>0 </text:p>
          </table:table-cell>
          <table:table-cell table:style-name="ce80" table:formula="of:=SUM([.K18:.K40])" office:value-type="float" office:value="0">
            <text:p>0 </text:p>
          </table:table-cell>
          <table:table-cell table:style-name="ce80" table:formula="of:=SUM([.L18:.L40])" office:value-type="float" office:value="0">
            <text:p>0 </text:p>
          </table:table-cell>
          <table:table-cell table:style-name="ce80" table:formula="of:=SUM([.M18:.M40])" office:value-type="float" office:value="0">
            <text:p>0 </text:p>
          </table:table-cell>
          <table:table-cell table:style-name="ce80" table:formula="of:=SUM([.N18:.N40])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4">
          <table:table-cell table:style-name="ce75"/>
          <table:table-cell table:style-name="ce81" table:number-columns-repeated="13"/>
          <table:table-cell table:style-name="ce91"/>
          <table:table-cell table:number-columns-repeated="1009"/>
        </table:table-row>
        <table:table-row table:style-name="ro10">
          <table:table-cell table:style-name="ce72" office:value-type="string">
            <text:p>Operating Profit</text:p>
          </table:table-cell>
          <table:table-cell table:style-name="ce80" table:formula="of:=[.B16]-[.B41]" office:value-type="float" office:value="0">
            <text:p>0 </text:p>
          </table:table-cell>
          <table:table-cell table:style-name="ce80" table:formula="of:=[.C16]-[.C41]" office:value-type="float" office:value="0">
            <text:p>0 </text:p>
          </table:table-cell>
          <table:table-cell table:style-name="ce80" table:formula="of:=[.D16]-[.D41]" office:value-type="float" office:value="0">
            <text:p>0 </text:p>
          </table:table-cell>
          <table:table-cell table:style-name="ce80" table:formula="of:=[.E16]-[.E41]" office:value-type="float" office:value="0">
            <text:p>0 </text:p>
          </table:table-cell>
          <table:table-cell table:style-name="ce80" table:formula="of:=[.F16]-[.F41]" office:value-type="float" office:value="0">
            <text:p>0 </text:p>
          </table:table-cell>
          <table:table-cell table:style-name="ce80" table:formula="of:=[.G16]-[.G41]" office:value-type="float" office:value="0">
            <text:p>0 </text:p>
          </table:table-cell>
          <table:table-cell table:style-name="ce80" table:formula="of:=[.H16]-[.H41]" office:value-type="float" office:value="0">
            <text:p>0 </text:p>
          </table:table-cell>
          <table:table-cell table:style-name="ce80" table:formula="of:=[.I16]-[.I41]" office:value-type="float" office:value="0">
            <text:p>0 </text:p>
          </table:table-cell>
          <table:table-cell table:style-name="ce80" table:formula="of:=[.J16]-[.J41]" office:value-type="float" office:value="0">
            <text:p>0 </text:p>
          </table:table-cell>
          <table:table-cell table:style-name="ce80" table:formula="of:=[.K16]-[.K41]" office:value-type="float" office:value="0">
            <text:p>0 </text:p>
          </table:table-cell>
          <table:table-cell table:style-name="ce80" table:formula="of:=[.L16]-[.L41]" office:value-type="float" office:value="0">
            <text:p>0 </text:p>
          </table:table-cell>
          <table:table-cell table:style-name="ce80" table:formula="of:=[.M16]-[.M41]" office:value-type="float" office:value="0">
            <text:p>0 </text:p>
          </table:table-cell>
          <table:table-cell table:style-name="ce80" table:formula="of:=[.N16]-[.N41]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1" office:value-type="string">
            <text:p>Interest received</text:p>
          </table:table-cell>
          <table:table-cell table:style-name="ce80" table:formula="of:=SUM([.C44:.N44])" office:value-type="float" office:value="0">
            <text:p>0 </text:p>
          </table:table-cell>
          <table:table-cell table:style-name="ce85" table:formula="of:=-([TrialBalance.O58]-0)" office:value-type="float" office:value="-0">
            <text:p>0 </text:p>
          </table:table-cell>
          <table:table-cell table:style-name="ce85" table:formula="of:=-[TrialBalance.Z58]-[.C44]" office:value-type="float" office:value="0">
            <text:p>0 </text:p>
          </table:table-cell>
          <table:table-cell table:style-name="ce85" table:formula="of:=-[TrialBalance.AK58]-SUM([.C44:.D44])" office:value-type="float" office:value="-0">
            <text:p>0 </text:p>
          </table:table-cell>
          <table:table-cell table:style-name="ce85" table:formula="of:=-[TrialBalance.AV58]-SUM([.C44:.E44])" office:value-type="float" office:value="-0">
            <text:p>0 </text:p>
          </table:table-cell>
          <table:table-cell table:style-name="ce85" table:formula="of:=-[TrialBalance.BG58]-SUM([.C44:.F44])" office:value-type="float" office:value="-0">
            <text:p>0 </text:p>
          </table:table-cell>
          <table:table-cell table:style-name="ce85" table:formula="of:=-[TrialBalance.BR58]-SUM([.C44:.G44])" office:value-type="float" office:value="-0">
            <text:p>0 </text:p>
          </table:table-cell>
          <table:table-cell table:style-name="ce85" table:formula="of:=-[TrialBalance.CC58]-SUM([.C44:.H44])" office:value-type="float" office:value="-0">
            <text:p>0 </text:p>
          </table:table-cell>
          <table:table-cell table:style-name="ce85" table:formula="of:=-[TrialBalance.CN58]-SUM([.C44:.I44])" office:value-type="float" office:value="-0">
            <text:p>0 </text:p>
          </table:table-cell>
          <table:table-cell table:style-name="ce85" table:formula="of:=-[TrialBalance.CY58]-SUM([.C44:.J44])" office:value-type="float" office:value="-0">
            <text:p>0 </text:p>
          </table:table-cell>
          <table:table-cell table:style-name="ce85" table:formula="of:=-[TrialBalance.DJ58]-SUM([.C44:.K44])" office:value-type="float" office:value="-0">
            <text:p>0 </text:p>
          </table:table-cell>
          <table:table-cell table:style-name="ce85" table:formula="of:=-[TrialBalance.DU58]-SUM([.C44:.L44])" office:value-type="float" office:value="-0">
            <text:p>0 </text:p>
          </table:table-cell>
          <table:table-cell table:style-name="ce85" table:formula="of:=-[TrialBalance.EF58]-SUM([.C44:.M44])" office:value-type="float" office:value="-0">
            <text:p>0 </text:p>
          </table:table-cell>
          <table:table-cell table:style-name="ce91"/>
          <table:table-cell table:number-columns-repeated="1009"/>
        </table:table-row>
        <table:table-row table:style-name="ro10">
          <table:table-cell table:style-name="ce72" office:value-type="string">
            <text:p>Profit (Loss) before Tax</text:p>
          </table:table-cell>
          <table:table-cell table:style-name="ce80" table:formula="of:=[.B43]+[.B44]" office:value-type="float" office:value="0">
            <text:p>0 </text:p>
          </table:table-cell>
          <table:table-cell table:style-name="ce80" table:formula="of:=[.C43]+[.C44]" office:value-type="float" office:value="0">
            <text:p>0 </text:p>
          </table:table-cell>
          <table:table-cell table:style-name="ce80" table:formula="of:=[.D43]+[.D44]" office:value-type="float" office:value="0">
            <text:p>0 </text:p>
          </table:table-cell>
          <table:table-cell table:style-name="ce80" table:formula="of:=[.E43]+[.E44]" office:value-type="float" office:value="0">
            <text:p>0 </text:p>
          </table:table-cell>
          <table:table-cell table:style-name="ce80" table:formula="of:=[.F43]+[.F44]" office:value-type="float" office:value="0">
            <text:p>0 </text:p>
          </table:table-cell>
          <table:table-cell table:style-name="ce80" table:formula="of:=[.G43]+[.G44]" office:value-type="float" office:value="0">
            <text:p>0 </text:p>
          </table:table-cell>
          <table:table-cell table:style-name="ce80" table:formula="of:=[.H43]+[.H44]" office:value-type="float" office:value="0">
            <text:p>0 </text:p>
          </table:table-cell>
          <table:table-cell table:style-name="ce80" table:formula="of:=[.I43]+[.I44]" office:value-type="float" office:value="0">
            <text:p>0 </text:p>
          </table:table-cell>
          <table:table-cell table:style-name="ce80" table:formula="of:=[.J43]+[.J44]" office:value-type="float" office:value="0">
            <text:p>0 </text:p>
          </table:table-cell>
          <table:table-cell table:style-name="ce80" table:formula="of:=[.K43]+[.K44]" office:value-type="float" office:value="0">
            <text:p>0 </text:p>
          </table:table-cell>
          <table:table-cell table:style-name="ce80" table:formula="of:=[.L43]+[.L44]" office:value-type="float" office:value="0">
            <text:p>0 </text:p>
          </table:table-cell>
          <table:table-cell table:style-name="ce80" table:formula="of:=[.M43]+[.M44]" office:value-type="float" office:value="0">
            <text:p>0 </text:p>
          </table:table-cell>
          <table:table-cell table:style-name="ce80" table:formula="of:=[.N43]+[.N44]" office:value-type="float" office:value="0">
            <text:p>0 </text:p>
          </table:table-cell>
          <table:table-cell table:style-name="ce91"/>
          <table:table-cell table:number-columns-repeated="1009"/>
        </table:table-row>
        <table:table-row table:style-name="ro6">
          <table:table-cell table:style-name="ce76"/>
          <table:table-cell table:style-name="ce82" table:number-columns-repeated="13"/>
          <table:table-cell table:style-name="ce93"/>
          <table:table-cell table:number-columns-repeated="1009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P&amp;L" table:style-name="ta4">
        <table:table-column table:style-name="co14" table:number-columns-repeated="2" table:default-cell-style-name="ce95"/>
        <table:table-column table:style-name="co15" table:default-cell-style-name="ce117"/>
        <table:table-column table:style-name="co16" table:default-cell-style-name="ce117"/>
        <table:table-column table:style-name="co17" table:default-cell-style-name="ce95"/>
        <table:table-column table:style-name="co14" table:default-cell-style-name="ce95"/>
        <table:table-column table:style-name="co6" table:number-columns-repeated="1018" table:default-cell-style-name="ce117"/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style-name="ce101"/>
          <table:table-cell table:style-name="ce107" office:value-type="string" table:number-columns-spanned="2" table:number-rows-spanned="1">
            <text:p>Profit and Loss Account</text:p>
          </table:table-cell>
          <table:covered-table-cell/>
          <table:table-cell table:style-name="ce101"/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8" office:value-type="string">
            <text:p>for the year ended</text:p>
          </table:table-cell>
          <table:table-cell table:style-name="ce118" table:formula="of:=[Admin.B28]" office:value-type="date" office:date-value="2014-01-31">
            <text:p>Friday, January 31, 2014</text:p>
          </table:table-cell>
          <table:table-cell table:style-name="ce120"/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style-name="ce102"/>
          <table:table-cell table:style-name="ce96" table:number-columns-repeated="2"/>
          <table:table-cell table:style-name="ce121"/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9">
          <table:table-cell table:style-name="ce96" table:formula="of:=[Admin.B4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09" table:number-columns-repeated="2"/>
          <table:table-cell table:style-name="ce96" table:formula="of:=[.D3]" office:value-type="date" office:date-value="2014-01-31" table:number-columns-spanned="2" table:number-rows-spanned="1">
            <text:p>Friday, January 31, 2014</text:p>
          </table:table-cell>
          <table:covered-table-cell/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 table:style-name="ce97" office:value-type="string">
            <text:p>£</text:p>
          </table:table-cell>
          <table:table-cell table:style-name="ce107" table:number-columns-repeated="2"/>
          <table:table-cell table:number-columns-repeated="2" table:style-name="ce97" office:value-type="string">
            <text:p>£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formula="of:=[OpenAccounts.E43]" office:value-type="float" office:value="0">
            <text:p>0 </text:p>
          </table:table-cell>
          <table:table-cell table:style-name="ce110" office:value-type="string">
            <text:p>Sales Turnover</text:p>
          </table:table-cell>
          <table:table-cell table:style-name="ce110"/>
          <table:table-cell/>
          <table:table-cell table:formula="of:=-([TrialBalance.EJ53]+[TrialBalance.EJ54]+[TrialBalance.EJ55]+[TrialBalance.EJ56])" office:value-type="float" office:value="-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8"/>
          <table:table-cell table:style-name="ce103" table:formula="of:=[OpenAccounts.E44]" office:value-type="float" office:value="0">
            <text:p>0 </text:p>
          </table:table-cell>
          <table:table-cell table:style-name="ce110" office:value-type="string">
            <text:p>Investment Grants received</text:p>
          </table:table-cell>
          <table:table-cell table:style-name="ce110"/>
          <table:table-cell/>
          <table:table-cell table:style-name="ce105" table:formula="of:=-([TrialBalance.EJ57])" office:value-type="float" office:value="-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SUM([.B7:.B8])" office:value-type="float" office:value="0">
            <text:p>0 </text:p>
          </table:table-cell>
          <table:table-cell table:style-name="ce111" office:value-type="string">
            <text:p>Sales Turnover</text:p>
          </table:table-cell>
          <table:table-cell table:style-name="ce111"/>
          <table:table-cell table:style-name="ce99"/>
          <table:table-cell table:style-name="ce104" table:formula="of:=SUM([.F7:.F8])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 table:number-columns-repeated="2"/>
          <table:table-cell table:style-name="ce112" office:value-type="string">
            <text:p>Cost of Sales</text:p>
          </table:table-cell>
          <table:table-cell table:style-name="ce112"/>
          <table:table-cell table:style-name="ce99" table:number-columns-repeated="2"/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46]" office:value-type="float" office:value="0">
            <text:p>0 </text:p>
          </table:table-cell>
          <table:table-cell/>
          <table:table-cell table:style-name="ce110" office:value-type="string">
            <text:p>Opening Stock at</text:p>
          </table:table-cell>
          <table:table-cell table:style-name="ce119" table:formula="of:=[Admin.B5]" office:value-type="date" office:date-value="2013-02-01">
            <text:p>Friday, February 01, 2013</text:p>
          </table:table-cell>
          <table:table-cell table:formula="of:=[TrialBalance.D19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47]" office:value-type="float" office:value="0">
            <text:p>0 </text:p>
          </table:table-cell>
          <table:table-cell/>
          <table:table-cell table:style-name="ce110" office:value-type="string">
            <text:p>Purchases</text:p>
          </table:table-cell>
          <table:table-cell table:style-name="ce119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10" office:value-type="string">
            <text:p>Less Closing Stock at</text:p>
          </table:table-cell>
          <table:table-cell table:style-name="ce119" table:formula="of:=[.D3]" office:value-type="date" office:date-value="2014-01-31">
            <text:p>Friday, January 31, 2014</text:p>
          </table:table-cell>
          <table:table-cell table:formula="of:=[TrialBalance.EJ19]" office:value-type="float" office:value="0">
            <text:p>0 </text:p>
          </table:table-cell>
          <table:table-cell table:formula="of:=[TrialBalance.EJ60]+[TrialBalance.EJ62]" office:value-type="float" office:value="0">
            <text:p>0 </text:p>
          </table:table-cell>
          <table:table-cell/>
          <table:table-cell table:style-name="ce116"/>
          <table:table-cell table:style-name="ce95"/>
          <table:table-cell table:style-name="ce116" table:number-columns-repeated="5"/>
          <table:table-cell table:number-columns-repeated="1010"/>
        </table:table-row>
        <table:table-row table:style-name="ro10">
          <table:table-cell/>
          <table:table-cell table:style-name="ce105" table:formula="of:=[OpenAccounts.E49]" office:value-type="float" office:value="0">
            <text:p>0 </text:p>
          </table:table-cell>
          <table:table-cell table:style-name="ce110" office:value-type="string">
            <text:p>Sub contractors</text:p>
          </table:table-cell>
          <table:table-cell table:style-name="ce110"/>
          <table:table-cell/>
          <table:table-cell table:style-name="ce105" table:formula="of:=[TrialBalance.EJ61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SUM([.B14:.B15])" office:value-type="float" office:value="0">
            <text:p>0 </text:p>
          </table:table-cell>
          <table:table-cell table:style-name="ce111" office:value-type="string">
            <text:p>Cost of Sales</text:p>
          </table:table-cell>
          <table:table-cell table:style-name="ce111"/>
          <table:table-cell table:style-name="ce99"/>
          <table:table-cell table:style-name="ce104" table:formula="of:=SUM([.F14:.F15])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3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[.B9]-[.B16]" office:value-type="float" office:value="0">
            <text:p>0 </text:p>
          </table:table-cell>
          <table:table-cell table:style-name="ce111" office:value-type="string">
            <text:p>Gross Profit</text:p>
          </table:table-cell>
          <table:table-cell table:style-name="ce111"/>
          <table:table-cell table:style-name="ce99"/>
          <table:table-cell table:style-name="ce104" table:formula="of:=[.F9]-[.F16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 table:number-columns-repeated="2"/>
          <table:table-cell table:style-name="ce112" office:value-type="string">
            <text:p>Administrative Expenses</text:p>
          </table:table-cell>
          <table:table-cell table:style-name="ce112"/>
          <table:table-cell table:style-name="ce99" table:number-columns-repeated="2"/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4]" office:value-type="float" office:value="0">
            <text:p>0 </text:p>
          </table:table-cell>
          <table:table-cell/>
          <table:table-cell table:style-name="ce114" office:value-type="string">
            <text:p>Wages and Salaries</text:p>
          </table:table-cell>
          <table:table-cell table:style-name="ce114"/>
          <table:table-cell table:formula="of:=[TrialBalance.EJ64]+[TrialBalance.EJ65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5]" office:value-type="float" office:value="0">
            <text:p>0 </text:p>
          </table:table-cell>
          <table:table-cell/>
          <table:table-cell table:style-name="ce114" office:value-type="string">
            <text:p>Directors Wages</text:p>
          </table:table-cell>
          <table:table-cell table:style-name="ce114"/>
          <table:table-cell table:formula="of:=[TrialBalance.EJ66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6]" office:value-type="float" office:value="0">
            <text:p>0 </text:p>
          </table:table-cell>
          <table:table-cell/>
          <table:table-cell table:style-name="ce114" office:value-type="string">
            <text:p>National Insurance</text:p>
          </table:table-cell>
          <table:table-cell table:style-name="ce114"/>
          <table:table-cell table:formula="of:=[TrialBalance.EJ67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7]" office:value-type="float" office:value="0">
            <text:p>0 </text:p>
          </table:table-cell>
          <table:table-cell/>
          <table:table-cell table:style-name="ce115" office:value-type="string">
            <text:p>Premises Rent &amp; Rates</text:p>
          </table:table-cell>
          <table:table-cell table:style-name="ce115"/>
          <table:table-cell table:formula="of:=[TrialBalance.EJ68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8]" office:value-type="float" office:value="0">
            <text:p>0 </text:p>
          </table:table-cell>
          <table:table-cell/>
          <table:table-cell table:style-name="ce115" office:value-type="string">
            <text:p>Premises Light &amp; Heating</text:p>
          </table:table-cell>
          <table:table-cell table:style-name="ce115"/>
          <table:table-cell table:formula="of:=[TrialBalance.EJ69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59]" office:value-type="float" office:value="0">
            <text:p>0 </text:p>
          </table:table-cell>
          <table:table-cell/>
          <table:table-cell table:style-name="ce115" office:value-type="string">
            <text:p>Distribution Transport Costs</text:p>
          </table:table-cell>
          <table:table-cell table:style-name="ce115"/>
          <table:table-cell table:formula="of:=[TrialBalance.EJ70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0]" office:value-type="float" office:value="0">
            <text:p>0 </text:p>
          </table:table-cell>
          <table:table-cell/>
          <table:table-cell table:style-name="ce115" office:value-type="string">
            <text:p>Equipment Tools &amp; Plant Hire</text:p>
          </table:table-cell>
          <table:table-cell table:style-name="ce115"/>
          <table:table-cell table:formula="of:=[TrialBalance.EJ71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1]" office:value-type="float" office:value="0">
            <text:p>0 </text:p>
          </table:table-cell>
          <table:table-cell/>
          <table:table-cell table:style-name="ce115" office:value-type="string">
            <text:p>Repairs &amp; Maintenance</text:p>
          </table:table-cell>
          <table:table-cell table:style-name="ce115"/>
          <table:table-cell table:style-name="ce98" table:formula="of:=[TrialBalance.EJ72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2]" office:value-type="float" office:value="0">
            <text:p>0 </text:p>
          </table:table-cell>
          <table:table-cell/>
          <table:table-cell table:style-name="ce115" office:value-type="string">
            <text:p>Consumable Materials</text:p>
          </table:table-cell>
          <table:table-cell table:style-name="ce115"/>
          <table:table-cell table:style-name="ce98" table:formula="of:=[TrialBalance.EJ73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3]" office:value-type="float" office:value="0">
            <text:p>0 </text:p>
          </table:table-cell>
          <table:table-cell/>
          <table:table-cell table:style-name="ce115" office:value-type="string">
            <text:p>Advertising &amp; Promotion</text:p>
          </table:table-cell>
          <table:table-cell table:style-name="ce115"/>
          <table:table-cell table:style-name="ce98" table:formula="of:=[TrialBalance.EJ74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4]" office:value-type="float" office:value="0">
            <text:p>0 </text:p>
          </table:table-cell>
          <table:table-cell/>
          <table:table-cell table:style-name="ce115" office:value-type="string">
            <text:p>Telephone Postage &amp; Stationery</text:p>
          </table:table-cell>
          <table:table-cell table:style-name="ce115"/>
          <table:table-cell table:style-name="ce98" table:formula="of:=[TrialBalance.EJ75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5]" office:value-type="float" office:value="0">
            <text:p>0 </text:p>
          </table:table-cell>
          <table:table-cell/>
          <table:table-cell table:style-name="ce115" office:value-type="string">
            <text:p>Travel &amp; Hotel Expenses</text:p>
          </table:table-cell>
          <table:table-cell table:style-name="ce115"/>
          <table:table-cell table:style-name="ce98" table:formula="of:=[TrialBalance.EJ76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6]" office:value-type="float" office:value="0">
            <text:p>0 </text:p>
          </table:table-cell>
          <table:table-cell/>
          <table:table-cell table:style-name="ce115" office:value-type="string">
            <text:p>Motor Vehicle Expenses</text:p>
          </table:table-cell>
          <table:table-cell table:style-name="ce115"/>
          <table:table-cell table:style-name="ce98" table:formula="of:=[TrialBalance.EJ77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7]" office:value-type="float" office:value="0">
            <text:p>0 </text:p>
          </table:table-cell>
          <table:table-cell/>
          <table:table-cell table:style-name="ce115" office:value-type="string">
            <text:p>Insurance Costs</text:p>
          </table:table-cell>
          <table:table-cell table:style-name="ce115"/>
          <table:table-cell table:style-name="ce98" table:formula="of:=[TrialBalance.EJ78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8]" office:value-type="float" office:value="0">
            <text:p>0 </text:p>
          </table:table-cell>
          <table:table-cell/>
          <table:table-cell table:style-name="ce115" office:value-type="string">
            <text:p>Leasing Charges</text:p>
          </table:table-cell>
          <table:table-cell table:style-name="ce115"/>
          <table:table-cell table:style-name="ce98" table:formula="of:=[TrialBalance.EJ79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69]" office:value-type="float" office:value="0">
            <text:p>0 </text:p>
          </table:table-cell>
          <table:table-cell/>
          <table:table-cell table:style-name="ce115" office:value-type="string">
            <text:p>Legal &amp; Professional Fees</text:p>
          </table:table-cell>
          <table:table-cell table:style-name="ce115"/>
          <table:table-cell table:style-name="ce98" table:formula="of:=[TrialBalance.EJ80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0]" office:value-type="float" office:value="0">
            <text:p>0 </text:p>
          </table:table-cell>
          <table:table-cell/>
          <table:table-cell table:style-name="ce115" office:value-type="string">
            <text:p>Bad Debts written off</text:p>
          </table:table-cell>
          <table:table-cell table:style-name="ce115"/>
          <table:table-cell table:style-name="ce98" table:formula="of:=[TrialBalance.EJ81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1]" office:value-type="float" office:value="0">
            <text:p>0 </text:p>
          </table:table-cell>
          <table:table-cell/>
          <table:table-cell table:style-name="ce115" office:value-type="string">
            <text:p>Bank Interest Paid</text:p>
          </table:table-cell>
          <table:table-cell table:style-name="ce115"/>
          <table:table-cell table:style-name="ce98" table:formula="of:=[TrialBalance.EJ82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2]" office:value-type="float" office:value="0">
            <text:p>0 </text:p>
          </table:table-cell>
          <table:table-cell/>
          <table:table-cell table:style-name="ce115" office:value-type="string">
            <text:p>Bank Charges</text:p>
          </table:table-cell>
          <table:table-cell table:style-name="ce115"/>
          <table:table-cell table:style-name="ce98" table:formula="of:=[TrialBalance.EJ83]+[TrialBalance.EJ88]+[TrialBalance.EJ89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3]" office:value-type="float" office:value="0">
            <text:p>0 </text:p>
          </table:table-cell>
          <table:table-cell/>
          <table:table-cell table:style-name="ce115" office:value-type="string">
            <text:p>Charitable Donations</text:p>
          </table:table-cell>
          <table:table-cell table:style-name="ce115"/>
          <table:table-cell table:style-name="ce98" table:formula="of:=[TrialBalance.EJ84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4]" office:value-type="float" office:value="0">
            <text:p>0 </text:p>
          </table:table-cell>
          <table:table-cell/>
          <table:table-cell table:style-name="ce115" office:value-type="string">
            <text:p>Goodwill written off</text:p>
          </table:table-cell>
          <table:table-cell table:style-name="ce115"/>
          <table:table-cell table:style-name="ce98" table:formula="of:=[TrialBalance.EJ85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5]" office:value-type="float" office:value="0">
            <text:p>0 </text:p>
          </table:table-cell>
          <table:table-cell/>
          <table:table-cell table:style-name="ce114" office:value-type="string">
            <text:p>Loss on disposal of assets</text:p>
          </table:table-cell>
          <table:table-cell table:style-name="ce114"/>
          <table:table-cell table:style-name="ce98" table:formula="of:=[TrialBalance.EJ86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formula="of:=[OpenAccounts.E76]" office:value-type="float" office:value="0">
            <text:p>0 </text:p>
          </table:table-cell>
          <table:table-cell/>
          <table:table-cell table:style-name="ce114" office:value-type="string">
            <text:p>Depreciation</text:p>
          </table:table-cell>
          <table:table-cell table:style-name="ce114"/>
          <table:table-cell table:style-name="ce98" table:formula="of:=[TrialBalance.EJ87]" office:value-type="float" office:value="0">
            <text:p>0 </text:p>
          </table:table-cell>
          <table:table-cell table:number-columns-repeated="2"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SUM([.A21:.A43])" office:value-type="float" office:value="0">
            <text:p>0 </text:p>
          </table:table-cell>
          <table:table-cell table:style-name="ce111" office:value-type="string">
            <text:p>Administrative Expenses</text:p>
          </table:table-cell>
          <table:table-cell table:style-name="ce111"/>
          <table:table-cell table:style-name="ce99"/>
          <table:table-cell table:style-name="ce104" table:formula="of:=SUM([.E21:.E43])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style-name="ce105"/>
          <table:table-cell table:style-name="ce113" table:number-columns-repeated="2"/>
          <table:table-cell/>
          <table:table-cell table:style-name="ce105"/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[.B18]-[.B44]" office:value-type="float" office:value="0">
            <text:p>0 </text:p>
          </table:table-cell>
          <table:table-cell table:style-name="ce111" office:value-type="string">
            <text:p>Operating Profit</text:p>
          </table:table-cell>
          <table:table-cell table:style-name="ce111"/>
          <table:table-cell table:style-name="ce99"/>
          <table:table-cell table:style-name="ce104" table:formula="of:=[.F18]-[.F44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0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formula="of:=[OpenAccounts.E80]" office:value-type="float" office:value="0">
            <text:p>0 </text:p>
          </table:table-cell>
          <table:table-cell table:style-name="ce110" office:value-type="string">
            <text:p>Other Income</text:p>
          </table:table-cell>
          <table:table-cell table:style-name="ce110"/>
          <table:table-cell/>
          <table:table-cell table:formula="of:=-[TrialBalance.EJ58]" office:value-type="float" office:value="-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[.B46]+[.B48]" office:value-type="float" office:value="0">
            <text:p>0 </text:p>
          </table:table-cell>
          <table:table-cell table:style-name="ce112" office:value-type="string">
            <text:p>Profit (Loss) before Tax</text:p>
          </table:table-cell>
          <table:table-cell table:style-name="ce112"/>
          <table:table-cell table:style-name="ce99"/>
          <table:table-cell table:style-name="ce104" table:formula="of:=[.F46]+[.F48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formula="of:=[OpenAccounts.E82]" office:value-type="float" office:value="0">
            <text:p>0 </text:p>
          </table:table-cell>
          <table:table-cell table:style-name="ce110" office:value-type="string">
            <text:p>Corporation tax</text:p>
          </table:table-cell>
          <table:table-cell table:style-name="ce110"/>
          <table:table-cell/>
          <table:table-cell table:formula="of:=[TrialBalance.EJ47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99"/>
          <table:table-cell table:style-name="ce104" table:formula="of:=[.B49]-[.B50]" office:value-type="float" office:value="0">
            <text:p>0 </text:p>
          </table:table-cell>
          <table:table-cell table:style-name="ce112" office:value-type="string">
            <text:p>Profit (Loss) after Tax</text:p>
          </table:table-cell>
          <table:table-cell table:style-name="ce112"/>
          <table:table-cell table:style-name="ce99"/>
          <table:table-cell table:style-name="ce104" table:formula="of:=[.F49]-[.F50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formula="of:=[OpenAccounts.E84]" office:value-type="float" office:value="0">
            <text:p>0 </text:p>
          </table:table-cell>
          <table:table-cell table:style-name="ce110" office:value-type="string">
            <text:p>Dividends</text:p>
          </table:table-cell>
          <table:table-cell table:style-name="ce110"/>
          <table:table-cell/>
          <table:table-cell table:formula="of:=[TrialBalance.EJ48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/>
          <table:table-cell table:style-name="ce105"/>
          <table:table-cell table:style-name="ce110" table:number-columns-repeated="2"/>
          <table:table-cell/>
          <table:table-cell table:style-name="ce105"/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style-name="ce100" office:value-type="string">
            <text:p>£</text:p>
          </table:table-cell>
          <table:table-cell table:style-name="ce104" table:formula="of:=[.B51]-[.B52]" office:value-type="float" office:value="0">
            <text:p>0 </text:p>
          </table:table-cell>
          <table:table-cell table:style-name="ce112" office:value-type="string">
            <text:p>Retained Profit (Loss) for the year</text:p>
          </table:table-cell>
          <table:table-cell table:style-name="ce112"/>
          <table:table-cell table:style-name="ce100" office:value-type="string">
            <text:p>£</text:p>
          </table:table-cell>
          <table:table-cell table:style-name="ce104" table:formula="of:=[.F51]-[.F52]" office:value-type="float" office:value="0">
            <text:p>0 </text:p>
          </table:table-cell>
          <table:table-cell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16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>
          <table:table-cell table:number-columns-repeated="2"/>
          <table:table-cell table:style-name="ce106" table:number-columns-repeated="2"/>
          <table:table-cell table:number-columns-repeated="3"/>
          <table:table-cell table:style-name="ce116" table:number-columns-repeated="7"/>
          <table:table-cell table:number-columns-repeated="1010"/>
        </table:table-row>
        <table:table-row table:style-name="ro10" table:number-rows-repeated="104851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BalSht" table:style-name="ta5">
        <table:table-column table:style-name="co18" table:default-cell-style-name="ce95"/>
        <table:table-column table:style-name="co14" table:default-cell-style-name="ce95"/>
        <table:table-column table:style-name="co19" table:default-cell-style-name="ce106"/>
        <table:table-column table:style-name="co20" table:default-cell-style-name="ce106"/>
        <table:table-column table:style-name="co14" table:number-columns-repeated="2" table:default-cell-style-name="ce95"/>
        <table:table-column table:style-name="co6" table:number-columns-repeated="1018" table:default-cell-style-name="ce117"/>
        <table:table-row table:style-name="ro10">
          <table:table-cell/>
          <table:table-cell table:style-name="ce101"/>
          <table:table-cell table:style-name="ce134" office:value-type="string" table:number-columns-spanned="2" table:number-rows-spanned="1">
            <text:p>Balance Sheet</text:p>
          </table:table-cell>
          <table:covered-table-cell/>
          <table:table-cell table:style-name="ce101"/>
          <table:table-cell table:number-columns-repeated="1019"/>
        </table:table-row>
        <table:table-row table:style-name="ro10">
          <table:table-cell table:number-columns-repeated="2"/>
          <table:table-cell table:style-name="ce135" office:value-type="string">
            <text:p>as at </text:p>
          </table:table-cell>
          <table:table-cell table:style-name="ce118" table:formula="of:=['PubP&amp;L'.D3]" office:value-type="date" office:date-value="2014-01-31">
            <text:p>Friday, January 31, 2014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136" table:number-columns-repeated="2"/>
          <table:table-cell table:number-columns-repeated="1020"/>
        </table:table-row>
        <table:table-row table:style-name="ro9">
          <table:table-cell table:style-name="ce96" table:formula="of:=['PubP&amp;L'.A5]" office:value-type="date" office:date-value="2013-01-31" table:number-columns-spanned="2" table:number-rows-spanned="1">
            <text:p>Thursday, January 31, 2013</text:p>
          </table:table-cell>
          <table:covered-table-cell/>
          <table:table-cell table:style-name="ce137" table:number-columns-repeated="2"/>
          <table:table-cell table:style-name="ce96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number-columns-repeated="1018"/>
        </table:table-row>
        <table:table-row table:style-name="ro10">
          <table:table-cell table:number-columns-repeated="2" table:style-name="ce97" office:value-type="string">
            <text:p>£</text:p>
          </table:table-cell>
          <table:table-cell table:number-columns-repeated="2"/>
          <table:table-cell table:number-columns-repeated="2" table:style-name="ce97" office:value-type="string">
            <text:p>£</text:p>
          </table:table-cell>
          <table:table-cell table:style-name="ce120" table:number-columns-repeated="1018"/>
        </table:table-row>
        <table:table-row table:style-name="ro10">
          <table:table-cell table:number-columns-repeated="1024"/>
        </table:table-row>
        <table:table-row table:style-name="ro10">
          <table:table-cell table:style-name="ce122"/>
          <table:table-cell table:style-name="ce124" table:formula="of:=SUM([TrialBalance.D6:.D17])" office:value-type="float" office:value="0">
            <text:p>0 </text:p>
          </table:table-cell>
          <table:table-cell table:style-name="ce138" office:value-type="string">
            <text:p>Fixed Assets</text:p>
          </table:table-cell>
          <table:table-cell table:style-name="ce138"/>
          <table:table-cell table:style-name="ce122"/>
          <table:table-cell table:style-name="ce124" table:formula="of:=SUM([TrialBalance.EJ6:.EJ17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6"/>
          <table:table-cell office:value-type="string">
            <text:p>Tangible assets (note 1)</text:p>
          </table:table-cell>
          <table:table-cell/>
          <table:table-cell table:style-name="ce122"/>
          <table:table-cell table:style-name="ce126"/>
          <table:table-cell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8" office:value-type="string">
            <text:p>Current Assets</text:p>
          </table:table-cell>
          <table:table-cell table:style-name="ce138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[TrialBalance.D19]" office:value-type="float" office:value="0">
            <text:p>0 </text:p>
          </table:table-cell>
          <table:table-cell table:style-name="ce122"/>
          <table:table-cell office:value-type="string">
            <text:p>Stock at cost</text:p>
          </table:table-cell>
          <table:table-cell/>
          <table:table-cell table:style-name="ce122" table:formula="of:=[TrialBalance.EJ19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[TrialBalance.D20]" office:value-type="float" office:value="0">
            <text:p>0 </text:p>
          </table:table-cell>
          <table:table-cell table:style-name="ce122"/>
          <table:table-cell office:value-type="string">
            <text:p>Trade Debtors</text:p>
          </table:table-cell>
          <table:table-cell/>
          <table:table-cell table:style-name="ce122" table:formula="of:=[TrialBalance.EJ20]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gt;0;SUM([TrialBalance.D22:.D24])+[TrialBalance.D25];[TrialBalance.D25])" office:value-type="float" office:value="0">
            <text:p>0 </text:p>
          </table:table-cell>
          <table:table-cell table:style-name="ce122"/>
          <table:table-cell office:value-type="string">
            <text:p>Cash at bank and in hand</text:p>
          </table:table-cell>
          <table:table-cell/>
          <table:table-cell table:style-name="ce123" table:formula="of:=IF(SUM([TrialBalance.EJ22:.EJ24])&gt;0;SUM([TrialBalance.EJ22:.EJ24])+[TrialBalance.EJ25]+[TrialBalance.EJ26];[TrialBalance.EJ25])" office:value-type="float" office:value="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4" table:formula="of:=SUM([.A11:.A13])" office:value-type="float" office:value="0">
            <text:p>0 </text:p>
          </table:table-cell>
          <table:table-cell table:style-name="ce126"/>
          <table:table-cell table:style-name="ce138" office:value-type="string">
            <text:p>Current Assets</text:p>
          </table:table-cell>
          <table:table-cell table:style-name="ce138"/>
          <table:table-cell table:style-name="ce124" table:formula="of:=SUM([.E11:.E13])" office:value-type="float" office:value="0">
            <text:p>0 </text:p>
          </table:table-cell>
          <table:table-cell table:style-name="ce126"/>
          <table:table-cell table:style-name="ce142" table:number-columns-repeated="1018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8" office:value-type="string">
            <text:p>Current Liabilities (due within one year)</text:p>
          </table:table-cell>
          <table:table-cell table:style-name="ce138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SUM([TrialBalance.D28:.D31])" office:value-type="float" office:value="-0">
            <text:p>0 </text:p>
          </table:table-cell>
          <table:table-cell table:style-name="ce122"/>
          <table:table-cell office:value-type="string">
            <text:p>Trade Creditors</text:p>
          </table:table-cell>
          <table:table-cell/>
          <table:table-cell table:style-name="ce122" table:formula="of:=-SUM([TrialBalance.EJ28:.EJ31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5" table:formula="of:=-[TrialBalance.D35]" office:value-type="float" office:value="0">
            <text:p>0 </text:p>
          </table:table-cell>
          <table:table-cell table:style-name="ce122"/>
          <table:table-cell office:value-type="string">
            <text:p>Corporation Tax</text:p>
          </table:table-cell>
          <table:table-cell/>
          <table:table-cell table:style-name="ce125" table:formula="of:=-[TrialBalance.EJ35]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2" table:formula="of:=-SUM([TrialBalance.D32:.D34])" office:value-type="float" office:value="-0">
            <text:p>0 </text:p>
          </table:table-cell>
          <table:table-cell table:style-name="ce122"/>
          <table:table-cell office:value-type="string">
            <text:p>Taxation and Social Security</text:p>
          </table:table-cell>
          <table:table-cell/>
          <table:table-cell table:style-name="ce122" table:formula="of:=-SUM([TrialBalance.EJ32:.EJ34])" office:value-type="float" office:value="-0">
            <text:p>0 </text:p>
          </table:table-cell>
          <table:table-cell table:style-name="ce122"/>
          <table:table-cell table:number-columns-repeated="1018"/>
        </table:table-row>
        <table:table-row table:style-name="ro10">
          <table:table-cell table:style-name="ce123" table:formula="of:=IF(SUM([TrialBalance.D22:.D24])&lt;0;-SUM([TrialBalance.D22:.D24]);0)" office:value-type="float" office:value="0">
            <text:p>0 </text:p>
          </table:table-cell>
          <table:table-cell table:style-name="ce122"/>
          <table:table-cell office:value-type="string">
            <text:p>Bank Overdraft</text:p>
          </table:table-cell>
          <table:table-cell/>
          <table:table-cell table:style-name="ce123" table:formula="of:=IF(SUM([TrialBalance.EJ22:.EJ24])&lt;0;-SUM([TrialBalance.EJ22:.EJ24]);0)" office:value-type="float" office:value="0">
            <text:p>0 </text:p>
          </table:table-cell>
          <table:table-cell table:style-name="ce122"/>
          <table:table-cell/>
          <table:table-cell table:style-name="ce142" table:number-columns-repeated="1017"/>
        </table:table-row>
        <table:table-row table:style-name="ro10">
          <table:table-cell table:style-name="ce124" table:formula="of:=SUM([.A17:.A20])" office:value-type="float" office:value="0">
            <text:p>0 </text:p>
          </table:table-cell>
          <table:table-cell table:style-name="ce126"/>
          <table:table-cell table:style-name="ce138" office:value-type="string">
            <text:p>Current Liabilities</text:p>
          </table:table-cell>
          <table:table-cell table:style-name="ce138"/>
          <table:table-cell table:style-name="ce124" table:formula="of:=SUM([.E17:.E20])" office:value-type="float" office:value="0">
            <text:p>0 </text:p>
          </table:table-cell>
          <table:table-cell table:style-name="ce126"/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4" table:formula="of:=[.A14]-[.A21]" office:value-type="float" office:value="0">
            <text:p>0 </text:p>
          </table:table-cell>
          <table:table-cell table:style-name="ce138" office:value-type="string">
            <text:p>Net Current Assets</text:p>
          </table:table-cell>
          <table:table-cell table:style-name="ce138"/>
          <table:table-cell table:style-name="ce126"/>
          <table:table-cell table:style-name="ce124" table:formula="of:=[.E14]-[.E21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/>
          <table:table-cell table:style-name="ce142" table:number-columns-repeated="1017"/>
        </table:table-row>
        <table:table-row table:style-name="ro10">
          <table:table-cell table:style-name="ce126"/>
          <table:table-cell table:style-name="ce126" table:formula="of:=[TrialBalance.D37]" office:value-type="float" office:value="0">
            <text:p>0 </text:p>
          </table:table-cell>
          <table:table-cell table:style-name="ce138" office:value-type="string">
            <text:p>Long Term Debtor (repayable within 3 - 5 years)</text:p>
          </table:table-cell>
          <table:table-cell table:style-name="ce138"/>
          <table:table-cell table:style-name="ce126"/>
          <table:table-cell table:style-name="ce124" table:formula="of:=[TrialBalance.EJ37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/>
          <table:table-cell table:style-name="ce124" table:formula="of:=SUM([.B7:.B26])" office:value-type="float" office:value="0">
            <text:p>0 </text:p>
          </table:table-cell>
          <table:table-cell table:style-name="ce138" office:value-type="string">
            <text:p>Total assets less current liabilities</text:p>
          </table:table-cell>
          <table:table-cell table:style-name="ce138"/>
          <table:table-cell table:style-name="ce126"/>
          <table:table-cell table:style-name="ce124" table:formula="of:=SUM([.F7:.F26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 table:number-columns-repeated="2"/>
          <table:table-cell table:style-name="ce138" office:value-type="string">
            <text:p>Other Creditors</text:p>
          </table:table-cell>
          <table:table-cell table:style-name="ce138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formula="of:=-[TrialBalance.D39]" office:value-type="float" office:value="0">
            <text:p>0 </text:p>
          </table:table-cell>
          <table:table-cell table:style-name="ce122"/>
          <table:table-cell office:value-type="string">
            <text:p>Directors Loan Account</text:p>
          </table:table-cell>
          <table:table-cell/>
          <table:table-cell table:style-name="ce122" table:formula="of:=-[TrialBalance.EJ39]" office:value-type="float" office:value="-0">
            <text:p>0 </text:p>
          </table:table-cell>
          <table:table-cell table:style-name="ce122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2" table:formula="of:=-[TrialBalance.D40]" office:value-type="float" office:value="0">
            <text:p>0 </text:p>
          </table:table-cell>
          <table:table-cell table:style-name="ce126"/>
          <table:table-cell table:style-name="ce138" office:value-type="string">
            <text:p>Creditors (falling due after more than one year)</text:p>
          </table:table-cell>
          <table:table-cell table:style-name="ce138"/>
          <table:table-cell table:style-name="ce122" table:formula="of:=-[TrialBalance.EJ40]" office:value-type="float" office:value="-0">
            <text:p>0 </text:p>
          </table:table-cell>
          <table:table-cell table:style-name="ce126"/>
          <table:table-cell table:style-name="ce142"/>
          <table:table-cell table:number-columns-repeated="7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4" table:formula="of:=SUM([.A30:.A31])" office:value-type="float" office:value="0">
            <text:p>0 </text:p>
          </table:table-cell>
          <table:table-cell table:number-columns-repeated="2"/>
          <table:table-cell table:style-name="ce122"/>
          <table:table-cell table:style-name="ce124" table:formula="of:=SUM([.E30:.E31])" office:value-type="float" office:value="0">
            <text:p>0 </text:p>
          </table:table-cell>
          <table:table-cell table:number-columns-repeated="1018"/>
        </table:table-row>
        <table:table-row table:style-name="ro10">
          <table:table-cell table:style-name="ce122"/>
          <table:table-cell table:style-name="ce123"/>
          <table:table-cell table:number-columns-repeated="2"/>
          <table:table-cell table:style-name="ce122"/>
          <table:table-cell table:style-name="ce123"/>
          <table:table-cell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[.B27]-[.B32]" office:value-type="float" office:value="0">
            <text:p>0 </text:p>
          </table:table-cell>
          <table:table-cell table:style-name="ce138" office:value-type="string">
            <text:p>Net Assets</text:p>
          </table:table-cell>
          <table:table-cell table:style-name="ce138"/>
          <table:table-cell table:style-name="ce126" office:value-type="string">
            <text:p>£</text:p>
          </table:table-cell>
          <table:table-cell table:style-name="ce124" table:formula="of:=[.F27]-[.F32]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style-name="ce122" table:number-columns-repeated="2"/>
          <table:table-cell table:number-columns-repeated="2"/>
          <table:table-cell table:style-name="ce122" table:number-columns-repeated="2"/>
          <table:table-cell table:number-columns-repeated="1018"/>
        </table:table-row>
        <table:table-row table:style-name="ro10">
          <table:table-cell table:style-name="ce122" table:number-columns-repeated="2"/>
          <table:table-cell table:style-name="ce138" office:value-type="string">
            <text:p>Capital and Reserves</text:p>
          </table:table-cell>
          <table:table-cell table:style-name="ce138"/>
          <table:table-cell table:style-name="ce122" table:number-columns-repeated="2"/>
          <table:table-cell table:number-columns-repeated="8"/>
          <table:table-cell table:style-name="ce116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22"/>
          <table:table-cell table:style-name="ce122" table:formula="of:=-[TrialBalance.EJ42]" office:value-type="float" office:value="-0">
            <text:p>0 </text:p>
          </table:table-cell>
          <table:table-cell table:number-columns-repeated="8"/>
          <table:table-cell table:style-name="ce142"/>
          <table:table-cell table:number-columns-repeated="1009"/>
        </table:table-row>
        <table:table-row table:style-name="ro10">
          <table:table-cell table:style-name="ce122"/>
          <table:table-cell table:style-name="ce122" table:formula="of:=-[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22"/>
          <table:table-cell table:style-name="ce122" table:formula="of:=-[TrialBalance.EJ43]" office:value-type="float" office:value="-0">
            <text:p>0 </text:p>
          </table:table-cell>
          <table:table-cell/>
          <table:table-cell table:style-name="ce116" table:number-columns-repeated="7"/>
          <table:table-cell/>
          <table:table-cell table:style-name="ce116" table:number-columns-repeated="1009"/>
        </table:table-row>
        <table:table-row table:style-name="ro10">
          <table:table-cell table:style-name="ce122"/>
          <table:table-cell table:style-name="ce122" table:formula="of:=-[TrialBalance.D44]" office:value-type="float" office:value="0">
            <text:p>0 </text:p>
          </table:table-cell>
          <table:table-cell table:style-name="ce110" office:value-type="string">
            <text:p>Capital Reserves</text:p>
          </table:table-cell>
          <table:table-cell table:style-name="ce110"/>
          <table:table-cell table:style-name="ce122"/>
          <table:table-cell table:style-name="ce122" table:formula="of:=-[TrialBalance.EJ44]" office:value-type="float" office:value="-0">
            <text:p>0 </text:p>
          </table:table-cell>
          <table:table-cell table:style-name="ce116"/>
          <table:table-cell table:style-name="ce142" table:number-columns-repeated="7"/>
          <table:table-cell/>
          <table:table-cell table:style-name="ce142" table:number-columns-repeated="1009"/>
        </table:table-row>
        <table:table-row table:style-name="ro10">
          <table:table-cell table:style-name="ce126" office:value-type="string">
            <text:p>£</text:p>
          </table:table-cell>
          <table:table-cell table:style-name="ce124" table:formula="of:=SUM([.B37:.B39])" office:value-type="float" office:value="0">
            <text:p>0 </text:p>
          </table:table-cell>
          <table:table-cell table:style-name="ce138" office:value-type="string">
            <text:p>Shareholders' Funds</text:p>
          </table:table-cell>
          <table:table-cell table:style-name="ce138"/>
          <table:table-cell table:style-name="ce126" office:value-type="string">
            <text:p>£</text:p>
          </table:table-cell>
          <table:table-cell table:style-name="ce124" table:formula="of:=SUM([.F37:.F39])" office:value-type="float" office:value="0">
            <text:p>0 </text:p>
          </table:table-cell>
          <table:table-cell table:style-name="ce142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1">
          <table:table-cell table:style-name="ce127" office:value-type="string">
            <text:p>For year end</text:p>
          </table:table-cell>
          <table:table-cell table:style-name="ce133" table:formula="of:=[.D2]" office:value-type="date" office:date-value="2014-01-31">
            <text:p>31/01/2014</text:p>
          </table:table-cell>
          <table:table-cell table:style-name="ce139" office:value-type="string" table:number-columns-spanned="3" table:number-rows-spanned="1">
            <text:p>the company was entitled to exemption from audit under section 477 of the</text:p>
          </table:table-cell>
          <table:covered-table-cell table:number-columns-repeated="2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Companies Act 2006 relating to small companies. 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9" office:value-type="string" table:number-columns-spanned="5" table:number-rows-spanned="1">
            <text:p>Directors' responsibilities: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with section 476, of the Companies Act 2006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b) The directors acknowledge their responsibilities for complying with the requirements of the Act with respect to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accounting records and the preparation of accounts under the Companies Act 2006.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the state of affairs of the company and of its profit or loss for the year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9">
          <table:table-cell table:style-name="ce128" office:value-type="string" table:number-columns-spanned="5" table:number-rows-spanned="1">
            <text:p>d) The accounts have been delivered in accordance with the provisions applicable to companies subject to the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small companies regime.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9">
          <table:table-cell table:style-name="ce130" office:value-type="string" table:number-columns-spanned="5" table:number-rows-spanned="1">
            <text:p>e) <text:s/>T<text:span text:style-name="T1">he accounts have been prepared in accordance </text:span><text:span text:style-name="T1">with the special provisions of the Companies Act </text:span><text:span text:style-name="T1">relating to small </text:span>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1">
          <table:table-cell table:style-name="ce128" office:value-type="string" table:number-columns-spanned="5" table:number-rows-spanned="1">
            <text:p>companies </text:p>
          </table:table-cell>
          <table:covered-table-cell table:number-columns-repeated="4"/>
          <table:table-cell table:style-name="ce117"/>
          <table:table-cell table:number-columns-repeated="1018"/>
        </table:table-row>
        <table:table-row table:style-name="ro10">
          <table:table-cell table:style-name="ce131" table:number-columns-repeated="2"/>
          <table:table-cell table:style-name="ce140" table:number-columns-repeated="2"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Director's Signature</text:p>
          </table:table-cell>
          <table:covered-table-cell/>
          <table:table-cell table:style-name="ce140" table:number-columns-repeated="2"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Name of Director</text:p>
          </table:table-cell>
          <table:covered-table-cell/>
          <table:table-cell table:formula="of:=[OpenAccounts.E5]" office:value-type="float" office:value="0">
            <text:p>0</text:p>
          </table:table-cell>
          <table:table-cell table:number-columns-repeated="1021"/>
        </table:table-row>
        <table:table-row table:style-name="ro11">
          <table:table-cell table:style-name="ce132" office:value-type="string" table:number-columns-spanned="2" table:number-rows-spanned="1">
            <text:p>Date Signed</text:p>
          </table:table-cell>
          <table:covered-table-cell/>
          <table:table-cell table:style-name="ce141" table:formula="of:=TODAY()" office:value-type="date" office:date-value="2013-03-02">
            <text:p>Saturday, March 02, 2013</text:p>
          </table:table-cell>
          <table:table-cell table:style-name="ce141"/>
          <table:table-cell table:number-columns-repeated="1020"/>
        </table:table-row>
        <table:table-row table:style-name="ro10">
          <table:table-cell table:style-name="ce122" table:number-columns-repeated="2"/>
          <table:table-cell table:number-columns-repeated="1022"/>
        </table:table-row>
        <table:table-row table:style-name="ro11">
          <table:table-cell table:style-name="ce132" office:value-type="string" table:number-columns-spanned="2" table:number-rows-spanned="1">
            <text:p>Company Number</text:p>
          </table:table-cell>
          <table:covered-table-cell/>
          <table:table-cell table:formula="of:=[OpenAccounts.E3]" office:value-type="float" office:value="0">
            <text:p>0</text:p>
          </table:table-cell>
          <table:table-cell/>
          <table:table-cell table:style-name="ce131"/>
          <table:table-cell table:number-columns-repeated="1019"/>
        </table:table-row>
        <table:table-row table:style-name="ro11">
          <table:table-cell table:style-name="ce132" office:value-type="string" table:number-columns-spanned="2" table:number-rows-spanned="1">
            <text:p>Registered Office</text:p>
          </table:table-cell>
          <table:covered-table-cell/>
          <table:table-cell table:formula="of:=[OpenAccounts.J3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4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5]" office:value-type="float" office:value="0">
            <text:p>0</text:p>
          </table:table-cell>
          <table:table-cell table:number-columns-repeated="1021"/>
        </table:table-row>
        <table:table-row table:style-name="ro10">
          <table:table-cell table:style-name="ce122" table:number-columns-repeated="2"/>
          <table:table-cell table:formula="of:=[OpenAccounts.J6]" office:value-type="float" office:value="0">
            <text:p>0</text:p>
          </table:table-cell>
          <table:table-cell table:number-columns-repeated="1021"/>
        </table:table-row>
        <table:table-row table:style-name="ro10" table:number-rows-repeated="104851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PubNotes" table:style-name="ta6">
        <table:table-column table:style-name="co21" table:default-cell-style-name="ce110"/>
        <table:table-column table:style-name="co14" table:number-columns-repeated="6" table:default-cell-style-name="ce116"/>
        <table:table-column table:style-name="co6" table:number-columns-repeated="1017" table:default-cell-style-name="ce117"/>
        <table:table-row table:style-name="ro10">
          <table:table-cell table:style-name="ce112" office:value-type="string">
            <text:p>Notes to the accounts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1. Tangible Assets</text:p>
          </table:table-cell>
          <table:table-cell table:number-columns-repeated="1023"/>
        </table:table-row>
        <table:table-row table:style-name="ro15">
          <table:table-cell table:style-name="ce143"/>
          <table:table-cell table:style-name="ce146" office:value-type="string" table:number-columns-spanned="1" table:number-rows-spanned="2">
            <text:p>Land and Buildings</text:p>
          </table:table-cell>
          <table:table-cell table:style-name="ce146" office:value-type="string" table:number-columns-spanned="1" table:number-rows-spanned="2">
            <text:p>Plant and Machinery</text:p>
          </table:table-cell>
          <table:table-cell table:style-name="ce146" office:value-type="string" table:number-columns-spanned="1" table:number-rows-spanned="2">
            <text:p>Fixtures &amp; Fittings</text:p>
          </table:table-cell>
          <table:table-cell table:style-name="ce146" office:value-type="string" table:number-columns-spanned="1" table:number-rows-spanned="2">
            <text:p>Computer Equipment</text:p>
          </table:table-cell>
          <table:table-cell table:style-name="ce146" office:value-type="string" table:number-columns-spanned="1" table:number-rows-spanned="2">
            <text:p>Motor <text:s text:c="3"/>Vehicles</text:p>
          </table:table-cell>
          <table:table-cell table:style-name="ce146" office:value-type="string" table:number-columns-spanned="1" table:number-rows-spanned="2">
            <text:p>Total Tangible Assets</text:p>
          </table:table-cell>
          <table:table-cell table:style-name="ce120" table:number-columns-repeated="1017"/>
        </table:table-row>
        <table:table-row table:style-name="ro16">
          <table:table-cell table:style-name="ce143"/>
          <table:covered-table-cell table:number-columns-repeated="6"/>
          <table:table-cell table:style-name="ce120" table:number-columns-repeated="1017"/>
        </table:table-row>
        <table:table-row table:style-name="ro10">
          <table:table-cell/>
          <table:table-cell table:number-columns-repeated="6" table:style-name="ce143" office:value-type="string">
            <text:p>£</text:p>
          </table:table-cell>
          <table:table-cell table:number-columns-repeated="1017"/>
        </table:table-row>
        <table:table-row table:style-name="ro10">
          <table:table-cell table:style-name="ce112" office:value-type="string">
            <text:p>Original Cost</text:p>
          </table:table-cell>
          <table:table-cell table:style-name="ce143" table:number-columns-repeated="6"/>
          <table:table-cell table:number-columns-repeated="1017"/>
        </table:table-row>
        <table:table-row table:style-name="ro10">
          <table:table-cell table:style-name="ce144" table:formula="of:=[Admin.B5]" office:value-type="date" office:date-value="2013-02-01">
            <text:p>Friday, February 01, 2013</text:p>
          </table:table-cell>
          <table:table-cell table:style-name="ce113" table:formula="of:=IF(['file:///C:/Users/antony/diy/GB%20Accounts/GB%20Accounts%202012-13/GB%20Accounts%20Company%202014-01-31%20(Jan14)%20OpenOffice/Fixedassets.ods'#$Schedule.$E$11]&gt;0;['file:///C:/Users/antony/diy/GB%20Accounts/GB%20Accounts%202012-13/GB%20Accounts%20Company%202014-01-31%20(Jan14)%20OpenOffice/Fixedassets.ods'#$Schedule.$E$11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22]&gt;0;['file:///C:/Users/antony/diy/GB%20Accounts/GB%20Accounts%202012-13/GB%20Accounts%20Company%202014-01-31%20(Jan14)%20OpenOffice/Fixedassets.ods'#$Schedule.$E$22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30]&gt;0;['file:///C:/Users/antony/diy/GB%20Accounts/GB%20Accounts%202012-13/GB%20Accounts%20Company%202014-01-31%20(Jan14)%20OpenOffice/Fixedassets.ods'#$Schedule.$E$30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41]&gt;0;['file:///C:/Users/antony/diy/GB%20Accounts/GB%20Accounts%202012-13/GB%20Accounts%20Company%202014-01-31%20(Jan14)%20OpenOffice/Fixedassets.ods'#$Schedule.$E$41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55]&gt;0;['file:///C:/Users/antony/diy/GB%20Accounts/GB%20Accounts%202012-13/GB%20Accounts%20Company%202014-01-31%20(Jan14)%20OpenOffice/Fixedassets.ods'#$Schedule.$E$55];0)" office:value-type="float" office:value="0">
            <text:p>0</text:p>
          </table:table-cell>
          <table:table-cell table:style-name="ce11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Additions</text:p>
          </table:table-cell>
          <table:table-cell table:style-name="ce113" table:formula="of:=IF(['file:///C:/Users/antony/diy/GB%20Accounts/GB%20Accounts%202012-13/GB%20Accounts%20Company%202014-01-31%20(Jan14)%20OpenOffice/Fixedassets.ods'#$Schedule.$E$64]&gt;0;['file:///C:/Users/antony/diy/GB%20Accounts/GB%20Accounts%202012-13/GB%20Accounts%20Company%202014-01-31%20(Jan14)%20OpenOffice/Fixedassets.ods'#$Schedule.$E$64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75]&gt;0;['file:///C:/Users/antony/diy/GB%20Accounts/GB%20Accounts%202012-13/GB%20Accounts%20Company%202014-01-31%20(Jan14)%20OpenOffice/Fixedassets.ods'#$Schedule.$E$75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83]&gt;0;['file:///C:/Users/antony/diy/GB%20Accounts/GB%20Accounts%202012-13/GB%20Accounts%20Company%202014-01-31%20(Jan14)%20OpenOffice/Fixedassets.ods'#$Schedule.$E$83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94]&gt;0;['file:///C:/Users/antony/diy/GB%20Accounts/GB%20Accounts%202012-13/GB%20Accounts%20Company%202014-01-31%20(Jan14)%20OpenOffice/Fixedassets.ods'#$Schedule.$E$94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E$108]&gt;0;['file:///C:/Users/antony/diy/GB%20Accounts/GB%20Accounts%202012-13/GB%20Accounts%20Company%202014-01-31%20(Jan14)%20OpenOffice/Fixedassets.ods'#$Schedule.$E$108];0)" office:value-type="float" office:value="0">
            <text:p>0</text:p>
          </table:table-cell>
          <table:table-cell table:style-name="ce11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Disposals</text:p>
          </table:table-cell>
          <table:table-cell table:style-name="ce113" table:formula="of:=IF((['file:///C:/Users/antony/diy/GB%20Accounts/GB%20Accounts%202012-13/GB%20Accounts%20Company%202014-01-31%20(Jan14)%20OpenOffice/Fixedassets.ods'#$Schedule.$W$11]+['file:///C:/Users/antony/diy/GB%20Accounts/GB%20Accounts%202012-13/GB%20Accounts%20Company%202014-01-31%20(Jan14)%20OpenOffice/Fixedassets.ods'#$Schedule.$W$64])&gt;0;['file:///C:/Users/antony/diy/GB%20Accounts/GB%20Accounts%202012-13/GB%20Accounts%20Company%202014-01-31%20(Jan14)%20OpenOffice/Fixedassets.ods'#$Schedule.$W$11]+['file:///C:/Users/antony/diy/GB%20Accounts/GB%20Accounts%202012-13/GB%20Accounts%20Company%202014-01-31%20(Jan14)%20OpenOffice/Fixedassets.ods'#$Schedule.$W$6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W$22]+['file:///C:/Users/antony/diy/GB%20Accounts/GB%20Accounts%202012-13/GB%20Accounts%20Company%202014-01-31%20(Jan14)%20OpenOffice/Fixedassets.ods'#$Schedule.$W$75])&gt;0;['file:///C:/Users/antony/diy/GB%20Accounts/GB%20Accounts%202012-13/GB%20Accounts%20Company%202014-01-31%20(Jan14)%20OpenOffice/Fixedassets.ods'#$Schedule.$W$22]+['file:///C:/Users/antony/diy/GB%20Accounts/GB%20Accounts%202012-13/GB%20Accounts%20Company%202014-01-31%20(Jan14)%20OpenOffice/Fixedassets.ods'#$Schedule.$W$75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W$30]+['file:///C:/Users/antony/diy/GB%20Accounts/GB%20Accounts%202012-13/GB%20Accounts%20Company%202014-01-31%20(Jan14)%20OpenOffice/Fixedassets.ods'#$Schedule.$W$83])&gt;0;['file:///C:/Users/antony/diy/GB%20Accounts/GB%20Accounts%202012-13/GB%20Accounts%20Company%202014-01-31%20(Jan14)%20OpenOffice/Fixedassets.ods'#$Schedule.$W$30]+['file:///C:/Users/antony/diy/GB%20Accounts/GB%20Accounts%202012-13/GB%20Accounts%20Company%202014-01-31%20(Jan14)%20OpenOffice/Fixedassets.ods'#$Schedule.$W$83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W$41]+['file:///C:/Users/antony/diy/GB%20Accounts/GB%20Accounts%202012-13/GB%20Accounts%20Company%202014-01-31%20(Jan14)%20OpenOffice/Fixedassets.ods'#$Schedule.$W$94])&gt;0;['file:///C:/Users/antony/diy/GB%20Accounts/GB%20Accounts%202012-13/GB%20Accounts%20Company%202014-01-31%20(Jan14)%20OpenOffice/Fixedassets.ods'#$Schedule.$W$41]+['file:///C:/Users/antony/diy/GB%20Accounts/GB%20Accounts%202012-13/GB%20Accounts%20Company%202014-01-31%20(Jan14)%20OpenOffice/Fixedassets.ods'#$Schedule.$W$9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W$55]+['file:///C:/Users/antony/diy/GB%20Accounts/GB%20Accounts%202012-13/GB%20Accounts%20Company%202014-01-31%20(Jan14)%20OpenOffice/Fixedassets.ods'#$Schedule.$W$108])&gt;0;['file:///C:/Users/antony/diy/GB%20Accounts/GB%20Accounts%202012-13/GB%20Accounts%20Company%202014-01-31%20(Jan14)%20OpenOffice/Fixedassets.ods'#$Schedule.$W$55]+['file:///C:/Users/antony/diy/GB%20Accounts/GB%20Accounts%202012-13/GB%20Accounts%20Company%202014-01-31%20(Jan14)%20OpenOffice/Fixedassets.ods'#$Schedule.$W$108];0)" office:value-type="float" office:value="0">
            <text:p>0</text:p>
          </table:table-cell>
          <table:table-cell table:style-name="ce11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'PubP&amp;L'.D3]" office:value-type="date" office:date-value="2014-01-31">
            <text:p>Friday, January 31, 2014</text:p>
          </table:table-cell>
          <table:table-cell table:style-name="ce113" table:formula="of:=[.B8]+[.B9]-[.B10]" office:value-type="float" office:value="0">
            <text:p>0</text:p>
          </table:table-cell>
          <table:table-cell table:style-name="ce113" table:formula="of:=[.C8]+[.C9]-[.C10]" office:value-type="float" office:value="0">
            <text:p>0</text:p>
          </table:table-cell>
          <table:table-cell table:style-name="ce113" table:formula="of:=[.D8]+[.D9]-[.D10]" office:value-type="float" office:value="0">
            <text:p>0</text:p>
          </table:table-cell>
          <table:table-cell table:style-name="ce113" table:formula="of:=[.E8]+[.E9]-[.E10]" office:value-type="float" office:value="0">
            <text:p>0</text:p>
          </table:table-cell>
          <table:table-cell table:style-name="ce113" table:formula="of:=[.F8]+[.F9]-[.F10]" office:value-type="float" office:value="0">
            <text:p>0</text:p>
          </table:table-cell>
          <table:table-cell table:style-name="ce11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12" office:value-type="string">
            <text:p>Depreciation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8]" office:value-type="date" office:date-value="2013-02-01">
            <text:p>Friday, February 01, 2013</text:p>
          </table:table-cell>
          <table:table-cell table:style-name="ce113" table:formula="of:=IF(['file:///C:/Users/antony/diy/GB%20Accounts/GB%20Accounts%202012-13/GB%20Accounts%20Company%202014-01-31%20(Jan14)%20OpenOffice/Fixedassets.ods'#$Schedule.$F$11]&gt;0;['file:///C:/Users/antony/diy/GB%20Accounts/GB%20Accounts%202012-13/GB%20Accounts%20Company%202014-01-31%20(Jan14)%20OpenOffice/Fixedassets.ods'#$Schedule.$F$11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F$22]&gt;0;['file:///C:/Users/antony/diy/GB%20Accounts/GB%20Accounts%202012-13/GB%20Accounts%20Company%202014-01-31%20(Jan14)%20OpenOffice/Fixedassets.ods'#$Schedule.$F$22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F$30]&gt;0;['file:///C:/Users/antony/diy/GB%20Accounts/GB%20Accounts%202012-13/GB%20Accounts%20Company%202014-01-31%20(Jan14)%20OpenOffice/Fixedassets.ods'#$Schedule.$F$30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F$41]&gt;0;['file:///C:/Users/antony/diy/GB%20Accounts/GB%20Accounts%202012-13/GB%20Accounts%20Company%202014-01-31%20(Jan14)%20OpenOffice/Fixedassets.ods'#$Schedule.$F$41];0)" office:value-type="float" office:value="0">
            <text:p>0</text:p>
          </table:table-cell>
          <table:table-cell table:style-name="ce113" table:formula="of:=IF(['file:///C:/Users/antony/diy/GB%20Accounts/GB%20Accounts%202012-13/GB%20Accounts%20Company%202014-01-31%20(Jan14)%20OpenOffice/Fixedassets.ods'#$Schedule.$F$55]&gt;0;['file:///C:/Users/antony/diy/GB%20Accounts/GB%20Accounts%202012-13/GB%20Accounts%20Company%202014-01-31%20(Jan14)%20OpenOffice/Fixedassets.ods'#$Schedule.$F$55];0)" office:value-type="float" office:value="0">
            <text:p>0</text:p>
          </table:table-cell>
          <table:table-cell table:style-name="ce11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Charge for the year</text:p>
          </table:table-cell>
          <table:table-cell table:style-name="ce113" table:formula="of:=IF((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)&gt;0;['file:///C:/Users/antony/diy/GB%20Accounts/GB%20Accounts%202012-13/GB%20Accounts%20Company%202014-01-31%20(Jan14)%20OpenOffice/Fixedassets.ods'#$Schedule.$I$11]+['file:///C:/Users/antony/diy/GB%20Accounts/GB%20Accounts%202012-13/GB%20Accounts%20Company%202014-01-31%20(Jan14)%20OpenOffice/Fixedassets.ods'#$Schedule.$I$6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)&gt;0;['file:///C:/Users/antony/diy/GB%20Accounts/GB%20Accounts%202012-13/GB%20Accounts%20Company%202014-01-31%20(Jan14)%20OpenOffice/Fixedassets.ods'#$Schedule.$I$22]+['file:///C:/Users/antony/diy/GB%20Accounts/GB%20Accounts%202012-13/GB%20Accounts%20Company%202014-01-31%20(Jan14)%20OpenOffice/Fixedassets.ods'#$Schedule.$I$75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)&gt;0;['file:///C:/Users/antony/diy/GB%20Accounts/GB%20Accounts%202012-13/GB%20Accounts%20Company%202014-01-31%20(Jan14)%20OpenOffice/Fixedassets.ods'#$Schedule.$I$30]+['file:///C:/Users/antony/diy/GB%20Accounts/GB%20Accounts%202012-13/GB%20Accounts%20Company%202014-01-31%20(Jan14)%20OpenOffice/Fixedassets.ods'#$Schedule.$I$83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)&gt;0;['file:///C:/Users/antony/diy/GB%20Accounts/GB%20Accounts%202012-13/GB%20Accounts%20Company%202014-01-31%20(Jan14)%20OpenOffice/Fixedassets.ods'#$Schedule.$I$41]+['file:///C:/Users/antony/diy/GB%20Accounts/GB%20Accounts%202012-13/GB%20Accounts%20Company%202014-01-31%20(Jan14)%20OpenOffice/Fixedassets.ods'#$Schedule.$I$9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)&gt;0;['file:///C:/Users/antony/diy/GB%20Accounts/GB%20Accounts%202012-13/GB%20Accounts%20Company%202014-01-31%20(Jan14)%20OpenOffice/Fixedassets.ods'#$Schedule.$I$55]+['file:///C:/Users/antony/diy/GB%20Accounts/GB%20Accounts%202012-13/GB%20Accounts%20Company%202014-01-31%20(Jan14)%20OpenOffice/Fixedassets.ods'#$Schedule.$I$108];0)" office:value-type="float" office:value="0">
            <text:p>0</text:p>
          </table:table-cell>
          <table:table-cell table:style-name="ce11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office:value-type="string">
            <text:p>On Disposals</text:p>
          </table:table-cell>
          <table:table-cell table:style-name="ce113" table:formula="of:=IF((['file:///C:/Users/antony/diy/GB%20Accounts/GB%20Accounts%202012-13/GB%20Accounts%20Company%202014-01-31%20(Jan14)%20OpenOffice/Fixedassets.ods'#$Schedule.$X$11]+['file:///C:/Users/antony/diy/GB%20Accounts/GB%20Accounts%202012-13/GB%20Accounts%20Company%202014-01-31%20(Jan14)%20OpenOffice/Fixedassets.ods'#$Schedule.$X$64])&gt;0;['file:///C:/Users/antony/diy/GB%20Accounts/GB%20Accounts%202012-13/GB%20Accounts%20Company%202014-01-31%20(Jan14)%20OpenOffice/Fixedassets.ods'#$Schedule.$X$11]+['file:///C:/Users/antony/diy/GB%20Accounts/GB%20Accounts%202012-13/GB%20Accounts%20Company%202014-01-31%20(Jan14)%20OpenOffice/Fixedassets.ods'#$Schedule.$X$6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X$22]+['file:///C:/Users/antony/diy/GB%20Accounts/GB%20Accounts%202012-13/GB%20Accounts%20Company%202014-01-31%20(Jan14)%20OpenOffice/Fixedassets.ods'#$Schedule.$X$75])&gt;0;['file:///C:/Users/antony/diy/GB%20Accounts/GB%20Accounts%202012-13/GB%20Accounts%20Company%202014-01-31%20(Jan14)%20OpenOffice/Fixedassets.ods'#$Schedule.$X$22]+['file:///C:/Users/antony/diy/GB%20Accounts/GB%20Accounts%202012-13/GB%20Accounts%20Company%202014-01-31%20(Jan14)%20OpenOffice/Fixedassets.ods'#$Schedule.$X$75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X$30]+['file:///C:/Users/antony/diy/GB%20Accounts/GB%20Accounts%202012-13/GB%20Accounts%20Company%202014-01-31%20(Jan14)%20OpenOffice/Fixedassets.ods'#$Schedule.$X$83])&gt;0;['file:///C:/Users/antony/diy/GB%20Accounts/GB%20Accounts%202012-13/GB%20Accounts%20Company%202014-01-31%20(Jan14)%20OpenOffice/Fixedassets.ods'#$Schedule.$X$30]+['file:///C:/Users/antony/diy/GB%20Accounts/GB%20Accounts%202012-13/GB%20Accounts%20Company%202014-01-31%20(Jan14)%20OpenOffice/Fixedassets.ods'#$Schedule.$X$83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X$41]+['file:///C:/Users/antony/diy/GB%20Accounts/GB%20Accounts%202012-13/GB%20Accounts%20Company%202014-01-31%20(Jan14)%20OpenOffice/Fixedassets.ods'#$Schedule.$X$94])&gt;0;['file:///C:/Users/antony/diy/GB%20Accounts/GB%20Accounts%202012-13/GB%20Accounts%20Company%202014-01-31%20(Jan14)%20OpenOffice/Fixedassets.ods'#$Schedule.$X$41]+['file:///C:/Users/antony/diy/GB%20Accounts/GB%20Accounts%202012-13/GB%20Accounts%20Company%202014-01-31%20(Jan14)%20OpenOffice/Fixedassets.ods'#$Schedule.$X$94];0)" office:value-type="float" office:value="0">
            <text:p>0</text:p>
          </table:table-cell>
          <table:table-cell table:style-name="ce113" table:formula="of:=IF((['file:///C:/Users/antony/diy/GB%20Accounts/GB%20Accounts%202012-13/GB%20Accounts%20Company%202014-01-31%20(Jan14)%20OpenOffice/Fixedassets.ods'#$Schedule.$X$55]+['file:///C:/Users/antony/diy/GB%20Accounts/GB%20Accounts%202012-13/GB%20Accounts%20Company%202014-01-31%20(Jan14)%20OpenOffice/Fixedassets.ods'#$Schedule.$X$108])&gt;0;['file:///C:/Users/antony/diy/GB%20Accounts/GB%20Accounts%202012-13/GB%20Accounts%20Company%202014-01-31%20(Jan14)%20OpenOffice/Fixedassets.ods'#$Schedule.$X$55]+['file:///C:/Users/antony/diy/GB%20Accounts/GB%20Accounts%202012-13/GB%20Accounts%20Company%202014-01-31%20(Jan14)%20OpenOffice/Fixedassets.ods'#$Schedule.$X$108];0)" office:value-type="float" office:value="0">
            <text:p>0</text:p>
          </table:table-cell>
          <table:table-cell table:style-name="ce11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 table:style-name="ce144" table:formula="of:=[.A11]" office:value-type="date" office:date-value="2014-01-31">
            <text:p>Friday, January 31, 2014</text:p>
          </table:table-cell>
          <table:table-cell table:style-name="ce113" table:formula="of:=[.B14]-[.B16]+[.B15]" office:value-type="float" office:value="0">
            <text:p>0</text:p>
          </table:table-cell>
          <table:table-cell table:style-name="ce113" table:formula="of:=[.C14]-[.C16]+[.C15]" office:value-type="float" office:value="0">
            <text:p>0</text:p>
          </table:table-cell>
          <table:table-cell table:style-name="ce113" table:formula="of:=[.D14]-[.D16]+[.D15]" office:value-type="float" office:value="0">
            <text:p>0</text:p>
          </table:table-cell>
          <table:table-cell table:style-name="ce113" table:formula="of:=[.E14]-[.E16]+[.E15]" office:value-type="float" office:value="0">
            <text:p>0</text:p>
          </table:table-cell>
          <table:table-cell table:style-name="ce113" table:formula="of:=[.F14]-[.F16]+[.F15]" office:value-type="float" office:value="0">
            <text:p>0</text:p>
          </table:table-cell>
          <table:table-cell table:style-name="ce11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0">
          <table:table-cell/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12" office:value-type="string">
            <text:p>Net Book Value</text:p>
          </table:table-cell>
          <table:table-cell table:style-name="ce113" table:number-columns-repeated="6"/>
          <table:table-cell table:number-columns-repeated="1017"/>
        </table:table-row>
        <table:table-row table:style-name="ro10">
          <table:table-cell table:style-name="ce144" table:formula="of:=[.A17]" office:value-type="date" office:date-value="2014-01-31">
            <text:p>Friday, January 31, 2014</text:p>
          </table:table-cell>
          <table:table-cell table:style-name="ce147" table:formula="of:=[.B11]-[.B17]" office:value-type="float" office:value="0">
            <text:p>0</text:p>
          </table:table-cell>
          <table:table-cell table:style-name="ce147" table:formula="of:=[.C11]-[.C17]" office:value-type="float" office:value="0">
            <text:p>0</text:p>
          </table:table-cell>
          <table:table-cell table:style-name="ce147" table:formula="of:=[.D11]-[.D17]" office:value-type="float" office:value="0">
            <text:p>0</text:p>
          </table:table-cell>
          <table:table-cell table:style-name="ce147" table:formula="of:=[.E11]-[.E17]" office:value-type="float" office:value="0">
            <text:p>0</text:p>
          </table:table-cell>
          <table:table-cell table:style-name="ce147" table:formula="of:=[.F11]-[.F17]" office:value-type="float" office:value="0">
            <text:p>0</text:p>
          </table:table-cell>
          <table:table-cell table:style-name="ce147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0">
          <table:table-cell office:value-type="string">
            <text:p>Depreciation is calculated to write off the cost of tangible assets by equal instalments </text:p>
          </table:table-cell>
          <table:table-cell table:number-columns-repeated="1023"/>
        </table:table-row>
        <table:table-row table:style-name="ro10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office:value-type="string">
            <text:p>Land &amp; Buildings</text:p>
          </table:table-cell>
          <table:table-cell table:style-name="ce148" table:formula="of:=['file:///C:/Users/antony/diy/GB%20Accounts/GB%20Accounts%202012-13/GB%20Accounts%20Company%202014-01-31%20(Jan14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Plant &amp; Equipment</text:p>
          </table:table-cell>
          <table:table-cell table:style-name="ce148" table:formula="of:=['file:///C:/Users/antony/diy/GB%20Accounts/GB%20Accounts%202012-13/GB%20Accounts%20Company%202014-01-31%20(Jan14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Fixtures &amp; Fittings</text:p>
          </table:table-cell>
          <table:table-cell table:style-name="ce148" table:formula="of:=['file:///C:/Users/antony/diy/GB%20Accounts/GB%20Accounts%202012-13/GB%20Accounts%20Company%202014-01-31%20(Jan14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>
          <table:table-cell office:value-type="string">
            <text:p>Computer Software</text:p>
          </table:table-cell>
          <table:table-cell table:style-name="ce148" table:formula="of:=['file:///C:/Users/antony/diy/GB%20Accounts/GB%20Accounts%202012-13/GB%20Accounts%20Company%202014-01-31%20(Jan14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42"/>
          <table:table-cell table:number-columns-repeated="1020"/>
        </table:table-row>
        <table:table-row table:style-name="ro10">
          <table:table-cell office:value-type="string">
            <text:p>Motor Vehicles</text:p>
          </table:table-cell>
          <table:table-cell table:style-name="ce148" table:formula="of:=['file:///C:/Users/antony/diy/GB%20Accounts/GB%20Accounts%202012-13/GB%20Accounts%20Company%202014-01-31%20(Jan14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12" office:value-type="string">
            <text:p>2. Directors emoluments</text:p>
          </table:table-cell>
          <table:table-cell table:number-columns-repeated="1023"/>
        </table:table-row>
        <table:table-row table:style-name="ro10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50" table:formula="of:=[TrialBalance.EJ66]" office:value-type="currency" office:currency="GBP" office:value="0">
            <text:p>£0</text:p>
          </table:table-cell>
          <table:table-cell table:style-name="ce117"/>
          <table:table-cell table:number-columns-repeated="1019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3. Dividends Declared</text:p>
          </table:table-cell>
          <table:table-cell table:number-columns-repeated="1023"/>
        </table:table-row>
        <table:table-row table:style-name="ro11">
          <table:table-cell table:style-name="ce145" office:value-type="string">
            <text:p>Gross dividend declared <text:s/>for the year ended </text:p>
          </table:table-cell>
          <table:table-cell table:style-name="ce117"/>
          <table:table-cell/>
          <table:table-cell table:style-name="ce149" table:formula="of:=['PubP&amp;L'.D3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0" table:formula="of:=['file:///C:/Users/antony/diy/GB%20Accounts/GB%20Accounts%202012-13/GB%20Accounts%20Company%202014-01-31%20(Jan14)%20OpenOffice/Companysecretary.ods'#$Boardmeeting.$E$4]" office:value-type="currency" office:currency="GBP" office:value="0">
            <text:p>£0</text:p>
          </table:table-cell>
          <table:table-cell table:style-name="ce149"/>
          <table:table-cell table:number-columns-repeated="1017"/>
        </table:table-row>
        <table:table-row table:style-name="ro10">
          <table:table-cell table:number-columns-repeated="1024"/>
        </table:table-row>
        <table:table-row table:style-name="ro10">
          <table:table-cell table:style-name="ce112" office:value-type="string">
            <text:p>4. Corporation Tax</text:p>
          </table:table-cell>
          <table:table-cell table:number-columns-repeated="1023"/>
        </table:table-row>
        <table:table-row table:style-name="ro11">
          <table:table-cell office:value-type="string">
            <text:p>Corporation tax for the year to </text:p>
          </table:table-cell>
          <table:table-cell table:style-name="ce149" table:formula="of:=['PubP&amp;L'.D3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0" table:formula="of:=[CorporationTax.K35]" office:value-type="currency" office:currency="GBP" office:value="0">
            <text:p>£0</text:p>
          </table:table-cell>
          <table:table-cell table:style-name="ce117" table:number-columns-repeated="2"/>
          <table:table-cell table:number-columns-repeated="1018"/>
        </table:table-row>
        <table:table-row table:style-name="ro10" table:number-rows-repeated="104853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port" table:style-name="ta7">
        <table:table-column table:style-name="co22" table:default-cell-style-name="ce151"/>
        <table:table-column table:style-name="co23" table:default-cell-style-name="ce151"/>
        <table:table-column table:style-name="co24" table:default-cell-style-name="ce151"/>
        <table:table-column table:style-name="co25" table:default-cell-style-name="ce151"/>
        <table:table-column table:style-name="co10" table:default-cell-style-name="ce151"/>
        <table:table-column table:style-name="co6" table:default-cell-style-name="ce151"/>
        <table:table-column table:style-name="co10" table:default-cell-style-name="ce151"/>
        <table:table-column table:style-name="co26" table:default-cell-style-name="ce151"/>
        <table:table-column table:style-name="co27" table:default-cell-style-name="ce151"/>
        <table:table-column table:style-name="co6" table:number-columns-repeated="1015" table:default-cell-style-name="ce151"/>
        <table:table-row table:style-name="ro4" table:number-rows-repeated="11">
          <table:table-cell table:number-columns-repeated="1024"/>
        </table:table-row>
        <table:table-row table:style-name="ro17">
          <table:table-cell table:style-name="ce152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7">
          <table:table-cell table:number-columns-repeated="1024"/>
        </table:table-row>
        <table:table-row table:style-name="ro18">
          <table:table-cell table:style-name="ce153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18">
          <table:table-cell table:style-name="ce154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76" table:formula="of:=[PubBalSht.D2]" office:value-type="date" office:date-value="2014-01-31" table:number-columns-spanned="4" table:number-rows-spanned="1">
            <text:p>Friday, January 31, 2014</text:p>
          </table:table-cell>
          <table:covered-table-cell table:number-columns-repeated="3"/>
          <table:table-cell table:number-columns-repeated="1015"/>
        </table:table-row>
        <table:table-row table:style-name="ro4" table:number-rows-repeated="23">
          <table:table-cell table:number-columns-repeated="1024"/>
        </table:table-row>
        <table:table-row table:style-name="ro4">
          <table:table-cell/>
          <table:table-cell table:style-name="ce165" table:formula="of:=[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4">
          <table:table-cell/>
          <table:table-cell table:style-name="ce165" table:formula="of:=[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59" table:number-columns-repeated="5"/>
          <table:table-cell table:number-columns-repeated="1015"/>
        </table:table-row>
        <table:table-row table:style-name="ro19">
          <table:table-cell/>
          <table:table-cell table:style-name="ce159" office:value-type="string">
            <text:p>Tel No.</text:p>
          </table:table-cell>
          <table:table-cell table:style-name="ce167" table:formula="of:=[OpenAccounts.E4]" office:value-type="float" office:value="0" table:number-columns-spanned="2" table:number-rows-spanned="1">
            <text:p>0</text:p>
          </table:table-cell>
          <table:covered-table-cell/>
          <table:table-cell table:style-name="ce174"/>
          <table:table-cell table:style-name="ce174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67" table:formula="of:=[OpenAccounts.E3]" office:value-type="float" office:value="0">
            <text:p>0</text:p>
          </table:table-cell>
          <table:table-cell table:number-columns-repeated="1015"/>
        </table:table-row>
        <table:table-row table:style-name="ro4" table:number-rows-repeated="4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17">
          <table:table-cell table:style-name="ce152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number-columns-repeated="1015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169" office:value-type="string">
            <text:p>CLIENT CERTIFICATE</text:p>
          </table:table-cell>
          <table:table-cell table:style-name="ce169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77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number-columns-repeated="1017"/>
        </table:table-row>
        <table:table-row table:style-name="ro4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>
            <text:p>DIRECTOR</text:p>
          </table:table-cell>
          <table:table-cell/>
          <table:table-cell table:style-name="ce170" table:formula="of:=[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office:value-type="string">
            <text:p>Dated</text:p>
          </table:table-cell>
          <table:table-cell/>
          <table:table-cell table:style-name="ce171" table:formula="of:=TODAY()" office:value-type="date" office:date-value="2013-03-02" table:number-columns-spanned="3" table:number-rows-spanned="1">
            <text:p>Saturday, March 02, 2013</text:p>
          </table:table-cell>
          <table:covered-table-cell table:number-columns-repeated="2"/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1">
          <table:table-cell table:style-name="ce155" table:formula="of:=[OpenAccounts.E2]" office:value-type="float" office:value="0" table:number-columns-spanned="9" table:number-rows-spanned="1">
            <text:p>0</text:p>
          </table:table-cell>
          <table:covered-table-cell table:number-columns-repeated="8"/>
          <table:table-cell table:style-name="ce169" table:number-columns-repeated="1015"/>
        </table:table-row>
        <table:table-row table:style-name="ro22">
          <table:table-cell table:style-name="ce156"/>
          <table:table-cell table:style-name="ce166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180" table:formula="of:=['PubP&amp;L'.E5]" office:value-type="date" office:date-value="2014-01-31" table:number-columns-spanned="3" table:number-rows-spanned="1">
            <text:p>Friday, January 31, 2014</text:p>
          </table:table-cell>
          <table:covered-table-cell table:number-columns-repeated="2"/>
          <table:table-cell table:style-name="ce156" table:number-columns-repeated="1015"/>
        </table:table-row>
        <table:table-row table:style-name="ro4">
          <table:table-cell table:number-columns-repeated="1024"/>
        </table:table-row>
        <table:table-row table:style-name="ro19">
          <table:table-cell table:style-name="ce157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8" office:value-type="string" table:number-columns-spanned="2" table:number-rows-spanned="1">
            <text:p>12 months ended</text:p>
          </table:table-cell>
          <table:covered-table-cell/>
          <table:table-cell table:style-name="ce168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9" table:number-columns-repeated="1020"/>
        </table:table-row>
        <table:table-row table:style-name="ro4">
          <table:table-cell table:style-name="ce159" table:number-columns-repeated="1024"/>
        </table:table-row>
        <table:table-row table:style-name="ro23">
          <table:table-cell table:style-name="ce160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75" table:formula="of:=[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1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182" table:number-columns-repeated="1015"/>
        </table:table-row>
        <table:table-row table:style-name="ro23">
          <table:table-cell table:style-name="ce160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73" table:formula="of:=['PubP&amp;L'.F9]" office:value-type="currency" office:currency="GBP" office:value="0">
            <text:p>£0</text:p>
          </table:table-cell>
          <table:table-cell table:style-name="ce178" office:value-type="string" table:number-columns-spanned="2" table:number-rows-spanned="1">
            <text:p>compared with</text:p>
          </table:table-cell>
          <table:covered-table-cell/>
          <table:table-cell table:style-name="ce173" table:formula="of:=['PubP&amp;L'.B9]" office:value-type="currency" office:currency="GBP" office:value="0">
            <text:p>£0</text:p>
          </table:table-cell>
          <table:table-cell table:style-name="ce159" office:value-type="string">
            <text:p>last year.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72" table:formula="of:=IF(['PubP&amp;L'.F9]&gt;0;['PubP&amp;L'.F18]/['PubP&amp;L'.F9];&quot; &quot;)" office:value-type="string" office:string-value=" ">
            <text:p><text:s/></text:p>
          </table:table-cell>
          <table:table-cell table:style-name="ce164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72" table:formula="of:=IF(['PubP&amp;L'.B9]&gt;0;['PubP&amp;L'.B18]/['PubP&amp;L'.B9];&quot; &quot;)" office:value-type="string" office:string-value=" ">
            <text:p><text:s/></text:p>
          </table:table-cell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2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59" table:number-columns-repeated="1015"/>
        </table:table-row>
        <table:table-row table:style-name="ro23">
          <table:table-cell table:style-name="ce160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73" table:formula="of:=['file:///C:/Users/antony/diy/GB%20Accounts/GB%20Accounts%202012-13/GB%20Accounts%20Company%202014-01-31%20(Jan14)%20OpenOffice/Companysecretary.ods'#$Boardmeeting.$E$4]" office:value-type="currency" office:currency="GBP" office:value="0">
            <text:p>£0</text:p>
          </table:table-cell>
          <table:table-cell table:style-name="ce165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181" table:formula="of:=['file:///C:/Users/antony/diy/GB%20Accounts/GB%20Accounts%202012-13/GB%20Accounts%20Company%202014-01-31%20(Jan14)%20OpenOffice/Companysecretary.ods'#$RegisterofMembers.$G$1]" office:value-type="float" office:value="0">
            <text:p>0</text:p>
          </table:table-cell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2-13/GB%20Accounts%20Company%202014-01-31%20(Jan14)%20OpenOffice/Companysecretary.ods'#$RegisterofMembers.$A$3]&gt;0;['file:///C:/Users/antony/diy/GB%20Accounts/GB%20Accounts%202012-13/GB%20Accounts%20Company%202014-01-31%20(Jan14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2-13/GB%20Accounts%20Company%202014-01-31%20(Jan14)%20OpenOffice/Companysecretary.ods'#$RegisterofMembers.$G$3]" office:value-type="float" office:value="0">
            <text:p>0</text:p>
          </table:table-cell>
          <table:table-cell table:style-name="ce164" office:value-type="string">
            <text:p>as at</text:p>
          </table:table-cell>
          <table:table-cell table:style-name="ce168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64" table:formula="of:=IF(['file:///C:/Users/antony/diy/GB%20Accounts/GB%20Accounts%202012-13/GB%20Accounts%20Company%202014-01-31%20(Jan14)%20OpenOffice/Companysecretary.ods'#$RegisterofMembers.$A$4]&gt;0;['file:///C:/Users/antony/diy/GB%20Accounts/GB%20Accounts%202012-13/GB%20Accounts%20Company%202014-01-31%20(Jan14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74" office:value-type="string" table:number-columns-spanned="2" table:number-rows-spanned="1">
            <text:p>Number of shares held</text:p>
          </table:table-cell>
          <table:covered-table-cell/>
          <table:table-cell table:style-name="ce179" table:formula="of:=['file:///C:/Users/antony/diy/GB%20Accounts/GB%20Accounts%202012-13/GB%20Accounts%20Company%202014-01-31%20(Jan14)%20OpenOffice/Companysecretary.ods'#$RegisterofMembers.$G$4]" office:value-type="float" office:value="0">
            <text:p>0</text:p>
          </table:table-cell>
          <table:table-cell table:style-name="ce164" office:value-type="string">
            <text:p>as at</text:p>
          </table:table-cell>
          <table:table-cell table:style-name="ce168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19">
          <table:table-cell table:style-name="ce162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182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3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68" table:formula="of:=['PubP&amp;L'.E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59" table:number-columns-repeated="1015"/>
        </table:table-row>
        <table:table-row table:style-name="ro19">
          <table:table-cell table:style-name="ce160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60" table:number-columns-spanned="9" table:number-rows-spanned="1"/>
          <table:covered-table-cell table:number-columns-repeated="8"/>
          <table:table-cell table:style-name="ce159" table:number-columns-repeated="1015"/>
        </table:table-row>
        <table:table-row table:style-name="ro4">
          <table:table-cell table:style-name="ce159" table:number-columns-repeated="1024"/>
        </table:table-row>
        <table:table-row table:style-name="ro4">
          <table:table-cell table:style-name="ce159"/>
          <table:table-cell table:style-name="ce165" table:number-columns-spanned="2" table:number-rows-spanned="1"/>
          <table:covered-table-cell/>
          <table:table-cell table:style-name="ce159" office:value-type="string">
            <text:p>Signed by</text:p>
          </table:table-cell>
          <table:table-cell table:style-name="ce159" table:number-columns-repeated="1020"/>
        </table:table-row>
        <table:table-row table:style-name="ro4">
          <table:table-cell table:style-name="ce159"/>
          <table:table-cell table:style-name="ce165" table:formula="of:=[OpenAccounts.E5]" office:value-type="float" office:value="0" table:number-columns-spanned="2" table:number-rows-spanned="1">
            <text:p>0</text:p>
          </table:table-cell>
          <table:covered-table-cell/>
          <table:table-cell table:style-name="ce159" office:value-type="string">
            <text:p>Director</text:p>
          </table:table-cell>
          <table:table-cell table:style-name="ce159"/>
          <table:table-cell table:style-name="ce159" office:value-type="string">
            <text:p>Date:</text:p>
          </table:table-cell>
          <table:table-cell table:style-name="ce168" table:formula="of:=TODAY()" office:value-type="date" office:date-value="2013-03-02" table:number-columns-spanned="2" table:number-rows-spanned="1">
            <text:p>Saturday, March 02, 2013</text:p>
          </table:table-cell>
          <table:covered-table-cell/>
          <table:table-cell table:style-name="ce159" table:number-columns-repeated="1016"/>
        </table:table-row>
        <table:table-row table:style-name="ro4" table:number-rows-repeated="2">
          <table:table-cell table:style-name="ce159" table:number-columns-repeated="1024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rporationTax" table:style-name="ta8">
        <table:table-column table:style-name="co28" table:default-cell-style-name="ce196"/>
        <table:table-column table:style-name="co29" table:default-cell-style-name="ce117"/>
        <table:table-column table:style-name="co30" table:default-cell-style-name="ce117"/>
        <table:table-column table:style-name="co31" table:default-cell-style-name="ce117"/>
        <table:table-column table:style-name="co32" table:default-cell-style-name="ce117"/>
        <table:table-column table:style-name="co33" table:default-cell-style-name="ce116"/>
        <table:table-column table:style-name="co34" table:default-cell-style-name="ce116"/>
        <table:table-column table:style-name="co34" table:default-cell-style-name="ce143"/>
        <table:table-column table:style-name="co35" table:default-cell-style-name="ce116"/>
        <table:table-column table:style-name="co1" table:default-cell-style-name="ce116"/>
        <table:table-column table:style-name="co36" table:default-cell-style-name="ce116"/>
        <table:table-column table:style-name="co37" table:default-cell-style-name="ce117"/>
        <table:table-column table:style-name="co6" table:number-columns-repeated="1012" table:default-cell-style-name="ce117"/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24">
          <table:table-cell table:style-name="ce184"/>
          <table:table-cell table:style-name="ce198" table:formula="of:=IF([OpenAccounts.E2]&gt;0;[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22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54"/>
          <table:table-cell table:style-name="ce256" office:value-type="string">
            <text:p>Tax Calculation</text:p>
          </table:table-cell>
          <table:table-cell table:style-name="ce192"/>
          <table:table-cell table:style-name="ce217"/>
          <table:table-cell table:style-name="ce142" table:number-columns-repeated="1011"/>
        </table:table-row>
        <table:table-row table:style-name="ro10">
          <table:table-cell table:style-name="ce183"/>
          <table:table-cell table:style-name="ce197" table:number-columns-repeated="4"/>
          <table:table-cell table:style-name="ce232"/>
          <table:table-cell table:style-name="ce235" table:number-columns-repeated="2"/>
          <table:table-cell table:style-name="ce236" office:value-type="string">
            <text:p>£</text:p>
          </table:table-cell>
          <table:table-cell table:style-name="ce236"/>
          <table:table-cell table:style-name="ce236" office:value-type="string">
            <text:p>£</text:p>
          </table:table-cell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197" table:number-columns-repeated="4"/>
          <table:table-cell table:style-name="ce232"/>
          <table:table-cell table:style-name="ce235" table:number-columns-repeated="2"/>
          <table:table-cell table:style-name="ce236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23" table:formula="of:=[Admin.L6]" office:value-type="date" office:date-value="2013-02-01" table:number-columns-spanned="2" table:number-rows-spanned="1">
            <text:p>Friday, February 01, 2013</text:p>
          </table:table-cell>
          <table:covered-table-cell/>
          <table:table-cell table:style-name="ce244" office:value-type="string">
            <text:p>to</text:p>
          </table:table-cell>
          <table:table-cell table:style-name="ce223" table:formula="of:=[Admin.N7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232"/>
          <table:table-cell table:style-name="ce257" table:formula="of:=['PubP&amp;L'.F46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table:number-columns-repeated="5"/>
          <table:table-cell table:style-name="ce23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32"/>
          <table:table-cell table:style-name="ce235"/>
          <table:table-cell table:style-name="ce240" table:formula="of:=IF([TrialBalance.EJ85]&gt;0;[TrialBalance.EJ85];&quot; &quot;)" office:value-type="string" office:string-value=" ">
            <text:p><text:s/></text:p>
          </table:table-cell>
          <table:table-cell table:style-name="ce23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0"/>
          <table:table-cell table:style-name="ce200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32"/>
          <table:table-cell table:style-name="ce235"/>
          <table:table-cell table:style-name="ce240" table:formula="of:=IF([TrialBalance.EJ87]&gt;0;[TrialBalance.EJ87];&quot; &quot;)" office:value-type="string" office:string-value=" ">
            <text:p><text:s/></text:p>
          </table:table-cell>
          <table:table-cell table:style-name="ce232"/>
          <table:table-cell table:style-name="ce258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1"/>
          <table:table-cell table:style-name="ce206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32"/>
          <table:table-cell table:style-name="ce235"/>
          <table:table-cell table:style-name="ce232" table:number-columns-repeated="2"/>
          <table:table-cell table:style-name="ce257" table:formula="of:=SUM([.I6:.I9])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 office:value-type="string">
            <text:p>Operational profit chargeable to corporation tax</text:p>
          </table:table-cell>
          <table:table-cell table:style-name="ce192" table:number-columns-repeated="3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7" table:formula="of:=[.K5]+[.K10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office:value-type="string">
            <text:p>Deduct Capital Allowances</text:p>
          </table:table-cell>
          <table:table-cell table:style-name="ce192" table:number-columns-repeated="3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4">
          <table:table-cell table:style-name="ce185"/>
          <table:table-cell table:style-name="ce202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24" table:formula="of:=[.E5]" office:value-type="date" office:date-value="2013-02-01">
            <text:p>01-Feb-13</text:p>
          </table:table-cell>
          <table:table-cell table:style-name="ce224" table:formula="of:=[.H5]" office:value-type="date" office:date-value="2014-01-31">
            <text:p>31-Jan-14</text:p>
          </table:table-cell>
          <table:table-cell table:style-name="ce186" table:formula="of:=[Admin.G5]" office:value-type="float" office:value="100" table:number-columns-spanned="2" table:number-rows-spanned="1">
            <text:p>100</text:p>
          </table:table-cell>
          <table:covered-table-cell/>
          <table:table-cell table:style-name="ce248" table:formula="of:=IF([.K79]&gt;0;[.K79];0)" office:value-type="float" office:value="0">
            <text:p>0</text:p>
          </table:table-cell>
          <table:table-cell table:style-name="ce232"/>
          <table:table-cell table:style-name="ce259" office:value-type="string">
            <text:p>See Note 1</text:p>
          </table:table-cell>
          <table:table-cell table:style-name="ce242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24" table:formula="of:=[.E5]" office:value-type="date" office:date-value="2013-02-01">
            <text:p>01-Feb-13</text:p>
          </table:table-cell>
          <table:table-cell table:style-name="ce224" table:formula="of:=[.H5]" office:value-type="date" office:date-value="2014-01-31">
            <text:p>31-Jan-14</text:p>
          </table:table-cell>
          <table:table-cell table:style-name="ce186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8" table:formula="of:=IF([.K91]&gt;0;[.K91];0)" office:value-type="float" office:value="0">
            <text:p>0</text:p>
          </table:table-cell>
          <table:table-cell table:style-name="ce232"/>
          <table:table-cell table:style-name="ce259" office:value-type="string">
            <text:p>See Note 2</text:p>
          </table:table-cell>
          <table:table-cell table:style-name="ce242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19" table:formula="of:=[.E5]" office:value-type="date" office:date-value="2013-02-01" table:number-columns-spanned="2" table:number-rows-spanned="1">
            <text:p>01-Feb-13</text:p>
          </table:table-cell>
          <table:covered-table-cell/>
          <table:table-cell table:style-name="ce186" table:formula="of:=[Admin.G6]" office:value-type="float" office:value="18" table:number-columns-spanned="2" table:number-rows-spanned="1">
            <text:p>18</text:p>
          </table:table-cell>
          <table:covered-table-cell/>
          <table:table-cell table:style-name="ce248" table:formula="of:=IF([.K99]&gt;0;[.K99];0)" office:value-type="float" office:value="0">
            <text:p>0</text:p>
          </table:table-cell>
          <table:table-cell table:style-name="ce232"/>
          <table:table-cell table:style-name="ce259" office:value-type="string">
            <text:p>See Note 3</text:p>
          </table:table-cell>
          <table:table-cell table:style-name="ce242"/>
          <table:table-cell table:style-name="ce142" table:number-columns-repeated="1012"/>
        </table:table-row>
        <table:table-row table:style-name="ro4">
          <table:table-cell table:style-name="ce185"/>
          <table:table-cell table:style-name="ce200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24" table:formula="of:=[.E5]" office:value-type="date" office:date-value="2013-02-01">
            <text:p>01-Feb-13</text:p>
          </table:table-cell>
          <table:table-cell table:style-name="ce224" table:formula="of:=[.H5]" office:value-type="date" office:date-value="2014-01-31">
            <text:p>31-Jan-14</text:p>
          </table:table-cell>
          <table:table-cell table:style-name="ce208"/>
          <table:table-cell table:style-name="ce247"/>
          <table:table-cell table:style-name="ce249" table:formula="of:=IF([.K102]&lt;&gt;0;-[.K102];0)" office:value-type="float" office:value="0">
            <text:p>0 </text:p>
          </table:table-cell>
          <table:table-cell table:style-name="ce232"/>
          <table:table-cell table:style-name="ce259" office:value-type="string">
            <text:p>See Note 4</text:p>
          </table:table-cell>
          <table:table-cell table:style-name="ce242"/>
          <table:table-cell table:style-name="ce142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1"/>
          <table:table-cell table:style-name="ce206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7" table:formula="of:=SUM([.I14:.I19])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4">
          <table:table-cell table:style-name="ce185"/>
          <table:table-cell table:style-name="ce203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195" table:number-columns-repeated="3"/>
          <table:table-cell table:style-name="ce232" table:number-columns-repeated="2"/>
          <table:table-cell table:style-name="ce260" table:formula="of:=[.K12]-[.K20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204"/>
          <table:table-cell table:style-name="ce192" table:number-columns-repeated="2"/>
          <table:table-cell table:style-name="ce20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5" office:value-type="string">
            <text:p>Add gross bank interest received</text:p>
          </table:table-cell>
          <table:table-cell table:style-name="ce197" table:number-columns-repeated="4"/>
          <table:table-cell table:style-name="ce232"/>
          <table:table-cell table:style-name="ce235"/>
          <table:table-cell table:style-name="ce232" table:number-columns-repeated="2"/>
          <table:table-cell table:style-name="ce261" table:formula="of:=-[TrialBalance.EJ58]" office:value-type="float" office:value="-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5"/>
          <table:table-cell table:style-name="ce23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>
            <text:p>Deduct losses brought forward from previous years</text:p>
          </table:table-cell>
          <table:table-cell table:style-name="ce197" table:number-columns-repeated="4"/>
          <table:table-cell table:style-name="ce232"/>
          <table:table-cell table:style-name="ce235"/>
          <table:table-cell table:style-name="ce232" table:number-columns-repeated="2"/>
          <table:table-cell table:style-name="ce261" table:formula="of:=[OpenAccounts.Q5]" office:value-type="float" office:value="0">
            <text:p>0 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2"/>
          <table:table-cell table:style-name="ce258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9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25" table:formula="of:=[.H5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232"/>
          <table:table-cell table:style-name="ce235"/>
          <table:table-cell table:style-name="ce232" table:number-columns-repeated="2"/>
          <table:table-cell table:style-name="ce260" table:formula="of:=[.K22]+[.K24]-[.K26]" office:value-type="float" office:value="0">
            <text:p>0 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206"/>
          <table:table-cell table:style-name="ce192" table:number-columns-repeated="2"/>
          <table:table-cell table:style-name="ce199"/>
          <table:table-cell table:style-name="ce233"/>
          <table:table-cell table:style-name="ce232"/>
          <table:table-cell table:style-name="ce235"/>
          <table:table-cell table:style-name="ce232" table:number-columns-repeated="2"/>
          <table:table-cell table:style-name="ce244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192" table:number-columns-repeated="3"/>
          <table:table-cell table:style-name="ce226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">
          <table:table-cell table:style-name="ce184" office:value-type="string">
            <text:p>Days</text:p>
          </table:table-cell>
          <table:table-cell table:style-name="ce207" office:value-type="string">
            <text:p>Tax Calculation</text:p>
          </table:table-cell>
          <table:table-cell table:style-name="ce216" office:value-type="string">
            <text:p>From</text:p>
          </table:table-cell>
          <table:table-cell table:style-name="ce216" office:value-type="string">
            <text:p>To</text:p>
          </table:table-cell>
          <table:table-cell table:style-name="ce216" office:value-type="string">
            <text:p>Tax Year</text:p>
          </table:table-cell>
          <table:table-cell table:style-name="ce234" office:value-type="string">
            <text:p>Taxable</text:p>
          </table:table-cell>
          <table:table-cell table:style-name="ce234" office:value-type="string" table:number-columns-spanned="2" table:number-rows-spanned="1">
            <text:p>%</text:p>
          </table:table-cell>
          <table:covered-table-cell/>
          <table:table-cell table:style-name="ce234" office:value-type="string">
            <text:p>Corp Tax</text:p>
          </table:table-cell>
          <table:table-cell table:style-name="ce235"/>
          <table:table-cell table:style-name="ce232"/>
          <table:table-cell table:style-name="ce197"/>
          <table:table-cell table:number-columns-repeated="1012"/>
        </table:table-row>
        <table:table-row table:style-name="ro2">
          <table:table-cell table:style-name="ce184"/>
          <table:table-cell table:style-name="ce203"/>
          <table:table-cell table:style-name="ce197" table:number-columns-repeated="2"/>
          <table:table-cell table:style-name="ce208"/>
          <table:table-cell table:style-name="ce235" table:number-columns-repeated="2"/>
          <table:table-cell table:style-name="ce195"/>
          <table:table-cell table:style-name="ce235" table:number-columns-repeated="2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3]-[.C33]+1" office:value-type="float" office:value="59">
            <text:p>59</text:p>
          </table:table-cell>
          <table:table-cell table:style-name="ce208" office:value-type="string">
            <text:p>Corporation Tax</text:p>
          </table:table-cell>
          <table:table-cell table:style-name="ce190" table:formula="of:=[.E5]" office:value-type="date" office:date-value="2013-02-01">
            <text:p>01-Feb-13</text:p>
          </table:table-cell>
          <table:table-cell table:style-name="ce190" table:formula="of:=[Admin.B8]" office:value-type="date" office:date-value="2013-03-31">
            <text:p>31-Mar-13</text:p>
          </table:table-cell>
          <table:table-cell table:style-name="ce227" table:formula="of:=[Admin.K6]" office:value-type="float" office:value="2012">
            <text:p>2012</text:p>
          </table:table-cell>
          <table:table-cell table:style-name="ce236" table:formula="of:=IF([.K28]&gt;0;[.K28]*[.A33]/[.A35];0)" office:value-type="float" office:value="0">
            <text:p>0</text:p>
          </table:table-cell>
          <table:table-cell table:style-name="ce245" table:formula="of:=[Admin.P6]" office:value-type="float" office:value="20" table:number-columns-spanned="2" table:number-rows-spanned="1">
            <text:p>20</text:p>
          </table:table-cell>
          <table:covered-table-cell/>
          <table:table-cell table:style-name="ce250" table:formula="of:=[.F33]*[.G33]/100" office:value-type="float" office:value="0">
            <text:p>0.00</text:p>
          </table:table-cell>
          <table:table-cell table:style-name="ce255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4]+1" office:value-type="float" office:value="306">
            <text:p>306</text:p>
          </table:table-cell>
          <table:table-cell table:style-name="ce208" office:value-type="string">
            <text:p>Corporation Tax</text:p>
          </table:table-cell>
          <table:table-cell table:style-name="ce190" table:formula="of:=[Admin.B9]" office:value-type="date" office:date-value="2013-04-01">
            <text:p>01-Apr-13</text:p>
          </table:table-cell>
          <table:table-cell table:style-name="ce190" table:formula="of:=[.H5]" office:value-type="date" office:date-value="2014-01-31">
            <text:p>31-Jan-14</text:p>
          </table:table-cell>
          <table:table-cell table:style-name="ce227" table:formula="of:=[Admin.K7]" office:value-type="float" office:value="2013">
            <text:p>2013</text:p>
          </table:table-cell>
          <table:table-cell table:style-name="ce236" table:formula="of:=IF([.K28]&gt;0;[.K28]*[.A34]/[.A35];0)" office:value-type="float" office:value="0">
            <text:p>0</text:p>
          </table:table-cell>
          <table:table-cell table:style-name="ce245" table:formula="of:=[Admin.P7]" office:value-type="float" office:value="20" table:number-columns-spanned="2" table:number-rows-spanned="1">
            <text:p>20</text:p>
          </table:table-cell>
          <table:covered-table-cell/>
          <table:table-cell table:style-name="ce250" table:formula="of:=[.F34]*[.G34]/100" office:value-type="float" office:value="0">
            <text:p>0.00</text:p>
          </table:table-cell>
          <table:table-cell table:style-name="ce255"/>
          <table:table-cell table:style-name="ce232"/>
          <table:table-cell table:style-name="ce197"/>
          <table:table-cell table:number-columns-repeated="1012"/>
        </table:table-row>
        <table:table-row table:style-name="ro25">
          <table:table-cell table:style-name="ce186" table:formula="of:=[.D34]-[.C33]+1" office:value-type="float" office:value="365">
            <text:p>365</text:p>
          </table:table-cell>
          <table:table-cell table:style-name="ce199" office:value-type="string">
            <text:p>Corporation Tax chargeable</text:p>
          </table:table-cell>
          <table:table-cell table:style-name="ce192" table:number-columns-repeated="2"/>
          <table:table-cell table:style-name="ce204"/>
          <table:table-cell table:style-name="ce237"/>
          <table:table-cell table:style-name="ce232"/>
          <table:table-cell table:style-name="ce235"/>
          <table:table-cell table:style-name="ce251" table:number-columns-repeated="2"/>
          <table:table-cell table:style-name="ce262" table:formula="of:=SUM([.I33:.I34])" office:value-type="float" office:value="0">
            <text:p>0.00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192"/>
          <table:table-cell table:style-name="ce206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32" table:number-columns-repeated="2"/>
          <table:table-cell table:style-name="ce263" table:formula="of:=[TrialBalance.EH35]" office:value-type="float" office:value="-0">
            <text:p>0.00</text:p>
          </table:table-cell>
          <table:table-cell table:style-name="ce192"/>
          <table:table-cell table:style-name="ce142" table:number-columns-repeated="1012"/>
        </table:table-row>
        <table:table-row table:style-name="ro8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5">
          <table:table-cell table:style-name="ce185"/>
          <table:table-cell table:style-name="ce209" office:value-type="string">
            <text:p>TAX OUTSTANDING</text:p>
          </table:table-cell>
          <table:table-cell table:style-name="ce192" table:number-columns-repeated="2"/>
          <table:table-cell table:style-name="ce228" table:number-columns-repeated="5"/>
          <table:table-cell table:style-name="ce232"/>
          <table:table-cell table:style-name="ce264" table:formula="of:=[.K35]-[.K37]" office:value-type="float" office:value="0">
            <text:p>0.00 </text:p>
          </table:table-cell>
          <table:table-cell table:style-name="ce192"/>
          <table:table-cell table:style-name="ce142" table:number-columns-repeated="1012"/>
        </table:table-row>
        <table:table-row table:style-name="ro6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6">
          <table:table-cell table:style-name="ce187" table:number-columns-repeated="2"/>
          <table:table-cell table:style-name="ce217" table:number-columns-repeated="2"/>
          <table:table-cell table:style-name="ce187" table:number-columns-repeated="8"/>
          <table:table-cell table:style-name="ce217" table:number-columns-repeated="1012"/>
        </table:table-row>
        <table:table-row table:style-name="ro27">
          <table:table-cell table:style-name="ce187" table:number-columns-repeated="2"/>
          <table:table-cell table:style-name="ce217" table:number-columns-repeated="2"/>
          <table:table-cell table:style-name="ce187" table:number-columns-repeated="8"/>
          <table:table-cell table:style-name="ce217" table:number-columns-repeated="1012"/>
        </table:table-row>
        <table:table-row table:style-name="ro26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26">
          <table:table-cell table:style-name="ce185"/>
          <table:table-cell table:style-name="ce206" office:value-type="string" table:number-columns-spanned="2" table:number-rows-spanned="1">
            <text:p><text:s/>CAPITAL ALLOWANCES DEDUCTED </text:p>
          </table:table-cell>
          <table:covered-table-cell/>
          <table:table-cell table:style-name="ce192" table:number-columns-repeated="2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8" office:value-type="string" table:number-columns-spanned="1" table:number-rows-spanned="2">
            <text:p>Capital Expenditure</text:p>
          </table:table-cell>
          <table:table-cell table:style-name="ce232"/>
          <table:table-cell table:style-name="ce235"/>
          <table:table-cell table:style-name="ce238" office:value-type="string" table:number-columns-spanned="1" table:number-rows-spanned="2">
            <text:p>Annual Investment Allowances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24">
          <table:table-cell table:style-name="ce188" office:value-type="string">
            <text:p>Note 1</text:p>
          </table:table-cell>
          <table:table-cell table:style-name="ce210" office:value-type="string" table:number-columns-spanned="2" table:number-rows-spanned="1">
            <text:p>Annual Investment Allowances</text:p>
          </table:table-cell>
          <table:covered-table-cell/>
          <table:table-cell table:style-name="ce197"/>
          <table:table-cell table:style-name="ce227"/>
          <table:covered-table-cell/>
          <table:table-cell table:style-name="ce232"/>
          <table:table-cell table:style-name="ce235"/>
          <table:covered-table-cell/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1"/>
          <table:table-cell table:style-name="ce197" table:number-columns-repeated="2"/>
          <table:table-cell table:style-name="ce227"/>
          <table:table-cell table:style-name="ce239" office:value-type="string">
            <text:p>£</text:p>
          </table:table-cell>
          <table:table-cell table:style-name="ce232"/>
          <table:table-cell table:style-name="ce235"/>
          <table:table-cell table:style-name="ce252" office:value-type="string">
            <text:p>£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08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18" table:formula="of:=[.E5]" office:value-type="date" office:date-value="2013-02-01">
            <text:p>01-Feb-13</text:p>
          </table:table-cell>
          <table:table-cell table:style-name="ce218" table:formula="of:=[.H5]" office:value-type="date" office:date-value="2014-01-31">
            <text:p>31-Jan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67]&gt;0;['file:///C:/Users/antony/diy/GB%20Accounts/GB%20Accounts%202012-13/GB%20Accounts%20Company%202014-01-31%20(Jan14)%20OpenOffice/Fixedassets.ods'#$Schedule.$B$67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67]&gt;0;['file:///C:/Users/antony/diy/GB%20Accounts/GB%20Accounts%202012-13/GB%20Accounts%20Company%202014-01-31%20(Jan14)%20OpenOffice/Fixedassets.ods'#$Schedule.$C$6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67]&gt;0;['file:///C:/Users/antony/diy/GB%20Accounts/GB%20Accounts%202012-13/GB%20Accounts%20Company%202014-01-31%20(Jan14)%20OpenOffice/Fixedassets.ods'#$Schedule.$E$6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67]&gt;0;['file:///C:/Users/antony/diy/GB%20Accounts/GB%20Accounts%202012-13/GB%20Accounts%20Company%202014-01-31%20(Jan14)%20OpenOffice/Fixedassets.ods'#$Schedule.$Q$6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68]&gt;0;['file:///C:/Users/antony/diy/GB%20Accounts/GB%20Accounts%202012-13/GB%20Accounts%20Company%202014-01-31%20(Jan14)%20OpenOffice/Fixedassets.ods'#$Schedule.$B$68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68]&gt;0;['file:///C:/Users/antony/diy/GB%20Accounts/GB%20Accounts%202012-13/GB%20Accounts%20Company%202014-01-31%20(Jan14)%20OpenOffice/Fixedassets.ods'#$Schedule.$C$6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68]&gt;0;['file:///C:/Users/antony/diy/GB%20Accounts/GB%20Accounts%202012-13/GB%20Accounts%20Company%202014-01-31%20(Jan14)%20OpenOffice/Fixedassets.ods'#$Schedule.$E$6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68]&gt;0;['file:///C:/Users/antony/diy/GB%20Accounts/GB%20Accounts%202012-13/GB%20Accounts%20Company%202014-01-31%20(Jan14)%20OpenOffice/Fixedassets.ods'#$Schedule.$Q$6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69]&gt;0;['file:///C:/Users/antony/diy/GB%20Accounts/GB%20Accounts%202012-13/GB%20Accounts%20Company%202014-01-31%20(Jan14)%20OpenOffice/Fixedassets.ods'#$Schedule.$B$69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69]&gt;0;['file:///C:/Users/antony/diy/GB%20Accounts/GB%20Accounts%202012-13/GB%20Accounts%20Company%202014-01-31%20(Jan14)%20OpenOffice/Fixedassets.ods'#$Schedule.$C$6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69]&gt;0;['file:///C:/Users/antony/diy/GB%20Accounts/GB%20Accounts%202012-13/GB%20Accounts%20Company%202014-01-31%20(Jan14)%20OpenOffice/Fixedassets.ods'#$Schedule.$E$6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69]&gt;0;['file:///C:/Users/antony/diy/GB%20Accounts/GB%20Accounts%202012-13/GB%20Accounts%20Company%202014-01-31%20(Jan14)%20OpenOffice/Fixedassets.ods'#$Schedule.$Q$6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0]&gt;0;['file:///C:/Users/antony/diy/GB%20Accounts/GB%20Accounts%202012-13/GB%20Accounts%20Company%202014-01-31%20(Jan14)%20OpenOffice/Fixedassets.ods'#$Schedule.$B$70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0]&gt;0;['file:///C:/Users/antony/diy/GB%20Accounts/GB%20Accounts%202012-13/GB%20Accounts%20Company%202014-01-31%20(Jan14)%20OpenOffice/Fixedassets.ods'#$Schedule.$C$7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0]&gt;0;['file:///C:/Users/antony/diy/GB%20Accounts/GB%20Accounts%202012-13/GB%20Accounts%20Company%202014-01-31%20(Jan14)%20OpenOffice/Fixedassets.ods'#$Schedule.$E$7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0]&gt;0;['file:///C:/Users/antony/diy/GB%20Accounts/GB%20Accounts%202012-13/GB%20Accounts%20Company%202014-01-31%20(Jan14)%20OpenOffice/Fixedassets.ods'#$Schedule.$Q$7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1]&gt;0;['file:///C:/Users/antony/diy/GB%20Accounts/GB%20Accounts%202012-13/GB%20Accounts%20Company%202014-01-31%20(Jan14)%20OpenOffice/Fixedassets.ods'#$Schedule.$B$71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1]&gt;0;['file:///C:/Users/antony/diy/GB%20Accounts/GB%20Accounts%202012-13/GB%20Accounts%20Company%202014-01-31%20(Jan14)%20OpenOffice/Fixedassets.ods'#$Schedule.$C$7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1]&gt;0;['file:///C:/Users/antony/diy/GB%20Accounts/GB%20Accounts%202012-13/GB%20Accounts%20Company%202014-01-31%20(Jan14)%20OpenOffice/Fixedassets.ods'#$Schedule.$E$7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1]&gt;0;['file:///C:/Users/antony/diy/GB%20Accounts/GB%20Accounts%202012-13/GB%20Accounts%20Company%202014-01-31%20(Jan14)%20OpenOffice/Fixedassets.ods'#$Schedule.$Q$7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2]&gt;0;['file:///C:/Users/antony/diy/GB%20Accounts/GB%20Accounts%202012-13/GB%20Accounts%20Company%202014-01-31%20(Jan14)%20OpenOffice/Fixedassets.ods'#$Schedule.$B$72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2]&gt;0;['file:///C:/Users/antony/diy/GB%20Accounts/GB%20Accounts%202012-13/GB%20Accounts%20Company%202014-01-31%20(Jan14)%20OpenOffice/Fixedassets.ods'#$Schedule.$C$7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2]&gt;0;['file:///C:/Users/antony/diy/GB%20Accounts/GB%20Accounts%202012-13/GB%20Accounts%20Company%202014-01-31%20(Jan14)%20OpenOffice/Fixedassets.ods'#$Schedule.$E$7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2]&gt;0;['file:///C:/Users/antony/diy/GB%20Accounts/GB%20Accounts%202012-13/GB%20Accounts%20Company%202014-01-31%20(Jan14)%20OpenOffice/Fixedassets.ods'#$Schedule.$Q$7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3]&gt;0;['file:///C:/Users/antony/diy/GB%20Accounts/GB%20Accounts%202012-13/GB%20Accounts%20Company%202014-01-31%20(Jan14)%20OpenOffice/Fixedassets.ods'#$Schedule.$B$73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3]&gt;0;['file:///C:/Users/antony/diy/GB%20Accounts/GB%20Accounts%202012-13/GB%20Accounts%20Company%202014-01-31%20(Jan14)%20OpenOffice/Fixedassets.ods'#$Schedule.$C$7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3]&gt;0;['file:///C:/Users/antony/diy/GB%20Accounts/GB%20Accounts%202012-13/GB%20Accounts%20Company%202014-01-31%20(Jan14)%20OpenOffice/Fixedassets.ods'#$Schedule.$E$7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3]&gt;0;['file:///C:/Users/antony/diy/GB%20Accounts/GB%20Accounts%202012-13/GB%20Accounts%20Company%202014-01-31%20(Jan14)%20OpenOffice/Fixedassets.ods'#$Schedule.$Q$7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4]&gt;0;['file:///C:/Users/antony/diy/GB%20Accounts/GB%20Accounts%202012-13/GB%20Accounts%20Company%202014-01-31%20(Jan14)%20OpenOffice/Fixedassets.ods'#$Schedule.$B$74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4]&gt;0;['file:///C:/Users/antony/diy/GB%20Accounts/GB%20Accounts%202012-13/GB%20Accounts%20Company%202014-01-31%20(Jan14)%20OpenOffice/Fixedassets.ods'#$Schedule.$C$74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4]&gt;0;['file:///C:/Users/antony/diy/GB%20Accounts/GB%20Accounts%202012-13/GB%20Accounts%20Company%202014-01-31%20(Jan14)%20OpenOffice/Fixedassets.ods'#$Schedule.$E$74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4]&gt;0;['file:///C:/Users/antony/diy/GB%20Accounts/GB%20Accounts%202012-13/GB%20Accounts%20Company%202014-01-31%20(Jan14)%20OpenOffice/Fixedassets.ods'#$Schedule.$Q$74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90"/>
          <table:table-cell table:style-name="ce208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18" table:formula="of:=[.E5]" office:value-type="date" office:date-value="2013-02-01">
            <text:p>01-Feb-13</text:p>
          </table:table-cell>
          <table:table-cell table:style-name="ce218" table:formula="of:=[.H5]" office:value-type="date" office:date-value="2014-01-31">
            <text:p>31-Jan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8]&gt;0;['file:///C:/Users/antony/diy/GB%20Accounts/GB%20Accounts%202012-13/GB%20Accounts%20Company%202014-01-31%20(Jan14)%20OpenOffice/Fixedassets.ods'#$Schedule.$B$78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8]&gt;0;['file:///C:/Users/antony/diy/GB%20Accounts/GB%20Accounts%202012-13/GB%20Accounts%20Company%202014-01-31%20(Jan14)%20OpenOffice/Fixedassets.ods'#$Schedule.$C$7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8]&gt;0;['file:///C:/Users/antony/diy/GB%20Accounts/GB%20Accounts%202012-13/GB%20Accounts%20Company%202014-01-31%20(Jan14)%20OpenOffice/Fixedassets.ods'#$Schedule.$E$7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8]&gt;0;['file:///C:/Users/antony/diy/GB%20Accounts/GB%20Accounts%202012-13/GB%20Accounts%20Company%202014-01-31%20(Jan14)%20OpenOffice/Fixedassets.ods'#$Schedule.$Q$7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79]&gt;0;['file:///C:/Users/antony/diy/GB%20Accounts/GB%20Accounts%202012-13/GB%20Accounts%20Company%202014-01-31%20(Jan14)%20OpenOffice/Fixedassets.ods'#$Schedule.$B$79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79]&gt;0;['file:///C:/Users/antony/diy/GB%20Accounts/GB%20Accounts%202012-13/GB%20Accounts%20Company%202014-01-31%20(Jan14)%20OpenOffice/Fixedassets.ods'#$Schedule.$C$7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79]&gt;0;['file:///C:/Users/antony/diy/GB%20Accounts/GB%20Accounts%202012-13/GB%20Accounts%20Company%202014-01-31%20(Jan14)%20OpenOffice/Fixedassets.ods'#$Schedule.$E$7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79]&gt;0;['file:///C:/Users/antony/diy/GB%20Accounts/GB%20Accounts%202012-13/GB%20Accounts%20Company%202014-01-31%20(Jan14)%20OpenOffice/Fixedassets.ods'#$Schedule.$Q$7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0]&gt;0;['file:///C:/Users/antony/diy/GB%20Accounts/GB%20Accounts%202012-13/GB%20Accounts%20Company%202014-01-31%20(Jan14)%20OpenOffice/Fixedassets.ods'#$Schedule.$B$80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0]&gt;0;['file:///C:/Users/antony/diy/GB%20Accounts/GB%20Accounts%202012-13/GB%20Accounts%20Company%202014-01-31%20(Jan14)%20OpenOffice/Fixedassets.ods'#$Schedule.$C$8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0]&gt;0;['file:///C:/Users/antony/diy/GB%20Accounts/GB%20Accounts%202012-13/GB%20Accounts%20Company%202014-01-31%20(Jan14)%20OpenOffice/Fixedassets.ods'#$Schedule.$E$8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0]&gt;0;['file:///C:/Users/antony/diy/GB%20Accounts/GB%20Accounts%202012-13/GB%20Accounts%20Company%202014-01-31%20(Jan14)%20OpenOffice/Fixedassets.ods'#$Schedule.$Q$8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1]&gt;0;['file:///C:/Users/antony/diy/GB%20Accounts/GB%20Accounts%202012-13/GB%20Accounts%20Company%202014-01-31%20(Jan14)%20OpenOffice/Fixedassets.ods'#$Schedule.$B$81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1]&gt;0;['file:///C:/Users/antony/diy/GB%20Accounts/GB%20Accounts%202012-13/GB%20Accounts%20Company%202014-01-31%20(Jan14)%20OpenOffice/Fixedassets.ods'#$Schedule.$C$8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1]&gt;0;['file:///C:/Users/antony/diy/GB%20Accounts/GB%20Accounts%202012-13/GB%20Accounts%20Company%202014-01-31%20(Jan14)%20OpenOffice/Fixedassets.ods'#$Schedule.$E$8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1]&gt;0;['file:///C:/Users/antony/diy/GB%20Accounts/GB%20Accounts%202012-13/GB%20Accounts%20Company%202014-01-31%20(Jan14)%20OpenOffice/Fixedassets.ods'#$Schedule.$Q$8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2]&gt;0;['file:///C:/Users/antony/diy/GB%20Accounts/GB%20Accounts%202012-13/GB%20Accounts%20Company%202014-01-31%20(Jan14)%20OpenOffice/Fixedassets.ods'#$Schedule.$B$82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2]&gt;0;['file:///C:/Users/antony/diy/GB%20Accounts/GB%20Accounts%202012-13/GB%20Accounts%20Company%202014-01-31%20(Jan14)%20OpenOffice/Fixedassets.ods'#$Schedule.$C$8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2]&gt;0;['file:///C:/Users/antony/diy/GB%20Accounts/GB%20Accounts%202012-13/GB%20Accounts%20Company%202014-01-31%20(Jan14)%20OpenOffice/Fixedassets.ods'#$Schedule.$E$8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2]&gt;0;['file:///C:/Users/antony/diy/GB%20Accounts/GB%20Accounts%202012-13/GB%20Accounts%20Company%202014-01-31%20(Jan14)%20OpenOffice/Fixedassets.ods'#$Schedule.$Q$8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91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18" table:formula="of:=[.E5]" office:value-type="date" office:date-value="2013-02-01">
            <text:p>01-Feb-13</text:p>
          </table:table-cell>
          <table:table-cell table:style-name="ce218" table:formula="of:=[.H5]" office:value-type="date" office:date-value="2014-01-31">
            <text:p>31-Jan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6]&gt;0;['file:///C:/Users/antony/diy/GB%20Accounts/GB%20Accounts%202012-13/GB%20Accounts%20Company%202014-01-31%20(Jan14)%20OpenOffice/Fixedassets.ods'#$Schedule.$B$86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6]&gt;0;['file:///C:/Users/antony/diy/GB%20Accounts/GB%20Accounts%202012-13/GB%20Accounts%20Company%202014-01-31%20(Jan14)%20OpenOffice/Fixedassets.ods'#$Schedule.$C$86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6]&gt;0;['file:///C:/Users/antony/diy/GB%20Accounts/GB%20Accounts%202012-13/GB%20Accounts%20Company%202014-01-31%20(Jan14)%20OpenOffice/Fixedassets.ods'#$Schedule.$E$86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6]&gt;0;['file:///C:/Users/antony/diy/GB%20Accounts/GB%20Accounts%202012-13/GB%20Accounts%20Company%202014-01-31%20(Jan14)%20OpenOffice/Fixedassets.ods'#$Schedule.$Q$86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7]&gt;0;['file:///C:/Users/antony/diy/GB%20Accounts/GB%20Accounts%202012-13/GB%20Accounts%20Company%202014-01-31%20(Jan14)%20OpenOffice/Fixedassets.ods'#$Schedule.$B$87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7]&gt;0;['file:///C:/Users/antony/diy/GB%20Accounts/GB%20Accounts%202012-13/GB%20Accounts%20Company%202014-01-31%20(Jan14)%20OpenOffice/Fixedassets.ods'#$Schedule.$C$8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7]&gt;0;['file:///C:/Users/antony/diy/GB%20Accounts/GB%20Accounts%202012-13/GB%20Accounts%20Company%202014-01-31%20(Jan14)%20OpenOffice/Fixedassets.ods'#$Schedule.$E$8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7]&gt;0;['file:///C:/Users/antony/diy/GB%20Accounts/GB%20Accounts%202012-13/GB%20Accounts%20Company%202014-01-31%20(Jan14)%20OpenOffice/Fixedassets.ods'#$Schedule.$Q$8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5">
          <table:table-cell table:style-name="ce189" table:formula="of:=IF(['file:///C:/Users/antony/diy/GB%20Accounts/GB%20Accounts%202012-13/GB%20Accounts%20Company%202014-01-31%20(Jan14)%20OpenOffice/Fixedassets.ods'#$Schedule.$E$88]&gt;0;['file:///C:/Users/antony/diy/GB%20Accounts/GB%20Accounts%202012-13/GB%20Accounts%20Company%202014-01-31%20(Jan14)%20OpenOffice/Fixedassets.ods'#$Schedule.$B$88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8]&gt;0;['file:///C:/Users/antony/diy/GB%20Accounts/GB%20Accounts%202012-13/GB%20Accounts%20Company%202014-01-31%20(Jan14)%20OpenOffice/Fixedassets.ods'#$Schedule.$C$88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8]&gt;0;['file:///C:/Users/antony/diy/GB%20Accounts/GB%20Accounts%202012-13/GB%20Accounts%20Company%202014-01-31%20(Jan14)%20OpenOffice/Fixedassets.ods'#$Schedule.$E$8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8]&gt;0;['file:///C:/Users/antony/diy/GB%20Accounts/GB%20Accounts%202012-13/GB%20Accounts%20Company%202014-01-31%20(Jan14)%20OpenOffice/Fixedassets.ods'#$Schedule.$Q$88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89]&gt;0;['file:///C:/Users/antony/diy/GB%20Accounts/GB%20Accounts%202012-13/GB%20Accounts%20Company%202014-01-31%20(Jan14)%20OpenOffice/Fixedassets.ods'#$Schedule.$B$89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89]&gt;0;['file:///C:/Users/antony/diy/GB%20Accounts/GB%20Accounts%202012-13/GB%20Accounts%20Company%202014-01-31%20(Jan14)%20OpenOffice/Fixedassets.ods'#$Schedule.$C$89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89]&gt;0;['file:///C:/Users/antony/diy/GB%20Accounts/GB%20Accounts%202012-13/GB%20Accounts%20Company%202014-01-31%20(Jan14)%20OpenOffice/Fixedassets.ods'#$Schedule.$E$8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89]&gt;0;['file:///C:/Users/antony/diy/GB%20Accounts/GB%20Accounts%202012-13/GB%20Accounts%20Company%202014-01-31%20(Jan14)%20OpenOffice/Fixedassets.ods'#$Schedule.$Q$89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90]&gt;0;['file:///C:/Users/antony/diy/GB%20Accounts/GB%20Accounts%202012-13/GB%20Accounts%20Company%202014-01-31%20(Jan14)%20OpenOffice/Fixedassets.ods'#$Schedule.$B$90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0]&gt;0;['file:///C:/Users/antony/diy/GB%20Accounts/GB%20Accounts%202012-13/GB%20Accounts%20Company%202014-01-31%20(Jan14)%20OpenOffice/Fixedassets.ods'#$Schedule.$C$90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0]&gt;0;['file:///C:/Users/antony/diy/GB%20Accounts/GB%20Accounts%202012-13/GB%20Accounts%20Company%202014-01-31%20(Jan14)%20OpenOffice/Fixedassets.ods'#$Schedule.$E$9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0]&gt;0;['file:///C:/Users/antony/diy/GB%20Accounts/GB%20Accounts%202012-13/GB%20Accounts%20Company%202014-01-31%20(Jan14)%20OpenOffice/Fixedassets.ods'#$Schedule.$Q$90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91]&gt;0;['file:///C:/Users/antony/diy/GB%20Accounts/GB%20Accounts%202012-13/GB%20Accounts%20Company%202014-01-31%20(Jan14)%20OpenOffice/Fixedassets.ods'#$Schedule.$B$91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1]&gt;0;['file:///C:/Users/antony/diy/GB%20Accounts/GB%20Accounts%202012-13/GB%20Accounts%20Company%202014-01-31%20(Jan14)%20OpenOffice/Fixedassets.ods'#$Schedule.$C$91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1]&gt;0;['file:///C:/Users/antony/diy/GB%20Accounts/GB%20Accounts%202012-13/GB%20Accounts%20Company%202014-01-31%20(Jan14)%20OpenOffice/Fixedassets.ods'#$Schedule.$E$9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1]&gt;0;['file:///C:/Users/antony/diy/GB%20Accounts/GB%20Accounts%202012-13/GB%20Accounts%20Company%202014-01-31%20(Jan14)%20OpenOffice/Fixedassets.ods'#$Schedule.$Q$91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92]&gt;0;['file:///C:/Users/antony/diy/GB%20Accounts/GB%20Accounts%202012-13/GB%20Accounts%20Company%202014-01-31%20(Jan14)%20OpenOffice/Fixedassets.ods'#$Schedule.$B$92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2]&gt;0;['file:///C:/Users/antony/diy/GB%20Accounts/GB%20Accounts%202012-13/GB%20Accounts%20Company%202014-01-31%20(Jan14)%20OpenOffice/Fixedassets.ods'#$Schedule.$C$92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2]&gt;0;['file:///C:/Users/antony/diy/GB%20Accounts/GB%20Accounts%202012-13/GB%20Accounts%20Company%202014-01-31%20(Jan14)%20OpenOffice/Fixedassets.ods'#$Schedule.$E$92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2]&gt;0;['file:///C:/Users/antony/diy/GB%20Accounts/GB%20Accounts%202012-13/GB%20Accounts%20Company%202014-01-31%20(Jan14)%20OpenOffice/Fixedassets.ods'#$Schedule.$Q$92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93]&gt;0;['file:///C:/Users/antony/diy/GB%20Accounts/GB%20Accounts%202012-13/GB%20Accounts%20Company%202014-01-31%20(Jan14)%20OpenOffice/Fixedassets.ods'#$Schedule.$B$93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3]&gt;0;['file:///C:/Users/antony/diy/GB%20Accounts/GB%20Accounts%202012-13/GB%20Accounts%20Company%202014-01-31%20(Jan14)%20OpenOffice/Fixedassets.ods'#$Schedule.$C$9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3]&gt;0;['file:///C:/Users/antony/diy/GB%20Accounts/GB%20Accounts%202012-13/GB%20Accounts%20Company%202014-01-31%20(Jan14)%20OpenOffice/Fixedassets.ods'#$Schedule.$E$9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3]&gt;0;['file:///C:/Users/antony/diy/GB%20Accounts/GB%20Accounts%202012-13/GB%20Accounts%20Company%202014-01-31%20(Jan14)%20OpenOffice/Fixedassets.ods'#$Schedule.$Q$9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200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18" table:formula="of:=[.E5]" office:value-type="date" office:date-value="2013-02-01">
            <text:p>01-Feb-13</text:p>
          </table:table-cell>
          <table:table-cell table:style-name="ce218" table:formula="of:=[.H5]" office:value-type="date" office:date-value="2014-01-31">
            <text:p>31-Jan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103]&gt;0;['file:///C:/Users/antony/diy/GB%20Accounts/GB%20Accounts%202012-13/GB%20Accounts%20Company%202014-01-31%20(Jan14)%20OpenOffice/Fixedassets.ods'#$Schedule.$B$103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3]&gt;0;['file:///C:/Users/antony/diy/GB%20Accounts/GB%20Accounts%202012-13/GB%20Accounts%20Company%202014-01-31%20(Jan14)%20OpenOffice/Fixedassets.ods'#$Schedule.$C$103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3]&gt;0;['file:///C:/Users/antony/diy/GB%20Accounts/GB%20Accounts%202012-13/GB%20Accounts%20Company%202014-01-31%20(Jan14)%20OpenOffice/Fixedassets.ods'#$Schedule.$E$103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3]&gt;0;['file:///C:/Users/antony/diy/GB%20Accounts/GB%20Accounts%202012-13/GB%20Accounts%20Company%202014-01-31%20(Jan14)%20OpenOffice/Fixedassets.ods'#$Schedule.$Q$103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104]&gt;0;['file:///C:/Users/antony/diy/GB%20Accounts/GB%20Accounts%202012-13/GB%20Accounts%20Company%202014-01-31%20(Jan14)%20OpenOffice/Fixedassets.ods'#$Schedule.$B$104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4]&gt;0;['file:///C:/Users/antony/diy/GB%20Accounts/GB%20Accounts%202012-13/GB%20Accounts%20Company%202014-01-31%20(Jan14)%20OpenOffice/Fixedassets.ods'#$Schedule.$C$104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4]&gt;0;['file:///C:/Users/antony/diy/GB%20Accounts/GB%20Accounts%202012-13/GB%20Accounts%20Company%202014-01-31%20(Jan14)%20OpenOffice/Fixedassets.ods'#$Schedule.$E$104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4]&gt;0;['file:///C:/Users/antony/diy/GB%20Accounts/GB%20Accounts%202012-13/GB%20Accounts%20Company%202014-01-31%20(Jan14)%20OpenOffice/Fixedassets.ods'#$Schedule.$Q$104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105]&gt;0;['file:///C:/Users/antony/diy/GB%20Accounts/GB%20Accounts%202012-13/GB%20Accounts%20Company%202014-01-31%20(Jan14)%20OpenOffice/Fixedassets.ods'#$Schedule.$B$105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5]&gt;0;['file:///C:/Users/antony/diy/GB%20Accounts/GB%20Accounts%202012-13/GB%20Accounts%20Company%202014-01-31%20(Jan14)%20OpenOffice/Fixedassets.ods'#$Schedule.$C$105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5]&gt;0;['file:///C:/Users/antony/diy/GB%20Accounts/GB%20Accounts%202012-13/GB%20Accounts%20Company%202014-01-31%20(Jan14)%20OpenOffice/Fixedassets.ods'#$Schedule.$E$105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5]&gt;0;['file:///C:/Users/antony/diy/GB%20Accounts/GB%20Accounts%202012-13/GB%20Accounts%20Company%202014-01-31%20(Jan14)%20OpenOffice/Fixedassets.ods'#$Schedule.$Q$105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106]&gt;0;['file:///C:/Users/antony/diy/GB%20Accounts/GB%20Accounts%202012-13/GB%20Accounts%20Company%202014-01-31%20(Jan14)%20OpenOffice/Fixedassets.ods'#$Schedule.$B$106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6]&gt;0;['file:///C:/Users/antony/diy/GB%20Accounts/GB%20Accounts%202012-13/GB%20Accounts%20Company%202014-01-31%20(Jan14)%20OpenOffice/Fixedassets.ods'#$Schedule.$C$106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6]&gt;0;['file:///C:/Users/antony/diy/GB%20Accounts/GB%20Accounts%202012-13/GB%20Accounts%20Company%202014-01-31%20(Jan14)%20OpenOffice/Fixedassets.ods'#$Schedule.$E$106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6]&gt;0;['file:///C:/Users/antony/diy/GB%20Accounts/GB%20Accounts%202012-13/GB%20Accounts%20Company%202014-01-31%20(Jan14)%20OpenOffice/Fixedassets.ods'#$Schedule.$Q$106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0">
          <table:table-cell table:style-name="ce189" table:formula="of:=IF(['file:///C:/Users/antony/diy/GB%20Accounts/GB%20Accounts%202012-13/GB%20Accounts%20Company%202014-01-31%20(Jan14)%20OpenOffice/Fixedassets.ods'#$Schedule.$E$107]&gt;0;['file:///C:/Users/antony/diy/GB%20Accounts/GB%20Accounts%202012-13/GB%20Accounts%20Company%202014-01-31%20(Jan14)%20OpenOffice/Fixedassets.ods'#$Schedule.$B$107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7]&gt;0;['file:///C:/Users/antony/diy/GB%20Accounts/GB%20Accounts%202012-13/GB%20Accounts%20Company%202014-01-31%20(Jan14)%20OpenOffice/Fixedassets.ods'#$Schedule.$C$107];&quot; &quot;)" office:value-type="string" office:string-value=" ">
            <text:p><text:s/></text:p>
          </table:table-cell>
          <table:table-cell table:style-name="ce142"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7]&gt;0;['file:///C:/Users/antony/diy/GB%20Accounts/GB%20Accounts%202012-13/GB%20Accounts%20Company%202014-01-31%20(Jan14)%20OpenOffice/Fixedassets.ods'#$Schedule.$E$10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7]&gt;0;['file:///C:/Users/antony/diy/GB%20Accounts/GB%20Accounts%202012-13/GB%20Accounts%20Company%202014-01-31%20(Jan14)%20OpenOffice/Fixedassets.ods'#$Schedule.$Q$107];&quot; &quot;)" office:value-type="string" office:string-value=" ">
            <text:p><text:s/>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85"/>
          <table:table-cell table:style-name="ce213" office:value-type="string" table:number-columns-spanned="2" table:number-rows-spanned="1">
            <text:p>Total Capital Expenditure between</text:p>
          </table:table-cell>
          <table:covered-table-cell/>
          <table:table-cell table:style-name="ce190" table:formula="of:=[.E5]" office:value-type="date" office:date-value="2013-02-01">
            <text:p>01-Feb-13</text:p>
          </table:table-cell>
          <table:table-cell table:style-name="ce230" table:formula="of:=[.H5]" office:value-type="date" office:date-value="2014-01-31">
            <text:p>31-Jan-14</text:p>
          </table:table-cell>
          <table:table-cell table:style-name="ce241" table:formula="of:=SUM([.F48:.F78])" office:value-type="float" office:value="0">
            <text:p>0</text:p>
          </table:table-cell>
          <table:table-cell table:style-name="ce232"/>
          <table:table-cell table:style-name="ce235"/>
          <table:table-cell table:style-name="ce240" table:formula="of:=SUM([.I48:.I78])" office:value-type="float" office:value="0">
            <text:p>0</text:p>
          </table:table-cell>
          <table:table-cell table:style-name="ce232"/>
          <table:table-cell table:style-name="ce240" table:formula="of:=[.I79]" office:value-type="float" office:value="0">
            <text:p>0</text:p>
          </table:table-cell>
          <table:table-cell table:style-name="ce192"/>
          <table:table-cell table:style-name="ce142" table:number-columns-repeated="1012"/>
        </table:table-row>
        <table:table-row table:style-name="ro10">
          <table:table-cell table:style-name="ce185"/>
          <table:table-cell table:style-name="ce192" table:number-columns-repeated="4"/>
          <table:table-cell table:style-name="ce232" table:number-columns-repeated="2"/>
          <table:table-cell table:style-name="ce235"/>
          <table:table-cell table:style-name="ce192"/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28">
          <table:table-cell table:style-name="ce185"/>
          <table:table-cell table:style-name="ce214" table:number-columns-spanned="2" table:number-rows-spanned="1"/>
          <table:covered-table-cell/>
          <table:table-cell table:style-name="ce192" table:number-columns-repeated="2"/>
          <table:table-cell table:style-name="ce238" office:value-type="string" table:number-columns-spanned="1" table:number-rows-spanned="2">
            <text:p>Capital Expenditure</text:p>
          </table:table-cell>
          <table:table-cell table:style-name="ce232"/>
          <table:table-cell table:style-name="ce235"/>
          <table:table-cell table:style-name="ce238" office:value-type="string" table:number-columns-spanned="1" table:number-rows-spanned="2">
            <text:p>Writing Down Allowances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8">
          <table:table-cell table:style-name="ce192"/>
          <table:table-cell table:style-name="ce210" office:value-type="string" table:number-columns-spanned="2" table:number-rows-spanned="1">
            <text:p>WRITING DOWN ALLOWANCES</text:p>
          </table:table-cell>
          <table:covered-table-cell/>
          <table:table-cell table:style-name="ce192"/>
          <table:table-cell table:style-name="ce227"/>
          <table:covered-table-cell/>
          <table:table-cell table:style-name="ce232"/>
          <table:table-cell table:style-name="ce235"/>
          <table:covered-table-cell/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19">
          <table:table-cell table:style-name="ce192"/>
          <table:table-cell table:style-name="ce211"/>
          <table:table-cell table:style-name="ce192" table:number-columns-repeated="2"/>
          <table:table-cell table:style-name="ce227"/>
          <table:table-cell table:style-name="ce239" office:value-type="string">
            <text:p>£</text:p>
          </table:table-cell>
          <table:table-cell table:style-name="ce232"/>
          <table:table-cell table:style-name="ce235"/>
          <table:table-cell table:style-name="ce252" office:value-type="string">
            <text:p>£</text:p>
          </table:table-cell>
          <table:table-cell table:style-name="ce232" table:number-columns-repeated="2"/>
          <table:table-cell table:style-name="ce192"/>
          <table:table-cell table:style-name="ce142" table:number-columns-repeated="1012"/>
        </table:table-row>
        <table:table-row table:style-name="ro8">
          <table:table-cell table:style-name="ce193" office:value-type="string">
            <text:p>Note 2</text:p>
          </table:table-cell>
          <table:table-cell table:style-name="ce191" office:value-type="string" table:number-columns-spanned="2" table:number-rows-spanned="1">
            <text:p>Expenditure on Cars between</text:p>
          </table:table-cell>
          <table:covered-table-cell/>
          <table:table-cell table:style-name="ce219" table:formula="of:=[.E5]" office:value-type="date" office:date-value="2013-02-01">
            <text:p>01-Feb-13</text:p>
          </table:table-cell>
          <table:table-cell table:style-name="ce219" table:formula="of:=[.H5]" office:value-type="date" office:date-value="2014-01-31">
            <text:p>31-Jan-14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2-13/GB%20Accounts%20Company%202014-01-31%20(Jan14)%20OpenOffice/Fixedassets.ods'#$Schedule.$E$97]&gt;0;['file:///C:/Users/antony/diy/GB%20Accounts/GB%20Accounts%202012-13/GB%20Accounts%20Company%202014-01-31%20(Jan14)%20OpenOffice/Fixedassets.ods'#$Schedule.$B$97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7]&gt;0;['file:///C:/Users/antony/diy/GB%20Accounts/GB%20Accounts%202012-13/GB%20Accounts%20Company%202014-01-31%20(Jan14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7]&gt;0;['file:///C:/Users/antony/diy/GB%20Accounts/GB%20Accounts%202012-13/GB%20Accounts%20Company%202014-01-31%20(Jan14)%20OpenOffice/Fixedassets.ods'#$Schedule.$E$97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7]&gt;0;['file:///C:/Users/antony/diy/GB%20Accounts/GB%20Accounts%202012-13/GB%20Accounts%20Company%202014-01-31%20(Jan14)%20OpenOffice/Fixedassets.ods'#$Schedule.$R$97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2-13/GB%20Accounts%20Company%202014-01-31%20(Jan14)%20OpenOffice/Fixedassets.ods'#$Schedule.$E$98]&gt;0;['file:///C:/Users/antony/diy/GB%20Accounts/GB%20Accounts%202012-13/GB%20Accounts%20Company%202014-01-31%20(Jan14)%20OpenOffice/Fixedassets.ods'#$Schedule.$B$98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8]&gt;0;['file:///C:/Users/antony/diy/GB%20Accounts/GB%20Accounts%202012-13/GB%20Accounts%20Company%202014-01-31%20(Jan14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8]&gt;0;['file:///C:/Users/antony/diy/GB%20Accounts/GB%20Accounts%202012-13/GB%20Accounts%20Company%202014-01-31%20(Jan14)%20OpenOffice/Fixedassets.ods'#$Schedule.$E$98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8]&gt;0;['file:///C:/Users/antony/diy/GB%20Accounts/GB%20Accounts%202012-13/GB%20Accounts%20Company%202014-01-31%20(Jan14)%20OpenOffice/Fixedassets.ods'#$Schedule.$R$98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2-13/GB%20Accounts%20Company%202014-01-31%20(Jan14)%20OpenOffice/Fixedassets.ods'#$Schedule.$E$99]&gt;0;['file:///C:/Users/antony/diy/GB%20Accounts/GB%20Accounts%202012-13/GB%20Accounts%20Company%202014-01-31%20(Jan14)%20OpenOffice/Fixedassets.ods'#$Schedule.$B$99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99]&gt;0;['file:///C:/Users/antony/diy/GB%20Accounts/GB%20Accounts%202012-13/GB%20Accounts%20Company%202014-01-31%20(Jan14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99]&gt;0;['file:///C:/Users/antony/diy/GB%20Accounts/GB%20Accounts%202012-13/GB%20Accounts%20Company%202014-01-31%20(Jan14)%20OpenOffice/Fixedassets.ods'#$Schedule.$E$99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99]&gt;0;['file:///C:/Users/antony/diy/GB%20Accounts/GB%20Accounts%202012-13/GB%20Accounts%20Company%202014-01-31%20(Jan14)%20OpenOffice/Fixedassets.ods'#$Schedule.$R$99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2-13/GB%20Accounts%20Company%202014-01-31%20(Jan14)%20OpenOffice/Fixedassets.ods'#$Schedule.$E$100]&gt;0;['file:///C:/Users/antony/diy/GB%20Accounts/GB%20Accounts%202012-13/GB%20Accounts%20Company%202014-01-31%20(Jan14)%20OpenOffice/Fixedassets.ods'#$Schedule.$B$100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0]&gt;0;['file:///C:/Users/antony/diy/GB%20Accounts/GB%20Accounts%202012-13/GB%20Accounts%20Company%202014-01-31%20(Jan14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0]&gt;0;['file:///C:/Users/antony/diy/GB%20Accounts/GB%20Accounts%202012-13/GB%20Accounts%20Company%202014-01-31%20(Jan14)%20OpenOffice/Fixedassets.ods'#$Schedule.$E$100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0]&gt;0;['file:///C:/Users/antony/diy/GB%20Accounts/GB%20Accounts%202012-13/GB%20Accounts%20Company%202014-01-31%20(Jan14)%20OpenOffice/Fixedassets.ods'#$Schedule.$R$100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89" table:formula="of:=IF(['file:///C:/Users/antony/diy/GB%20Accounts/GB%20Accounts%202012-13/GB%20Accounts%20Company%202014-01-31%20(Jan14)%20OpenOffice/Fixedassets.ods'#$Schedule.$E$101]&gt;0;['file:///C:/Users/antony/diy/GB%20Accounts/GB%20Accounts%202012-13/GB%20Accounts%20Company%202014-01-31%20(Jan14)%20OpenOffice/Fixedassets.ods'#$Schedule.$B$101];&quot; &quot;)" office:value-type="string" office:string-value=" ">
            <text:p><text:s/></text:p>
          </table:table-cell>
          <table:table-cell table:style-name="ce212" table:formula="of:=IF(['file:///C:/Users/antony/diy/GB%20Accounts/GB%20Accounts%202012-13/GB%20Accounts%20Company%202014-01-31%20(Jan14)%20OpenOffice/Fixedassets.ods'#$Schedule.$E$101]&gt;0;['file:///C:/Users/antony/diy/GB%20Accounts/GB%20Accounts%202012-13/GB%20Accounts%20Company%202014-01-31%20(Jan14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29"/>
          <table:table-cell table:style-name="ce240" table:formula="of:=IF(['file:///C:/Users/antony/diy/GB%20Accounts/GB%20Accounts%202012-13/GB%20Accounts%20Company%202014-01-31%20(Jan14)%20OpenOffice/Fixedassets.ods'#$Schedule.$E$101]&gt;0;['file:///C:/Users/antony/diy/GB%20Accounts/GB%20Accounts%202012-13/GB%20Accounts%20Company%202014-01-31%20(Jan14)%20OpenOffice/Fixedassets.ods'#$Schedule.$E$101];&quot; &quot;)" office:value-type="string" office:string-value=" ">
            <text:p><text:s/></text:p>
          </table:table-cell>
          <table:table-cell table:style-name="ce232"/>
          <table:table-cell table:style-name="ce235"/>
          <table:table-cell table:style-name="ce253" table:formula="of:=IF(['file:///C:/Users/antony/diy/GB%20Accounts/GB%20Accounts%202012-13/GB%20Accounts%20Company%202014-01-31%20(Jan14)%20OpenOffice/Fixedassets.ods'#$Schedule.$E$101]&gt;0;['file:///C:/Users/antony/diy/GB%20Accounts/GB%20Accounts%202012-13/GB%20Accounts%20Company%202014-01-31%20(Jan14)%20OpenOffice/Fixedassets.ods'#$Schedule.$R$10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15" office:value-type="string" table:number-columns-spanned="2" table:number-rows-spanned="1">
            <text:p>Writing Down Allowance on Cars bought</text:p>
          </table:table-cell>
          <table:covered-table-cell/>
          <table:table-cell table:style-name="ce220" table:formula="of:=[.E5]" office:value-type="date" office:date-value="2013-02-01">
            <text:p>01-Feb-13</text:p>
          </table:table-cell>
          <table:table-cell table:style-name="ce220" table:formula="of:=[.H5]" office:value-type="date" office:date-value="2014-01-31">
            <text:p>31-Jan-14</text:p>
          </table:table-cell>
          <table:table-cell table:style-name="ce242" office:value-type="string" table:number-columns-spanned="4" table:number-rows-spanned="1">
            <text:p>at 20% restricted to £3,000</text:p>
          </table:table-cell>
          <table:covered-table-cell table:number-columns-repeated="3"/>
          <table:table-cell table:style-name="ce232"/>
          <table:table-cell table:style-name="ce265" table:formula="of:=SUM([.I84:.I90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/>
          <table:table-cell table:style-name="ce197" table:number-columns-repeated="2"/>
          <table:table-cell table:style-name="ce199"/>
          <table:table-cell table:style-name="ce236"/>
          <table:table-cell table:style-name="ce23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>
          <table:table-cell table:style-name="ce194" office:value-type="string">
            <text:p>Note 3</text:p>
          </table:table-cell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1" table:formula="of:=[.E5]" office:value-type="date" office:date-value="2013-02-01">
            <text:p>01-Feb-13</text:p>
          </table:table-cell>
          <table:table-cell table:style-name="ce243" table:formula="of:=[Admin.G6]/100" office:value-type="percentage" office:value="0.18">
            <text:p>18%</text:p>
          </table:table-cell>
          <table:table-cell table:style-name="ce232"/>
          <table:table-cell table:style-name="ce235"/>
          <table:table-cell table:style-name="ce232" table:number-columns-repeated="3"/>
          <table:table-cell table:style-name="ce192"/>
          <table:table-cell table:style-name="ce142"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21" table:formula="of:=[.E5]" office:value-type="date" office:date-value="2013-02-01">
            <text:p>01-Feb-13</text:p>
          </table:table-cell>
          <table:table-cell table:style-name="ce197" table:number-columns-repeated="2"/>
          <table:table-cell table:style-name="ce232"/>
          <table:table-cell table:style-name="ce235"/>
          <table:table-cell table:formula="of:=IF(['file:///C:/Users/antony/diy/GB%20Accounts/GB%20Accounts%202012-13/GB%20Accounts%20Company%202014-01-31%20(Jan14)%20OpenOffice/Fixedassets.ods'#$Schedule.$R$22]&gt;0;['file:///C:/Users/antony/diy/GB%20Accounts/GB%20Accounts%202012-13/GB%20Accounts%20Company%202014-01-31%20(Jan14)%20OpenOffice/Fixedassets.ods'#$Schedule.$R$22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21" table:formula="of:=[.E5]" office:value-type="date" office:date-value="2013-02-01">
            <text:p>01-Feb-13</text:p>
          </table:table-cell>
          <table:table-cell table:style-name="ce197" table:number-columns-repeated="2"/>
          <table:table-cell table:style-name="ce232"/>
          <table:table-cell table:style-name="ce235"/>
          <table:table-cell table:formula="of:=IF(['file:///C:/Users/antony/diy/GB%20Accounts/GB%20Accounts%202012-13/GB%20Accounts%20Company%202014-01-31%20(Jan14)%20OpenOffice/Fixedassets.ods'#$Schedule.$R$30]&gt;0;['file:///C:/Users/antony/diy/GB%20Accounts/GB%20Accounts%202012-13/GB%20Accounts%20Company%202014-01-31%20(Jan14)%20OpenOffice/Fixedassets.ods'#$Schedule.$R$30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3"/>
          <table:table-cell table:style-name="ce205" office:value-type="string" table:number-columns-spanned="2" table:number-rows-spanned="1">
            <text:p>Computer Equipment purchased prior to</text:p>
          </table:table-cell>
          <table:covered-table-cell/>
          <table:table-cell table:style-name="ce221" table:formula="of:=[.E5]" office:value-type="date" office:date-value="2013-02-01">
            <text:p>01-Feb-13</text:p>
          </table:table-cell>
          <table:table-cell table:style-name="ce197" table:number-columns-repeated="2"/>
          <table:table-cell table:style-name="ce232"/>
          <table:table-cell table:style-name="ce235"/>
          <table:table-cell table:formula="of:=IF(['file:///C:/Users/antony/diy/GB%20Accounts/GB%20Accounts%202012-13/GB%20Accounts%20Company%202014-01-31%20(Jan14)%20OpenOffice/Fixedassets.ods'#$Schedule.$R$41]&gt;0;['file:///C:/Users/antony/diy/GB%20Accounts/GB%20Accounts%202012-13/GB%20Accounts%20Company%202014-01-31%20(Jan14)%20OpenOffice/Fixedassets.ods'#$Schedule.$R$4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10">
          <table:table-cell table:style-name="ce184"/>
          <table:table-cell table:style-name="ce205" office:value-type="string" table:number-columns-spanned="2" table:number-rows-spanned="1">
            <text:p>Motor Vehicles purchased prior to</text:p>
          </table:table-cell>
          <table:covered-table-cell/>
          <table:table-cell table:style-name="ce221" table:formula="of:=[.E5]" office:value-type="date" office:date-value="2013-02-01">
            <text:p>01-Feb-13</text:p>
          </table:table-cell>
          <table:table-cell table:style-name="ce197" table:number-columns-repeated="2"/>
          <table:table-cell table:style-name="ce232"/>
          <table:table-cell table:style-name="ce235"/>
          <table:table-cell table:formula="of:=IF(['file:///C:/Users/antony/diy/GB%20Accounts/GB%20Accounts%202012-13/GB%20Accounts%20Company%202014-01-31%20(Jan14)%20OpenOffice/Fixedassets.ods'#$Schedule.$R$55]&gt;0;['file:///C:/Users/antony/diy/GB%20Accounts/GB%20Accounts%202012-13/GB%20Accounts%20Company%202014-01-31%20(Jan14)%20OpenOffice/Fixedassets.ods'#$Schedule.$R$55];&quot; &quot;)" office:value-type="string" office:string-value=" ">
            <text:p><text:s/></text:p>
          </table:table-cell>
          <table:table-cell table:style-name="ce232"/>
          <table:table-cell table:style-name="ce197" table:number-columns-repeated="2"/>
          <table:table-cell table:number-columns-repeated="1012"/>
        </table:table-row>
        <table:table-row table:style-name="ro6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206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31" table:formula="of:=[.E5]" office:value-type="date" office:date-value="2013-02-01">
            <text:p>01-Feb-13</text:p>
          </table:table-cell>
          <table:table-cell table:style-name="ce243" table:formula="of:=[.F93]" office:value-type="percentage" office:value="0.18">
            <text:p>18%</text:p>
          </table:table-cell>
          <table:table-cell table:style-name="ce232"/>
          <table:table-cell table:style-name="ce235"/>
          <table:table-cell table:style-name="ce246"/>
          <table:table-cell table:style-name="ce232"/>
          <table:table-cell table:style-name="ce240" table:formula="of:=SUM([.I93:.I98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8">
          <table:table-cell table:style-name="ce183"/>
          <table:table-cell table:style-name="ce206" table:number-columns-spanned="3" table:number-rows-spanned="1"/>
          <table:covered-table-cell table:number-columns-repeated="2"/>
          <table:table-cell table:style-name="ce190" table:number-columns-repeated="2"/>
          <table:table-cell table:style-name="ce232"/>
          <table:table-cell table:style-name="ce235"/>
          <table:table-cell table:style-name="ce232" table:formula="of:=IF(['file:///C:/Users/antony/diy/GB%20Accounts/GB%20Accounts%202012-13/GB%20Accounts%20Company%202014-01-31%20(Jan14)%20OpenOffice/Fixedassets.ods'#$Schedule.$W$1]&gt;0;['file:///C:/Users/antony/diy/GB%20Accounts/GB%20Accounts%202012-13/GB%20Accounts%20Company%202014-01-31%20(Jan14)%20OpenOffice/Fixedassets.ods'#$Schedule.$Z$1]-['file:///C:/Users/antony/diy/GB%20Accounts/GB%20Accounts%202012-13/GB%20Accounts%20Company%202014-01-31%20(Jan14)%20OpenOffice/Fixedassets.ods'#$Schedule.$Y$1];&quot; &quot;)" office:value-type="string" office:string-value=" ">
            <text:p><text:s/></text:p>
          </table:table-cell>
          <table:table-cell table:style-name="ce232" table:number-columns-repeated="2"/>
          <table:table-cell table:style-name="ce197"/>
          <table:table-cell table:number-columns-repeated="1012"/>
        </table:table-row>
        <table:table-row table:style-name="ro8">
          <table:table-cell table:style-name="ce193" office:value-type="string">
            <text:p>Note 4</text:p>
          </table:table-cell>
          <table:table-cell table:style-name="ce206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31" table:formula="of:=[.E5]" office:value-type="date" office:date-value="2013-02-01">
            <text:p>01-Feb-13</text:p>
          </table:table-cell>
          <table:table-cell table:style-name="ce231" table:formula="of:=[.H5]" office:value-type="date" office:date-value="2014-01-31">
            <text:p>31-Jan-14</text:p>
          </table:table-cell>
          <table:table-cell table:style-name="ce246" table:number-columns-repeated="3"/>
          <table:table-cell table:style-name="ce232"/>
          <table:table-cell table:style-name="ce265" table:formula="of:=SUM([.I100:.I101])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25">
          <table:table-cell table:style-name="ce195"/>
          <table:table-cell table:style-name="ce209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09" table:number-columns-repeated="3"/>
          <table:table-cell table:style-name="ce232"/>
          <table:table-cell table:style-name="ce266" table:formula="of:=[.K79]+[.K99]+[.K91]-[.K102]" office:value-type="float" office:value="0">
            <text:p>0</text:p>
          </table:table-cell>
          <table:table-cell table:style-name="ce197"/>
          <table:table-cell table:number-columns-repeated="1012"/>
        </table:table-row>
        <table:table-row table:style-name="ro8">
          <table:table-cell table:style-name="ce195"/>
          <table:table-cell table:style-name="ce197" table:number-columns-repeated="4"/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197"/>
          <table:table-cell table:number-columns-repeated="1012"/>
        </table:table-row>
        <table:table-row table:style-name="ro10" table:number-rows-repeated="104847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600" table:style-name="ta9">
        <table:table-column table:style-name="co38" table:default-cell-style-name="ce151"/>
        <table:table-column table:style-name="co34" table:number-columns-repeated="2" table:default-cell-style-name="ce151"/>
        <table:table-column table:style-name="co37" table:default-cell-style-name="ce151"/>
        <table:table-column table:style-name="co34" table:number-columns-repeated="2" table:default-cell-style-name="ce151"/>
        <table:table-column table:style-name="co37" table:default-cell-style-name="ce151"/>
        <table:table-column table:style-name="co34" table:number-columns-repeated="2" table:default-cell-style-name="ce151"/>
        <table:table-column table:style-name="co39" table:default-cell-style-name="ce151"/>
        <table:table-column table:style-name="co34" table:default-cell-style-name="ce151"/>
        <table:table-column table:style-name="co40" table:default-cell-style-name="ce151"/>
        <table:table-column table:style-name="co34" table:number-columns-repeated="2" table:default-cell-style-name="ce151"/>
        <table:table-column table:style-name="co37" table:default-cell-style-name="ce151"/>
        <table:table-column table:style-name="co34" table:number-columns-repeated="2" table:default-cell-style-name="ce151"/>
        <table:table-column table:style-name="co37" table:default-cell-style-name="ce151"/>
        <table:table-column table:style-name="co34" table:number-columns-repeated="5" table:default-cell-style-name="ce151"/>
        <table:table-column table:style-name="co1" table:default-cell-style-name="ce151"/>
        <table:table-column table:style-name="co41" table:default-cell-style-name="ce151"/>
        <table:table-column table:style-name="co34" table:number-columns-repeated="4" table:default-cell-style-name="ce151"/>
        <table:table-column table:style-name="co1" table:default-cell-style-name="ce151"/>
        <table:table-column table:style-name="co34" table:number-columns-repeated="2" table:default-cell-style-name="ce151"/>
        <table:table-column table:style-name="co38" table:default-cell-style-name="ce151"/>
        <table:table-column table:style-name="co42" table:default-cell-style-name="ce151"/>
        <table:table-column table:style-name="co34" table:number-columns-repeated="8" table:default-cell-style-name="ce151"/>
        <table:table-column table:style-name="co40" table:default-cell-style-name="ce151"/>
        <table:table-column table:style-name="co38" table:default-cell-style-name="ce151"/>
        <table:table-column table:style-name="co6" table:number-columns-repeated="980" table:default-cell-style-name="ce151"/>
        <table:table-row table:style-name="ro29">
          <table:table-cell table:style-name="ce267" table:number-columns-spanned="5" table:number-rows-spanned="2"/>
          <table:covered-table-cell table:number-columns-repeated="4"/>
          <table:table-cell table:style-name="ce326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67" table:number-columns-spanned="4" table:number-rows-spanned="2"/>
          <table:covered-table-cell table:number-columns-repeated="3"/>
          <table:table-cell table:number-columns-repeated="980"/>
        </table:table-row>
        <table:table-row table:style-name="ro30">
          <table:covered-table-cell table:number-columns-repeated="5"/>
          <table:table-cell table:style-name="ce327" table:number-columns-spanned="35" table:number-rows-spanned="1"/>
          <table:covered-table-cell table:number-columns-repeated="38"/>
          <table:table-cell table:number-columns-repeated="980"/>
        </table:table-row>
        <table:table-row table:style-name="ro4">
          <table:table-cell table:style-name="ce187" table:number-columns-spanned="2" table:number-rows-spanned="5"/>
          <table:covered-table-cell/>
          <table:table-cell table:style-name="ce310" table:number-columns-spanned="38" table:number-rows-spanned="1"/>
          <table:covered-table-cell table:number-columns-repeated="37"/>
          <table:table-cell table:style-name="ce377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26">
          <table:covered-table-cell table:number-columns-repeated="2"/>
          <table:table-cell table:style-name="ce31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187" table:number-columns-spanned="12" table:number-rows-spanned="4"/>
          <table:covered-table-cell table:number-columns-repeated="11"/>
          <table:table-cell table:style-name="ce347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44"/>
          <table:table-cell table:number-columns-repeated="980"/>
        </table:table-row>
        <table:table-row table:style-name="ro25">
          <table:covered-table-cell table:number-columns-repeated="23"/>
          <table:table-cell table:style-name="ce348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26">
          <table:covered-table-cell table:number-columns-repeated="23"/>
          <table:table-cell table:style-name="ce349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0">
          <table:table-cell table:style-name="ce26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29">
          <table:table-cell table:style-name="ce26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6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6">
          <table:table-cell table:style-name="ce269"/>
          <table:table-cell table:style-name="ce269" office:value-type="string">
            <text:p>If the revenue send the company a Notice to deliver a company tax return (form CT603) it has to comply by the filing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date, or the revenue charge a penalty, even if there is no tax to pay. A return includes a company tax return form, any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Supplementary Pages, accounts, computations and any relevant information.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In this the right form for the company? Read the advice on pages 3 to 6 of the Company tax return guide before you start.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The forms in the CT600 series set out the information we need and provide a standard format for calculations.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Use the Guide which contains general information you may need and box by box advice to help complete the return form.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31">
          <table:table-cell table:style-name="ce187" table:number-columns-spanned="11" table:number-rows-spanned="1"/>
          <table:covered-table-cell table:number-columns-repeated="10"/>
          <table:table-cell table:style-name="ce26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29">
          <table:table-cell table:style-name="ce27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0">
          <table:table-cell table:style-name="ce269"/>
          <table:table-cell table:style-name="ce28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69" table:number-columns-repeated="35"/>
          <table:table-cell table:style-name="ce117" table:number-columns-repeated="980"/>
        </table:table-row>
        <table:table-row table:style-name="ro25">
          <table:table-cell table:style-name="ce269"/>
          <table:table-cell table:style-name="ce292" table:formula="of:=IF([OpenAccounts.$E$2]&gt;0;[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7" table:number-columns-repeated="980"/>
        </table:table-row>
        <table:table-row table:style-name="ro10">
          <table:table-cell table:style-name="ce271"/>
          <table:table-cell table:style-name="ce271" office:value-type="string">
            <text:p>Company registration number</text:p>
          </table:table-cell>
          <table:table-cell table:style-name="ce271" table:number-columns-repeated="18"/>
          <table:table-cell table:style-name="ce271" office:value-type="string">
            <text:p>Tax Reference as shown on the CT603</text:p>
          </table:table-cell>
          <table:table-cell table:style-name="ce271" table:number-columns-repeated="16"/>
          <table:table-cell table:style-name="ce271" office:value-type="string">
            <text:p>Type of company</text:p>
          </table:table-cell>
          <table:table-cell table:style-name="ce271" table:number-columns-repeated="6"/>
          <table:table-cell table:style-name="ce142" table:number-columns-repeated="980"/>
        </table:table-row>
        <table:table-row table:style-name="ro25">
          <table:table-cell table:style-name="ce269"/>
          <table:table-cell table:style-name="ce293" table:formula="of:=IF([OpenAccounts.$E$3]&gt;0;[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69" table:number-columns-repeated="7"/>
          <table:table-cell table:style-name="ce314" table:formula="of:=IF([OpenAccounts.$O$3]&gt;0;[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50"/>
          <table:table-cell table:style-name="ce314" table:formula="of:=IF([OpenAccounts.$P$3]&gt;0;[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50"/>
          <table:table-cell table:style-name="ce314" table:formula="of:=IF([OpenAccounts.$Q$3]&gt;0;[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352" table:number-columns-spanned="2" table:number-rows-spanned="1"/>
          <table:covered-table-cell/>
          <table:table-cell table:style-name="ce269" table:number-columns-repeated="5"/>
          <table:table-cell table:style-name="ce117" table:number-columns-repeated="980"/>
        </table:table-row>
        <table:table-row table:style-name="ro10">
          <table:table-cell table:style-name="ce271"/>
          <table:table-cell table:style-name="ce271" office:value-type="string">
            <text:p>Registered office address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69"/>
          <table:table-cell table:style-name="ce292" table:formula="of:=IF([OpenAccounts.$J$3]&gt;0;[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7" table:number-columns-repeated="980"/>
        </table:table-row>
        <table:table-row table:style-name="ro32">
          <table:table-cell table:style-name="ce269"/>
          <table:table-cell table:style-name="ce292" table:formula="of:=IF([OpenAccounts.$J$4]&gt;0;[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7" table:number-columns-repeated="980"/>
        </table:table-row>
        <table:table-row table:style-name="ro32">
          <table:table-cell table:style-name="ce269"/>
          <table:table-cell table:style-name="ce294" table:formula="of:=IF([OpenAccounts.$J$5]&gt;0;[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69"/>
          <table:table-cell table:style-name="ce117" table:number-columns-repeated="980"/>
        </table:table-row>
        <table:table-row table:style-name="ro32">
          <table:table-cell table:style-name="ce269"/>
          <table:table-cell table:style-name="ce295" table:formula="of:=IF([OpenAccounts.$J$6]&gt;0;[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61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1" table:formula="of:=IF([OpenAccounts.$N$6]&gt;0;[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69"/>
          <table:table-cell table:style-name="ce117" table:number-columns-repeated="980"/>
        </table:table-row>
        <table:table-row table:style-name="ro6">
          <table:table-cell table:style-name="ce272" table:number-columns-repeated="44"/>
          <table:table-cell table:number-columns-repeated="980"/>
        </table:table-row>
        <table:table-row table:style-name="ro33">
          <table:table-cell table:style-name="ce273" table:number-columns-spanned="10" table:number-rows-spanned="1"/>
          <table:covered-table-cell table:number-columns-repeated="9"/>
          <table:table-cell table:style-name="ce26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29">
          <table:table-cell table:style-name="ce27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69" table:number-columns-repeated="980"/>
        </table:table-row>
        <table:table-row table:style-name="ro34">
          <table:table-cell table:style-name="ce274" table:number-columns-spanned="23" table:number-rows-spanned="1"/>
          <table:covered-table-cell table:number-columns-repeated="22"/>
          <table:table-cell table:style-name="ce273" table:number-columns-spanned="1" table:number-rows-spanned="31"/>
          <table:table-cell table:style-name="ce329" table:number-columns-spanned="20" table:number-rows-spanned="1"/>
          <table:covered-table-cell table:number-columns-repeated="19"/>
          <table:table-cell table:style-name="ce169" table:number-columns-repeated="980"/>
        </table:table-row>
        <table:table-row table:style-name="ro10">
          <table:table-cell table:style-name="ce271"/>
          <table:table-cell table:style-name="ce271" office:value-type="string">
            <text:p>This is the above company's return for the period</text:p>
          </table:table-cell>
          <table:table-cell table:style-name="ce271" table:number-columns-repeated="21"/>
          <table:covered-table-cell/>
          <table:table-cell table:style-name="ce271"/>
          <table:table-cell table:style-name="ce271" office:value-type="string">
            <text:p>Accounts</text:p>
          </table:table-cell>
          <table:table-cell table:style-name="ce271" table:number-columns-repeated="18"/>
          <table:table-cell table:style-name="ce142" table:number-columns-repeated="980"/>
        </table:table-row>
        <table:table-row table:style-name="ro11">
          <table:table-cell table:style-name="ce269"/>
          <table:table-cell table:style-name="ce269" office:value-type="string">
            <text:p>from <text:span text:style-name="T2">(dd / mm / yyyy)</text:span></text:p>
          </table:table-cell>
          <table:table-cell table:style-name="ce269" table:number-columns-repeated="10"/>
          <table:table-cell table:style-name="ce269" office:value-type="string">
            <text:p>to<text:span text:style-name="T2"> (dd / mm / yyyy)</text:span></text:p>
          </table:table-cell>
          <table:table-cell table:style-name="ce269" table:number-columns-repeated="10"/>
          <table:covered-table-cell/>
          <table:table-cell table:style-name="ce269"/>
          <table:table-cell table:style-name="ce269" office:value-type="string">
            <text:p>I attach accounts and computations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25">
          <table:table-cell table:style-name="ce269"/>
          <table:table-cell table:style-name="ce296" table:formula="of:=[Admin.L6]" office:value-type="float" office:value="41306" table:number-columns-spanned="10" table:number-rows-spanned="1">
            <text:p>01/02/2013</text:p>
          </table:table-cell>
          <table:covered-table-cell table:number-columns-repeated="9"/>
          <table:table-cell table:style-name="ce269"/>
          <table:table-cell table:style-name="ce296" table:formula="of:=[Admin.N7]" office:value-type="float" office:value="41670" table:number-columns-spanned="10" table:number-rows-spanned="1">
            <text:p>31/01/2014</text:p>
          </table:table-cell>
          <table:covered-table-cell table:number-columns-repeated="9"/>
          <table:table-cell table:style-name="ce269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2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 the period to which this return relates</text:p>
          </table:table-cell>
          <table:table-cell table:style-name="ce269" table:number-columns-repeated="16"/>
          <table:table-cell table:style-name="ce378" office:value-type="string">
            <text:p>X</text:p>
          </table:table-cell>
          <table:table-cell table:style-name="ce269"/>
          <table:table-cell table:style-name="ce117" table:number-columns-repeated="980"/>
        </table:table-row>
        <table:table-row table:style-name="ro11">
          <table:table-cell table:style-name="ce269"/>
          <table:table-cell table:style-name="ce297" office:value-type="string">
            <text:p>Put an 'X' in the appropriate box(es) below</text:p>
          </table:table-cell>
          <table:table-cell table:style-name="ce297" table:number-columns-repeated="15"/>
          <table:table-cell table:style-name="ce269" table:number-columns-repeated="6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 a different period</text:p>
          </table:table-cell>
          <table:table-cell table:style-name="ce269" table:number-columns-repeated="16"/>
          <table:table-cell table:style-name="ce352"/>
          <table:table-cell table:style-name="ce269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A repayment is due for this return perio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A repayment is due for an earlier perio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If you are not attaching accounts and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computations, say why not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Making more than one return for the</text:p>
          </table:table-cell>
          <table:table-cell table:style-name="ce269" table:number-columns-repeated="21"/>
          <table:covered-table-cell/>
          <table:table-cell table:style-name="ce269"/>
          <table:table-cell table:style-name="ce352" table:number-columns-spanned="18" table:number-rows-spanned="6"/>
          <table:covered-table-cell table:number-columns-repeated="17"/>
          <table:table-cell table:style-name="ce269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now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7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/>
          <table:covered-table-cell table:number-columns-repeated="18"/>
          <table:table-cell table:style-name="ce269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This return contains estimated figures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7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/>
          <table:covered-table-cell table:number-columns-repeated="18"/>
          <table:table-cell table:style-name="ce269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part of a group that is not small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covered-table-cell table:number-columns-repeated="18"/>
          <table:table-cell table:style-name="ce269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71" office:value-type="string">
            <text:p>Supplementary Pages</text:p>
          </table:table-cell>
          <table:table-cell table:style-name="ce271" table:number-columns-repeated="8"/>
          <table:table-cell table:style-name="ce269" table:number-columns-repeated="10"/>
          <table:table-cell table:style-name="ce117" table:number-columns-repeated="980"/>
        </table:table-row>
        <table:table-row table:style-name="ro10">
          <table:table-cell table:style-name="ce269"/>
          <table:table-cell table:style-name="ce271" office:value-type="string">
            <text:p>Disclosure of tax avoidance schemes</text:p>
          </table:table-cell>
          <table:table-cell table:style-name="ce271" table:number-columns-repeated="14"/>
          <table:table-cell table:style-name="ce269" table:number-columns-repeated="7"/>
          <table:covered-table-cell/>
          <table:table-cell table:style-name="ce269"/>
          <table:table-cell table:style-name="ce297" office:value-type="string">
            <text:p>If you are enclosing any Supplementary Pages put</text:p>
          </table:table-cell>
          <table:table-cell table:style-name="ce297" table:number-columns-repeated="17"/>
          <table:table-cell table:style-name="ce269"/>
          <table:table-cell table:style-name="ce117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97" office:value-type="string">
            <text:p>an 'X' in the appropriate box(es)</text:p>
          </table:table-cell>
          <table:table-cell table:style-name="ce297" table:number-columns-repeated="17"/>
          <table:table-cell table:style-name="ce269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Notice of disclosure avoidance schemes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Loans to participation by close companies,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m <text:span text:style-name="T2">CT600A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7" table:number-columns-repeated="980"/>
        </table:table-row>
        <table:table-row table:style-name="ro35">
          <table:table-cell table:style-name="ce269"/>
          <table:table-cell table:style-name="ce271" office:value-type="string">
            <text:p>Transfer pricing</text:p>
          </table:table-cell>
          <table:table-cell table:style-name="ce271" table:number-columns-repeated="7"/>
          <table:table-cell table:style-name="ce269" table:number-columns-repeated="14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Charities and Community Amateur Sports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11">
          <table:table-cell table:style-name="ce269"/>
          <table:table-cell table:style-name="ce269" office:value-type="string">
            <text:p>Compensating adjustment claimed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Clubs (CASCs) form <text:span text:style-name="T2">CT600E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7" table:number-columns-repeated="980"/>
        </table:table-row>
        <table:table-row table:style-name="ro33">
          <table:table-cell table:style-name="ce269" table:number-columns-repeated="23"/>
          <table:covered-table-cell/>
          <table:table-cell table:style-name="ce269" table:number-columns-repeated="20"/>
          <table:table-cell table:style-name="ce117" table:number-columns-repeated="980"/>
        </table:table-row>
        <table:table-row table:style-name="ro10">
          <table:table-cell table:style-name="ce269"/>
          <table:table-cell table:style-name="ce269" office:value-type="string">
            <text:p>Company qualifies for SME exemption</text:p>
          </table:table-cell>
          <table:table-cell table:style-name="ce269" table:number-columns-repeated="18"/>
          <table:table-cell table:style-name="ce344"/>
          <table:table-cell table:style-name="ce269" table:number-columns-repeated="2"/>
          <table:covered-table-cell/>
          <table:table-cell table:style-name="ce269"/>
          <table:table-cell table:style-name="ce269" office:value-type="string">
            <text:p>Disclosure of tax avoidance schemes,</text:p>
          </table:table-cell>
          <table:table-cell table:style-name="ce269" table:number-columns-repeated="18"/>
          <table:table-cell table:style-name="ce117" table:number-columns-repeated="980"/>
        </table:table-row>
        <table:table-row table:style-name="ro11">
          <table:table-cell table:style-name="ce269" table:number-columns-repeated="23"/>
          <table:covered-table-cell/>
          <table:table-cell table:style-name="ce269"/>
          <table:table-cell table:style-name="ce269" office:value-type="string">
            <text:p>form <text:span text:style-name="T2">CT600J</text:span></text:p>
          </table:table-cell>
          <table:table-cell table:style-name="ce269" table:number-columns-repeated="16"/>
          <table:table-cell table:style-name="ce344"/>
          <table:table-cell table:style-name="ce269"/>
          <table:table-cell table:style-name="ce117" table:number-columns-repeated="980"/>
        </table:table-row>
        <table:table-row table:style-name="ro4">
          <table:table-cell table:style-name="ce272" table:number-columns-repeated="23"/>
          <table:covered-table-cell/>
          <table:table-cell table:style-name="ce272" table:number-columns-repeated="20"/>
          <table:table-cell table:number-columns-repeated="980"/>
        </table:table-row>
        <table:table-row table:style-name="ro4">
          <table:table-cell table:style-name="ce187" table:number-columns-spanned="44" table:number-rows-spanned="1"/>
          <table:covered-table-cell table:number-columns-repeated="43"/>
          <table:table-cell table:style-name="ce380" table:number-columns-repeated="980"/>
        </table:table-row>
        <table:table-row table:style-name="ro20">
          <table:table-cell table:style-name="ce27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187" table:number-columns-spanned="39" table:number-rows-spanned="1"/>
          <table:covered-table-cell table:number-columns-repeated="38"/>
          <table:table-cell table:style-name="ce380" table:number-columns-repeated="980"/>
        </table:table-row>
        <table:table-row table:style-name="ro29">
          <table:table-cell table:style-name="ce27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3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29">
          <table:table-cell table:style-name="ce27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72"/>
          <table:table-cell table:style-name="ce187" table:number-columns-spanned="37" table:number-rows-spanned="1"/>
          <table:covered-table-cell table:number-columns-repeated="36"/>
          <table:table-cell table:number-columns-repeated="980"/>
        </table:table-row>
        <table:table-row table:style-name="ro36">
          <table:table-cell table:style-name="ce278" office:value-type="float" office:value="111">
            <text:p>111</text:p>
          </table:table-cell>
          <table:table-cell table:style-name="ce278" table:number-columns-repeated="5"/>
          <table:table-cell table:style-name="ce272"/>
          <table:table-cell table:style-name="ce329" table:number-columns-repeated="37"/>
          <table:table-cell table:number-columns-repeated="980"/>
        </table:table-row>
        <table:table-row table:style-name="ro25">
          <table:table-cell table:style-name="ce269"/>
          <table:table-cell table:style-name="ce271" office:value-type="float" office:value="1">
            <text:p>1</text:p>
          </table:table-cell>
          <table:table-cell table:style-name="ce271" office:value-type="string">
            <text:p>Total turnover from trade or profession</text:p>
          </table:table-cell>
          <table:table-cell table:style-name="ce271" table:number-columns-repeated="13"/>
          <table:table-cell table:style-name="ce269" table:number-columns-repeated="18"/>
          <table:table-cell table:style-name="ce299" office:value-type="float" office:value="1">
            <text:p>1</text:p>
          </table:table-cell>
          <table:table-cell table:style-name="ce335" office:value-type="string">
            <text:p>£</text:p>
          </table:table-cell>
          <table:table-cell table:style-name="ce372" table:formula="of:=[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/>
          <table:table-cell table:style-name="ce117" table:number-columns-repeated="980"/>
        </table:table-row>
        <table:table-row table:style-name="ro37">
          <table:table-cell table:style-name="ce272" table:number-columns-repeated="44"/>
          <table:table-cell table:number-columns-repeated="980"/>
        </table:table-row>
        <table:table-row table:style-name="ro29">
          <table:table-cell table:style-name="ce27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187" table:number-columns-spanned="38" table:number-rows-spanned="1"/>
          <table:covered-table-cell table:number-columns-repeated="37"/>
          <table:table-cell table:number-columns-repeated="980"/>
        </table:table-row>
        <table:table-row table:style-name="ro36">
          <table:table-cell table:style-name="ce272" table:number-columns-repeated="44"/>
          <table:table-cell table:number-columns-repeated="980"/>
        </table:table-row>
        <table:table-row table:style-name="ro25">
          <table:table-cell table:style-name="ce269"/>
          <table:table-cell table:style-name="ce271" office:value-type="float" office:value="3">
            <text:p>3</text:p>
          </table:table-cell>
          <table:table-cell table:style-name="ce271" office:value-type="string">
            <text:p>Trading and professional profits</text:p>
          </table:table-cell>
          <table:table-cell table:style-name="ce271" table:number-columns-repeated="19"/>
          <table:table-cell table:style-name="ce299" office:value-type="float" office:value="3" table:number-columns-spanned="2" table:number-rows-spanned="1">
            <text:p>3</text:p>
          </table:table-cell>
          <table:covered-table-cell/>
          <table:table-cell table:style-name="ce335" office:value-type="string">
            <text:p>£</text:p>
          </table:table-cell>
          <table:table-cell table:style-name="ce356" table:formula="of:=IF([CorporationTax.K22]&gt;0;[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1" table:number-columns-repeated="2"/>
          <table:table-cell table:style-name="ce269" table:number-columns-repeated="10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1"/>
          <table:table-cell table:style-name="ce269" table:number-columns-repeated="22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4">
            <text:p>4</text:p>
          </table:table-cell>
          <table:table-cell table:style-name="ce271" office:value-type="string">
            <text:p>Trading losses brought forward claimed against profits</text:p>
          </table:table-cell>
          <table:table-cell table:style-name="ce271" table:number-columns-repeated="19"/>
          <table:table-cell table:style-name="ce299" office:value-type="float" office:value="4" table:number-columns-spanned="2" table:number-rows-spanned="1">
            <text:p>4</text:p>
          </table:table-cell>
          <table:covered-table-cell/>
          <table:table-cell table:style-name="ce335" office:value-type="string">
            <text:p>£</text:p>
          </table:table-cell>
          <table:table-cell table:style-name="ce356" table:formula="of:=IF([OpenAccounts.Q5]&gt;0;[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1" table:number-columns-repeated="2"/>
          <table:table-cell table:style-name="ce269" table:number-columns-repeated="10"/>
          <table:table-cell table:style-name="ce117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85" office:value-type="float" office:value="5">
            <text:p>5</text:p>
          </table:table-cell>
          <table:table-cell table:style-name="ce285" office:value-type="string">
            <text:p>Net trading and professional profits</text:p>
          </table:table-cell>
          <table:table-cell table:style-name="ce285" table:number-columns-repeated="16"/>
          <table:table-cell table:style-name="ce271" table:number-columns-repeated="4"/>
          <table:table-cell table:style-name="ce269" table:number-columns-repeated="10"/>
          <table:table-cell table:style-name="ce299" office:value-type="float" office:value="5">
            <text:p>5</text:p>
          </table:table-cell>
          <table:table-cell table:style-name="ce345" office:value-type="string">
            <text:p>£</text:p>
          </table:table-cell>
          <table:table-cell table:style-name="ce356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8">
          <table:table-cell table:style-name="ce269"/>
          <table:table-cell table:style-name="ce271" office:value-type="float" office:value="6">
            <text:p>6</text:p>
          </table:table-cell>
          <table:table-cell table:style-name="ce271" office:value-type="string">
            <text:p>Bank, building society or other interest, and profits and</text:p>
          </table:table-cell>
          <table:table-cell table:style-name="ce271" table:number-columns-repeated="20"/>
          <table:table-cell table:style-name="ce269" table:number-columns-repeated="21"/>
          <table:table-cell table:style-name="ce117" table:number-columns-repeated="980"/>
        </table:table-row>
        <table:table-row table:style-name="ro25">
          <table:table-cell table:style-name="ce269"/>
          <table:table-cell table:style-name="ce271"/>
          <table:table-cell table:style-name="ce285" office:value-type="string">
            <text:p>gains from ono-trading loan relationships</text:p>
          </table:table-cell>
          <table:table-cell table:style-name="ce285" table:number-columns-repeated="17"/>
          <table:table-cell table:style-name="ce271" table:number-columns-repeated="3"/>
          <table:table-cell table:style-name="ce269" table:number-columns-repeated="10"/>
          <table:table-cell table:style-name="ce365" office:value-type="float" office:value="6">
            <text:p>6</text:p>
          </table:table-cell>
          <table:table-cell table:style-name="ce335" office:value-type="string">
            <text:p>£</text:p>
          </table:table-cell>
          <table:table-cell table:style-name="ce356" table:formula="of:=IF(-[TrialBalance.EJ58]&gt;0;-[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11">
            <text:p>11</text:p>
          </table:table-cell>
          <table:table-cell table:style-name="ce271" office:value-type="string">
            <text:p>Income from UK land and buildings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11">
            <text:p>11</text:p>
          </table:table-cell>
          <table:table-cell table:style-name="ce335" office:value-type="string">
            <text:p>£</text:p>
          </table:table-cell>
          <table:table-cell table:style-name="ce356" table:number-columns-spanned="8" table:number-rows-spanned="1"/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12">
            <text:p>12</text:p>
          </table:table-cell>
          <table:table-cell table:style-name="ce271" office:value-type="string">
            <text:p>Annual profits and gains not falling under any other heading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14">
            <text:p>14</text:p>
          </table:table-cell>
          <table:table-cell table:style-name="ce335" office:value-type="string">
            <text:p>£</text:p>
          </table:table-cell>
          <table:table-cell table:style-name="ce356" table:number-columns-spanned="8" table:number-rows-spanned="1"/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32" table:number-columns-spanned="34" table:number-rows-spanned="1"/>
          <table:covered-table-cell table:number-columns-repeated="33"/>
          <table:table-cell table:style-name="ce381" table:number-columns-repeated="980"/>
        </table:table-row>
        <table:table-row table:style-name="ro37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16">
            <text:p>16</text:p>
          </table:table-cell>
          <table:table-cell table:style-name="ce271" office:value-type="string">
            <text:p>Gross chargeable gains</text:p>
          </table:table-cell>
          <table:table-cell table:style-name="ce271" table:number-columns-repeated="18"/>
          <table:table-cell table:style-name="ce269"/>
          <table:table-cell table:style-name="ce299" office:value-type="float" office:value="16" table:number-columns-spanned="2" table:number-rows-spanned="1">
            <text:p>16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81"/>
          <table:table-cell table:style-name="ce269" table:number-columns-repeated="11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23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17">
            <text:p>17</text:p>
          </table:table-cell>
          <table:table-cell table:style-name="ce271" office:value-type="string">
            <text:p>Allowable losses including losses brought forward</text:p>
          </table:table-cell>
          <table:table-cell table:style-name="ce271" table:number-columns-repeated="18"/>
          <table:table-cell table:style-name="ce269"/>
          <table:table-cell table:style-name="ce299" office:value-type="float" office:value="17" table:number-columns-spanned="2" table:number-rows-spanned="1">
            <text:p>17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81"/>
          <table:table-cell table:style-name="ce269" table:number-columns-repeated="11"/>
          <table:table-cell table:style-name="ce117" table:number-columns-repeated="980"/>
        </table:table-row>
        <table:table-row table:style-name="ro38">
          <table:table-cell table:style-name="ce269"/>
          <table:table-cell table:style-name="ce271" table:number-columns-repeated="20"/>
          <table:table-cell table:style-name="ce269" table:number-columns-repeated="12"/>
          <table:table-cell table:style-name="ce364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98" office:value-type="float" office:value="18">
            <text:p>18</text:p>
          </table:table-cell>
          <table:table-cell table:style-name="ce298" office:value-type="string">
            <text:p>Net chargeable gains</text:p>
          </table:table-cell>
          <table:table-cell table:style-name="ce298" table:number-columns-repeated="9"/>
          <table:table-cell table:style-name="ce271" table:number-columns-repeated="9"/>
          <table:table-cell table:style-name="ce269" table:number-columns-repeated="12"/>
          <table:table-cell table:style-name="ce299" office:value-type="float" office:value="18">
            <text:p>18</text:p>
          </table:table-cell>
          <table:table-cell table:style-name="ce345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34">
          <table:table-cell table:style-name="ce280" table:number-columns-spanned="44" table:number-rows-spanned="1"/>
          <table:covered-table-cell table:number-columns-repeated="43"/>
          <table:table-cell table:style-name="ce117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98" office:value-type="float" office:value="21">
            <text:p>21</text:p>
          </table:table-cell>
          <table:table-cell table:style-name="ce291" office:value-type="string">
            <text:p>Profits before other deductions and reliefs</text:p>
          </table:table-cell>
          <table:table-cell table:style-name="ce291" table:number-columns-repeated="16"/>
          <table:table-cell table:style-name="ce285"/>
          <table:table-cell table:style-name="ce271"/>
          <table:table-cell table:style-name="ce269" table:number-columns-repeated="12"/>
          <table:table-cell table:style-name="ce299" office:value-type="float" office:value="21">
            <text:p>21</text:p>
          </table:table-cell>
          <table:table-cell table:style-name="ce345" office:value-type="string">
            <text:p>£</text:p>
          </table:table-cell>
          <table:table-cell table:style-name="ce356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6">
          <table:table-cell table:style-name="ce281" table:number-columns-spanned="44" table:number-rows-spanned="1"/>
          <table:covered-table-cell table:number-columns-repeated="43"/>
          <table:table-cell table:style-name="ce381" table:number-columns-repeated="980"/>
        </table:table-row>
        <table:table-row table:style-name="ro29">
          <table:table-cell table:style-name="ce27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34" table:number-columns-spanned="32" table:number-rows-spanned="1"/>
          <table:covered-table-cell table:number-columns-repeated="31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24">
            <text:p>24</text:p>
          </table:table-cell>
          <table:table-cell table:style-name="ce271" office:value-type="string">
            <text:p>Management expenses under S75 ICTA 1988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24" table:number-columns-spanned="2" table:number-rows-spanned="1">
            <text:p>24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39">
          <table:table-cell table:style-name="ce269"/>
          <table:table-cell table:style-name="ce271" office:value-type="float" office:value="30">
            <text:p>30</text:p>
          </table:table-cell>
          <table:table-cell table:style-name="ce271" office:value-type="string">
            <text:p>Trading losses of this or a later accounting period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30" table:number-columns-spanned="2" table:number-rows-spanned="2">
            <text:p>30</text:p>
          </table:table-cell>
          <table:covered-table-cell/>
          <table:table-cell table:style-name="ce335" office:value-type="string" table:number-columns-spanned="1" table:number-rows-spanned="2">
            <text:p>£</text:p>
          </table:table-cell>
          <table:table-cell table:style-name="ce342" table:number-columns-spanned="7" table:number-rows-spanned="2"/>
          <table:covered-table-cell table:number-columns-repeated="6"/>
          <table:table-cell table:style-name="ce269" table:number-columns-repeated="12"/>
          <table:table-cell table:style-name="ce117" table:number-columns-repeated="980"/>
        </table:table-row>
        <table:table-row table:style-name="ro39">
          <table:table-cell table:style-name="ce269"/>
          <table:table-cell table:style-name="ce271"/>
          <table:table-cell table:style-name="ce271" office:value-type="string">
            <text:p>under S383A ICTA 1988</text:p>
          </table:table-cell>
          <table:table-cell table:style-name="ce271" table:number-columns-repeated="17"/>
          <table:table-cell table:style-name="ce269" table:number-columns-repeated="2"/>
          <table:covered-table-cell table:number-columns-repeated="10"/>
          <table:table-cell table:style-name="ce269" table:number-columns-repeated="12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39">
          <table:table-cell table:style-name="ce269"/>
          <table:table-cell table:style-name="ce271" office:value-type="float" office:value="31">
            <text:p>31</text:p>
          </table:table-cell>
          <table:table-cell table:style-name="ce297" office:value-type="string">
            <text:p>Put an 'X' in box 31 if amounts carried back from later</text:p>
          </table:table-cell>
          <table:table-cell table:style-name="ce297" table:number-columns-repeated="18"/>
          <table:table-cell table:style-name="ce269"/>
          <table:table-cell table:style-name="ce299" office:value-type="float" office:value="31" table:number-columns-spanned="2" table:number-rows-spanned="2">
            <text:p>31</text:p>
          </table:table-cell>
          <table:covered-table-cell/>
          <table:table-cell table:style-name="ce319" table:number-columns-spanned="2" table:number-rows-spanned="2"/>
          <table:covered-table-cell/>
          <table:table-cell table:style-name="ce281" table:number-columns-repeated="5"/>
          <table:table-cell table:style-name="ce269" table:number-columns-repeated="13"/>
          <table:table-cell table:style-name="ce117" table:number-columns-repeated="980"/>
        </table:table-row>
        <table:table-row table:style-name="ro39">
          <table:table-cell table:style-name="ce269" table:number-columns-repeated="2"/>
          <table:table-cell table:style-name="ce297" office:value-type="string">
            <text:p>accounting periods are included in box 30</text:p>
          </table:table-cell>
          <table:table-cell table:style-name="ce297" table:number-columns-repeated="18"/>
          <table:table-cell table:style-name="ce269"/>
          <table:covered-table-cell table:number-columns-repeated="4"/>
          <table:table-cell table:style-name="ce329" table:number-columns-repeated="5"/>
          <table:table-cell table:style-name="ce269" table:number-columns-repeated="13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32">
            <text:p>32</text:p>
          </table:table-cell>
          <table:table-cell table:style-name="ce271" office:value-type="string">
            <text:p>Non-trade capital allowances</text:p>
          </table:table-cell>
          <table:table-cell table:style-name="ce271" table:number-columns-repeated="10"/>
          <table:table-cell table:style-name="ce269" table:number-columns-repeated="9"/>
          <table:table-cell table:style-name="ce299" office:value-type="float" office:value="32" table:number-columns-spanned="2" table:number-rows-spanned="1">
            <text:p>32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35">
            <text:p>35</text:p>
          </table:table-cell>
          <table:table-cell table:style-name="ce271" office:value-type="string">
            <text:p>Charges paid</text:p>
          </table:table-cell>
          <table:table-cell table:style-name="ce271" table:number-columns-repeated="6"/>
          <table:table-cell table:style-name="ce269" table:number-columns-repeated="13"/>
          <table:table-cell table:style-name="ce299" office:value-type="float" office:value="35" table:number-columns-spanned="2" table:number-rows-spanned="2">
            <text:p>35</text:p>
          </table:table-cell>
          <table:covered-table-cell/>
          <table:table-cell table:style-name="ce335" office:value-type="string" table:number-columns-spanned="1" table:number-rows-spanned="2">
            <text:p>£</text:p>
          </table:table-cell>
          <table:table-cell table:style-name="ce342" table:number-columns-spanned="7" table:number-rows-spanned="2"/>
          <table:covered-table-cell table:number-columns-repeated="6"/>
          <table:table-cell table:style-name="ce269" table:number-columns-repeated="12"/>
          <table:table-cell table:style-name="ce117" table:number-columns-repeated="980"/>
        </table:table-row>
        <table:table-row table:style-name="ro37">
          <table:table-cell table:style-name="ce269" table:number-columns-repeated="22"/>
          <table:covered-table-cell table:number-columns-repeated="10"/>
          <table:table-cell table:style-name="ce269" table:number-columns-repeated="12"/>
          <table:table-cell table:style-name="ce117" table:number-columns-repeated="980"/>
        </table:table-row>
        <table:table-row table:style-name="ro34">
          <table:table-cell table:style-name="ce280" table:number-columns-spanned="44" table:number-rows-spanned="1"/>
          <table:covered-table-cell table:number-columns-repeated="43"/>
          <table:table-cell table:style-name="ce381" table:number-columns-repeated="980"/>
        </table:table-row>
        <table:table-row table:style-name="ro39">
          <table:table-cell table:style-name="ce269" table:number-columns-repeated="33"/>
          <table:table-cell table:style-name="ce364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9">
          <table:table-cell table:style-name="ce269"/>
          <table:table-cell table:style-name="ce289" office:value-type="float" office:value="37">
            <text:p>37</text:p>
          </table:table-cell>
          <table:table-cell table:style-name="ce312" office:value-type="string">
            <text:p>Profits chargeable to corporation tax</text:p>
          </table:table-cell>
          <table:table-cell table:style-name="ce312" table:number-columns-repeated="11"/>
          <table:table-cell table:style-name="ce340" table:number-columns-repeated="5"/>
          <table:table-cell table:style-name="ce287" table:number-columns-repeated="3"/>
          <table:table-cell table:style-name="ce269" table:number-columns-repeated="11"/>
          <table:table-cell table:style-name="ce299" office:value-type="float" office:value="37">
            <text:p>37</text:p>
          </table:table-cell>
          <table:table-cell table:style-name="ce345" office:value-type="string">
            <text:p>£</text:p>
          </table:table-cell>
          <table:table-cell table:style-name="ce356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69"/>
          <table:table-cell table:style-name="ce117" table:number-columns-repeated="980"/>
        </table:table-row>
        <table:table-row table:style-name="ro37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30" table:number-columns-spanned="35" table:number-rows-spanned="1"/>
          <table:covered-table-cell table:number-columns-repeated="34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38">
            <text:p>38</text:p>
          </table:table-cell>
          <table:table-cell table:style-name="ce271" office:value-type="string">
            <text:p>Franked investment income</text:p>
          </table:table-cell>
          <table:table-cell table:style-name="ce271" table:number-columns-repeated="17"/>
          <table:table-cell table:style-name="ce269" table:number-columns-repeated="2"/>
          <table:table-cell table:style-name="ce299" office:value-type="float" office:value="38" table:number-columns-spanned="2" table:number-rows-spanned="1">
            <text:p>38</text:p>
          </table:table-cell>
          <table:covered-table-cell/>
          <table:table-cell table:style-name="ce335" office:value-type="string">
            <text:p>£</text:p>
          </table:table-cell>
          <table:table-cell table:style-name="ce342" table:number-columns-spanned="7" table:number-rows-spanned="1"/>
          <table:covered-table-cell table:number-columns-repeated="6"/>
          <table:table-cell table:style-name="ce269" table:number-columns-repeated="12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39">
            <text:p>39</text:p>
          </table:table-cell>
          <table:table-cell table:style-name="ce271" office:value-type="string">
            <text:p>Number or associated companies in this period</text:p>
          </table:table-cell>
          <table:table-cell table:style-name="ce271" table:number-columns-repeated="19"/>
          <table:table-cell table:style-name="ce299" office:value-type="float" office:value="39" table:number-columns-spanned="2" table:number-rows-spanned="1">
            <text:p>39</text:p>
          </table:table-cell>
          <table:covered-table-cell/>
          <table:table-cell table:style-name="ce354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69" table:number-columns-repeated="17"/>
          <table:table-cell table:style-name="ce117" table:number-columns-repeated="980"/>
        </table:table-row>
        <table:table-row table:style-name="ro33">
          <table:table-cell table:style-name="ce269"/>
          <table:table-cell table:style-name="ce271"/>
          <table:table-cell table:style-name="ce271" office:value-type="string">
            <text:p>or</text:p>
          </table:table-cell>
          <table:table-cell table:style-name="ce271" table:number-columns-repeated="19"/>
          <table:table-cell table:style-name="ce269" table:number-columns-repeated="22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40">
            <text:p>40</text:p>
          </table:table-cell>
          <table:table-cell table:style-name="ce271" office:value-type="string">
            <text:p>Associated companies in the first financial year</text:p>
          </table:table-cell>
          <table:table-cell table:style-name="ce271" table:number-columns-repeated="19"/>
          <table:table-cell table:style-name="ce299" office:value-type="float" office:value="40" table:number-columns-spanned="2" table:number-rows-spanned="1">
            <text:p>40</text:p>
          </table:table-cell>
          <table:covered-table-cell/>
          <table:table-cell table:style-name="ce352" table:number-columns-spanned="3" table:number-rows-spanned="1"/>
          <table:covered-table-cell table:number-columns-repeated="2"/>
          <table:table-cell table:style-name="ce269" table:number-columns-repeated="17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1"/>
          <table:table-cell table:style-name="ce269" table:number-columns-repeated="22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41">
            <text:p>41</text:p>
          </table:table-cell>
          <table:table-cell table:style-name="ce271" office:value-type="string">
            <text:p>Associated companies in the second financial year</text:p>
          </table:table-cell>
          <table:table-cell table:style-name="ce271" table:number-columns-repeated="19"/>
          <table:table-cell table:style-name="ce299" office:value-type="float" office:value="41" table:number-columns-spanned="2" table:number-rows-spanned="1">
            <text:p>41</text:p>
          </table:table-cell>
          <table:covered-table-cell/>
          <table:table-cell table:style-name="ce352" table:number-columns-spanned="3" table:number-rows-spanned="1"/>
          <table:covered-table-cell table:number-columns-repeated="2"/>
          <table:table-cell table:style-name="ce269" table:number-columns-repeated="17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39">
          <table:table-cell table:style-name="ce269"/>
          <table:table-cell table:style-name="ce271" office:value-type="float" office:value="42">
            <text:p>42</text:p>
          </table:table-cell>
          <table:table-cell table:style-name="ce297" office:value-type="string">
            <text:p>Put an 'X' in box 22 if the company claims to be charged at the starting rate or the</text:p>
          </table:table-cell>
          <table:table-cell table:style-name="ce269" table:number-columns-repeated="30"/>
          <table:table-cell table:style-name="ce333" office:value-type="float" office:value="42" table:number-columns-spanned="1" table:number-rows-spanned="2">
            <text:p>42</text:p>
          </table:table-cell>
          <table:table-cell table:style-name="ce367" office:value-type="string" table:number-columns-spanned="2" table:number-rows-spanned="2">
            <text:p>X</text:p>
          </table:table-cell>
          <table:covered-table-cell/>
          <table:table-cell table:style-name="ce269" table:number-columns-repeated="8"/>
          <table:table-cell table:style-name="ce117" table:number-columns-repeated="980"/>
        </table:table-row>
        <table:table-row table:style-name="ro39">
          <table:table-cell table:style-name="ce269" table:number-columns-repeated="2"/>
          <table:table-cell table:style-name="ce313" office:value-type="string">
            <text:p>small companies' rate on any part of its profits, or is claiming marginal rate relief</text:p>
          </table:table-cell>
          <table:table-cell table:style-name="ce318" table:number-columns-repeated="26"/>
          <table:table-cell table:style-name="ce269" table:number-columns-repeated="4"/>
          <table:covered-table-cell table:number-columns-repeated="3"/>
          <table:table-cell table:style-name="ce269" table:number-columns-repeated="8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Enter how much profits has to be charged and at what rate of tax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71"/>
          <table:table-cell table:style-name="ce271" office:value-type="string">
            <text:p>Financial year <text:span text:style-name="T2">(yyyy)</text:span></text:p>
          </table:table-cell>
          <table:table-cell table:style-name="ce271" table:number-columns-repeated="9"/>
          <table:table-cell table:style-name="ce271" office:value-type="string">
            <text:p>Amount of profit</text:p>
          </table:table-cell>
          <table:table-cell table:style-name="ce271" table:number-columns-repeated="12"/>
          <table:table-cell table:style-name="ce271" office:value-type="string">
            <text:p>Rate of tax</text:p>
          </table:table-cell>
          <table:table-cell table:style-name="ce271" table:number-columns-repeated="8"/>
          <table:table-cell table:style-name="ce271" office:value-type="string">
            <text:p>Tax</text:p>
          </table:table-cell>
          <table:table-cell table:style-name="ce271" table:number-columns-repeated="10"/>
          <table:table-cell table:style-name="ce142" table:number-columns-repeated="980"/>
        </table:table-row>
        <table:table-row table:style-name="ro25">
          <table:table-cell table:style-name="ce269"/>
          <table:table-cell table:style-name="ce299" office:value-type="float" office:value="43">
            <text:p>43</text:p>
          </table:table-cell>
          <table:table-cell table:style-name="ce314" table:formula="of:=[CorporationTax.E33]" office:value-type="float" office:value="2012" table:number-columns-spanned="6" table:number-rows-spanned="1">
            <text:p>2012</text:p>
          </table:table-cell>
          <table:covered-table-cell table:number-columns-repeated="5"/>
          <table:table-cell table:style-name="ce269" table:number-columns-repeated="3"/>
          <table:table-cell table:style-name="ce299" office:value-type="float" office:value="44">
            <text:p>44</text:p>
          </table:table-cell>
          <table:table-cell table:style-name="ce335" office:value-type="string">
            <text:p>£</text:p>
          </table:table-cell>
          <table:table-cell table:style-name="ce338" table:formula="of:=[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 table:number-columns-repeated="4"/>
          <table:table-cell table:style-name="ce299" office:value-type="float" office:value="45" table:number-columns-spanned="2" table:number-rows-spanned="1">
            <text:p>45</text:p>
          </table:table-cell>
          <table:covered-table-cell/>
          <table:table-cell table:style-name="ce357" table:formula="of:=[CorporationTax.G33]" office:value-type="float" office:value="20" table:number-columns-spanned="2" table:number-rows-spanned="1">
            <text:p>20</text:p>
          </table:table-cell>
          <table:covered-table-cell/>
          <table:table-cell table:style-name="ce269" table:number-columns-repeated="5"/>
          <table:table-cell table:style-name="ce299" office:value-type="float" office:value="46">
            <text:p>46</text:p>
          </table:table-cell>
          <table:table-cell table:style-name="ce345" office:value-type="string">
            <text:p>£</text:p>
          </table:table-cell>
          <table:table-cell table:style-name="ce370" table:formula="of:=[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2"/>
          <table:table-cell table:style-name="ce315" table:number-columns-repeated="6"/>
          <table:table-cell table:style-name="ce269" table:number-columns-repeated="18"/>
          <table:table-cell table:style-name="ce315" table:number-columns-repeated="2"/>
          <table:table-cell table:style-name="ce269" table:number-columns-repeated="16"/>
          <table:table-cell table:style-name="ce117" table:number-columns-repeated="980"/>
        </table:table-row>
        <table:table-row table:style-name="ro25">
          <table:table-cell table:style-name="ce269"/>
          <table:table-cell table:style-name="ce299" office:value-type="float" office:value="53">
            <text:p>53</text:p>
          </table:table-cell>
          <table:table-cell table:style-name="ce314" table:formula="of:=[CorporationTax.E34]" office:value-type="float" office:value="2013" table:number-columns-spanned="6" table:number-rows-spanned="1">
            <text:p>2013</text:p>
          </table:table-cell>
          <table:covered-table-cell table:number-columns-repeated="5"/>
          <table:table-cell table:style-name="ce269" table:number-columns-repeated="3"/>
          <table:table-cell table:style-name="ce299" office:value-type="float" office:value="54">
            <text:p>54</text:p>
          </table:table-cell>
          <table:table-cell table:style-name="ce335" office:value-type="string">
            <text:p>£</text:p>
          </table:table-cell>
          <table:table-cell table:style-name="ce338" table:formula="of:=[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69" table:number-columns-repeated="4"/>
          <table:table-cell table:style-name="ce299" office:value-type="float" office:value="55" table:number-columns-spanned="2" table:number-rows-spanned="1">
            <text:p>55</text:p>
          </table:table-cell>
          <table:covered-table-cell/>
          <table:table-cell table:style-name="ce357" table:formula="of:=[CorporationTax.G34]" office:value-type="float" office:value="20" table:number-columns-spanned="2" table:number-rows-spanned="1">
            <text:p>20</text:p>
          </table:table-cell>
          <table:covered-table-cell/>
          <table:table-cell table:style-name="ce269" table:number-columns-repeated="5"/>
          <table:table-cell table:style-name="ce299" office:value-type="float" office:value="56">
            <text:p>56</text:p>
          </table:table-cell>
          <table:table-cell table:style-name="ce345" office:value-type="string">
            <text:p>£</text:p>
          </table:table-cell>
          <table:table-cell table:style-name="ce370" table:formula="of:=[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38">
          <table:table-cell table:style-name="ce269" table:number-columns-repeated="33"/>
          <table:table-cell table:style-name="ce364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1">
            <text:p>61</text:p>
          </table:table-cell>
          <table:table-cell table:style-name="ce271" office:value-type="string">
            <text:p>Corporation tax</text:p>
          </table:table-cell>
          <table:table-cell table:style-name="ce271" table:number-columns-repeated="17"/>
          <table:table-cell table:style-name="ce269" table:number-columns-repeated="13"/>
          <table:table-cell table:style-name="ce299" office:value-type="float" office:value="63">
            <text:p>63</text:p>
          </table:table-cell>
          <table:table-cell table:style-name="ce345" office:value-type="string">
            <text:p>£</text:p>
          </table:table-cell>
          <table:table-cell table:style-name="ce370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4">
            <text:p>64</text:p>
          </table:table-cell>
          <table:table-cell table:style-name="ce271" office:value-type="string">
            <text:p>Marginal rate relief</text:p>
          </table:table-cell>
          <table:table-cell table:style-name="ce271" table:number-columns-repeated="17"/>
          <table:table-cell table:style-name="ce269"/>
          <table:table-cell table:style-name="ce299" office:value-type="float" office:value="64">
            <text:p>64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5">
            <text:p>65</text:p>
          </table:table-cell>
          <table:table-cell table:style-name="ce271" office:value-type="string">
            <text:p>Corporation tax net of marginal rate relief</text:p>
          </table:table-cell>
          <table:table-cell table:style-name="ce271" table:number-columns-repeated="17"/>
          <table:table-cell table:style-name="ce269"/>
          <table:table-cell table:style-name="ce299" office:value-type="float" office:value="65">
            <text:p>65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6">
            <text:p>66</text:p>
          </table:table-cell>
          <table:table-cell table:style-name="ce271" office:value-type="string">
            <text:p>Underlying rate of corporation tax</text:p>
          </table:table-cell>
          <table:table-cell table:style-name="ce271" table:number-columns-repeated="17"/>
          <table:table-cell table:style-name="ce269"/>
          <table:table-cell table:style-name="ce299" office:value-type="float" office:value="66">
            <text:p>66</text:p>
          </table:table-cell>
          <table:table-cell table:style-name="ce346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58" office:value-type="string">
            <text:p>%</text:p>
          </table:table-cell>
          <table:table-cell table:style-name="ce269" table:number-columns-repeated="17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7">
            <text:p>67</text:p>
          </table:table-cell>
          <table:table-cell table:style-name="ce271" office:value-type="string">
            <text:p>Profits matched with non-corporate distribution</text:p>
          </table:table-cell>
          <table:table-cell table:style-name="ce271" table:number-columns-repeated="17"/>
          <table:table-cell table:style-name="ce269"/>
          <table:table-cell table:style-name="ce299" office:value-type="float" office:value="67">
            <text:p>67</text:p>
          </table:table-cell>
          <table:table-cell table:style-name="ce319" table:number-columns-spanned="7" table:number-rows-spanned="1"/>
          <table:covered-table-cell table:number-columns-repeated="6"/>
          <table:table-cell table:style-name="ce269" table:number-columns-repeated="15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8">
            <text:p>68</text:p>
          </table:table-cell>
          <table:table-cell table:style-name="ce271" office:value-type="string">
            <text:p>Tax at non-corporate distribution rate</text:p>
          </table:table-cell>
          <table:table-cell table:style-name="ce271" table:number-columns-repeated="17"/>
          <table:table-cell table:style-name="ce269"/>
          <table:table-cell table:style-name="ce299" office:value-type="float" office:value="68">
            <text:p>68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19"/>
          <table:table-cell table:style-name="ce269" table:number-columns-repeated="2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69">
            <text:p>69</text:p>
          </table:table-cell>
          <table:table-cell table:style-name="ce271" office:value-type="string">
            <text:p>Tax at underlying rate on remaining profits</text:p>
          </table:table-cell>
          <table:table-cell table:style-name="ce271" table:number-columns-repeated="17"/>
          <table:table-cell table:style-name="ce269"/>
          <table:table-cell table:style-name="ce299" office:value-type="float" office:value="69">
            <text:p>69</text:p>
          </table:table-cell>
          <table:table-cell table:style-name="ce345" office:value-type="string">
            <text:p>£</text:p>
          </table:table-cell>
          <table:table-cell table:style-name="ce351"/>
          <table:table-cell table:style-name="ce355" table:number-columns-spanned="5" table:number-rows-spanned="1"/>
          <table:covered-table-cell table:number-columns-repeated="4"/>
          <table:table-cell table:style-name="ce351"/>
          <table:table-cell table:style-name="ce358" office:value-type="string">
            <text:p>p</text:p>
          </table:table-cell>
          <table:table-cell table:style-name="ce269" table:number-columns-repeated="13"/>
          <table:table-cell table:style-name="ce117" table:number-columns-repeated="980"/>
        </table:table-row>
        <table:table-row table:style-name="ro38">
          <table:table-cell table:style-name="ce269"/>
          <table:table-cell table:style-name="ce271" table:number-columns-repeated="19"/>
          <table:table-cell table:style-name="ce269" table:number-columns-repeated="13"/>
          <table:table-cell table:style-name="ce364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9">
          <table:table-cell table:style-name="ce269"/>
          <table:table-cell table:style-name="ce298" office:value-type="float" office:value="70">
            <text:p>70</text:p>
          </table:table-cell>
          <table:table-cell table:style-name="ce316" office:value-type="string">
            <text:p>Corporation tax chargeable</text:p>
          </table:table-cell>
          <table:table-cell table:style-name="ce316" table:number-columns-repeated="11"/>
          <table:table-cell table:style-name="ce298" table:number-columns-repeated="3"/>
          <table:table-cell table:style-name="ce271" table:number-columns-repeated="3"/>
          <table:table-cell table:style-name="ce269" table:number-columns-repeated="13"/>
          <table:table-cell table:style-name="ce299" office:value-type="float" office:value="70">
            <text:p>70</text:p>
          </table:table-cell>
          <table:table-cell table:style-name="ce345" office:value-type="string">
            <text:p>£</text:p>
          </table:table-cell>
          <table:table-cell table:style-name="ce370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40">
          <table:table-cell table:style-name="ce269" table:number-columns-repeated="44"/>
          <table:table-cell table:style-name="ce117" table:number-columns-repeated="980"/>
        </table:table-row>
        <table:table-row table:style-name="ro20">
          <table:table-cell table:style-name="ce280" table:number-columns-spanned="40" table:number-rows-spanned="1"/>
          <table:covered-table-cell table:number-columns-repeated="39"/>
          <table:table-cell table:style-name="ce377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79">
            <text:p>79</text:p>
          </table:table-cell>
          <table:table-cell table:style-name="ce271" office:value-type="string">
            <text:p>Tax payable under S419 ICTA 1988</text:p>
          </table:table-cell>
          <table:table-cell table:style-name="ce271" table:number-columns-repeated="16"/>
          <table:table-cell table:style-name="ce269" table:number-columns-repeated="13"/>
          <table:table-cell table:style-name="ce299" office:value-type="float" office:value="79" table:number-columns-spanned="2" table:number-rows-spanned="1">
            <text:p>79</text:p>
          </table:table-cell>
          <table:covered-table-cell/>
          <table:table-cell table:style-name="ce345" office:value-type="string">
            <text:p>£</text:p>
          </table:table-cell>
          <table:table-cell table:style-name="ce355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4">
          <table:table-cell table:style-name="ce269"/>
          <table:table-cell table:style-name="ce271"/>
          <table:table-cell table:style-name="ce269" table:number-columns-repeated="42"/>
          <table:table-cell table:style-name="ce117" table:number-columns-repeated="980"/>
        </table:table-row>
        <table:table-row table:style-name="ro39">
          <table:table-cell table:style-name="ce269"/>
          <table:table-cell table:style-name="ce271" office:value-type="float" office:value="80">
            <text:p>80</text:p>
          </table:table-cell>
          <table:table-cell table:style-name="ce297" office:value-type="string">
            <text:p>Put an 'X' in box 80 if you completed box A11 in the</text:p>
          </table:table-cell>
          <table:table-cell table:style-name="ce297" table:number-columns-repeated="18"/>
          <table:table-cell table:style-name="ce269"/>
          <table:table-cell table:style-name="ce299" office:value-type="float" office:value="80" table:number-columns-spanned="1" table:number-rows-spanned="2">
            <text:p>80</text:p>
          </table:table-cell>
          <table:table-cell table:style-name="ce352" table:number-columns-spanned="3" table:number-rows-spanned="2"/>
          <table:covered-table-cell table:number-columns-repeated="2"/>
          <table:table-cell table:style-name="ce269" table:number-columns-repeated="18"/>
          <table:table-cell table:style-name="ce117" table:number-columns-repeated="980"/>
        </table:table-row>
        <table:table-row table:style-name="ro39">
          <table:table-cell table:style-name="ce269" table:number-columns-repeated="2"/>
          <table:table-cell table:style-name="ce297" office:value-type="string">
            <text:p>Supplementary Pages CT600A</text:p>
          </table:table-cell>
          <table:table-cell table:style-name="ce297" table:number-columns-repeated="18"/>
          <table:table-cell table:style-name="ce269"/>
          <table:covered-table-cell table:number-columns-repeated="4"/>
          <table:table-cell table:style-name="ce269" table:number-columns-repeated="18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float" office:value="84">
            <text:p>84</text:p>
          </table:table-cell>
          <table:table-cell table:style-name="ce271" office:value-type="string">
            <text:p>Income tax deducted from gross income included in profits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84">
            <text:p>84</text:p>
          </table:table-cell>
          <table:table-cell table:style-name="ce345" office:value-type="string">
            <text:p>£</text:p>
          </table:table-cell>
          <table:table-cell table:style-name="ce370" table:formula="of:=IF([TrialBalance.EH35]&gt;0;[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4">
          <table:table-cell table:style-name="ce269"/>
          <table:table-cell table:style-name="ce271" table:number-columns-repeated="22"/>
          <table:table-cell table:style-name="ce269" table:number-columns-repeated="21"/>
          <table:table-cell table:style-name="ce117" table:number-columns-repeated="980"/>
        </table:table-row>
        <table:table-row table:style-name="ro4">
          <table:table-cell table:style-name="ce269"/>
          <table:table-cell table:style-name="ce271" office:value-type="float" office:value="85">
            <text:p>85</text:p>
          </table:table-cell>
          <table:table-cell table:style-name="ce271" office:value-type="string">
            <text:p>Income tax repayable to the company</text:p>
          </table:table-cell>
          <table:table-cell table:style-name="ce271" table:number-columns-repeated="20"/>
          <table:table-cell table:style-name="ce269" table:number-columns-repeated="10"/>
          <table:table-cell table:style-name="ce299" office:value-type="float" office:value="85">
            <text:p>85</text:p>
          </table:table-cell>
          <table:table-cell table:style-name="ce345" office:value-type="string">
            <text:p>£</text:p>
          </table:table-cell>
          <table:table-cell table:style-name="ce355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10">
          <table:table-cell table:style-name="ce269" table:number-columns-repeated="33"/>
          <table:table-cell table:style-name="ce364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1">
          <table:table-cell table:style-name="ce269"/>
          <table:table-cell table:style-name="ce298" office:value-type="float" office:value="86">
            <text:p>86</text:p>
          </table:table-cell>
          <table:table-cell table:style-name="ce317" office:value-type="string">
            <text:p>Tax payable - this is your self-assessment of tax payable</text:p>
          </table:table-cell>
          <table:table-cell table:style-name="ce317" table:number-columns-repeated="20"/>
          <table:table-cell table:style-name="ce318" table:number-columns-repeated="6"/>
          <table:table-cell table:style-name="ce269" table:number-columns-repeated="4"/>
          <table:table-cell table:style-name="ce299" office:value-type="float" office:value="86">
            <text:p>86</text:p>
          </table:table-cell>
          <table:table-cell table:style-name="ce345" office:value-type="string">
            <text:p>£</text:p>
          </table:table-cell>
          <table:table-cell table:style-name="ce370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280" table:number-columns-spanned="34" table:number-rows-spanned="1"/>
          <table:covered-table-cell table:number-columns-repeated="33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41">
          <table:table-cell table:style-name="ce269"/>
          <table:table-cell table:style-name="ce271" office:value-type="float" office:value="91">
            <text:p>91</text:p>
          </table:table-cell>
          <table:table-cell table:style-name="ce271" office:value-type="string">
            <text:p>Tax already paid (and not already repaid)</text:p>
          </table:table-cell>
          <table:table-cell table:style-name="ce271" table:number-columns-repeated="14"/>
          <table:table-cell table:style-name="ce269" table:number-columns-repeated="16"/>
          <table:table-cell table:style-name="ce299" office:value-type="float" office:value="91">
            <text:p>91</text:p>
          </table:table-cell>
          <table:table-cell table:style-name="ce345" office:value-type="string">
            <text:p>£</text:p>
          </table:table-cell>
          <table:table-cell table:style-name="ce370" table:number-columns-spanned="7" table:number-rows-spanned="1"/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8">
          <table:table-cell table:style-name="ce269"/>
          <table:table-cell table:style-name="ce298" office:value-type="float" office:value="92" table:number-columns-spanned="1" table:number-rows-spanned="2">
            <text:p>92</text:p>
          </table:table-cell>
          <table:table-cell table:style-name="ce298" office:value-type="string" table:number-columns-spanned="7" table:number-rows-spanned="2">
            <text:p>Tax outstanding</text:p>
          </table:table-cell>
          <table:covered-table-cell table:number-columns-repeated="6"/>
          <table:table-cell table:style-name="ce269" table:number-columns-repeated="24"/>
          <table:table-cell table:style-name="ce364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covered-table-cell table:number-columns-repeated="8"/>
          <table:table-cell table:style-name="ce269" table:number-columns-repeated="24"/>
          <table:table-cell table:style-name="ce299" office:value-type="float" office:value="92">
            <text:p>92</text:p>
          </table:table-cell>
          <table:table-cell table:style-name="ce345" office:value-type="string">
            <text:p>£</text:p>
          </table:table-cell>
          <table:table-cell table:style-name="ce370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8">
          <table:table-cell table:style-name="ce269"/>
          <table:table-cell table:style-name="ce271" office:value-type="float" office:value="93">
            <text:p>93</text:p>
          </table:table-cell>
          <table:table-cell table:style-name="ce271" office:value-type="string">
            <text:p>Tax overpaid</text:p>
          </table:table-cell>
          <table:table-cell table:style-name="ce271" table:number-columns-repeated="6"/>
          <table:table-cell table:style-name="ce269" table:number-columns-repeated="24"/>
          <table:table-cell table:style-name="ce364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69"/>
          <table:table-cell table:style-name="ce117" table:number-columns-repeated="980"/>
        </table:table-row>
        <table:table-row table:style-name="ro25">
          <table:table-cell table:style-name="ce269" table:number-columns-repeated="33"/>
          <table:table-cell table:style-name="ce299" office:value-type="float" office:value="93">
            <text:p>93</text:p>
          </table:table-cell>
          <table:table-cell table:style-name="ce345" office:value-type="string">
            <text:p>£</text:p>
          </table:table-cell>
          <table:table-cell table:style-name="ce370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58" office:value-type="string">
            <text:p>p</text:p>
          </table:table-cell>
          <table:table-cell table:style-name="ce269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34" table:number-columns-spanned="12" table:number-rows-spanned="1"/>
          <table:covered-table-cell table:number-columns-repeated="11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71" table:number-columns-repeated="22"/>
          <table:table-cell table:style-name="ce271" office:value-type="string">
            <text:p>Capital allowances</text:p>
          </table:table-cell>
          <table:table-cell table:style-name="ce271" table:number-columns-repeated="11"/>
          <table:table-cell table:style-name="ce271" office:value-type="string">
            <text:p>Balancing charges</text:p>
          </table:table-cell>
          <table:table-cell table:style-name="ce271" table:number-columns-repeated="9"/>
          <table:table-cell table:style-name="ce142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Machinery and plant - long life asset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06" table:number-columns-spanned="2" table:number-rows-spanned="1">
            <text:p>106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Machinery and plant - other (general pool)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([CorporationTax.I15]+[CorporationTax.I17])&gt;0;[CorporationTax.I15]+[CorporationTax.I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 table:number-columns-repeated="2"/>
          <table:table-cell table:style-name="ce333" office:value-type="float" office:value="108" table:number-columns-spanned="2" table:number-rows-spanned="1">
            <text:p>108</text:p>
          </table:table-cell>
          <table:covered-table-cell/>
          <table:table-cell table:style-name="ce341" office:value-type="string">
            <text:p>£</text:p>
          </table:table-cell>
          <table:table-cell table:style-name="ce338" table:formula="of:=IF([CorporationTax.I18]&lt;&gt;0;[CorporationTax.I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Cars outside general pool</text:p>
          </table:table-cell>
          <table:table-cell table:style-name="ce271" table:number-columns-repeated="13"/>
          <table:table-cell table:style-name="ce269"/>
          <table:table-cell table:style-name="ce333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[CorporationTax.I16]&gt;0;[CorporationTax.I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 table:number-columns-repeated="2"/>
          <table:table-cell table:style-name="ce333" office:value-type="float" office:value="110" table:number-columns-spanned="2" table:number-rows-spanned="1">
            <text:p>110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Industrial buildings and structur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2" table:number-columns-spanned="2" table:number-rows-spanned="1">
            <text:p>112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/>
          <table:table-cell table:style-name="ce271" table:number-columns-repeated="20"/>
          <table:table-cell table:style-name="ce269" table:number-columns-repeated="5"/>
          <table:table-cell table:style-name="ce360" table:number-columns-repeated="6"/>
          <table:table-cell table:style-name="ce269" table:number-columns-repeated="5"/>
          <table:table-cell table:style-name="ce374" table:number-columns-repeated="6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Other charges and allowanc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59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4" table:number-columns-spanned="2" table:number-rows-spanned="1">
            <text:p>114</text:p>
          </table:table-cell>
          <table:covered-table-cell/>
          <table:table-cell table:style-name="ce341" office:value-type="string">
            <text:p>£</text:p>
          </table:table-cell>
          <table:table-cell table:style-name="ce373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1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34" table:number-columns-repeated="9"/>
          <table:table-cell table:style-name="ce117" table:number-columns-repeated="980"/>
        </table:table-row>
        <table:table-row table:style-name="ro25">
          <table:table-cell table:style-name="ce271" table:number-columns-repeated="22"/>
          <table:table-cell table:style-name="ce271" office:value-type="string">
            <text:p>Capital allowances</text:p>
          </table:table-cell>
          <table:table-cell table:style-name="ce271" table:number-columns-repeated="11"/>
          <table:table-cell table:style-name="ce271" office:value-type="string">
            <text:p>Balancing charges</text:p>
          </table:table-cell>
          <table:table-cell table:style-name="ce271" table:number-columns-repeated="9"/>
          <table:table-cell table:style-name="ce142" table:number-columns-repeated="980"/>
        </table:table-row>
        <table:table-row table:style-name="ro25">
          <table:table-cell table:style-name="ce269"/>
          <table:table-cell table:style-name="ce28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71" table:number-columns-repeated="2"/>
          <table:table-cell table:style-name="ce271" office:value-type="string">
            <text:p>Non-trading charges and allowances</text:p>
          </table:table-cell>
          <table:table-cell table:style-name="ce271" table:number-columns-repeated="13"/>
          <table:table-cell table:style-name="ce269"/>
          <table:table-cell table:style-name="ce333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 table:number-columns-repeated="2"/>
          <table:table-cell table:style-name="ce333" office:value-type="float" office:value="116" table:number-columns-spanned="2" table:number-rows-spanned="1">
            <text:p>116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43">
          <table:table-cell table:style-name="ce269" table:number-columns-repeated="44"/>
          <table:table-cell table:style-name="ce117" table:number-columns-repeated="980"/>
        </table:table-row>
        <table:table-row table:style-name="ro39">
          <table:table-cell table:style-name="ce269"/>
          <table:table-cell table:style-name="ce30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69" table:number-columns-repeated="2"/>
          <table:table-cell table:style-name="ce297" office:value-type="string">
            <text:p>Put an 'X' in box 117 if box 115</text:p>
          </table:table-cell>
          <table:table-cell table:style-name="ce297" table:number-columns-repeated="12"/>
          <table:table-cell table:style-name="ce269" table:number-columns-repeated="2"/>
          <table:table-cell table:style-name="ce333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19" table:number-columns-spanned="2" table:number-rows-spanned="2"/>
          <table:covered-table-cell/>
          <table:table-cell table:style-name="ce269" table:number-columns-repeated="17"/>
          <table:table-cell table:style-name="ce117" table:number-columns-repeated="980"/>
        </table:table-row>
        <table:table-row table:style-name="ro39">
          <table:table-cell table:style-name="ce269" table:number-columns-repeated="7"/>
          <table:table-cell table:style-name="ce297" office:value-type="string">
            <text:p>includes flat conversion allowances</text:p>
          </table:table-cell>
          <table:table-cell table:style-name="ce297" table:number-columns-repeated="12"/>
          <table:table-cell table:style-name="ce269" table:number-columns-repeated="2"/>
          <table:covered-table-cell table:number-columns-repeated="5"/>
          <table:table-cell table:style-name="ce269" table:number-columns-repeated="17"/>
          <table:table-cell table:style-name="ce117" table:number-columns-repeated="980"/>
        </table:table-row>
        <table:table-row table:style-name="ro31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30" table:number-columns-spanned="36" table:number-rows-spanned="1"/>
          <table:covered-table-cell table:number-columns-repeated="35"/>
          <table:table-cell table:style-name="ce117" table:number-columns-repeated="980"/>
        </table:table-row>
        <table:table-row table:style-name="ro31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300" office:value-type="float" office:value="118" table:number-columns-spanned="2" table:number-rows-spanned="1">
            <text:p>118</text:p>
          </table:table-cell>
          <table:covered-table-cell/>
          <table:table-cell table:style-name="ce269"/>
          <table:table-cell table:style-name="ce271" office:value-type="string">
            <text:p>Expenditure on machinery and plant on which first year allowance is claimed</text:p>
          </table:table-cell>
          <table:table-cell table:style-name="ce269" table:number-columns-repeated="29"/>
          <table:table-cell table:style-name="ce333" office:value-type="float" office:value="118" table:number-columns-spanned="2" table:number-rows-spanned="1">
            <text:p>118</text:p>
          </table:table-cell>
          <table:covered-table-cell/>
          <table:table-cell table:style-name="ce341" office:value-type="string">
            <text:p>£</text:p>
          </table:table-cell>
          <table:table-cell table:style-name="ce338" table:formula="of:=IF([CorporationTax.F79]&gt;0;[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9">
          <table:table-cell table:style-name="ce269" table:number-columns-repeated="44"/>
          <table:table-cell table:style-name="ce117" table:number-columns-repeated="980"/>
        </table:table-row>
        <table:table-row table:style-name="ro39">
          <table:table-cell table:style-name="ce269"/>
          <table:table-cell table:style-name="ce301" office:value-type="float" office:value="119" table:number-columns-spanned="2" table:number-rows-spanned="2">
            <text:p>119</text:p>
          </table:table-cell>
          <table:covered-table-cell/>
          <table:table-cell table:style-name="ce300"/>
          <table:table-cell table:style-name="ce323" office:value-type="string">
            <text:p>Put an 'X' in box 119 if claim includes enhanced capital</text:p>
          </table:table-cell>
          <table:table-cell table:style-name="ce269" table:number-columns-repeated="2"/>
          <table:table-cell table:style-name="ce297" table:number-columns-repeated="13"/>
          <table:table-cell table:style-name="ce269" table:number-columns-repeated="2"/>
          <table:table-cell table:style-name="ce333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19" table:number-columns-spanned="2" table:number-rows-spanned="2"/>
          <table:covered-table-cell/>
          <table:table-cell table:style-name="ce269" table:number-columns-repeated="17"/>
          <table:table-cell table:style-name="ce117" table:number-columns-repeated="980"/>
        </table:table-row>
        <table:table-row table:style-name="ro39">
          <table:table-cell table:style-name="ce269"/>
          <table:covered-table-cell table:number-columns-repeated="2"/>
          <table:table-cell table:style-name="ce269"/>
          <table:table-cell table:style-name="ce324" office:value-type="string">
            <text:p>allowances for designated energy-saving investments</text:p>
          </table:table-cell>
          <table:table-cell table:style-name="ce269" table:number-columns-repeated="2"/>
          <table:table-cell table:style-name="ce297" table:number-columns-repeated="13"/>
          <table:table-cell table:style-name="ce269" table:number-columns-repeated="2"/>
          <table:covered-table-cell table:number-columns-repeated="5"/>
          <table:table-cell table:style-name="ce269" table:number-columns-repeated="17"/>
          <table:table-cell table:style-name="ce117" table:number-columns-repeated="980"/>
        </table:table-row>
        <table:table-row table:style-name="ro29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300" office:value-type="float" office:value="120" table:number-columns-spanned="2" table:number-rows-spanned="1">
            <text:p>120</text:p>
          </table:table-cell>
          <table:covered-table-cell/>
          <table:table-cell table:style-name="ce269"/>
          <table:table-cell table:style-name="ce271" office:value-type="string">
            <text:p>Qualifying expenditure on machinery and plant on long life assets</text:p>
          </table:table-cell>
          <table:table-cell table:style-name="ce269" table:number-columns-repeated="29"/>
          <table:table-cell table:style-name="ce333" office:value-type="float" office:value="120" table:number-columns-spanned="2" table:number-rows-spanned="1">
            <text:p>12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300" office:value-type="float" office:value="121" table:number-columns-spanned="2" table:number-rows-spanned="1">
            <text:p>121</text:p>
          </table:table-cell>
          <table:covered-table-cell/>
          <table:table-cell table:style-name="ce269"/>
          <table:table-cell table:style-name="ce271" office:value-type="string">
            <text:p>Qualifying expenditure on machinery and plant on other assets</text:p>
          </table:table-cell>
          <table:table-cell table:style-name="ce269" table:number-columns-repeated="29"/>
          <table:table-cell table:style-name="ce333" office:value-type="float" office:value="121" table:number-columns-spanned="2" table:number-rows-spanned="1">
            <text:p>121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6">
          <table:table-cell table:style-name="ce269" table:number-columns-repeated="44"/>
          <table:table-cell table:style-name="ce117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8">
          <table:table-cell table:style-name="ce269"/>
          <table:table-cell table:style-name="ce300" office:value-type="float" office:value="122" table:number-columns-spanned="2" table:number-rows-spanned="1">
            <text:p>122</text:p>
          </table:table-cell>
          <table:covered-table-cell/>
          <table:table-cell table:style-name="ce271" office:value-type="string">
            <text:p>Trading losses Case 1</text:p>
          </table:table-cell>
          <table:table-cell table:style-name="ce271" table:number-columns-repeated="4"/>
          <table:table-cell table:style-name="ce269" table:number-columns-repeated="4"/>
          <table:table-cell table:style-name="ce336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69"/>
          <table:table-cell table:style-name="ce271" office:value-type="string">
            <text:p>124 Trading losses</text:p>
          </table:table-cell>
          <table:table-cell table:style-name="ce271" table:number-columns-repeated="8"/>
          <table:table-cell table:style-name="ce368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table:number-columns-repeated="7"/>
          <table:table-cell table:style-name="ce269" table:number-columns-repeated="4"/>
          <table:table-cell table:style-name="ce333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38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69"/>
          <table:table-cell table:style-name="ce285" office:value-type="string">
            <text:p>Case V</text:p>
          </table:table-cell>
          <table:table-cell table:style-name="ce285" table:number-columns-repeated="2"/>
          <table:table-cell table:style-name="ce271" table:number-columns-repeated="6"/>
          <table:table-cell table:style-name="ce333" office:value-type="float" office:value="124" table:number-columns-spanned="2" table:number-rows-spanned="1">
            <text:p>124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2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7" table:number-columns-repeated="980"/>
        </table:table-row>
        <table:table-row table:style-name="ro8">
          <table:table-cell table:style-name="ce269"/>
          <table:table-cell table:style-name="ce300" office:value-type="float" office:value="125" table:number-columns-spanned="2" table:number-rows-spanned="1">
            <text:p>125</text:p>
          </table:table-cell>
          <table:covered-table-cell/>
          <table:table-cell table:style-name="ce271" office:value-type="string">
            <text:p>Non-trade deficits on</text:p>
          </table:table-cell>
          <table:table-cell table:style-name="ce271" table:number-columns-repeated="8"/>
          <table:table-cell table:style-name="ce336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69"/>
          <table:table-cell table:style-name="ce271" office:value-type="string">
            <text:p>127 Schedule A losses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table:number-columns-repeated="2"/>
          <table:table-cell table:style-name="ce298" office:value-type="string">
            <text:p>loan relationships and</text:p>
          </table:table-cell>
          <table:table-cell table:style-name="ce285" table:number-columns-repeated="8"/>
          <table:table-cell table:style-name="ce333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71" table:number-columns-repeated="9"/>
          <table:table-cell table:style-name="ce333" office:value-type="float" office:value="127" table:number-columns-spanned="2" table:number-rows-spanned="1">
            <text:p>127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9">
          <table:table-cell table:style-name="ce269"/>
          <table:table-cell table:style-name="ce271" table:number-columns-repeated="2"/>
          <table:table-cell table:style-name="ce271" office:value-type="string">
            <text:p>derivative contracts</text:p>
          </table:table-cell>
          <table:table-cell table:style-name="ce285" table:number-columns-repeated="7"/>
          <table:table-cell table:style-name="ce271"/>
          <table:table-cell table:style-name="ce269" table:number-columns-repeated="13"/>
          <table:table-cell table:style-name="ce271" table:number-columns-repeated="10"/>
          <table:table-cell table:style-name="ce269" table:number-columns-repeated="9"/>
          <table:table-cell table:style-name="ce117" table:number-columns-repeated="980"/>
        </table:table-row>
        <table:table-row table:style-name="ro6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7" table:number-columns-repeated="980"/>
        </table:table-row>
        <table:table-row table:style-name="ro8">
          <table:table-cell table:style-name="ce269"/>
          <table:table-cell table:style-name="ce300" office:value-type="float" office:value="129" table:number-columns-spanned="2" table:number-rows-spanned="1">
            <text:p>129</text:p>
          </table:table-cell>
          <table:covered-table-cell/>
          <table:table-cell table:style-name="ce286" office:value-type="string">
            <text:p>Overseas property</text:p>
          </table:table-cell>
          <table:table-cell table:style-name="ce286" table:number-columns-repeated="4"/>
          <table:table-cell table:style-name="ce281" table:number-columns-repeated="4"/>
          <table:table-cell table:style-name="ce336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69"/>
          <table:table-cell table:style-name="ce271" office:value-type="string">
            <text:p>130 <text:s/>Losses Case VI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69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table:number-columns-repeated="2"/>
          <table:table-cell table:style-name="ce271" office:value-type="string">
            <text:p>business loss Case V</text:p>
          </table:table-cell>
          <table:table-cell table:style-name="ce285" table:number-columns-repeated="4"/>
          <table:table-cell table:style-name="ce287" table:number-columns-repeated="4"/>
          <table:table-cell table:style-name="ce333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71" table:number-columns-repeated="9"/>
          <table:table-cell table:style-name="ce333" office:value-type="float" office:value="130" table:number-columns-spanned="2" table:number-rows-spanned="1">
            <text:p>13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32">
          <table:table-cell table:style-name="ce269"/>
          <table:table-cell table:style-name="ce271" table:number-columns-repeated="7"/>
          <table:table-cell table:style-name="ce269" table:number-columns-repeated="17"/>
          <table:table-cell table:style-name="ce271" table:number-columns-repeated="10"/>
          <table:table-cell table:style-name="ce269" table:number-columns-repeated="9"/>
          <table:table-cell table:style-name="ce117" table:number-columns-repeated="980"/>
        </table:table-row>
        <table:table-row table:style-name="ro8">
          <table:table-cell table:style-name="ce269"/>
          <table:table-cell table:style-name="ce300" office:value-type="float" office:value="131" table:number-columns-spanned="2" table:number-rows-spanned="1">
            <text:p>131</text:p>
          </table:table-cell>
          <table:covered-table-cell/>
          <table:table-cell table:style-name="ce271" office:value-type="string">
            <text:p>Capital losses</text:p>
          </table:table-cell>
          <table:table-cell table:style-name="ce271" table:number-columns-repeated="4"/>
          <table:table-cell table:style-name="ce269" table:number-columns-repeated="4"/>
          <table:table-cell table:style-name="ce336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69"/>
          <table:table-cell table:style-name="ce271" office:value-type="string">
            <text:p>136 Excess</text:p>
          </table:table-cell>
          <table:table-cell table:style-name="ce300"/>
          <table:table-cell table:style-name="ce271" table:number-columns-repeated="7"/>
          <table:table-cell table:style-name="ce368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69"/>
          <table:table-cell table:style-name="ce117" table:number-columns-repeated="980"/>
        </table:table-row>
        <table:table-row table:style-name="ro25">
          <table:table-cell table:style-name="ce269" table:number-columns-repeated="12"/>
          <table:table-cell table:style-name="ce333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41" office:value-type="string">
            <text:p>£</text:p>
          </table:table-cell>
          <table:table-cell table:style-name="ce342" table:number-columns-spanned="8" table:number-rows-spanned="1"/>
          <table:covered-table-cell table:number-columns-repeated="7"/>
          <table:table-cell table:style-name="ce269"/>
          <table:table-cell table:style-name="ce285" office:value-type="string">
            <text:p>management expenses</text:p>
          </table:table-cell>
          <table:table-cell table:style-name="ce285" table:number-columns-repeated="8"/>
          <table:table-cell table:style-name="ce333" office:value-type="float" office:value="136" table:number-columns-spanned="2" table:number-rows-spanned="1">
            <text:p>136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6" table:number-rows-spanned="1"/>
          <table:covered-table-cell table:number-columns-repeated="5"/>
          <table:table-cell table:style-name="ce26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44">
          <table:table-cell table:style-name="ce28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280" table:number-columns-spanned="41" table:number-rows-spanned="1"/>
          <table:covered-table-cell table:number-columns-repeated="40"/>
          <table:table-cell table:style-name="ce117" table:number-columns-repeated="980"/>
        </table:table-row>
        <table:table-row table:style-name="ro42">
          <table:table-cell table:style-name="ce27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17" table:number-columns-repeated="980"/>
        </table:table-row>
        <table:table-row table:style-name="ro29">
          <table:table-cell table:style-name="ce28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31" table:number-columns-spanned="35" table:number-rows-spanned="1"/>
          <table:covered-table-cell table:number-columns-repeated="34"/>
          <table:table-cell table:style-name="ce117" table:number-columns-repeated="980"/>
        </table:table-row>
        <table:table-row table:style-name="ro32">
          <table:table-cell table:style-name="ce271"/>
          <table:table-cell table:style-name="ce271" office:value-type="string">
            <text:p>If you do not want us to make small repayments please either put an 'X' in box 139 or complete box 140 below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85"/>
          <table:table-cell table:style-name="ce285" office:value-type="string">
            <text:p>Repayments' here include tax, interest, and late filing penalties or any combination of them.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string">
            <text:p>Do not repay £20 or less</text:p>
          </table:table-cell>
          <table:table-cell table:style-name="ce271" table:number-columns-repeated="8"/>
          <table:table-cell table:style-name="ce269"/>
          <table:table-cell table:style-name="ce333" office:value-type="float" office:value="139" table:number-columns-spanned="2" table:number-rows-spanned="1">
            <text:p>139</text:p>
          </table:table-cell>
          <table:covered-table-cell/>
          <table:table-cell table:style-name="ce339" table:number-columns-spanned="3" table:number-rows-spanned="1"/>
          <table:covered-table-cell table:number-columns-repeated="2"/>
          <table:table-cell table:style-name="ce269" table:number-columns-repeated="2"/>
          <table:table-cell table:style-name="ce271" office:value-type="string">
            <text:p>Do not repay sums of </text:p>
          </table:table-cell>
          <table:table-cell table:style-name="ce269" table:number-columns-repeated="7"/>
          <table:table-cell table:style-name="ce333" office:value-type="float" office:value="140" table:number-columns-spanned="2" table:number-rows-spanned="1">
            <text:p>140</text:p>
          </table:table-cell>
          <table:covered-table-cell/>
          <table:table-cell table:style-name="ce341" office:value-type="string">
            <text:p>£</text:p>
          </table:table-cell>
          <table:table-cell table:style-name="ce342" table:number-columns-spanned="5" table:number-rows-spanned="1"/>
          <table:covered-table-cell table:number-columns-repeated="4"/>
          <table:table-cell table:style-name="ce271" office:value-type="string">
            <text:p><text:s/>or less,<text:span text:style-name="T1"> Enter whole figure only</text:span></text:p>
          </table:table-cell>
          <table:table-cell table:style-name="ce269" table:number-columns-repeated="9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34" table:number-columns-spanned="17" table:number-rows-spanned="1"/>
          <table:covered-table-cell table:number-columns-repeated="16"/>
          <table:table-cell table:style-name="ce117" table:number-columns-repeated="980"/>
        </table:table-row>
        <table:table-row table:style-name="ro32">
          <table:table-cell table:style-name="ce271"/>
          <table:table-cell table:style-name="ce271" office:value-type="string">
            <text:p>Repayment is made quickly and safely by direct credit to a bank or building society account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85"/>
          <table:table-cell table:style-name="ce285" office:value-type="string">
            <text:p>Please complete the following details</text:p>
          </table:table-cell>
          <table:table-cell table:style-name="ce285" table:number-columns-repeated="42"/>
          <table:table-cell table:style-name="ce382" table:number-columns-repeated="980"/>
        </table:table-row>
        <table:table-row table:style-name="ro25">
          <table:table-cell table:style-name="ce271"/>
          <table:table-cell table:style-name="ce271" office:value-type="string">
            <text:p>Name of bank or building society</text:p>
          </table:table-cell>
          <table:table-cell table:style-name="ce271" table:number-columns-repeated="33"/>
          <table:table-cell table:style-name="ce271" office:value-type="string">
            <text:p>Branch sort code</text:p>
          </table:table-cell>
          <table:table-cell table:style-name="ce271" table:number-columns-repeated="8"/>
          <table:table-cell table:style-name="ce142" table:number-columns-repeated="980"/>
        </table:table-row>
        <table:table-row table:style-name="ro25">
          <table:table-cell table:style-name="ce269"/>
          <table:table-cell table:style-name="ce302" office:value-type="float" office:value="149" table:number-columns-spanned="2" table:number-rows-spanned="1">
            <text:p>149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3"/>
          <table:table-cell table:style-name="ce303" office:value-type="float" office:value="150" table:number-columns-spanned="2" table:number-rows-spanned="1">
            <text:p>150</text:p>
          </table:table-cell>
          <table:covered-table-cell/>
          <table:table-cell table:style-name="ce325"/>
          <table:table-cell table:style-name="ce375"/>
          <table:table-cell table:style-name="ce376"/>
          <table:table-cell table:style-name="ce375"/>
          <table:table-cell table:style-name="ce376"/>
          <table:table-cell table:style-name="ce325"/>
          <table:table-cell table:style-name="ce269"/>
          <table:table-cell table:style-name="ce381" table:number-columns-repeated="2"/>
          <table:table-cell table:style-name="ce117" table:number-columns-repeated="978"/>
        </table:table-row>
        <table:table-row table:style-name="ro37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Account number</text:p>
          </table:table-cell>
          <table:table-cell table:style-name="ce271" table:number-columns-repeated="18"/>
          <table:table-cell table:style-name="ce271" office:value-type="string">
            <text:p>Name of account</text:p>
          </table:table-cell>
          <table:table-cell table:style-name="ce271" table:number-columns-repeated="23"/>
          <table:table-cell table:style-name="ce217" table:number-columns-repeated="2"/>
          <table:table-cell table:style-name="ce142" table:number-columns-repeated="978"/>
        </table:table-row>
        <table:table-row table:style-name="ro25">
          <table:table-cell table:style-name="ce269"/>
          <table:table-cell table:style-name="ce30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25" table:number-columns-repeated="2"/>
          <table:table-cell table:style-name="ce328" table:number-columns-spanned="2" table:number-rows-spanned="1"/>
          <table:covered-table-cell/>
          <table:table-cell table:style-name="ce325" table:number-columns-repeated="5"/>
          <table:table-cell table:style-name="ce269" table:number-columns-repeated="7"/>
          <table:table-cell table:style-name="ce333" office:value-type="float" office:value="152" table:number-columns-spanned="2" table:number-rows-spanned="1">
            <text:p>152</text:p>
          </table:table-cell>
          <table:covered-table-cell/>
          <table:table-cell table:style-name="ce319" table:number-columns-spanned="21" table:number-rows-spanned="1"/>
          <table:covered-table-cell table:number-columns-repeated="20"/>
          <table:table-cell table:style-name="ce379"/>
          <table:table-cell table:style-name="ce280"/>
          <table:table-cell table:style-name="ce381"/>
          <table:table-cell table:style-name="ce117" table:number-columns-repeated="978"/>
        </table:table-row>
        <table:table-row table:style-name="ro37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Building society referenc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25" table:number-columns-repeated="2"/>
          <table:table-cell table:style-name="ce328" table:number-columns-spanned="2" table:number-rows-spanned="1"/>
          <table:covered-table-cell/>
          <table:table-cell table:style-name="ce325" table:number-columns-repeated="5"/>
          <table:table-cell table:style-name="ce319" table:number-columns-spanned="2" table:number-rows-spanned="1"/>
          <table:covered-table-cell/>
          <table:table-cell table:style-name="ce325"/>
          <table:table-cell table:style-name="ce319" table:number-columns-spanned="2" table:number-rows-spanned="1"/>
          <table:covered-table-cell/>
          <table:table-cell table:style-name="ce325" table:number-columns-repeated="5"/>
          <table:table-cell table:style-name="ce319" table:number-columns-spanned="2" table:number-rows-spanned="1"/>
          <table:covered-table-cell/>
          <table:table-cell table:style-name="ce325"/>
          <table:table-cell table:style-name="ce269" table:number-columns-repeated="18"/>
          <table:table-cell table:style-name="ce117" table:number-columns-repeated="980"/>
        </table:table-row>
        <table:table-row table:style-name="ro6">
          <table:table-cell table:style-name="ce269" table:number-columns-repeated="44"/>
          <table:table-cell table:style-name="ce117" table:number-columns-repeated="980"/>
        </table:table-row>
        <table:table-row table:style-name="ro29">
          <table:table-cell table:style-name="ce27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30" table:number-columns-spanned="23" table:number-rows-spanned="1"/>
          <table:covered-table-cell table:number-columns-repeated="22"/>
          <table:table-cell table:style-name="ce117" table:number-columns-repeated="980"/>
        </table:table-row>
        <table:table-row table:style-name="ro25">
          <table:table-cell table:style-name="ce286"/>
          <table:table-cell table:style-name="ce286" office:value-type="string">
            <text:p>Complete the authority below if you want the repayment to be made to a person other than the company.</text:p>
          </table:table-cell>
          <table:table-cell table:style-name="ce286" table:number-columns-repeated="42"/>
          <table:table-cell table:style-name="ce383" table:number-columns-repeated="980"/>
        </table:table-row>
        <table:table-row table:style-name="ro25">
          <table:table-cell table:style-name="ce287"/>
          <table:table-cell table:style-name="ce285" office:value-type="string">
            <text:p>1, as<text:span text:style-name="T1"> </text:span><text:span text:style-name="T2">(enter status - company secretary, treasurer, </text:span><text:span text:style-name="T2">liquidator or authorised agent, etc..)</text:span></text:p>
          </table:table-cell>
          <table:table-cell table:style-name="ce287" table:number-columns-repeated="42"/>
          <table:table-cell table:style-name="ce384" table:number-columns-repeated="980"/>
        </table:table-row>
        <table:table-row table:style-name="ro25">
          <table:table-cell table:style-name="ce269"/>
          <table:table-cell table:style-name="ce302" office:value-type="float" office:value="154" table:number-columns-spanned="2" table:number-rows-spanned="1">
            <text:p>154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string">
            <text:p>of<text:span text:style-name="T2"> (enter name of company)</text:span>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25">
          <table:table-cell table:style-name="ce269"/>
          <table:table-cell table:style-name="ce302" office:value-type="float" office:value="155" table:number-columns-spanned="2" table:number-rows-spanned="1">
            <text:p>155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string">
            <text:p>authorise<text:span text:style-name="T2"> (enter name)</text:span>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25">
          <table:table-cell table:style-name="ce269"/>
          <table:table-cell table:style-name="ce303" office:value-type="float" office:value="156" table:number-columns-spanned="2" table:number-rows-spanned="1">
            <text:p>156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297" office:value-type="string">
            <text:p>(enter address)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25">
          <table:table-cell table:style-name="ce269"/>
          <table:table-cell table:style-name="ce304" office:value-type="float" office:value="157" table:number-columns-spanned="2" table:number-rows-spanned="1">
            <text:p>157</text:p>
          </table:table-cell>
          <table:covered-table-cell/>
          <table:table-cell table:style-name="ce320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305" table:number-columns-spanned="31" table:number-rows-spanned="1"/>
          <table:covered-table-cell table:number-columns-repeated="30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305" table:number-columns-spanned="31" table:number-rows-spanned="1"/>
          <table:covered-table-cell table:number-columns-repeated="30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306" table:number-columns-spanned="16" table:number-rows-spanned="1"/>
          <table:covered-table-cell table:number-columns-repeated="15"/>
          <table:table-cell table:style-name="ce34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53" table:number-columns-spanned="9" table:number-rows-spanned="1"/>
          <table:covered-table-cell table:number-columns-repeated="8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Nominee referenc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3" office:value-type="float" office:value="158" table:number-columns-spanned="2" table:number-rows-spanned="1">
            <text:p>158</text:p>
          </table:table-cell>
          <table:covered-table-cell/>
          <table:table-cell table:style-name="ce319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to receive payment on the company's behalf.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1">
          <table:table-cell table:style-name="ce269" table:number-columns-repeated="44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Signatur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2" office:value-type="float" office:value="159" table:number-columns-spanned="2" table:number-rows-spanned="1">
            <text:p>159</text:p>
          </table:table-cell>
          <table:covered-table-cell/>
          <table:table-cell table:style-name="ce321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32">
          <table:table-cell table:style-name="ce269"/>
          <table:table-cell table:style-name="ce307" table:number-columns-spanned="31" table:number-rows-spanned="2"/>
          <table:covered-table-cell table:number-columns-repeated="30"/>
          <table:table-cell table:style-name="ce269" table:number-columns-repeated="12"/>
          <table:table-cell table:style-name="ce117" table:number-columns-repeated="980"/>
        </table:table-row>
        <table:table-row table:style-name="ro32">
          <table:table-cell table:style-name="ce269"/>
          <table:covered-table-cell table:number-columns-repeated="31"/>
          <table:table-cell table:style-name="ce269" table:number-columns-repeated="12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string">
            <text:p>Name<text:span text:style-name="T1"> </text:span><text:span text:style-name="T2">(in capitals)</text:span></text:p>
          </table:table-cell>
          <table:table-cell table:style-name="ce269" table:number-columns-repeated="42"/>
          <table:table-cell table:style-name="ce117" table:number-columns-repeated="980"/>
        </table:table-row>
        <table:table-row table:style-name="ro25">
          <table:table-cell table:style-name="ce269"/>
          <table:table-cell table:style-name="ce302" office:value-type="float" office:value="160" table:number-columns-spanned="2" table:number-rows-spanned="1">
            <text:p>160</text:p>
          </table:table-cell>
          <table:covered-table-cell/>
          <table:table-cell table:style-name="ce322" table:number-columns-spanned="29" table:number-rows-spanned="1"/>
          <table:covered-table-cell table:number-columns-repeated="28"/>
          <table:table-cell table:style-name="ce269" table:number-columns-repeated="12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42">
          <table:table-cell table:style-name="ce28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17" table:number-columns-repeated="980"/>
        </table:table-row>
        <table:table-row table:style-name="ro25">
          <table:table-cell table:style-name="ce288"/>
          <table:table-cell table:style-name="ce288" office:value-type="string">
            <text:p>Warning - Giving false information in the return, or exceeding any part of the company's profits or tax</text:p>
          </table:table-cell>
          <table:table-cell table:style-name="ce288" table:number-columns-repeated="42"/>
          <table:table-cell table:style-name="ce169" table:number-columns-repeated="980"/>
        </table:table-row>
        <table:table-row table:style-name="ro25">
          <table:table-cell table:style-name="ce289"/>
          <table:table-cell table:style-name="ce289" office:value-type="string">
            <text:p>payable, can lead to both the company and yourself being prosecuted.</text:p>
          </table:table-cell>
          <table:table-cell table:style-name="ce289" table:number-columns-repeated="42"/>
          <table:table-cell table:style-name="ce385" table:number-columns-repeated="980"/>
        </table:table-row>
        <table:table-row table:style-name="ro25">
          <table:table-cell table:style-name="ce290"/>
          <table:table-cell table:style-name="ce290" office:value-type="string">
            <text:p>Declaration</text:p>
          </table:table-cell>
          <table:table-cell table:style-name="ce290" table:number-columns-repeated="42"/>
          <table:table-cell table:style-name="ce386" table:number-columns-repeated="980"/>
        </table:table-row>
        <table:table-row table:style-name="ro25">
          <table:table-cell table:style-name="ce288"/>
          <table:table-cell table:style-name="ce288" office:value-type="string">
            <text:p>The information I have given in this company tax return is correct and complete to the best of my</text:p>
          </table:table-cell>
          <table:table-cell table:style-name="ce288" table:number-columns-repeated="42"/>
          <table:table-cell table:style-name="ce169" table:number-columns-repeated="980"/>
        </table:table-row>
        <table:table-row table:style-name="ro25">
          <table:table-cell table:style-name="ce291"/>
          <table:table-cell table:style-name="ce291" office:value-type="string">
            <text:p>knowledge and belief.</text:p>
          </table:table-cell>
          <table:table-cell table:style-name="ce291" table:number-columns-repeated="42"/>
          <table:table-cell table:style-name="ce387" table:number-columns-repeated="980"/>
        </table:table-row>
        <table:table-row table:style-name="ro25">
          <table:table-cell table:style-name="ce271"/>
          <table:table-cell table:style-name="ce271" office:value-type="string">
            <text:p>Signature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32">
          <table:table-cell table:style-name="ce271"/>
          <table:table-cell table:style-name="ce308" table:number-columns-spanned="32" table:number-rows-spanned="3"/>
          <table:covered-table-cell table:number-columns-repeated="31"/>
          <table:table-cell table:style-name="ce271" table:number-columns-repeated="11"/>
          <table:table-cell table:style-name="ce142" table:number-columns-repeated="980"/>
        </table:table-row>
        <table:table-row table:style-name="ro32">
          <table:table-cell table:style-name="ce269"/>
          <table:covered-table-cell table:number-columns-repeated="32"/>
          <table:table-cell table:style-name="ce269" table:number-columns-repeated="11"/>
          <table:table-cell table:style-name="ce117" table:number-columns-repeated="980"/>
        </table:table-row>
        <table:table-row table:style-name="ro32">
          <table:table-cell table:style-name="ce269"/>
          <table:covered-table-cell table:number-columns-repeated="32"/>
          <table:table-cell table:style-name="ce269" table:number-columns-repeated="11"/>
          <table:table-cell table:style-name="ce117" table:number-columns-repeated="980"/>
        </table:table-row>
        <table:table-row table:style-name="ro25">
          <table:table-cell table:style-name="ce269"/>
          <table:table-cell table:style-name="ce271" office:value-type="string">
            <text:p>Name<text:span text:style-name="T1"> </text:span><text:span text:style-name="T2">(in capitals)</text:span></text:p>
          </table:table-cell>
          <table:table-cell table:style-name="ce269" table:number-columns-repeated="28"/>
          <table:table-cell table:style-name="ce271" office:value-type="string">
            <text:p>Date<text:span text:style-name="T1"> </text:span><text:span text:style-name="T2">(dd / mm / yyyy)</text:span></text:p>
          </table:table-cell>
          <table:table-cell table:style-name="ce269" table:number-columns-repeated="13"/>
          <table:table-cell table:style-name="ce117" table:number-columns-repeated="980"/>
        </table:table-row>
        <table:table-row table:style-name="ro25">
          <table:table-cell table:style-name="ce269"/>
          <table:table-cell table:style-name="ce309" table:formula="of:=[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69" table:number-columns-repeated="4"/>
          <table:table-cell table:style-name="ce362"/>
          <table:table-cell table:style-name="ce363" table:number-columns-spanned="2" table:number-rows-spanned="1"/>
          <table:covered-table-cell/>
          <table:table-cell table:style-name="ce366"/>
          <table:table-cell table:style-name="ce369"/>
          <table:table-cell table:style-name="ce366"/>
          <table:table-cell table:style-name="ce362" table:number-columns-repeated="3"/>
          <table:table-cell table:style-name="ce269" table:number-columns-repeated="5"/>
          <table:table-cell table:style-name="ce117" table:number-columns-repeated="980"/>
        </table:table-row>
        <table:table-row table:style-name="ro25">
          <table:table-cell table:style-name="ce271"/>
          <table:table-cell table:style-name="ce271" office:value-type="string">
            <text:p>Status</text:p>
          </table:table-cell>
          <table:table-cell table:style-name="ce271" table:number-columns-repeated="42"/>
          <table:table-cell table:style-name="ce142" table:number-columns-repeated="980"/>
        </table:table-row>
        <table:table-row table:style-name="ro25">
          <table:table-cell table:style-name="ce269"/>
          <table:table-cell table:style-name="ce30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69" table:number-columns-repeated="18"/>
          <table:table-cell table:style-name="ce117" table:number-columns-repeated="980"/>
        </table:table-row>
        <table:table-row table:style-name="ro34">
          <table:table-cell table:style-name="ce269" table:number-columns-repeated="44"/>
          <table:table-cell table:style-name="ce117" table:number-columns-repeated="980"/>
        </table:table-row>
        <table:table-row table:style-name="ro34" table:number-rows-repeated="1048298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WagesInterface" table:style-name="ta10">
        <table:table-column table:style-name="co43" table:default-cell-style-name="ce45"/>
        <table:table-column table:style-name="co6" table:default-cell-style-name="ce53"/>
        <table:table-column table:style-name="co10" table:number-columns-repeated="7" table:default-cell-style-name="ce60"/>
        <table:table-column table:style-name="co43" table:default-cell-style-name="ce45"/>
        <table:table-column table:style-name="co44" table:default-cell-style-name="ce45"/>
        <table:table-column table:style-name="co43" table:default-cell-style-name="ce45"/>
        <table:table-column table:style-name="co6" table:number-columns-repeated="1012" table:default-cell-style-name="ce45"/>
        <table:table-row table:style-name="ro14">
          <table:table-cell table:style-name="ce388"/>
          <table:table-cell table:style-name="ce392"/>
          <table:table-cell table:style-name="ce398" table:number-columns-repeated="7"/>
          <table:table-cell table:style-name="ce401" table:number-columns-repeated="2"/>
          <table:table-cell table:style-name="ce90"/>
          <table:table-cell table:number-columns-repeated="1012"/>
        </table:table-row>
        <table:table-row table:style-name="ro45">
          <table:table-cell table:style-name="ce389"/>
          <table:table-cell table:style-name="ce393" office:value-type="string">
            <text:p>Month</text:p>
          </table:table-cell>
          <table:table-cell table:style-name="ce399" office:value-type="string">
            <text:p>Gross Wages paid</text:p>
          </table:table-cell>
          <table:table-cell table:style-name="ce399" office:value-type="string">
            <text:p>Income Tax deducted</text:p>
          </table:table-cell>
          <table:table-cell table:style-name="ce399" office:value-type="string">
            <text:p>Employees National Insurance deducted</text:p>
          </table:table-cell>
          <table:table-cell table:style-name="ce399" office:value-type="string">
            <text:p>Other Deductions</text:p>
          </table:table-cell>
          <table:table-cell table:style-name="ce399" office:value-type="string">
            <text:p>Net Wages Paid</text:p>
          </table:table-cell>
          <table:table-cell table:style-name="ce399" office:value-type="string">
            <text:p>Employers National Insurance</text:p>
          </table:table-cell>
          <table:table-cell table:style-name="ce399" office:value-type="string">
            <text:p>Recoverable Statutory Payments</text:p>
          </table:table-cell>
          <table:table-cell table:style-name="ce43"/>
          <table:table-cell table:style-name="ce393" office:value-type="string">
            <text:p>WAGES INTERFACE</text:p>
          </table:table-cell>
          <table:table-cell table:style-name="ce404"/>
          <table:table-cell table:style-name="ce68" table:number-columns-repeated="1012"/>
        </table:table-row>
        <table:table-row table:style-name="ro25">
          <table:table-cell table:style-name="ce389"/>
          <table:table-cell table:style-name="ce394" office:value-type="string" table:number-columns-spanned="2" table:number-rows-spanned="1">
            <text:p>EMPLOYEES</text:p>
          </table:table-cell>
          <table:covered-table-cell/>
          <table:table-cell table:style-name="ce64" table:number-columns-repeated="6"/>
          <table:table-cell table:style-name="ce43"/>
          <table:table-cell table:style-name="ce63"/>
          <table:table-cell table:style-name="ce404"/>
          <table:table-cell table:style-name="ce68" table:number-columns-repeated="1012"/>
        </table:table-row>
        <table:table-row table:style-name="ro10">
          <table:table-cell table:style-name="ce390"/>
          <table:table-cell table:style-name="ce395" table:formula="of:=[Admin.B6]" office:value-type="date" office:date-value="2013-02-28">
            <text:p>Feb-13</text:p>
          </table:table-cell>
          <table:table-cell table:formula="of:=['file:///C:/Users/antony/diy/GB%20Accounts/GB%20Accounts%202012-13/GB%20Accounts%20Company%202014-01-31%20(Jan14)%20OpenOffice/Payrollyearto050413.ods'#$Feb13.$M$1]-[.C1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N$1]-[.D1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O$1]-[.E1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P$1]+['file:///C:/Users/antony/diy/GB%20Accounts/GB%20Accounts%202012-13/GB%20Accounts%20Company%202014-01-31%20(Jan14)%20OpenOffice/Payrollyearto050413.ods'#$Feb13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T$1]-[.H1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8]" office:value-type="date" office:date-value="2013-03-31">
            <text:p>Mar-13</text:p>
          </table:table-cell>
          <table:table-cell table:formula="of:=['file:///C:/Users/antony/diy/GB%20Accounts/GB%20Accounts%202012-13/GB%20Accounts%20Company%202014-01-31%20(Jan14)%20OpenOffice/Payrollyearto050413.ods'#$Mar13.$M$1]-[.C1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N$1]-[.D1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O$1]-[.E1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P$1]+['file:///C:/Users/antony/diy/GB%20Accounts/GB%20Accounts%202012-13/GB%20Accounts%20Company%202014-01-31%20(Jan14)%20OpenOffice/Payrollyearto050413.ods'#$Mar13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T$1]-[.H1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10]" office:value-type="date" office:date-value="2013-04-30">
            <text:p>Apr-13</text:p>
          </table:table-cell>
          <table:table-cell table:formula="of:=['file:///C:/Users/antony/diy/GB%20Accounts/GB%20Accounts%202012-13/GB%20Accounts%20Company%202014-01-31%20(Jan14)%20OpenOffice/Payrollyearto050414.ods'#$Apr13.$M$1]-[.C19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N$1]-[.D19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O$1]-[.E19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P$1]+['file:///C:/Users/antony/diy/GB%20Accounts/GB%20Accounts%202012-13/GB%20Accounts%20Company%202014-01-31%20(Jan14)%20OpenOffice/Payrollyearto050414.ods'#$Apr13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T$1]-[.H19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12]" office:value-type="date" office:date-value="2013-05-31">
            <text:p>May-13</text:p>
          </table:table-cell>
          <table:table-cell table:formula="of:=['file:///C:/Users/antony/diy/GB%20Accounts/GB%20Accounts%202012-13/GB%20Accounts%20Company%202014-01-31%20(Jan14)%20OpenOffice/Payrollyearto050414.ods'#$May13.$M$1]-[.C20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N$1]-[.D20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O$1]-[.E20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P$1]+['file:///C:/Users/antony/diy/GB%20Accounts/GB%20Accounts%202012-13/GB%20Accounts%20Company%202014-01-31%20(Jan14)%20OpenOffice/Payrollyearto050414.ods'#$May13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T$1]-[.H20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14]" office:value-type="date" office:date-value="2013-06-30">
            <text:p>Jun-13</text:p>
          </table:table-cell>
          <table:table-cell table:formula="of:=['file:///C:/Users/antony/diy/GB%20Accounts/GB%20Accounts%202012-13/GB%20Accounts%20Company%202014-01-31%20(Jan14)%20OpenOffice/Payrollyearto050414.ods'#$Jun13.$M$1]-[.C21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N$1]-[.D21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O$1]-[.E21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P$1]+['file:///C:/Users/antony/diy/GB%20Accounts/GB%20Accounts%202012-13/GB%20Accounts%20Company%202014-01-31%20(Jan14)%20OpenOffice/Payrollyearto050414.ods'#$Jun13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T$1]-[.H21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16]" office:value-type="date" office:date-value="2013-07-31">
            <text:p>Jul-13</text:p>
          </table:table-cell>
          <table:table-cell table:formula="of:=['file:///C:/Users/antony/diy/GB%20Accounts/GB%20Accounts%202012-13/GB%20Accounts%20Company%202014-01-31%20(Jan14)%20OpenOffice/Payrollyearto050414.ods'#$Jul13.$M$1]-[.C2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N$1]-[.D2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O$1]-[.E2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P$1]+['file:///C:/Users/antony/diy/GB%20Accounts/GB%20Accounts%202012-13/GB%20Accounts%20Company%202014-01-31%20(Jan14)%20OpenOffice/Payrollyearto050414.ods'#$Jul13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T$1]-[.H2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18]" office:value-type="date" office:date-value="2013-08-31">
            <text:p>Aug-13</text:p>
          </table:table-cell>
          <table:table-cell table:formula="of:=['file:///C:/Users/antony/diy/GB%20Accounts/GB%20Accounts%202012-13/GB%20Accounts%20Company%202014-01-31%20(Jan14)%20OpenOffice/Payrollyearto050414.ods'#$Aug13.$M$1]-[.C23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N$1]-[.D23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O$1]-[.E23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P$1]+['file:///C:/Users/antony/diy/GB%20Accounts/GB%20Accounts%202012-13/GB%20Accounts%20Company%202014-01-31%20(Jan14)%20OpenOffice/Payrollyearto050414.ods'#$Aug13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T$1]-[.H23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0]" office:value-type="date" office:date-value="2013-09-30">
            <text:p>Sep-13</text:p>
          </table:table-cell>
          <table:table-cell table:formula="of:=['file:///C:/Users/antony/diy/GB%20Accounts/GB%20Accounts%202012-13/GB%20Accounts%20Company%202014-01-31%20(Jan14)%20OpenOffice/Payrollyearto050414.ods'#$Sep13.$M$1]-[.C24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N$1]-[.D24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O$1]-[.E24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P$1]+['file:///C:/Users/antony/diy/GB%20Accounts/GB%20Accounts%202012-13/GB%20Accounts%20Company%202014-01-31%20(Jan14)%20OpenOffice/Payrollyearto050414.ods'#$Sep13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T$1]-[.H24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8">
          <table:table-cell table:style-name="ce390"/>
          <table:table-cell table:style-name="ce395" table:formula="of:=[Admin.B22]" office:value-type="date" office:date-value="2013-10-31">
            <text:p>Oct-13</text:p>
          </table:table-cell>
          <table:table-cell table:formula="of:=['file:///C:/Users/antony/diy/GB%20Accounts/GB%20Accounts%202012-13/GB%20Accounts%20Company%202014-01-31%20(Jan14)%20OpenOffice/Payrollyearto050414.ods'#$Oct13.$M$1]-[.C25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N$1]-[.D25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O$1]-[.E25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P$1]+['file:///C:/Users/antony/diy/GB%20Accounts/GB%20Accounts%202012-13/GB%20Accounts%20Company%202014-01-31%20(Jan14)%20OpenOffice/Payrollyearto050414.ods'#$Oct13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T$1]-[.H25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G$1]" office:value-type="float" office:value="0">
            <text:p>0.00 </text:p>
          </table:table-cell>
          <table:table-cell table:style-name="ce44"/>
          <table:table-cell table:style-name="ce403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24]" office:value-type="date" office:date-value="2013-11-30">
            <text:p>Nov-13</text:p>
          </table:table-cell>
          <table:table-cell table:formula="of:=['file:///C:/Users/antony/diy/GB%20Accounts/GB%20Accounts%202012-13/GB%20Accounts%20Company%202014-01-31%20(Jan14)%20OpenOffice/Payrollyearto050414.ods'#$Nov13.$M$1]-[.C26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N$1]-[.D26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O$1]-[.E26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P$1]+['file:///C:/Users/antony/diy/GB%20Accounts/GB%20Accounts%202012-13/GB%20Accounts%20Company%202014-01-31%20(Jan14)%20OpenOffice/Payrollyearto050414.ods'#$Nov13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T$1]-[.H26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26]" office:value-type="date" office:date-value="2013-12-31">
            <text:p>Dec-13</text:p>
          </table:table-cell>
          <table:table-cell table:formula="of:=['file:///C:/Users/antony/diy/GB%20Accounts/GB%20Accounts%202012-13/GB%20Accounts%20Company%202014-01-31%20(Jan14)%20OpenOffice/Payrollyearto050414.ods'#$Dec13.$M$1]-[.C2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N$1]-[.D2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O$1]-[.E2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P$1]+['file:///C:/Users/antony/diy/GB%20Accounts/GB%20Accounts%202012-13/GB%20Accounts%20Company%202014-01-31%20(Jan14)%20OpenOffice/Payrollyearto050414.ods'#$Dec13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T$1]-[.H27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G$1]" office:value-type="float" office:value="0">
            <text:p>0.00 </text:p>
          </table:table-cell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Admin.B28]" office:value-type="date" office:date-value="2014-01-31">
            <text:p>Jan-14</text:p>
          </table:table-cell>
          <table:table-cell table:formula="of:=['file:///C:/Users/antony/diy/GB%20Accounts/GB%20Accounts%202012-13/GB%20Accounts%20Company%202014-01-31%20(Jan14)%20OpenOffice/Payrollyearto050414.ods'#$Jan14.$M$1]-[.C2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N$1]-[.D2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O$1]-[.E2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P$1]+['file:///C:/Users/antony/diy/GB%20Accounts/GB%20Accounts%202012-13/GB%20Accounts%20Company%202014-01-31%20(Jan14)%20OpenOffice/Payrollyearto050414.ods'#$Jan14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T$1]-[.H28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G$1]" office:value-type="float" office:value="0">
            <text:p>0.00 </text:p>
          </table:table-cell>
          <table:table-cell table:style-name="ce44" table:number-columns-repeated="2"/>
          <table:table-cell table:style-name="ce91"/>
          <table:table-cell table:number-columns-repeated="1012"/>
        </table:table-row>
        <table:table-row table:style-name="ro25">
          <table:table-cell table:style-name="ce390"/>
          <table:table-cell table:style-name="ce396" office:value-type="string" table:number-columns-spanned="2" table:number-rows-spanned="1">
            <text:p>DIRECTORS</text:p>
          </table:table-cell>
          <table:covered-table-cell/>
          <table:table-cell table:style-name="ce59" table:number-columns-repeated="6"/>
          <table:table-cell table:style-name="ce44" table:number-columns-repeated="2"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4]" office:value-type="date" office:date-value="2013-02-28">
            <text:p>Feb-13</text:p>
          </table:table-cell>
          <table:table-cell table:formula="of:=['file:///C:/Users/antony/diy/GB%20Accounts/GB%20Accounts%202012-13/GB%20Accounts%20Company%202014-01-31%20(Jan14)%20OpenOffice/Payrollyearto050413.ods'#$Feb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P$2]+['file:///C:/Users/antony/diy/GB%20Accounts/GB%20Accounts%202012-13/GB%20Accounts%20Company%202014-01-31%20(Jan14)%20OpenOffice/Payrollyearto050413.ods'#$Feb13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Feb13.$T$2]" office:value-type="float" office:value="0">
            <text:p>0.00 </text:p>
          </table:table-cell>
          <table:table-cell/>
          <table:table-cell table:style-name="ce44"/>
          <table:table-cell table:style-name="ce403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5]" office:value-type="date" office:date-value="2013-03-31">
            <text:p>Mar-13</text:p>
          </table:table-cell>
          <table:table-cell table:formula="of:=['file:///C:/Users/antony/diy/GB%20Accounts/GB%20Accounts%202012-13/GB%20Accounts%20Company%202014-01-31%20(Jan14)%20OpenOffice/Payrollyearto050413.ods'#$Mar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P$2]+['file:///C:/Users/antony/diy/GB%20Accounts/GB%20Accounts%202012-13/GB%20Accounts%20Company%202014-01-31%20(Jan14)%20OpenOffice/Payrollyearto050413.ods'#$Mar13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3.ods'#$Mar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6]" office:value-type="date" office:date-value="2013-04-30">
            <text:p>Apr-13</text:p>
          </table:table-cell>
          <table:table-cell table:formula="of:=['file:///C:/Users/antony/diy/GB%20Accounts/GB%20Accounts%202012-13/GB%20Accounts%20Company%202014-01-31%20(Jan14)%20OpenOffice/Payrollyearto050414.ods'#$Apr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P$2]+['file:///C:/Users/antony/diy/GB%20Accounts/GB%20Accounts%202012-13/GB%20Accounts%20Company%202014-01-31%20(Jan14)%20OpenOffice/Payrollyearto050414.ods'#$Apr13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pr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7]" office:value-type="date" office:date-value="2013-05-31">
            <text:p>May-13</text:p>
          </table:table-cell>
          <table:table-cell table:formula="of:=['file:///C:/Users/antony/diy/GB%20Accounts/GB%20Accounts%202012-13/GB%20Accounts%20Company%202014-01-31%20(Jan14)%20OpenOffice/Payrollyearto050414.ods'#$May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P$2]+['file:///C:/Users/antony/diy/GB%20Accounts/GB%20Accounts%202012-13/GB%20Accounts%20Company%202014-01-31%20(Jan14)%20OpenOffice/Payrollyearto050414.ods'#$May13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May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8]" office:value-type="date" office:date-value="2013-06-30">
            <text:p>Jun-13</text:p>
          </table:table-cell>
          <table:table-cell table:formula="of:=['file:///C:/Users/antony/diy/GB%20Accounts/GB%20Accounts%202012-13/GB%20Accounts%20Company%202014-01-31%20(Jan14)%20OpenOffice/Payrollyearto050414.ods'#$Jun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P$2]+['file:///C:/Users/antony/diy/GB%20Accounts/GB%20Accounts%202012-13/GB%20Accounts%20Company%202014-01-31%20(Jan14)%20OpenOffice/Payrollyearto050414.ods'#$Jun13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n13.$T$2]" office:value-type="float" office:value="0">
            <text:p>0.00 </text:p>
          </table:table-cell>
          <table:table-cell/>
          <table:table-cell table:style-name="ce44"/>
          <table:table-cell table:style-name="ce403" table:number-columns-spanned="1" table:number-rows-spanned="4"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9]" office:value-type="date" office:date-value="2013-07-31">
            <text:p>Jul-13</text:p>
          </table:table-cell>
          <table:table-cell table:formula="of:=['file:///C:/Users/antony/diy/GB%20Accounts/GB%20Accounts%202012-13/GB%20Accounts%20Company%202014-01-31%20(Jan14)%20OpenOffice/Payrollyearto050414.ods'#$Jul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P$2]+['file:///C:/Users/antony/diy/GB%20Accounts/GB%20Accounts%202012-13/GB%20Accounts%20Company%202014-01-31%20(Jan14)%20OpenOffice/Payrollyearto050414.ods'#$Jul13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ul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0]" office:value-type="date" office:date-value="2013-08-31">
            <text:p>Aug-13</text:p>
          </table:table-cell>
          <table:table-cell table:formula="of:=['file:///C:/Users/antony/diy/GB%20Accounts/GB%20Accounts%202012-13/GB%20Accounts%20Company%202014-01-31%20(Jan14)%20OpenOffice/Payrollyearto050414.ods'#$Aug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P$2]+['file:///C:/Users/antony/diy/GB%20Accounts/GB%20Accounts%202012-13/GB%20Accounts%20Company%202014-01-31%20(Jan14)%20OpenOffice/Payrollyearto050414.ods'#$Aug13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Aug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1]" office:value-type="date" office:date-value="2013-09-30">
            <text:p>Sep-13</text:p>
          </table:table-cell>
          <table:table-cell table:formula="of:=['file:///C:/Users/antony/diy/GB%20Accounts/GB%20Accounts%202012-13/GB%20Accounts%20Company%202014-01-31%20(Jan14)%20OpenOffice/Payrollyearto050414.ods'#$Sep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P$2]+['file:///C:/Users/antony/diy/GB%20Accounts/GB%20Accounts%202012-13/GB%20Accounts%20Company%202014-01-31%20(Jan14)%20OpenOffice/Payrollyearto050414.ods'#$Sep13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Sep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2]" office:value-type="date" office:date-value="2013-10-31">
            <text:p>Oct-13</text:p>
          </table:table-cell>
          <table:table-cell table:formula="of:=['file:///C:/Users/antony/diy/GB%20Accounts/GB%20Accounts%202012-13/GB%20Accounts%20Company%202014-01-31%20(Jan14)%20OpenOffice/Payrollyearto050414.ods'#$Oct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P$2]+['file:///C:/Users/antony/diy/GB%20Accounts/GB%20Accounts%202012-13/GB%20Accounts%20Company%202014-01-31%20(Jan14)%20OpenOffice/Payrollyearto050414.ods'#$Oct13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Oct13.$T$2]" office:value-type="float" office:value="0">
            <text:p>0.00 </text:p>
          </table:table-cell>
          <table:table-cell/>
          <table:table-cell table:style-name="ce44"/>
          <table:table-cell table:style-name="ce403" table:number-columns-spanned="1" table:number-rows-spanned="3"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3]" office:value-type="date" office:date-value="2013-11-30">
            <text:p>Nov-13</text:p>
          </table:table-cell>
          <table:table-cell table:formula="of:=['file:///C:/Users/antony/diy/GB%20Accounts/GB%20Accounts%202012-13/GB%20Accounts%20Company%202014-01-31%20(Jan14)%20OpenOffice/Payrollyearto050414.ods'#$Nov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P$2]+['file:///C:/Users/antony/diy/GB%20Accounts/GB%20Accounts%202012-13/GB%20Accounts%20Company%202014-01-31%20(Jan14)%20OpenOffice/Payrollyearto050414.ods'#$Nov13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Nov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4]" office:value-type="date" office:date-value="2013-12-31">
            <text:p>Dec-13</text:p>
          </table:table-cell>
          <table:table-cell table:formula="of:=['file:///C:/Users/antony/diy/GB%20Accounts/GB%20Accounts%202012-13/GB%20Accounts%20Company%202014-01-31%20(Jan14)%20OpenOffice/Payrollyearto050414.ods'#$Dec13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P$2]+['file:///C:/Users/antony/diy/GB%20Accounts/GB%20Accounts%202012-13/GB%20Accounts%20Company%202014-01-31%20(Jan14)%20OpenOffice/Payrollyearto050414.ods'#$Dec13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Dec13.$T$2]" office:value-type="float" office:value="0">
            <text:p>0.00 </text:p>
          </table:table-cell>
          <table:table-cell/>
          <table:table-cell table:style-name="ce44"/>
          <table:covered-table-cell/>
          <table:table-cell table:style-name="ce91"/>
          <table:table-cell table:number-columns-repeated="1012"/>
        </table:table-row>
        <table:table-row table:style-name="ro10">
          <table:table-cell table:style-name="ce390"/>
          <table:table-cell table:style-name="ce395" table:formula="of:=[.B15]" office:value-type="date" office:date-value="2014-01-31">
            <text:p>Jan-14</text:p>
          </table:table-cell>
          <table:table-cell table:formula="of:=['file:///C:/Users/antony/diy/GB%20Accounts/GB%20Accounts%202012-13/GB%20Accounts%20Company%202014-01-31%20(Jan14)%20OpenOffice/Payrollyearto050414.ods'#$Jan14.$M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N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O$2]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P$2]+['file:///C:/Users/antony/diy/GB%20Accounts/GB%20Accounts%202012-13/GB%20Accounts%20Company%202014-01-31%20(Jan14)%20OpenOffice/Payrollyearto050414.ods'#$Jan14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2-13/GB%20Accounts%20Company%202014-01-31%20(Jan14)%20OpenOffice/Payrollyearto050414.ods'#$Jan14.$T$2]" office:value-type="float" office:value="0">
            <text:p>0.00 </text:p>
          </table:table-cell>
          <table:table-cell/>
          <table:table-cell table:style-name="ce44" table:number-columns-repeated="2"/>
          <table:table-cell table:style-name="ce91"/>
          <table:table-cell table:number-columns-repeated="1012"/>
        </table:table-row>
        <table:table-row table:style-name="ro10">
          <table:table-cell table:style-name="ce391"/>
          <table:table-cell table:style-name="ce397"/>
          <table:table-cell table:style-name="ce400" table:number-columns-repeated="7"/>
          <table:table-cell table:style-name="ce402" table:number-columns-repeated="2"/>
          <table:table-cell table:style-name="ce93"/>
          <table:table-cell table:number-columns-repeated="1012"/>
        </table:table-row>
        <table:table-row table:style-name="ro10" table:number-rows-repeated="10485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tock" table:style-name="ta11">
        <table:table-column table:style-name="co45" table:default-cell-style-name="ce45"/>
        <table:table-column table:style-name="co10" table:default-cell-style-name="ce414"/>
        <table:table-column table:style-name="co1" table:default-cell-style-name="ce416"/>
        <table:table-column table:style-name="co5" table:default-cell-style-name="ce85"/>
        <table:table-column table:style-name="co1" table:default-cell-style-name="ce423"/>
        <table:table-column table:style-name="co5" table:default-cell-style-name="ce85"/>
        <table:table-column table:style-name="co1" table:default-cell-style-name="ce85"/>
        <table:table-column table:style-name="co46" table:default-cell-style-name="ce432"/>
        <table:table-column table:style-name="co1" table:default-cell-style-name="ce85"/>
        <table:table-column table:style-name="co47" table:default-cell-style-name="ce85"/>
        <table:table-column table:style-name="co1" table:default-cell-style-name="ce85"/>
        <table:table-column table:style-name="co46" table:default-cell-style-name="ce85"/>
        <table:table-column table:style-name="co1" table:default-cell-style-name="ce85"/>
        <table:table-column table:style-name="co46" table:default-cell-style-name="ce436"/>
        <table:table-column table:style-name="co1" table:default-cell-style-name="ce85"/>
        <table:table-column table:style-name="co47" table:default-cell-style-name="ce85"/>
        <table:table-column table:style-name="co1" table:default-cell-style-name="ce85"/>
        <table:table-column table:style-name="co46" table:default-cell-style-name="ce437"/>
        <table:table-column table:style-name="co1" table:default-cell-style-name="ce85"/>
        <table:table-column table:style-name="co46" table:default-cell-style-name="ce436"/>
        <table:table-column table:style-name="co1" table:default-cell-style-name="ce85"/>
        <table:table-column table:style-name="co47" table:default-cell-style-name="ce85"/>
        <table:table-column table:style-name="co1" table:default-cell-style-name="ce85"/>
        <table:table-column table:style-name="co46" table:default-cell-style-name="ce437"/>
        <table:table-column table:style-name="co1" table:default-cell-style-name="ce85"/>
        <table:table-column table:style-name="co4" table:default-cell-style-name="ce85"/>
        <table:table-column table:style-name="co1" table:default-cell-style-name="ce85"/>
        <table:table-column table:style-name="co10" table:default-cell-style-name="ce85"/>
        <table:table-column table:style-name="co43" table:default-cell-style-name="ce45"/>
        <table:table-column table:style-name="co11" table:number-columns-repeated="3" table:default-cell-style-name="ce451"/>
        <table:table-column table:style-name="co48" table:default-cell-style-name="ce451"/>
        <table:table-column table:style-name="co34" table:default-cell-style-name="ce45"/>
        <table:table-column table:style-name="co6" table:number-columns-repeated="990" table:default-cell-style-name="ce45"/>
        <table:table-row table:style-name="ro11">
          <table:table-cell table:style-name="ce388"/>
          <table:table-cell table:style-name="ce406" table:number-columns-repeated="2"/>
          <table:table-cell table:style-name="ce417" table:number-columns-repeated="4"/>
          <table:table-cell table:style-name="ce42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7"/>
          <table:table-cell table:style-name="ce425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17"/>
          <table:table-cell table:style-name="ce438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0"/>
          <table:table-cell table:style-name="ce417" table:number-columns-repeated="3"/>
          <table:table-cell table:style-name="ce90"/>
          <table:table-cell table:style-name="ce448"/>
          <table:table-cell table:style-name="ce455" table:number-columns-repeated="3"/>
          <table:table-cell table:style-name="ce90"/>
          <table:table-cell table:number-columns-repeated="990"/>
        </table:table-row>
        <table:table-row table:style-name="ro46">
          <table:table-cell table:style-name="ce405"/>
          <table:table-cell table:style-name="ce407" office:value-type="string">
            <text:p>Date</text:p>
          </table:table-cell>
          <table:table-cell table:style-name="ce415"/>
          <table:table-cell table:style-name="ce418" office:value-type="string">
            <text:p>Calculated Stock value</text:p>
          </table:table-cell>
          <table:table-cell table:style-name="ce422"/>
          <table:table-cell table:style-name="ce418" office:value-type="string">
            <text:p>Direct Material BOUGHT</text:p>
          </table:table-cell>
          <table:table-cell table:style-name="ce422"/>
          <table:table-cell table:style-name="ce426" office:value-type="string">
            <text:p>Stock % Prod A</text:p>
          </table:table-cell>
          <table:table-cell table:style-name="ce422"/>
          <table:table-cell table:style-name="ce418" office:value-type="string">
            <text:p>Net Sales Product A</text:p>
          </table:table-cell>
          <table:table-cell table:style-name="ce422"/>
          <table:table-cell table:style-name="ce418" office:value-type="string">
            <text:p>Direct Material SOLD</text:p>
          </table:table-cell>
          <table:table-cell table:style-name="ce422"/>
          <table:table-cell table:style-name="ce426" office:value-type="string">
            <text:p>Stock % Prod B</text:p>
          </table:table-cell>
          <table:table-cell table:style-name="ce422"/>
          <table:table-cell table:style-name="ce418" office:value-type="string">
            <text:p>Net Sales Product B</text:p>
          </table:table-cell>
          <table:table-cell table:style-name="ce422"/>
          <table:table-cell table:style-name="ce418" office:value-type="string">
            <text:p>Direct Material SOLD</text:p>
          </table:table-cell>
          <table:table-cell table:style-name="ce422"/>
          <table:table-cell table:style-name="ce426" office:value-type="string">
            <text:p>Stock % Prod C</text:p>
          </table:table-cell>
          <table:table-cell table:style-name="ce422"/>
          <table:table-cell table:style-name="ce418" office:value-type="string">
            <text:p>Net Sales Product C</text:p>
          </table:table-cell>
          <table:table-cell table:style-name="ce422"/>
          <table:table-cell table:style-name="ce439" office:value-type="string">
            <text:p>Direct Material SOLD</text:p>
          </table:table-cell>
          <table:table-cell table:style-name="ce441"/>
          <table:table-cell table:style-name="ce418" office:value-type="string">
            <text:p>Stock Loss Adjustment</text:p>
          </table:table-cell>
          <table:table-cell table:style-name="ce422"/>
          <table:table-cell table:style-name="ce418" office:value-type="string">
            <text:p>ACTUAL STOCK VALUE</text:p>
          </table:table-cell>
          <table:table-cell table:style-name="ce447"/>
          <table:table-cell table:style-name="ce449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47"/>
          <table:table-cell table:style-name="ce459" table:number-columns-repeated="990"/>
        </table:table-row>
        <table:table-row table:style-name="ro10">
          <table:table-cell table:style-name="ce390"/>
          <table:table-cell table:style-name="ce408" table:number-columns-repeated="2"/>
          <table:table-cell table:style-name="ce419" table:number-columns-repeated="2"/>
          <table:table-cell table:style-name="ce424" table:number-columns-repeated="2"/>
          <table:table-cell table:style-name="ce427"/>
          <table:table-cell table:style-name="ce424" table:number-columns-repeated="3"/>
          <table:table-cell table:style-name="ce433"/>
          <table:table-cell table:style-name="ce424"/>
          <table:table-cell table:style-name="ce427"/>
          <table:table-cell table:style-name="ce424" table:number-columns-repeated="3"/>
          <table:table-cell table:style-name="ce433"/>
          <table:table-cell table:style-name="ce424"/>
          <table:table-cell table:style-name="ce427"/>
          <table:table-cell table:style-name="ce424" table:number-columns-repeated="4"/>
          <table:table-cell table:style-name="ce442"/>
          <table:table-cell table:style-name="ce424" table:number-columns-repeated="3"/>
          <table:table-cell table:style-name="ce91"/>
          <table:table-cell table:style-name="ce450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11">
          <table:table-cell table:style-name="ce390"/>
          <table:table-cell table:style-name="ce409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3"/>
          <table:table-cell table:style-name="ce433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3"/>
          <table:table-cell table:style-name="ce433"/>
          <table:table-cell table:style-name="ce424"/>
          <table:table-cell table:style-name="ce428" office:value-type="percentage" office:value="0">
            <text:p>0%</text:p>
          </table:table-cell>
          <table:table-cell table:style-name="ce424" table:number-columns-repeated="4"/>
          <table:table-cell table:style-name="ce442"/>
          <table:table-cell table:style-name="ce424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0" table:number-columns-repeated="2"/>
          <table:table-cell table:style-name="ce81" table:number-columns-repeated="4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5]" office:value-type="date" office:date-value="2013-02-01">
            <text:p>01-Feb-13</text:p>
          </table:table-cell>
          <table:table-cell table:style-name="ce412"/>
          <table:table-cell table:style-name="ce420" table:formula="of:=[OpenAccounts.$E$15]" office:value-type="float" office:value="0">
            <text:p>0 </text:p>
          </table:table-cell>
          <table:table-cell table:style-name="ce421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/>
          <table:table-cell table:style-name="ce81"/>
          <table:table-cell table:style-name="ce445" table:formula="of:=[OpenAccounts.$E$15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6]" office:value-type="date" office:date-value="2013-02-28">
            <text:p>28-Feb-13</text:p>
          </table:table-cell>
          <table:table-cell table:style-name="ce412"/>
          <table:table-cell table:style-name="ce420" table:formula="of:=[.D6]+[.F8]-[.L8]-[.R8]-[.X8]+[.Z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Feb13.O$1])" office:value-type="float" office:value="0">
            <text:p>0 </text:p>
          </table:table-cell>
          <table:table-cell table:style-name="ce81"/>
          <table:table-cell table:style-name="ce430" table:formula="of:=[.H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Feb13.$O$1]" office:value-type="float" office:value="0">
            <text:p>0 </text:p>
          </table:table-cell>
          <table:table-cell table:style-name="ce81"/>
          <table:table-cell table:style-name="ce434" table:formula="of:=[.J8]*[.H8]" office:value-type="float" office:value="0">
            <text:p>0 </text:p>
          </table:table-cell>
          <table:table-cell table:style-name="ce81"/>
          <table:table-cell table:style-name="ce430" table:formula="of:=[.N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Feb13.$P$1]" office:value-type="float" office:value="0">
            <text:p>0 </text:p>
          </table:table-cell>
          <table:table-cell table:style-name="ce81"/>
          <table:table-cell table:style-name="ce434" table:formula="of:=[.P8]*[.N8]" office:value-type="float" office:value="0">
            <text:p>0 </text:p>
          </table:table-cell>
          <table:table-cell table:style-name="ce81"/>
          <table:table-cell table:style-name="ce430" table:formula="of:=[.T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Feb13.$Q$1]" office:value-type="float" office:value="0">
            <text:p>0 </text:p>
          </table:table-cell>
          <table:table-cell table:style-name="ce81"/>
          <table:table-cell table:style-name="ce81" table:formula="of:=[.V8]*[.T8]" office:value-type="float" office:value="0">
            <text:p>0 </text:p>
          </table:table-cell>
          <table:table-cell table:style-name="ce443"/>
          <table:table-cell table:style-name="ce81" table:formula="of:=IF([.AB8]&lt;&gt;[.D8];[.AB8]-[.D8];0)" office:value-type="float" office:value="0">
            <text:p>0 </text:p>
          </table:table-cell>
          <table:table-cell table:style-name="ce81"/>
          <table:table-cell table:style-name="ce446" table:formula="of:=[.AB6]+[.F8]-[.L8]-[.R8]-[.X8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4">
          <table:table-cell table:style-name="ce390"/>
          <table:table-cell table:style-name="ce411" table:formula="of:=[Admin.B8]" office:value-type="date" office:date-value="2013-03-31">
            <text:p>31-Mar-13</text:p>
          </table:table-cell>
          <table:table-cell table:style-name="ce412"/>
          <table:table-cell table:style-name="ce420" table:formula="of:=[.D8]+[.F10]-[.L10]-[.R10]-[.X10]+[.Z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Mar13.O$1])" office:value-type="float" office:value="0">
            <text:p>0 </text:p>
          </table:table-cell>
          <table:table-cell table:style-name="ce81"/>
          <table:table-cell table:style-name="ce430" table:formula="of:=[.H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r13.$O$1]" office:value-type="float" office:value="0">
            <text:p>0 </text:p>
          </table:table-cell>
          <table:table-cell table:style-name="ce81"/>
          <table:table-cell table:style-name="ce434" table:formula="of:=[.J10]*[.H10]" office:value-type="float" office:value="0">
            <text:p>0 </text:p>
          </table:table-cell>
          <table:table-cell table:style-name="ce81"/>
          <table:table-cell table:style-name="ce430" table:formula="of:=[.N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r13.$P$1]" office:value-type="float" office:value="0">
            <text:p>0 </text:p>
          </table:table-cell>
          <table:table-cell table:style-name="ce81"/>
          <table:table-cell table:style-name="ce434" table:formula="of:=[.P10]*[.N10]" office:value-type="float" office:value="0">
            <text:p>0 </text:p>
          </table:table-cell>
          <table:table-cell table:style-name="ce81"/>
          <table:table-cell table:style-name="ce430" table:formula="of:=[.T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r13.$Q$1]" office:value-type="float" office:value="0">
            <text:p>0 </text:p>
          </table:table-cell>
          <table:table-cell table:style-name="ce81"/>
          <table:table-cell table:style-name="ce81" table:formula="of:=[.V10]*[.T10]" office:value-type="float" office:value="0">
            <text:p>0 </text:p>
          </table:table-cell>
          <table:table-cell table:style-name="ce443"/>
          <table:table-cell table:style-name="ce81" table:formula="of:=IF([.AB10]&lt;&gt;[.D10];[.AB10]-[.D10];0)" office:value-type="float" office:value="0">
            <text:p>0 </text:p>
          </table:table-cell>
          <table:table-cell table:style-name="ce81"/>
          <table:table-cell table:style-name="ce446" table:formula="of:=[.AB8]+[.F10]-[.L10]-[.R10]-[.X10]" office:value-type="float" office:value="0">
            <text:p>0 </text:p>
          </table:table-cell>
          <table:table-cell table:style-name="ce91"/>
          <table:table-cell table:style-name="ce452"/>
          <table:table-cell table:style-name="ce456"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table-cell table:style-name="ce450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10]" office:value-type="date" office:date-value="2013-04-30">
            <text:p>30-Apr-13</text:p>
          </table:table-cell>
          <table:table-cell table:style-name="ce412"/>
          <table:table-cell table:style-name="ce420" table:formula="of:=[.D10]+[.F12]-[.L12]-[.R12]-[.X12]+[.Z10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Apr13.O$1])" office:value-type="float" office:value="0">
            <text:p>0 </text:p>
          </table:table-cell>
          <table:table-cell table:style-name="ce81"/>
          <table:table-cell table:style-name="ce430" table:formula="of:=[.H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pr13.$O$1]" office:value-type="float" office:value="0">
            <text:p>0 </text:p>
          </table:table-cell>
          <table:table-cell table:style-name="ce81"/>
          <table:table-cell table:style-name="ce434" table:formula="of:=[.J12]*[.H12]" office:value-type="float" office:value="0">
            <text:p>0 </text:p>
          </table:table-cell>
          <table:table-cell table:style-name="ce81"/>
          <table:table-cell table:style-name="ce430" table:formula="of:=[.N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pr13.$P$1]" office:value-type="float" office:value="0">
            <text:p>0 </text:p>
          </table:table-cell>
          <table:table-cell table:style-name="ce81"/>
          <table:table-cell table:style-name="ce434" table:formula="of:=[.P12]*[.N12]" office:value-type="float" office:value="0">
            <text:p>0 </text:p>
          </table:table-cell>
          <table:table-cell table:style-name="ce81"/>
          <table:table-cell table:style-name="ce430" table:formula="of:=[.T1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pr13.$Q$1]" office:value-type="float" office:value="0">
            <text:p>0 </text:p>
          </table:table-cell>
          <table:table-cell table:style-name="ce81"/>
          <table:table-cell table:style-name="ce81" table:formula="of:=[.V12]*[.T12]" office:value-type="float" office:value="0">
            <text:p>0 </text:p>
          </table:table-cell>
          <table:table-cell table:style-name="ce443"/>
          <table:table-cell table:style-name="ce81" table:formula="of:=IF([.AB12]&lt;&gt;[.D12];[.AB12]-[.D12];0)" office:value-type="float" office:value="0">
            <text:p>0 </text:p>
          </table:table-cell>
          <table:table-cell table:style-name="ce81"/>
          <table:table-cell table:style-name="ce446" table:formula="of:=[.AB10]+[.F12]-[.L12]-[.R12]-[.X12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12]" office:value-type="date" office:date-value="2013-05-31">
            <text:p>31-May-13</text:p>
          </table:table-cell>
          <table:table-cell table:style-name="ce412"/>
          <table:table-cell table:style-name="ce420" table:formula="of:=[.D12]+[.F14]-[.L14]-[.R14]-[.X14]+[.Z12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May13.O$1])" office:value-type="float" office:value="0">
            <text:p>0 </text:p>
          </table:table-cell>
          <table:table-cell table:style-name="ce81"/>
          <table:table-cell table:style-name="ce430" table:formula="of:=[.H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y13.$O$1]" office:value-type="float" office:value="0">
            <text:p>0 </text:p>
          </table:table-cell>
          <table:table-cell table:style-name="ce81"/>
          <table:table-cell table:style-name="ce434" table:formula="of:=[.J14]*[.H14]" office:value-type="float" office:value="0">
            <text:p>0 </text:p>
          </table:table-cell>
          <table:table-cell table:style-name="ce81"/>
          <table:table-cell table:style-name="ce430" table:formula="of:=[.N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y13.$P$1]" office:value-type="float" office:value="0">
            <text:p>0 </text:p>
          </table:table-cell>
          <table:table-cell table:style-name="ce81"/>
          <table:table-cell table:style-name="ce434" table:formula="of:=[.P14]*[.N14]" office:value-type="float" office:value="0">
            <text:p>0 </text:p>
          </table:table-cell>
          <table:table-cell table:style-name="ce81"/>
          <table:table-cell table:style-name="ce430" table:formula="of:=[.T1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May13.$Q$1]" office:value-type="float" office:value="0">
            <text:p>0 </text:p>
          </table:table-cell>
          <table:table-cell table:style-name="ce81"/>
          <table:table-cell table:style-name="ce81" table:formula="of:=[.V14]*[.T14]" office:value-type="float" office:value="0">
            <text:p>0 </text:p>
          </table:table-cell>
          <table:table-cell table:style-name="ce443"/>
          <table:table-cell table:style-name="ce81" table:formula="of:=IF([.AB14]&lt;&gt;[.D14];[.AB14]-[.D14];0)" office:value-type="float" office:value="0">
            <text:p>0 </text:p>
          </table:table-cell>
          <table:table-cell table:style-name="ce81"/>
          <table:table-cell table:style-name="ce446" table:formula="of:=[.AB12]+[.F14]-[.L14]-[.R14]-[.X14]" office:value-type="float" office:value="0">
            <text:p>0 </text:p>
          </table:table-cell>
          <table:table-cell table:style-name="ce91"/>
          <table:table-cell table:style-name="ce453"/>
          <table:table-cell table:style-name="ce457" table:number-columns-repeated="3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table-cell table:style-name="ce450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14]" office:value-type="date" office:date-value="2013-06-30">
            <text:p>30-Jun-13</text:p>
          </table:table-cell>
          <table:table-cell table:style-name="ce412"/>
          <table:table-cell table:style-name="ce420" table:formula="of:=[.D14]+[.F16]-[.L16]-[.R16]-[.X16]+[.Z14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Jun13.O$1])" office:value-type="float" office:value="0">
            <text:p>0 </text:p>
          </table:table-cell>
          <table:table-cell table:style-name="ce81"/>
          <table:table-cell table:style-name="ce430" table:formula="of:=[.H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n13.$O$1]" office:value-type="float" office:value="0">
            <text:p>0 </text:p>
          </table:table-cell>
          <table:table-cell table:style-name="ce81"/>
          <table:table-cell table:style-name="ce434" table:formula="of:=[.J16]*[.H16]" office:value-type="float" office:value="0">
            <text:p>0 </text:p>
          </table:table-cell>
          <table:table-cell table:style-name="ce81"/>
          <table:table-cell table:style-name="ce430" table:formula="of:=[.N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n13.$P$1]" office:value-type="float" office:value="0">
            <text:p>0 </text:p>
          </table:table-cell>
          <table:table-cell table:style-name="ce81"/>
          <table:table-cell table:style-name="ce434" table:formula="of:=[.P16]*[.N16]" office:value-type="float" office:value="0">
            <text:p>0 </text:p>
          </table:table-cell>
          <table:table-cell table:style-name="ce81"/>
          <table:table-cell table:style-name="ce430" table:formula="of:=[.T1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n13.$Q$1]" office:value-type="float" office:value="0">
            <text:p>0 </text:p>
          </table:table-cell>
          <table:table-cell table:style-name="ce81"/>
          <table:table-cell table:style-name="ce81" table:formula="of:=[.V16]*[.T16]" office:value-type="float" office:value="0">
            <text:p>0 </text:p>
          </table:table-cell>
          <table:table-cell table:style-name="ce443"/>
          <table:table-cell table:style-name="ce81" table:formula="of:=IF([.AB16]&lt;&gt;[.D16];[.AB16]-[.D16];0)" office:value-type="float" office:value="0">
            <text:p>0 </text:p>
          </table:table-cell>
          <table:table-cell table:style-name="ce81"/>
          <table:table-cell table:style-name="ce446" table:formula="of:=[.AB14]+[.F16]-[.L16]-[.R16]-[.X16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16]" office:value-type="date" office:date-value="2013-07-31">
            <text:p>31-Jul-13</text:p>
          </table:table-cell>
          <table:table-cell table:style-name="ce412"/>
          <table:table-cell table:style-name="ce420" table:formula="of:=[.D16]+[.F18]-[.L18]-[.R18]-[.X18]+[.Z1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Jul13.O$1])" office:value-type="float" office:value="0">
            <text:p>0 </text:p>
          </table:table-cell>
          <table:table-cell table:style-name="ce81"/>
          <table:table-cell table:style-name="ce430" table:formula="of:=[.H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l13.$O$1]" office:value-type="float" office:value="0">
            <text:p>0 </text:p>
          </table:table-cell>
          <table:table-cell table:style-name="ce81"/>
          <table:table-cell table:style-name="ce434" table:formula="of:=[.J18]*[.H18]" office:value-type="float" office:value="0">
            <text:p>0 </text:p>
          </table:table-cell>
          <table:table-cell table:style-name="ce81"/>
          <table:table-cell table:style-name="ce430" table:formula="of:=[.N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l13.$P$1]" office:value-type="float" office:value="0">
            <text:p>0 </text:p>
          </table:table-cell>
          <table:table-cell table:style-name="ce81"/>
          <table:table-cell table:style-name="ce434" table:formula="of:=[.P18]*[.N18]" office:value-type="float" office:value="0">
            <text:p>0 </text:p>
          </table:table-cell>
          <table:table-cell table:style-name="ce81"/>
          <table:table-cell table:style-name="ce430" table:formula="of:=[.T1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ul13.$Q$1]" office:value-type="float" office:value="0">
            <text:p>0 </text:p>
          </table:table-cell>
          <table:table-cell table:style-name="ce81"/>
          <table:table-cell table:style-name="ce81" table:formula="of:=[.V18]*[.T18]" office:value-type="float" office:value="0">
            <text:p>0 </text:p>
          </table:table-cell>
          <table:table-cell table:style-name="ce443"/>
          <table:table-cell table:style-name="ce81" table:formula="of:=IF([.AB18]&lt;&gt;[.D18];[.AB18]-[.D18];0)" office:value-type="float" office:value="0">
            <text:p>0 </text:p>
          </table:table-cell>
          <table:table-cell table:style-name="ce81"/>
          <table:table-cell table:style-name="ce446" table:formula="of:=[.AB16]+[.F18]-[.L18]-[.R18]-[.X18]" office:value-type="float" office:value="0">
            <text:p>0 </text:p>
          </table:table-cell>
          <table:table-cell table:style-name="ce91"/>
          <table:table-cell table:style-name="ce453"/>
          <table:table-cell table:style-name="ce457" table:number-columns-repeated="3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table-cell table:style-name="ce450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18]" office:value-type="date" office:date-value="2013-08-31">
            <text:p>31-Aug-13</text:p>
          </table:table-cell>
          <table:table-cell table:style-name="ce412"/>
          <table:table-cell table:style-name="ce420" table:formula="of:=[.D18]+[.F20]-[.L20]-[.R20]-[.X20]+[.Z1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Aug13.O$1])" office:value-type="float" office:value="0">
            <text:p>0 </text:p>
          </table:table-cell>
          <table:table-cell table:style-name="ce81"/>
          <table:table-cell table:style-name="ce430" table:formula="of:=[.H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ug13.$O$1]" office:value-type="float" office:value="0">
            <text:p>0 </text:p>
          </table:table-cell>
          <table:table-cell table:style-name="ce81"/>
          <table:table-cell table:style-name="ce434" table:formula="of:=[.J20]*[.H20]" office:value-type="float" office:value="0">
            <text:p>0 </text:p>
          </table:table-cell>
          <table:table-cell table:style-name="ce81"/>
          <table:table-cell table:style-name="ce430" table:formula="of:=[.N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ug13.$P$1]" office:value-type="float" office:value="0">
            <text:p>0 </text:p>
          </table:table-cell>
          <table:table-cell table:style-name="ce81"/>
          <table:table-cell table:style-name="ce434" table:formula="of:=[.P20]*[.N20]" office:value-type="float" office:value="0">
            <text:p>0 </text:p>
          </table:table-cell>
          <table:table-cell table:style-name="ce81"/>
          <table:table-cell table:style-name="ce430" table:formula="of:=[.T1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Aug13.$Q$1]" office:value-type="float" office:value="0">
            <text:p>0 </text:p>
          </table:table-cell>
          <table:table-cell table:style-name="ce81"/>
          <table:table-cell table:style-name="ce81" table:formula="of:=[.V20]*[.T20]" office:value-type="float" office:value="0">
            <text:p>0 </text:p>
          </table:table-cell>
          <table:table-cell table:style-name="ce443"/>
          <table:table-cell table:style-name="ce81" table:formula="of:=IF([.AB20]&lt;&gt;[.D20];[.AB20]-[.D20];0)" office:value-type="float" office:value="0">
            <text:p>0 </text:p>
          </table:table-cell>
          <table:table-cell table:style-name="ce81"/>
          <table:table-cell table:style-name="ce446" table:formula="of:=[.AB18]+[.F20]-[.L20]-[.R20]-[.X20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8">
          <table:table-cell table:style-name="ce390"/>
          <table:table-cell table:style-name="ce411" table:formula="of:=[Admin.B20]" office:value-type="date" office:date-value="2013-09-30">
            <text:p>30-Sep-13</text:p>
          </table:table-cell>
          <table:table-cell table:style-name="ce412"/>
          <table:table-cell table:style-name="ce420" table:formula="of:=[.D20]+[.F22]-[.L22]-[.R22]-[.X22]+[.Z20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Sep13.O$1])" office:value-type="float" office:value="0">
            <text:p>0 </text:p>
          </table:table-cell>
          <table:table-cell table:style-name="ce81"/>
          <table:table-cell table:style-name="ce430" table:formula="of:=[.H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Sep13.$O$1]" office:value-type="float" office:value="0">
            <text:p>0 </text:p>
          </table:table-cell>
          <table:table-cell table:style-name="ce81"/>
          <table:table-cell table:style-name="ce434" table:formula="of:=[.J22]*[.H22]" office:value-type="float" office:value="0">
            <text:p>0 </text:p>
          </table:table-cell>
          <table:table-cell table:style-name="ce81"/>
          <table:table-cell table:style-name="ce430" table:formula="of:=[.N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Sep13.$P$1]" office:value-type="float" office:value="0">
            <text:p>0 </text:p>
          </table:table-cell>
          <table:table-cell table:style-name="ce81"/>
          <table:table-cell table:style-name="ce434" table:formula="of:=[.P22]*[.N22]" office:value-type="float" office:value="0">
            <text:p>0 </text:p>
          </table:table-cell>
          <table:table-cell table:style-name="ce81"/>
          <table:table-cell table:style-name="ce430" table:formula="of:=[.T20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Sep13.$Q$1]" office:value-type="float" office:value="0">
            <text:p>0 </text:p>
          </table:table-cell>
          <table:table-cell table:style-name="ce81"/>
          <table:table-cell table:style-name="ce81" table:formula="of:=[.V22]*[.T22]" office:value-type="float" office:value="0">
            <text:p>0 </text:p>
          </table:table-cell>
          <table:table-cell table:style-name="ce443"/>
          <table:table-cell table:style-name="ce81" table:formula="of:=IF([.AB22]&lt;&gt;[.D22];[.AB22]-[.D22];0)" office:value-type="float" office:value="0">
            <text:p>0 </text:p>
          </table:table-cell>
          <table:table-cell table:style-name="ce81"/>
          <table:table-cell table:style-name="ce446" table:formula="of:=[.AB20]+[.F22]-[.L22]-[.R22]-[.X22]" office:value-type="float" office:value="0">
            <text:p>0 </text:p>
          </table:table-cell>
          <table:table-cell table:style-name="ce91"/>
          <table:table-cell table:style-name="ce453"/>
          <table:table-cell table:style-name="ce457"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table-cell table:style-name="ce450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22]" office:value-type="date" office:date-value="2013-10-31">
            <text:p>31-Oct-13</text:p>
          </table:table-cell>
          <table:table-cell table:style-name="ce412"/>
          <table:table-cell table:style-name="ce420" table:formula="of:=[.D22]+[.F24]-[.L24]-[.R24]-[.X24]+[.Z22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Oct13.O$1])" office:value-type="float" office:value="0">
            <text:p>0 </text:p>
          </table:table-cell>
          <table:table-cell table:style-name="ce81"/>
          <table:table-cell table:style-name="ce430" table:formula="of:=[.H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Oct13.$O$1]" office:value-type="float" office:value="0">
            <text:p>0 </text:p>
          </table:table-cell>
          <table:table-cell table:style-name="ce81"/>
          <table:table-cell table:style-name="ce434" table:formula="of:=[.J24]*[.H24]" office:value-type="float" office:value="0">
            <text:p>0 </text:p>
          </table:table-cell>
          <table:table-cell table:style-name="ce81"/>
          <table:table-cell table:style-name="ce430" table:formula="of:=[.N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Oct13.$P$1]" office:value-type="float" office:value="0">
            <text:p>0 </text:p>
          </table:table-cell>
          <table:table-cell table:style-name="ce81"/>
          <table:table-cell table:style-name="ce434" table:formula="of:=[.P24]*[.N24]" office:value-type="float" office:value="0">
            <text:p>0 </text:p>
          </table:table-cell>
          <table:table-cell table:style-name="ce81"/>
          <table:table-cell table:style-name="ce430" table:formula="of:=[.T22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Oct13.$Q$1]" office:value-type="float" office:value="0">
            <text:p>0 </text:p>
          </table:table-cell>
          <table:table-cell table:style-name="ce81"/>
          <table:table-cell table:style-name="ce81" table:formula="of:=[.V24]*[.T24]" office:value-type="float" office:value="0">
            <text:p>0 </text:p>
          </table:table-cell>
          <table:table-cell table:style-name="ce443"/>
          <table:table-cell table:style-name="ce81" table:formula="of:=IF([.AB24]&lt;&gt;[.D24];[.AB24]-[.D24];0)" office:value-type="float" office:value="0">
            <text:p>0 </text:p>
          </table:table-cell>
          <table:table-cell table:style-name="ce81"/>
          <table:table-cell table:style-name="ce446" table:formula="of:=[.AB22]+[.F24]-[.L24]-[.R24]-[.X24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24]" office:value-type="date" office:date-value="2013-11-30">
            <text:p>30-Nov-13</text:p>
          </table:table-cell>
          <table:table-cell table:style-name="ce412"/>
          <table:table-cell table:style-name="ce420" table:formula="of:=[.D24]+[.F26]-[.L26]-[.R26]-[.X26]+[.Z24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Nov13.O$1])" office:value-type="float" office:value="0">
            <text:p>0 </text:p>
          </table:table-cell>
          <table:table-cell table:style-name="ce81"/>
          <table:table-cell table:style-name="ce430" table:formula="of:=[.H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Nov13.$O$1]" office:value-type="float" office:value="0">
            <text:p>0 </text:p>
          </table:table-cell>
          <table:table-cell table:style-name="ce81"/>
          <table:table-cell table:style-name="ce434" table:formula="of:=[.J26]*[.H26]" office:value-type="float" office:value="0">
            <text:p>0 </text:p>
          </table:table-cell>
          <table:table-cell table:style-name="ce81"/>
          <table:table-cell table:style-name="ce430" table:formula="of:=[.N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Nov13.$P$1]" office:value-type="float" office:value="0">
            <text:p>0 </text:p>
          </table:table-cell>
          <table:table-cell table:style-name="ce81"/>
          <table:table-cell table:style-name="ce434" table:formula="of:=[.P26]*[.N26]" office:value-type="float" office:value="0">
            <text:p>0 </text:p>
          </table:table-cell>
          <table:table-cell table:style-name="ce81"/>
          <table:table-cell table:style-name="ce430" table:formula="of:=[.T24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Nov13.$Q$1]" office:value-type="float" office:value="0">
            <text:p>0 </text:p>
          </table:table-cell>
          <table:table-cell table:style-name="ce81"/>
          <table:table-cell table:style-name="ce81" table:formula="of:=[.V26]*[.T26]" office:value-type="float" office:value="0">
            <text:p>0 </text:p>
          </table:table-cell>
          <table:table-cell table:style-name="ce443"/>
          <table:table-cell table:style-name="ce81" table:formula="of:=IF([.AB26]&lt;&gt;[.D26];[.AB26]-[.D26];0)" office:value-type="float" office:value="0">
            <text:p>0 </text:p>
          </table:table-cell>
          <table:table-cell table:style-name="ce81"/>
          <table:table-cell table:style-name="ce446" table:formula="of:=[.AB24]+[.F26]-[.L26]-[.R26]-[.X26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table-cell table:style-name="ce453"/>
          <table:table-cell table:style-name="ce457"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26]" office:value-type="date" office:date-value="2013-12-31">
            <text:p>31-Dec-13</text:p>
          </table:table-cell>
          <table:table-cell table:style-name="ce412"/>
          <table:table-cell table:style-name="ce420" table:formula="of:=[.D26]+[.F28]-[.L28]-[.R28]-[.X28]+[.Z26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Dec13.O$1])" office:value-type="float" office:value="0">
            <text:p>0 </text:p>
          </table:table-cell>
          <table:table-cell table:style-name="ce81"/>
          <table:table-cell table:style-name="ce430" table:formula="of:=[.H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Dec13.$O$1]" office:value-type="float" office:value="0">
            <text:p>0 </text:p>
          </table:table-cell>
          <table:table-cell table:style-name="ce81"/>
          <table:table-cell table:style-name="ce434" table:formula="of:=[.J28]*[.H28]" office:value-type="float" office:value="0">
            <text:p>0 </text:p>
          </table:table-cell>
          <table:table-cell table:style-name="ce81"/>
          <table:table-cell table:style-name="ce430" table:formula="of:=[.N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Dec13.$P$1]" office:value-type="float" office:value="0">
            <text:p>0 </text:p>
          </table:table-cell>
          <table:table-cell table:style-name="ce81"/>
          <table:table-cell table:style-name="ce434" table:formula="of:=[.P28]*[.N28]" office:value-type="float" office:value="0">
            <text:p>0 </text:p>
          </table:table-cell>
          <table:table-cell table:style-name="ce81"/>
          <table:table-cell table:style-name="ce430" table:formula="of:=[.T26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Dec13.$Q$1]" office:value-type="float" office:value="0">
            <text:p>0 </text:p>
          </table:table-cell>
          <table:table-cell table:style-name="ce81"/>
          <table:table-cell table:style-name="ce81" table:formula="of:=[.V28]*[.T28]" office:value-type="float" office:value="0">
            <text:p>0 </text:p>
          </table:table-cell>
          <table:table-cell table:style-name="ce443"/>
          <table:table-cell table:style-name="ce81" table:formula="of:=IF([.AB28]&lt;&gt;[.D28];[.AB28]-[.D28];0)" office:value-type="float" office:value="0">
            <text:p>0 </text:p>
          </table:table-cell>
          <table:table-cell table:style-name="ce81"/>
          <table:table-cell table:style-name="ce446" table:formula="of:=[.AB26]+[.F28]-[.L28]-[.R28]-[.X28]" office:value-type="float" office:value="0">
            <text:p>0 </text:p>
          </table:table-cell>
          <table:table-cell table:style-name="ce91"/>
          <table:table-cell table:style-name="ce450" office:value-type="string" table:number-columns-spanned="4" table:number-rows-spanned="3">
            <text:p>6. If the % of stock sold in net sales is correct then Column Z should be zero unless stock has been lost.. <text:s text:c="25"/><text:s text:c="10"/><text:span text:style-name="T3">Investigate significant Stock Loss Adjustments</text:span></text:p>
          </table:table-cell>
          <table:covered-table-cell table:number-columns-repeated="3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2" table:number-columns-repeated="2"/>
          <table:table-cell table:style-name="ce421" table:number-columns-repeated="2"/>
          <table:table-cell table:style-name="ce81" table:number-columns-repeated="2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3"/>
          <table:table-cell table:style-name="ce434"/>
          <table:table-cell table:style-name="ce81"/>
          <table:table-cell table:style-name="ce429"/>
          <table:table-cell table:style-name="ce81" table:number-columns-repeated="4"/>
          <table:table-cell table:style-name="ce443"/>
          <table:table-cell table:style-name="ce81" table:number-columns-repeated="3"/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0"/>
          <table:table-cell table:style-name="ce411" table:formula="of:=[Admin.B28]" office:value-type="date" office:date-value="2014-01-31">
            <text:p>31-Jan-14</text:p>
          </table:table-cell>
          <table:table-cell table:style-name="ce412"/>
          <table:table-cell table:style-name="ce420" table:formula="of:=[.D28]+[.F30]-[.L30]-[.R30]-[.X30]+[.Z28]" office:value-type="float" office:value="0">
            <text:p>0 </text:p>
          </table:table-cell>
          <table:table-cell table:style-name="ce421"/>
          <table:table-cell table:style-name="ce81" table:formula="of:=IF(([.H$4]+[.N$4]+[.T$4])=0;0;['file:///C:/Users/antony/diy/GB%20Accounts/GB%20Accounts%202012-13/GB%20Accounts%20Company%202014-01-31%20(Jan14)%20OpenOffice/Purchases.ods'#$Jan14.O$1])" office:value-type="float" office:value="0">
            <text:p>0 </text:p>
          </table:table-cell>
          <table:table-cell table:style-name="ce81"/>
          <table:table-cell table:style-name="ce430" table:formula="of:=[.H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an14.$O$1]" office:value-type="float" office:value="0">
            <text:p>0 </text:p>
          </table:table-cell>
          <table:table-cell table:style-name="ce81"/>
          <table:table-cell table:style-name="ce434" table:formula="of:=[.J30]*[.H30]" office:value-type="float" office:value="0">
            <text:p>0 </text:p>
          </table:table-cell>
          <table:table-cell table:style-name="ce81"/>
          <table:table-cell table:style-name="ce430" table:formula="of:=[.N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an14.$P$1]" office:value-type="float" office:value="0">
            <text:p>0 </text:p>
          </table:table-cell>
          <table:table-cell table:style-name="ce81"/>
          <table:table-cell table:style-name="ce434" table:formula="of:=[.P30]*[.N30]" office:value-type="float" office:value="0">
            <text:p>0 </text:p>
          </table:table-cell>
          <table:table-cell table:style-name="ce81"/>
          <table:table-cell table:style-name="ce430" table:formula="of:=[.T28]" office:value-type="percentage" office:value="0">
            <text:p>0%</text:p>
          </table:table-cell>
          <table:table-cell table:style-name="ce81"/>
          <table:table-cell table:style-name="ce81" table:formula="of:=['file:///C:/Users/antony/diy/GB%20Accounts/GB%20Accounts%202012-13/GB%20Accounts%20Company%202014-01-31%20(Jan14)%20OpenOffice/Sales.ods'#$Jan14.$Q$1]" office:value-type="float" office:value="0">
            <text:p>0 </text:p>
          </table:table-cell>
          <table:table-cell table:style-name="ce81"/>
          <table:table-cell table:style-name="ce81" table:formula="of:=[.V30]*[.T30]" office:value-type="float" office:value="0">
            <text:p>0 </text:p>
          </table:table-cell>
          <table:table-cell table:style-name="ce443"/>
          <table:table-cell table:style-name="ce81" table:formula="of:=IF([.AB30]&lt;&gt;[.D30];[.AB30]-[.D30];0)" office:value-type="float" office:value="0">
            <text:p>0 </text:p>
          </table:table-cell>
          <table:table-cell table:style-name="ce81"/>
          <table:table-cell table:style-name="ce446" table:formula="of:=[.AB28]+[.F30]-[.L30]-[.R30]-[.X30]" office:value-type="float" office:value="0">
            <text:p>0 </text:p>
          </table:table-cell>
          <table:table-cell table:style-name="ce91"/>
          <table:covered-table-cell table:number-columns-repeated="4"/>
          <table:table-cell table:style-name="ce91"/>
          <table:table-cell table:number-columns-repeated="990"/>
        </table:table-row>
        <table:table-row table:style-name="ro10">
          <table:table-cell table:style-name="ce391"/>
          <table:table-cell table:style-name="ce413" table:number-columns-repeated="2"/>
          <table:table-cell table:style-name="ce82" table:number-columns-repeated="4"/>
          <table:table-cell table:style-name="ce431"/>
          <table:table-cell table:style-name="ce82" table:number-columns-repeated="3"/>
          <table:table-cell table:style-name="ce435"/>
          <table:table-cell table:style-name="ce82"/>
          <table:table-cell table:style-name="ce431"/>
          <table:table-cell table:style-name="ce82" table:number-columns-repeated="3"/>
          <table:table-cell table:style-name="ce435"/>
          <table:table-cell table:style-name="ce82"/>
          <table:table-cell table:style-name="ce431"/>
          <table:table-cell table:style-name="ce82" table:number-columns-repeated="4"/>
          <table:table-cell table:style-name="ce444"/>
          <table:table-cell table:style-name="ce82" table:number-columns-repeated="3"/>
          <table:table-cell table:style-name="ce93"/>
          <table:table-cell table:style-name="ce454"/>
          <table:table-cell table:style-name="ce458" table:number-columns-repeated="3"/>
          <table:table-cell table:style-name="ce93"/>
          <table:table-cell table:number-columns-repeated="990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dmin" table:style-name="ta12" table:protected="true" table:protection-key="CAX2U5cjUI/wFNbHRjUYY2MMuuA=">
        <table:table-column table:style-name="co49" table:default-cell-style-name="ce461"/>
        <table:table-column table:style-name="co36" table:default-cell-style-name="ce467"/>
        <table:table-column table:style-name="co50" table:default-cell-style-name="ce461"/>
        <table:table-column table:style-name="co51" table:default-cell-style-name="ce461"/>
        <table:table-column table:style-name="co52" table:default-cell-style-name="ce461"/>
        <table:table-column table:style-name="co23" table:default-cell-style-name="ce461"/>
        <table:table-column table:style-name="co6" table:default-cell-style-name="ce485"/>
        <table:table-column table:style-name="co53" table:default-cell-style-name="ce461"/>
        <table:table-column table:style-name="co6" table:default-cell-style-name="ce461"/>
        <table:table-column table:style-name="co54" table:default-cell-style-name="ce461"/>
        <table:table-column table:style-name="co55" table:default-cell-style-name="ce461"/>
        <table:table-column table:style-name="co6" table:default-cell-style-name="ce461"/>
        <table:table-column table:style-name="co56" table:default-cell-style-name="ce461"/>
        <table:table-column table:style-name="co6" table:default-cell-style-name="ce461"/>
        <table:table-column table:style-name="co57" table:default-cell-style-name="ce461"/>
        <table:table-column table:style-name="co6" table:default-cell-style-name="ce461"/>
        <table:table-column table:style-name="co42" table:default-cell-style-name="ce461"/>
        <table:table-column table:style-name="co6" table:number-columns-repeated="1007" table:default-cell-style-name="ce461"/>
        <table:table-row table:style-name="ro10">
          <table:table-cell table:style-name="ce460"/>
          <table:table-cell table:style-name="ce462" office:value-type="string">
            <text:p>Dates</text:p>
          </table:table-cell>
          <table:table-cell table:style-name="ce460" table:number-columns-repeated="4"/>
          <table:table-cell table:style-name="ce475"/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3" table:formula="of:=DATE(YEAR([.B4]);MONTH([.B4]);1)-1" office:value-type="date" office:date-value="2012-12-31">
            <text:p>31-Dec-12</text:p>
          </table:table-cell>
          <table:table-cell table:style-name="ce460"/>
          <table:table-cell table:style-name="ce469" table:number-columns-spanned="3" table:number-rows-spanned="1"/>
          <table:covered-table-cell table:number-columns-repeated="2"/>
          <table:table-cell table:style-name="ce469"/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4]);MONTH([.B4]);1)" office:value-type="date" office:date-value="2013-01-01">
            <text:p>01-Jan-13</text:p>
          </table:table-cell>
          <table:table-cell table:style-name="ce460"/>
          <table:table-cell table:style-name="ce470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481" office:value-type="string">
            <text:p>2012-13</text:p>
          </table:table-cell>
          <table:table-cell table:style-name="ce460" table:number-columns-repeated="3"/>
          <table:table-cell table:style-name="ce488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70" table:formula="of:=[.G3]" office:value-type="string" office:string-value="2012-13">
            <text:p>2012-13</text:p>
          </table:table-cell>
          <table:table-cell table:style-name="ce460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6]);MONTH([.B6]);1)-1" office:value-type="date" office:date-value="2013-01-31">
            <text:p>31-Jan-13</text:p>
          </table:table-cell>
          <table:table-cell table:style-name="ce460" table:number-columns-repeated="3"/>
          <table:table-cell table:style-name="ce475" office:value-type="string">
            <text:p>Year to</text:p>
          </table:table-cell>
          <table:table-cell table:style-name="ce475" office:value-type="string">
            <text:p>%</text:p>
          </table:table-cell>
          <table:table-cell table:style-name="ce460" table:number-columns-repeated="3"/>
          <table:table-cell table:style-name="ce489" table:number-columns-repeated="3"/>
          <table:table-cell table:style-name="ce469"/>
          <table:table-cell table:style-name="ce460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6]);MONTH([.B6]);1)" office:value-type="date" office:date-value="2013-02-01">
            <text:p>01-Feb-13</text:p>
          </table:table-cell>
          <table:table-cell table:style-name="ce460"/>
          <table:table-cell table:style-name="ce468" office:value-type="string">
            <text:p>Annual Investment Allowance</text:p>
          </table:table-cell>
          <table:table-cell table:style-name="ce468"/>
          <table:table-cell table:style-name="ce477" table:formula="of:=[.B8]" office:value-type="date" office:date-value="2013-03-31">
            <text:p>31-Mar-13</text:p>
          </table:table-cell>
          <table:table-cell table:style-name="ce482" office:value-type="float" office:value="100">
            <text:p>100</text:p>
          </table:table-cell>
          <table:table-cell table:style-name="ce460" table:number-columns-repeated="8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8]);MONTH([.B8]);1)-1" office:value-type="date" office:date-value="2013-02-28">
            <text:p>28-Feb-13</text:p>
          </table:table-cell>
          <table:table-cell table:style-name="ce460"/>
          <table:table-cell table:style-name="ce468" office:value-type="string">
            <text:p>Writing down allowance</text:p>
          </table:table-cell>
          <table:table-cell table:style-name="ce468"/>
          <table:table-cell table:style-name="ce477" table:formula="of:=[.B8]" office:value-type="date" office:date-value="2013-03-31">
            <text:p>31-Mar-13</text:p>
          </table:table-cell>
          <table:table-cell table:style-name="ce482" office:value-type="float" office:value="18">
            <text:p>18</text:p>
          </table:table-cell>
          <table:table-cell table:style-name="ce460"/>
          <table:table-cell table:style-name="ce486" office:value-type="string">
            <text:p>Corporation Tax</text:p>
          </table:table-cell>
          <table:table-cell table:style-name="ce486"/>
          <table:table-cell table:style-name="ce486" office:value-type="float" office:value="2012">
            <text:p>2012</text:p>
          </table:table-cell>
          <table:table-cell table:style-name="ce490" table:formula="of:=[.B5]" office:value-type="date" office:date-value="2013-02-01" table:number-columns-spanned="2" table:number-rows-spanned="1">
            <text:p>Friday, February 01, 2013</text:p>
          </table:table-cell>
          <table:covered-table-cell/>
          <table:table-cell table:style-name="ce494" table:formula="of:=[.B8]" office:value-type="date" office:date-value="2013-03-31" table:number-columns-spanned="2" table:number-rows-spanned="1">
            <text:p>Sunday, March 31, 2013</text:p>
          </table:table-cell>
          <table:covered-table-cell/>
          <table:table-cell table:style-name="ce482" office:value-type="float" office:value="20">
            <text:p>20</text:p>
          </table:table-cell>
          <table:table-cell table:style-name="ce475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8]);MONTH([.B8]);1)" office:value-type="date" office:date-value="2013-03-01">
            <text:p>01-Mar-13</text:p>
          </table:table-cell>
          <table:table-cell table:style-name="ce460"/>
          <table:table-cell table:style-name="ce468" office:value-type="string">
            <text:p>Annual Investment Allowance</text:p>
          </table:table-cell>
          <table:table-cell table:style-name="ce468"/>
          <table:table-cell table:style-name="ce477" table:formula="of:=[.B32]" office:value-type="date" office:date-value="2014-03-31">
            <text:p>31-Mar-14</text:p>
          </table:table-cell>
          <table:table-cell table:style-name="ce482" office:value-type="float" office:value="100">
            <text:p>100</text:p>
          </table:table-cell>
          <table:table-cell table:style-name="ce460"/>
          <table:table-cell table:style-name="ce486" office:value-type="string">
            <text:p>Corporation Tax</text:p>
          </table:table-cell>
          <table:table-cell table:style-name="ce486"/>
          <table:table-cell table:style-name="ce486" office:value-type="float" office:value="2013">
            <text:p>2013</text:p>
          </table:table-cell>
          <table:table-cell table:style-name="ce490" table:formula="of:=[.B9]" office:value-type="date" office:date-value="2013-04-01" table:number-columns-spanned="2" table:number-rows-spanned="1">
            <text:p>Monday, April 01, 2013</text:p>
          </table:table-cell>
          <table:covered-table-cell/>
          <table:table-cell table:style-name="ce494" table:formula="of:=[.B28]" office:value-type="date" office:date-value="2014-01-31" table:number-columns-spanned="2" table:number-rows-spanned="1">
            <text:p>Friday, January 31, 2014</text:p>
          </table:table-cell>
          <table:covered-table-cell/>
          <table:table-cell table:style-name="ce482" office:value-type="float" office:value="20">
            <text:p>20</text:p>
          </table:table-cell>
          <table:table-cell table:style-name="ce475" office:value-type="string">
            <text:p>%</text:p>
          </table:table-cell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0]);MONTH([.B10]);1)-1" office:value-type="date" office:date-value="2013-03-31">
            <text:p>31-Mar-13</text:p>
          </table:table-cell>
          <table:table-cell table:style-name="ce460"/>
          <table:table-cell table:style-name="ce468" office:value-type="string">
            <text:p>Writing down allowance</text:p>
          </table:table-cell>
          <table:table-cell table:style-name="ce468"/>
          <table:table-cell table:style-name="ce477" table:formula="of:=[.B32]" office:value-type="date" office:date-value="2014-03-31">
            <text:p>31-Mar-14</text:p>
          </table:table-cell>
          <table:table-cell table:style-name="ce482" office:value-type="float" office:value="18">
            <text:p>18</text:p>
          </table:table-cell>
          <table:table-cell table:style-name="ce460" table:number-columns-repeated="8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0]);MONTH([.B10]);1)" office:value-type="date" office:date-value="2013-04-01">
            <text:p>01-Apr-13</text:p>
          </table:table-cell>
          <table:table-cell table:style-name="ce460" table:number-columns-repeated="4"/>
          <table:table-cell table:style-name="ce475"/>
          <table:table-cell table:style-name="ce460"/>
          <table:table-cell table:style-name="ce468" table:number-columns-repeated="3"/>
          <table:table-cell table:style-name="ce491" office:value-type="string">
            <text:p>Date</text:p>
          </table:table-cell>
          <table:table-cell table:style-name="ce468"/>
          <table:table-cell table:style-name="ce495" office:value-type="string">
            <text:p>Number</text:p>
          </table:table-cell>
          <table:table-cell table:style-name="ce497"/>
          <table:table-cell table:style-name="ce500"/>
          <table:table-cell table:style-name="ce475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2]);MONTH([.B12]);1)-1" office:value-type="date" office:date-value="2013-04-30">
            <text:p>30-Apr-13</text:p>
          </table:table-cell>
          <table:table-cell table:style-name="ce460"/>
          <table:table-cell table:style-name="ce468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475"/>
          <table:table-cell table:style-name="ce460" table:number-columns-repeated="4"/>
          <table:table-cell table:style-name="ce477" table:formula="of:=[.B8]" office:value-type="date" office:date-value="2013-03-31">
            <text:p>31-Mar-13</text:p>
          </table:table-cell>
          <table:table-cell table:style-name="ce475" office:value-type="string">
            <text:p>=</text:p>
          </table:table-cell>
          <table:table-cell table:style-name="ce496" table:formula="of:=[.B8]" office:value-type="float" office:value="41364">
            <text:p>41364</text:p>
          </table:table-cell>
          <table:table-cell table:style-name="ce460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2]);MONTH([.B12]);1)" office:value-type="date" office:date-value="2013-05-01">
            <text:p>01-May-13</text:p>
          </table:table-cell>
          <table:table-cell table:style-name="ce460"/>
          <table:table-cell table:style-name="ce460" office:value-type="string">
            <text:p>Costing over </text:p>
          </table:table-cell>
          <table:table-cell table:style-name="ce474" office:value-type="float" office:value="12000">
            <text:p>12000</text:p>
          </table:table-cell>
          <table:table-cell table:style-name="ce475" office:value-type="string">
            <text:p>Restricted to</text:p>
          </table:table-cell>
          <table:table-cell table:style-name="ce474" office:value-type="float" office:value="3000">
            <text:p>3000</text:p>
          </table:table-cell>
          <table:table-cell table:style-name="ce460" table:number-columns-repeated="4"/>
          <table:table-cell table:style-name="ce477" table:formula="of:=[.B32]" office:value-type="date" office:date-value="2014-03-31">
            <text:p>31-Mar-14</text:p>
          </table:table-cell>
          <table:table-cell table:style-name="ce492" office:value-type="string">
            <text:p>=</text:p>
          </table:table-cell>
          <table:table-cell table:style-name="ce496" table:formula="of:=[.B32]" office:value-type="float" office:value="41729">
            <text:p>41729</text:p>
          </table:table-cell>
          <table:table-cell table:style-name="ce475" table:number-columns-repeated="3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4]);MONTH([.B14]);1)-1" office:value-type="date" office:date-value="2013-05-31">
            <text:p>31-May-13</text:p>
          </table:table-cell>
          <table:table-cell table:style-name="ce460" table:number-columns-repeated="2"/>
          <table:table-cell table:style-name="ce475"/>
          <table:table-cell table:style-name="ce460"/>
          <table:table-cell table:style-name="ce475"/>
          <table:table-cell table:style-name="ce460" table:number-columns-repeated="5"/>
          <table:table-cell table:style-name="ce492"/>
          <table:table-cell table:style-name="ce475"/>
          <table:table-cell table:style-name="ce460"/>
          <table:table-cell table:style-name="ce475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4]);MONTH([.B14]);1)" office:value-type="date" office:date-value="2013-06-01">
            <text:p>01-Jun-13</text:p>
          </table:table-cell>
          <table:table-cell table:style-name="ce460"/>
          <table:table-cell table:style-name="ce470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475" office:value-type="string">
            <text:p>%</text:p>
          </table:table-cell>
          <table:table-cell table:style-name="ce460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6]);MONTH([.B16]);1)-1" office:value-type="date" office:date-value="2013-06-30">
            <text:p>30-Jun-13</text:p>
          </table:table-cell>
          <table:table-cell table:style-name="ce460" table:number-columns-repeated="4"/>
          <table:table-cell table:style-name="ce475"/>
          <table:table-cell table:style-name="ce460"/>
          <table:table-cell table:style-name="ce470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69"/>
          <table:table-cell table:style-name="ce460"/>
          <table:table-cell table:style-name="ce475" office:value-type="string">
            <text:p>Miles</text:p>
          </table:table-cell>
          <table:table-cell table:style-name="ce475" office:value-type="string">
            <text:p>p per mile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6]);MONTH([.B16]);1)" office:value-type="date" office:date-value="2013-07-01">
            <text:p>01-Jul-13</text:p>
          </table:table-cell>
          <table:table-cell table:style-name="ce460"/>
          <table:table-cell table:style-name="ce468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483" office:value-type="percentage" office:value="0">
            <text:p>0%</text:p>
          </table:table-cell>
          <table:table-cell table:style-name="ce460"/>
          <table:table-cell table:style-name="ce469" table:number-columns-repeated="4"/>
          <table:table-cell table:style-name="ce460"/>
          <table:table-cell table:style-name="ce475" table:number-columns-repeated="2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8]);MONTH([.B18]);1)-1" office:value-type="date" office:date-value="2013-07-31">
            <text:p>31-Jul-13</text:p>
          </table:table-cell>
          <table:table-cell table:style-name="ce460"/>
          <table:table-cell table:style-name="ce468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483" office:value-type="percentage" office:value="0.1">
            <text:p>10%</text:p>
          </table:table-cell>
          <table:table-cell table:style-name="ce460"/>
          <table:table-cell table:style-name="ce468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474" office:value-type="float" office:value="10000">
            <text:p>10000</text:p>
          </table:table-cell>
          <table:table-cell table:style-name="ce498" office:value-type="float" office:value="0.45">
            <text:p>0.45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18]);MONTH([.B18]);1)" office:value-type="date" office:date-value="2013-08-01">
            <text:p>01-Aug-13</text:p>
          </table:table-cell>
          <table:table-cell table:style-name="ce460"/>
          <table:table-cell table:style-name="ce468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483" office:value-type="percentage" office:value="0.2">
            <text:p>20%</text:p>
          </table:table-cell>
          <table:table-cell table:style-name="ce460"/>
          <table:table-cell table:style-name="ce468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474" office:value-type="float" office:value="10001">
            <text:p>10001</text:p>
          </table:table-cell>
          <table:table-cell table:style-name="ce498" office:value-type="float" office:value="0.25">
            <text:p>0.25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0]);MONTH([.B20]);1)-1" office:value-type="date" office:date-value="2013-08-31">
            <text:p>31-Aug-13</text:p>
          </table:table-cell>
          <table:table-cell table:style-name="ce460"/>
          <table:table-cell table:style-name="ce468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483" office:value-type="percentage" office:value="0.33">
            <text:p>33%</text:p>
          </table:table-cell>
          <table:table-cell table:style-name="ce468" table:number-columns-repeated="8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0]);MONTH([.B20]);1)" office:value-type="date" office:date-value="2013-09-01">
            <text:p>01-Sep-13</text:p>
          </table:table-cell>
          <table:table-cell table:style-name="ce468"/>
          <table:table-cell table:style-name="ce468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483" office:value-type="percentage" office:value="0.25">
            <text:p>25%</text:p>
          </table:table-cell>
          <table:table-cell table:style-name="ce468"/>
          <table:table-cell table:style-name="ce48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93" office:value-type="float" office:value="20">
            <text:p>20.0</text:p>
          </table:table-cell>
          <table:table-cell table:style-name="ce462" table:formula="of:=[.B5]" office:value-type="date" office:date-value="2013-02-01">
            <text:p>01-Feb-13</text:p>
          </table:table-cell>
          <table:table-cell table:style-name="ce499" table:formula="of:=[.B26]" office:value-type="date" office:date-value="2013-12-31">
            <text:p>31-Dec-13</text:p>
          </table:table-cell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2]);MONTH([.B22]);1)-1" office:value-type="date" office:date-value="2013-09-30">
            <text:p>30-Sep-13</text:p>
          </table:table-cell>
          <table:table-cell table:style-name="ce468" table:number-columns-repeated="4"/>
          <table:table-cell table:style-name="ce475"/>
          <table:table-cell table:style-name="ce468" table:number-columns-repeated="6"/>
          <table:table-cell table:style-name="ce492"/>
          <table:table-cell table:style-name="ce468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2]);MONTH([.B22]);1)" office:value-type="date" office:date-value="2013-10-01">
            <text:p>01-Oct-13</text:p>
          </table:table-cell>
          <table:table-cell table:style-name="ce468"/>
          <table:table-cell table:style-name="ce471" office:value-type="string">
            <text:p>Year to</text:p>
          </table:table-cell>
          <table:table-cell table:style-name="ce476"/>
          <table:table-cell table:style-name="ce478" office:value-type="date" office:date-value="2014-01-31">
            <text:p>31/01/2014</text:p>
          </table:table-cell>
          <table:table-cell table:style-name="ce475"/>
          <table:table-cell table:style-name="ce468"/>
          <table:table-cell table:style-name="ce487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68"/>
          <table:table-cell table:style-name="ce493" office:value-type="float" office:value="20">
            <text:p>20.0</text:p>
          </table:table-cell>
          <table:table-cell table:style-name="ce462" table:formula="of:=[.B27]" office:value-type="date" office:date-value="2014-01-01">
            <text:p>01-Jan-14</text:p>
          </table:table-cell>
          <table:table-cell table:style-name="ce499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4]);MONTH([.B24]);1)-1" office:value-type="date" office:date-value="2013-10-31">
            <text:p>31-Oct-13</text:p>
          </table:table-cell>
          <table:table-cell table:style-name="ce468" table:number-columns-repeated="4"/>
          <table:table-cell table:style-name="ce475"/>
          <table:table-cell table:style-name="ce468" table:number-columns-repeated="6"/>
          <table:table-cell table:style-name="ce492"/>
          <table:table-cell table:style-name="ce468"/>
          <table:table-cell table:style-name="ce460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4]);MONTH([.B24]);1)" office:value-type="date" office:date-value="2013-11-01">
            <text:p>01-Nov-13</text:p>
          </table:table-cell>
          <table:table-cell table:style-name="ce468"/>
          <table:table-cell table:style-name="ce472" table:number-columns-repeated="2"/>
          <table:table-cell table:style-name="ce479"/>
          <table:table-cell table:style-name="ce480"/>
          <table:table-cell table:style-name="ce472" table:number-columns-repeated="8"/>
          <table:table-cell table:style-name="ce473" table:number-columns-repeated="2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6]);MONTH([.B26]);1)-1" office:value-type="date" office:date-value="2013-11-30">
            <text:p>30-Nov-13</text:p>
          </table:table-cell>
          <table:table-cell table:style-name="ce468"/>
          <table:table-cell table:style-name="ce472" table:number-columns-repeated="3"/>
          <table:table-cell table:style-name="ce480"/>
          <table:table-cell table:style-name="ce473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6]);MONTH([.B26]);1)" office:value-type="date" office:date-value="2013-12-01">
            <text:p>01-Dec-13</text:p>
          </table:table-cell>
          <table:table-cell table:style-name="ce460"/>
          <table:table-cell table:style-name="ce472" table:number-columns-repeated="2"/>
          <table:table-cell table:style-name="ce480"/>
          <table:table-cell table:style-name="ce484"/>
          <table:table-cell table:style-name="ce473" table:number-columns-repeated="10"/>
          <table:table-cell table:number-columns-repeated="1007"/>
        </table:table-row>
        <table:table-row table:style-name="ro8">
          <table:table-cell table:style-name="ce460"/>
          <table:table-cell table:style-name="ce464" table:formula="of:=DATE(YEAR([.B28]);MONTH([.B28]);1)-1" office:value-type="date" office:date-value="2013-12-31">
            <text:p>31-Dec-13</text:p>
          </table:table-cell>
          <table:table-cell table:style-name="ce460"/>
          <table:table-cell table:style-name="ce473" table:number-columns-repeated="4"/>
          <table:table-cell/>
          <table:table-cell table:style-name="ce473" table:number-columns-repeated="9"/>
          <table:table-cell table:number-columns-repeated="1007"/>
        </table:table-row>
        <table:table-row table:style-name="ro10">
          <table:table-cell table:style-name="ce460"/>
          <table:table-cell table:style-name="ce464" table:formula="of:=DATE(YEAR([.B28]);MONTH([.B28]);1)" office:value-type="date" office:date-value="2014-01-01">
            <text:p>01-Jan-14</text:p>
          </table:table-cell>
          <table:table-cell table:style-name="ce460"/>
          <table:table-cell table:style-name="ce473" table:number-columns-repeated="4"/>
          <table:table-cell table:number-columns-repeated="1017"/>
        </table:table-row>
        <table:table-row table:style-name="ro10">
          <table:table-cell table:style-name="ce460"/>
          <table:table-cell table:style-name="ce465" table:formula="of:=[.F21]" office:value-type="date" office:date-value="2014-01-31">
            <text:p>31-Ja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0]);MONTH([.B30]);1)" office:value-type="date" office:date-value="2014-02-01">
            <text:p>01-Feb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28])&lt;11;YEAR([.B28]);YEAR([.B28])+1);IF(MONTH([.B28])&lt;11;MONTH([.B28])+2;IF(MONTH([.B28])=11;1;2));1)-1" office:value-type="date" office:date-value="2014-02-28">
            <text:p>28-Feb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2]);MONTH([.B32]);1)" office:value-type="date" office:date-value="2014-03-01">
            <text:p>01-Ma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0])&lt;11;YEAR([.B30]);YEAR([.B30])+1);IF(MONTH([.B30])&lt;11;MONTH([.B30])+2;IF(MONTH([.B30])=11;1;2));1)-1" office:value-type="date" office:date-value="2014-03-31">
            <text:p>31-Ma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4]);MONTH([.B34]);1)" office:value-type="date" office:date-value="2014-04-01">
            <text:p>01-Ap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2])&lt;11;YEAR([.B32]);YEAR([.B32])+1);IF(MONTH([.B32])&lt;11;MONTH([.B32])+2;IF(MONTH([.B32])=11;1;2));1)-1" office:value-type="date" office:date-value="2014-04-30">
            <text:p>30-Apr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6]);MONTH([.B36]);1)" office:value-type="date" office:date-value="2014-05-01">
            <text:p>01-May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4])&lt;11;YEAR([.B34]);YEAR([.B34])+1);IF(MONTH([.B34])&lt;11;MONTH([.B34])+2;IF(MONTH([.B34])=11;1;2));1)-1" office:value-type="date" office:date-value="2014-05-31">
            <text:p>31-May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38]);MONTH([.B38]);1)" office:value-type="date" office:date-value="2014-06-01">
            <text:p>01-Ju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6])&lt;11;YEAR([.B36]);YEAR([.B36])+1);IF(MONTH([.B36])&lt;11;MONTH([.B36])+2;IF(MONTH([.B36])=11;1;2));1)-1" office:value-type="date" office:date-value="2014-06-30">
            <text:p>30-Jun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0]);MONTH([.B40]);1)" office:value-type="date" office:date-value="2014-07-01">
            <text:p>01-Jul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38])&lt;11;YEAR([.B38]);YEAR([.B38])+1);IF(MONTH([.B38])&lt;11;MONTH([.B38])+2;IF(MONTH([.B38])=11;1;2));1)-1" office:value-type="date" office:date-value="2014-07-31">
            <text:p>31-Jul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2]);MONTH([.B42]);1)" office:value-type="date" office:date-value="2014-08-01">
            <text:p>01-Aug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0])&lt;11;YEAR([.B40]);YEAR([.B40])+1);IF(MONTH([.B40])&lt;11;MONTH([.B40])+2;IF(MONTH([.B40])=11;1;2));1)-1" office:value-type="date" office:date-value="2014-08-31">
            <text:p>31-Aug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4]);MONTH([.B44]);1)" office:value-type="date" office:date-value="2014-09-01">
            <text:p>01-Sep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2])&lt;11;YEAR([.B42]);YEAR([.B42])+1);IF(MONTH([.B42])&lt;11;MONTH([.B42])+2;IF(MONTH([.B42])=11;1;2));1)-1" office:value-type="date" office:date-value="2014-09-30">
            <text:p>30-Sep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6]);MONTH([.B46]);1)" office:value-type="date" office:date-value="2014-10-01">
            <text:p>01-Oct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4])&lt;11;YEAR([.B44]);YEAR([.B44])+1);IF(MONTH([.B44])&lt;11;MONTH([.B44])+2;IF(MONTH([.B44])=11;1;2));1)-1" office:value-type="date" office:date-value="2014-10-31">
            <text:p>31-Oct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48]);MONTH([.B48]);1)" office:value-type="date" office:date-value="2014-11-01">
            <text:p>01-Nov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6])&lt;11;YEAR([.B46]);YEAR([.B46])+1);IF(MONTH([.B46])&lt;11;MONTH([.B46])+2;IF(MONTH([.B46])=11;1;2));1)-1" office:value-type="date" office:date-value="2014-11-30">
            <text:p>30-Nov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0]);MONTH([.B50]);1)" office:value-type="date" office:date-value="2014-12-01">
            <text:p>01-Dec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48])&lt;11;YEAR([.B48]);YEAR([.B48])+1);IF(MONTH([.B48])&lt;11;MONTH([.B48])+2;IF(MONTH([.B48])=11;1;2));1)-1" office:value-type="date" office:date-value="2014-12-31">
            <text:p>31-Dec-14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2]);MONTH([.B52]);1)" office:value-type="date" office:date-value="2015-01-01">
            <text:p>01-Jan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50])&lt;11;YEAR([.B50]);YEAR([.B50])+1);IF(MONTH([.B50])&lt;11;MONTH([.B50])+2;IF(MONTH([.B50])=11;1;2));1)-1" office:value-type="date" office:date-value="2015-01-31">
            <text:p>31-Jan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4]);MONTH([.B54]);1)" office:value-type="date" office:date-value="2015-02-01">
            <text:p>01-Feb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IF(MONTH([.B52])&lt;11;YEAR([.B52]);YEAR([.B52])+1);IF(MONTH([.B52])&lt;11;MONTH([.B52])+2;IF(MONTH([.B52])=11;1;2));1)-1" office:value-type="date" office:date-value="2015-02-28">
            <text:p>28-Feb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4" table:formula="of:=DATE(YEAR([.B56]);MONTH([.B56]);1)" office:value-type="date" office:date-value="2015-03-01">
            <text:p>01-Mar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6" table:formula="of:=DATE(IF(MONTH([.B54])&lt;11;YEAR([.B54]);YEAR([.B54])+1);IF(MONTH([.B54])&lt;11;MONTH([.B54])+2;IF(MONTH([.B54])=11;1;2));1)-1" office:value-type="date" office:date-value="2015-03-31">
            <text:p>31-Mar-15</text:p>
          </table:table-cell>
          <table:table-cell table:style-name="ce460"/>
          <table:table-cell table:number-columns-repeated="1021"/>
        </table:table-row>
        <table:table-row table:style-name="ro10">
          <table:table-cell table:style-name="ce460"/>
          <table:table-cell table:style-name="ce462"/>
          <table:table-cell table:style-name="ce460"/>
          <table:table-cell table:number-columns-repeated="1021"/>
        </table:table-row>
        <table:table-row table:style-name="ro10" table:number-rows-repeated="104851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'file:///C:/Users/antony/diy/GB%20Accounts/GB%20Accounts%202012-13/GB%20Accounts%20Company%202014-01-31%20(Jan14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3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3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  <table:table-cell table:number-columns-repeated="8"/>
          <table:table-cell table:style-name="ce4" office:value-type="float" office:value="0">
            <text:p>0</text:p>
          </table:table-cell>
          <table:table-cell table:number-columns-repeated="4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  <table:table-cell table:number-columns-repeated="3"/>
          <table:table-cell table:style-name="ce4" office:value-type="float" office:value="0">
            <text:p>0</text:p>
          </table:table-cell>
          <table:table-cell table:number-columns-repeated="13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Feb13" table:print="false" table:style-name="ta_extref">
        <table:table-source xlink:type="simple" xlink:href="../Purchases.ods" table:table-name="Feb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Mar13" table:print="false" table:style-name="ta_extref">
        <table:table-source xlink:type="simple" xlink:href="../Purchases.ods" table:table-name="Mar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Apr13" table:print="false" table:style-name="ta_extref">
        <table:table-source xlink:type="simple" xlink:href="../Purchases.ods" table:table-name="Apr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37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Feb13" table:print="false" table:style-name="ta_extref">
        <table:table-source xlink:type="simple" xlink:href="../Sales.ods" table:table-name="Feb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Mar13" table:print="false" table:style-name="ta_extref">
        <table:table-source xlink:type="simple" xlink:href="../Sales.ods" table:table-name="Mar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Apr13" table:print="false" table:style-name="ta_extref">
        <table:table-source xlink:type="simple" xlink:href="../Sales.ods" table:table-name="Apr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22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7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Feb13" table:print="false" table:style-name="ta_extref">
        <table:table-source xlink:type="simple" xlink:href="../Current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Mar13" table:print="false" table:style-name="ta_extref">
        <table:table-source xlink:type="simple" xlink:href="../Current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Apr13" table:print="false" table:style-name="ta_extref">
        <table:table-source xlink:type="simple" xlink:href="../Current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May13" table:print="false" table:style-name="ta_extref">
        <table:table-source xlink:type="simple" xlink:href="../Current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Jun13" table:print="false" table:style-name="ta_extref">
        <table:table-source xlink:type="simple" xlink:href="../Current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Jul13" table:print="false" table:style-name="ta_extref">
        <table:table-source xlink:type="simple" xlink:href="../Current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Aug13" table:print="false" table:style-name="ta_extref">
        <table:table-source xlink:type="simple" xlink:href="../Current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Sep13" table:print="false" table:style-name="ta_extref">
        <table:table-source xlink:type="simple" xlink:href="../Current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Oct13" table:print="false" table:style-name="ta_extref">
        <table:table-source xlink:type="simple" xlink:href="../Current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Nov13" table:print="false" table:style-name="ta_extref">
        <table:table-source xlink:type="simple" xlink:href="../Current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Dec13" table:print="false" table:style-name="ta_extref">
        <table:table-source xlink:type="simple" xlink:href="../Current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urrentaccount.ods'#Jan14" table:print="false" table:style-name="ta_extref">
        <table:table-source xlink:type="simple" xlink:href="../Current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Feb13" table:print="false" table:style-name="ta_extref">
        <table:table-source xlink:type="simple" xlink:href="../Saving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Mar13" table:print="false" table:style-name="ta_extref">
        <table:table-source xlink:type="simple" xlink:href="../Saving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Apr13" table:print="false" table:style-name="ta_extref">
        <table:table-source xlink:type="simple" xlink:href="../Saving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May13" table:print="false" table:style-name="ta_extref">
        <table:table-source xlink:type="simple" xlink:href="../Saving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Jun13" table:print="false" table:style-name="ta_extref">
        <table:table-source xlink:type="simple" xlink:href="../Saving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Jul13" table:print="false" table:style-name="ta_extref">
        <table:table-source xlink:type="simple" xlink:href="../Saving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Aug13" table:print="false" table:style-name="ta_extref">
        <table:table-source xlink:type="simple" xlink:href="../Saving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Sep13" table:print="false" table:style-name="ta_extref">
        <table:table-source xlink:type="simple" xlink:href="../Saving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Oct13" table:print="false" table:style-name="ta_extref">
        <table:table-source xlink:type="simple" xlink:href="../Saving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Nov13" table:print="false" table:style-name="ta_extref">
        <table:table-source xlink:type="simple" xlink:href="../Saving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Dec13" table:print="false" table:style-name="ta_extref">
        <table:table-source xlink:type="simple" xlink:href="../Saving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Savingaccount.ods'#Jan14" table:print="false" table:style-name="ta_extref">
        <table:table-source xlink:type="simple" xlink:href="../Saving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Feb13" table:print="false" table:style-name="ta_extref">
        <table:table-source xlink:type="simple" xlink:href="../Creditcardaccount.ods" table:table-name="Feb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Mar13" table:print="false" table:style-name="ta_extref">
        <table:table-source xlink:type="simple" xlink:href="../Creditcardaccount.ods" table:table-name="Ma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Apr13" table:print="false" table:style-name="ta_extref">
        <table:table-source xlink:type="simple" xlink:href="../Creditcardaccount.ods" table:table-name="Apr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May13" table:print="false" table:style-name="ta_extref">
        <table:table-source xlink:type="simple" xlink:href="../Creditcardaccount.ods" table:table-name="May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Jun13" table:print="false" table:style-name="ta_extref">
        <table:table-source xlink:type="simple" xlink:href="../Creditcardaccount.ods" table:table-name="Jun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Jul13" table:print="false" table:style-name="ta_extref">
        <table:table-source xlink:type="simple" xlink:href="../Creditcardaccount.ods" table:table-name="Jul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Aug13" table:print="false" table:style-name="ta_extref">
        <table:table-source xlink:type="simple" xlink:href="../Creditcardaccount.ods" table:table-name="Aug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Sep13" table:print="false" table:style-name="ta_extref">
        <table:table-source xlink:type="simple" xlink:href="../Creditcardaccount.ods" table:table-name="Sep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Oct13" table:print="false" table:style-name="ta_extref">
        <table:table-source xlink:type="simple" xlink:href="../Creditcardaccount.ods" table:table-name="Oct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Nov13" table:print="false" table:style-name="ta_extref">
        <table:table-source xlink:type="simple" xlink:href="../Creditcardaccount.ods" table:table-name="Nov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Dec13" table:print="false" table:style-name="ta_extref">
        <table:table-source xlink:type="simple" xlink:href="../Creditcardaccount.ods" table:table-name="Dec13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reditcardaccount.ods'#Jan14" table:print="false" table:style-name="ta_extref">
        <table:table-source xlink:type="simple" xlink:href="../Creditcardaccount.ods" table:table-name="Jan14" table:filter-name="calc8" table:mode="copy-results-only"/>
        <table:table-column table:number-columns-repeated="40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Feb13" table:print="false" table:style-name="ta_extref">
        <table:table-source xlink:type="simple" xlink:href="../Cashaccount.ods" table:table-name="Feb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Mar13" table:print="false" table:style-name="ta_extref">
        <table:table-source xlink:type="simple" xlink:href="../Cashaccount.ods" table:table-name="Mar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Apr13" table:print="false" table:style-name="ta_extref">
        <table:table-source xlink:type="simple" xlink:href="../Cashaccount.ods" table:table-name="Apr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May13" table:print="false" table:style-name="ta_extref">
        <table:table-source xlink:type="simple" xlink:href="../Cashaccount.ods" table:table-name="May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Jun13" table:print="false" table:style-name="ta_extref">
        <table:table-source xlink:type="simple" xlink:href="../Cashaccount.ods" table:table-name="Jun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Jul13" table:print="false" table:style-name="ta_extref">
        <table:table-source xlink:type="simple" xlink:href="../Cashaccount.ods" table:table-name="Jul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Aug13" table:print="false" table:style-name="ta_extref">
        <table:table-source xlink:type="simple" xlink:href="../Cashaccount.ods" table:table-name="Aug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Sep13" table:print="false" table:style-name="ta_extref">
        <table:table-source xlink:type="simple" xlink:href="../Cashaccount.ods" table:table-name="Sep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Oct13" table:print="false" table:style-name="ta_extref">
        <table:table-source xlink:type="simple" xlink:href="../Cashaccount.ods" table:table-name="Oct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Nov13" table:print="false" table:style-name="ta_extref">
        <table:table-source xlink:type="simple" xlink:href="../Cashaccount.ods" table:table-name="Nov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Dec13" table:print="false" table:style-name="ta_extref">
        <table:table-source xlink:type="simple" xlink:href="../Cashaccount.ods" table:table-name="Dec13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ashaccount.ods'#Jan14" table:print="false" table:style-name="ta_extref">
        <table:table-source xlink:type="simple" xlink:href="../Cashaccount.ods" table:table-name="Jan14" table:filter-name="calc8" table:mode="copy-results-only"/>
        <table:table-column table:number-columns-repeated="36"/>
        <table:table-row>
          <table:table-cell table:number-columns-repeated="5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6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  <table:table-row>
          <table:table-cell table:number-columns-repeated="6"/>
          <table:table-cell table:style-name="ce1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3.ods'#Feb13" table:print="false" table:style-name="ta_extref">
        <table:table-source xlink:type="simple" xlink:href="../Payrollyearto050413.ods" table:table-name="Feb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3.ods'#Mar13" table:print="false" table:style-name="ta_extref">
        <table:table-source xlink:type="simple" xlink:href="../Payrollyearto050413.ods" table:table-name="Mar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Apr13" table:print="false" table:style-name="ta_extref">
        <table:table-source xlink:type="simple" xlink:href="../Payrollyearto050414.ods" table:table-name="Apr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May13" table:print="false" table:style-name="ta_extref">
        <table:table-source xlink:type="simple" xlink:href="../Payrollyearto050414.ods" table:table-name="May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Jun13" table:print="false" table:style-name="ta_extref">
        <table:table-source xlink:type="simple" xlink:href="../Payrollyearto050414.ods" table:table-name="Jun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Jul13" table:print="false" table:style-name="ta_extref">
        <table:table-source xlink:type="simple" xlink:href="../Payrollyearto050414.ods" table:table-name="Jul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Aug13" table:print="false" table:style-name="ta_extref">
        <table:table-source xlink:type="simple" xlink:href="../Payrollyearto050414.ods" table:table-name="Aug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Sep13" table:print="false" table:style-name="ta_extref">
        <table:table-source xlink:type="simple" xlink:href="../Payrollyearto050414.ods" table:table-name="Sep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Oct13" table:print="false" table:style-name="ta_extref">
        <table:table-source xlink:type="simple" xlink:href="../Payrollyearto050414.ods" table:table-name="Oct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Nov13" table:print="false" table:style-name="ta_extref">
        <table:table-source xlink:type="simple" xlink:href="../Payrollyearto050414.ods" table:table-name="Nov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Dec13" table:print="false" table:style-name="ta_extref">
        <table:table-source xlink:type="simple" xlink:href="../Payrollyearto050414.ods" table:table-name="Dec13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  <table:table table:name="'file:///C:/Users/antony/diy/GB%20Accounts/GB%20Accounts%202012-13/GB%20Accounts%20Company%202014-01-31%20(Jan14)%20OpenOffice/Payrollyearto050414.ods'#Jan14" table:print="false" table:style-name="ta_extref">
        <table:table-source xlink:type="simple" xlink:href="../Payrollyearto050414.ods" table:table-name="Jan14" table:filter-name="calc8" table:mode="copy-results-only"/>
        <table:table-column table:number-columns-repeated="20"/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  <table:table-row>
          <table:table-cell table:number-columns-repeated="12"/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4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date-style style:name="N107"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number-style style:name="N110">
      <number:number number:decimal-places="0" number:min-integer-digits="1"/>
      <number:text> </number:text>
    </number:number-style>
    <number:number-style style:name="N111P0" style:volatile="true">
      <number:number number:decimal-places="0" number:min-integer-digits="1"/>
      <number:text> </number:text>
    </number:number-style>
    <number:number-style style:name="N111">
      <style:text-properties fo:color="#ff0000"/>
      <number:text>-</number:text>
      <number:number number:decimal-places="0" number:min-integer-digits="1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number:date-style style:name="N113P0" style:volatile="true">
      <number:day number:style="long"/>
      <number:text>/</number:text>
      <number:month number:style="long"/>
      <number:text>/</number:text>
      <number:year/>
    </number:date-style>
    <number:text-style style:name="N113">
      <number:text-content/>
      <style:map style:condition="value()&gt;=0" style:apply-style-name="N113P0"/>
    </number:text-style>
    <number:currency-style style:name="N114">
      <number:currency-symbol>£</number:currency-symbol>
      <number:number number:decimal-places="0" number:min-integer-digits="1" number:grouping="true"/>
    </number:currency-style>
    <number:date-style style:name="N11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5">
      <number:text-content/>
      <style:map style:condition="value()&gt;=0" style:apply-style-name="N115P0"/>
    </number:text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0" number:min-integer-digits="1"/>
      <number:text> </number:text>
    </number:number-style>
    <number:number-style style:name="N118P0" style:volatile="true">
      <number:number number:decimal-places="0" number:min-integer-digits="1"/>
      <number:text> </number:text>
    </number:number-style>
    <number:number-style style:name="N118">
      <style:text-properties fo:color="#ff0000"/>
      <number:text>-</number:text>
      <number:number number:decimal-places="0" number:min-integer-digits="1"/>
      <number:text> </number:text>
      <style:map style:condition="value()&gt;=0" style:apply-style-name="N118P0"/>
    </number:number-style>
    <number:number-style style:name="N119">
      <number:number number:decimal-places="1" number:min-integer-digits="1" number:grouping="true"/>
      <number:text> </number:text>
    </number:number-style>
    <number:number-style style:name="N120P0" style:volatile="true">
      <number:number number:decimal-places="1" number:min-integer-digits="1" number:grouping="true"/>
      <number:text> </number:text>
    </number:number-style>
    <number:number-style style:name="N120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0P0"/>
    </number:number-style>
    <number:number-style style:name="N121">
      <number:number number:decimal-places="0" number:min-integer-digits="2"/>
    </number:number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3cm" fo:margin-bottom="0.3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2">02/03/2013</text:date>, <text:time>13:1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3-03-02">02/03/2013</text:date> <text:s/><text:time>13:15:12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0607 Financial Accounts</dc:title>
    <meta:initial-creator>Terry Cartwright</meta:initial-creator>
    <meta:creation-date>2002-12-30T15:31:19Z</meta:creation-date>
    <dc:date>2013-03-02T13:15:12.01</dc:date>
    <meta:print-date>2008-12-27T15:59:38Z</meta:print-date>
    <meta:editing-duration>PT5M29S</meta:editing-duration>
    <meta:editing-cycles>2</meta:editing-cycles>
    <meta:document-statistic meta:table-count="12" meta:cell-count="5268" meta:object-count="0"/>
  </office:meta>
</office:document-meta>
</file>